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8.91pt"/>
    </style:style>
    <style:style style:name="co2" style:family="table-column">
      <style:table-column-properties fo:break-before="auto" style:column-width="67.44pt"/>
    </style:style>
    <style:style style:name="co3" style:family="table-column">
      <style:table-column-properties fo:break-before="auto" style:column-width="164.3pt"/>
    </style:style>
    <style:style style:name="co4" style:family="table-column">
      <style:table-column-properties fo:break-before="auto" style:column-width="58.76pt"/>
    </style:style>
    <style:style style:name="co5" style:family="table-column">
      <style:table-column-properties fo:break-before="auto" style:column-width="92.04pt"/>
    </style:style>
    <style:style style:name="co6" style:family="table-column">
      <style:table-column-properties fo:break-before="auto" style:column-width="56.3pt"/>
    </style:style>
    <style:style style:name="co7" style:family="table-column">
      <style:table-column-properties fo:break-before="auto" style:column-width="155.54pt"/>
    </style:style>
    <style:style style:name="co8" style:family="table-column">
      <style:table-column-properties fo:break-before="auto" style:column-width="41.24pt"/>
    </style:style>
    <style:style style:name="co9" style:family="table-column">
      <style:table-column-properties fo:break-before="auto" style:column-width="61.91pt"/>
    </style:style>
    <style:style style:name="co10" style:family="table-column">
      <style:table-column-properties fo:break-before="auto" style:column-width="138.16pt"/>
    </style:style>
    <style:style style:name="co11" style:family="table-column">
      <style:table-column-properties fo:break-before="auto" style:column-width="64.29pt"/>
    </style:style>
    <style:style style:name="co12" style:family="table-column">
      <style:table-column-properties fo:break-before="auto" style:column-width="111.09pt"/>
    </style:style>
    <style:style style:name="co13" style:family="table-column">
      <style:table-column-properties fo:break-before="auto" style:column-width="197.66pt"/>
    </style:style>
    <style:style style:name="co14" style:family="table-column">
      <style:table-column-properties fo:break-before="auto" style:column-width="97.65pt"/>
    </style:style>
    <style:style style:name="co15" style:family="table-column">
      <style:table-column-properties fo:break-before="auto" style:column-width="80.16pt"/>
    </style:style>
    <style:style style:name="ro1" style:family="table-row">
      <style:table-row-properties style:row-height="20.64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89pt" fo:break-before="auto" style:use-optimal-row-height="false"/>
    </style:style>
    <style:style style:name="ro4" style:family="table-row">
      <style:table-row-properties style:row-height="43.71pt" fo:break-before="auto" style:use-optimal-row-height="false"/>
    </style:style>
    <style:style style:name="ro5" style:family="table-row">
      <style:table-row-properties style:row-height="79.09pt" fo:break-before="auto" style:use-optimal-row-height="false"/>
    </style:style>
    <style:style style:name="ro6" style:family="table-row">
      <style:table-row-properties style:row-height="55.5pt" fo:break-before="auto" style:use-optimal-row-height="false"/>
    </style:style>
    <style:style style:name="ro7" style:family="table-row">
      <style:table-row-properties style:row-height="45.41pt" fo:break-before="auto" style:use-optimal-row-height="false"/>
    </style:style>
    <style:style style:name="ro8" style:family="table-row">
      <style:table-row-properties style:row-height="90.91pt" fo:break-before="auto" style:use-optimal-row-height="false"/>
    </style:style>
    <style:style style:name="ro9" style:family="table-row">
      <style:table-row-properties style:row-height="67.29pt" fo:break-before="auto" style:use-optimal-row-height="false"/>
    </style:style>
    <style:style style:name="ro10" style:family="table-row">
      <style:table-row-properties style:row-height="220.65pt" fo:break-before="auto" style:use-optimal-row-height="false"/>
    </style:style>
    <style:style style:name="ro11" style:family="table-row">
      <style:table-row-properties style:row-height="20.01pt" fo:break-before="auto" style:use-optimal-row-height="false"/>
    </style:style>
    <style:style style:name="ro12" style:family="table-row">
      <style:table-row-properties style:row-height="52.81pt" fo:break-before="auto" style:use-optimal-row-height="true"/>
    </style:style>
    <style:style style:name="ro13" style:family="table-row">
      <style:table-row-properties style:row-height="26.96pt" fo:break-before="auto" style:use-optimal-row-height="true"/>
    </style:style>
    <style:style style:name="ro14" style:family="table-row">
      <style:table-row-properties style:row-height="14pt" fo:break-before="auto" style:use-optimal-row-height="true"/>
    </style:style>
    <style:style style:name="ro15" style:family="table-row">
      <style:table-row-properties style:row-height="39.86pt" fo:break-before="auto" style:use-optimal-row-height="true"/>
    </style:style>
    <style:style style:name="ro16" style:family="table-row">
      <style:table-row-properties style:row-height="15.76pt" fo:break-before="auto" style:use-optimal-row-height="false"/>
    </style:style>
    <style:style style:name="ro17" style:family="table-row">
      <style:table-row-properties style:row-height="91.56pt" fo:break-before="auto" style:use-optimal-row-height="true"/>
    </style:style>
    <style:style style:name="ro18" style:family="table-row">
      <style:table-row-properties style:row-height="65.71pt" fo:break-before="auto" style:use-optimal-row-height="tru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ext-properties style:font-name="Helvetica Neue" fo:font-size="10pt" fo:font-weight="bold" style:font-size-asian="10pt" style:font-weight-asian="bold" style:font-size-complex="10pt" style:font-weight-complex="bold"/>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0303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ext-properties style:font-name="Helvetica Neue" fo:font-size="10pt" style:font-size-asian="10pt" style:font-size-complex="10pt"/>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progenetix-icdo-to-ncit'.J2"/>
        <table:content-validation table:name="val2" table:condition="of:cell-content-is-in-list(&quot;ok&quot;;&quot;too general&quot;;&quot;too specific&quot;;&quot;wrong&quot;)" table:allow-empty-cell="true" table:display-list="unsorted" table:base-cell-address="ICDOntologies.J2"/>
      </table:content-validations>
      <table:table table:name="ICDOntologies" table:style-name="ta1">
        <office:forms form:automatic-focus="false" form:apply-design-mode="false"/>
        <table:table-column table:style-name="co1" table:number-columns-repeated="4" table:default-cell-style-name="ce23"/>
        <table:table-column table:style-name="co1" table:number-columns-repeated="3" table:default-cell-style-name="ce41"/>
        <table:table-column table:style-name="co1" table:number-columns-repeated="2" table:default-cell-style-name="ce23"/>
        <table:table-column table:style-name="co1" table:number-columns-repeated="1015" table:default-cell-style-name="ce41"/>
        <table:table-row table:style-name="ro1">
          <table:table-cell table:style-name="ce5" office:value-type="string" calcext:value-type="string">
            <text:p>icdom::id</text:p>
          </table:table-cell>
          <table:table-cell table:style-name="ce5" office:value-type="string" calcext:value-type="string">
            <text:p>icdom::label</text:p>
          </table:table-cell>
          <table:table-cell table:style-name="ce5" office:value-type="string" calcext:value-type="string">
            <text:p>icdot::id</text:p>
          </table:table-cell>
          <table:table-cell table:style-name="ce5" office:value-type="string" calcext:value-type="string">
            <text:p>icdot::label</text:p>
          </table:table-cell>
          <table:table-cell table:style-name="ce5" office:value-type="string" calcext:value-type="string">
            <text:p>pgx::NCIT::id</text:p>
          </table:table-cell>
          <table:table-cell table:style-name="ce5" office:value-type="string" calcext:value-type="string">
            <text:p>pgx::NCIT::label</text:p>
          </table:table-cell>
          <table:table-cell table:style-name="ce43" office:value-type="string" calcext:value-type="string">
            <text:p>Samples (API)</text:p>
          </table:table-cell>
          <table:table-cell table:style-name="ce5" office:value-type="string" calcext:value-type="string">
            <text:p>NCIT::id</text:p>
          </table:table-cell>
          <table:table-cell table:style-name="ce5" office:value-type="string" calcext:value-type="string">
            <text:p>NCIT::label</text:p>
          </table:table-cell>
          <table:table-cell table:style-name="ce5" office:value-type="string" calcext:value-type="string">
            <text:p>status</text:p>
          </table:table-cell>
          <table:table-cell table:style-name="ce5" office:value-type="string" calcext:value-type="string">
            <text:p>note</text:p>
          </table:table-cell>
          <table:table-cell table:style-name="ce5" office:value-type="string" calcext:value-type="string">
            <text:p>comments Michael</text:p>
          </table:table-cell>
          <table:table-cell table:style-name="ce5" office:value-type="string" calcext:value-type="string">
            <text:p>Progenetix fixes</text:p>
          </table:table-cell>
          <table:table-cell table:style-name="ce5" office:value-type="string" calcext:value-type="string">
            <text:p>sort_key</text:p>
          </table:table-cell>
          <table:table-cell table:style-name="ce5"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1.9</text:p>
          </table:table-cell>
          <table:table-cell table:style-name="ce5" office:value-type="string" calcext:value-type="string">
            <text:p>Tongue</text:p>
          </table:table-cell>
          <table:table-cell table:style-name="ce40" office:value-type="string" calcext:value-type="string">
            <text:p>NCIT:C7991</text:p>
          </table:table-cell>
          <table:table-cell table:style-name="ce40" office:value-type="string" calcext:value-type="string">
            <text:p>Salivary gland squamous cell carcinoma</text:p>
          </table:table-cell>
          <table:table-cell table:style-name="ce44" table:formula="of:=HYPERLINK(CONCATENATE(&quot;https://progenetix.org/api/progenetix/biosamples/sampledetails/&quot;;[.A2];&quot;,&quot;;[.C2];&quot;/text/&quot;);&quot;pgx ➚&quot;)" office:value-type="string" office:string-value="pgx ➚" calcext:value-type="string">
            <text:p>pgx ➚</text:p>
          </table:table-cell>
          <table:table-cell table:style-name="ce5" office:value-type="string" calcext:value-type="string">
            <text:p>NCIT:C4648</text:p>
          </table:table-cell>
          <table:table-cell table:style-name="ce5" office:value-type="string" calcext:value-type="string">
            <text:p>Tongue Squamous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quot;::&quot;;[.C2])" office:value-type="string" office:string-value="icdom-80703::icdot-C01.9" calcext:value-type="string">
            <text:p>icdom-80703::icdot-C01.9</text:p>
          </table:table-cell>
          <table:table-cell table:style-name="ce4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4.9</text:p>
          </table:table-cell>
          <table:table-cell table:style-name="ce5" office:value-type="string" calcext:value-type="string">
            <text:p>Floor of mouth, NOS</text:p>
          </table:table-cell>
          <table:table-cell table:style-name="ce40" office:value-type="string" calcext:value-type="string">
            <text:p>NCIT:C4041</text:p>
          </table:table-cell>
          <table:table-cell table:style-name="ce40" office:value-type="string" calcext:value-type="string">
            <text:p>Floor of Mouth Squamous Cell Carcinoma</text:p>
          </table:table-cell>
          <table:table-cell table:style-name="ce44" table:formula="of:=HYPERLINK(CONCATENATE(&quot;https://progenetix.org/api/progenetix/biosamples/sampledetails/&quot;;[.A3];&quot;,&quot;;[.C3];&quot;/text/&quot;);&quot;pgx ➚&quot;)" office:value-type="string" office:string-value="pgx ➚" calcext:value-type="string">
            <text:p>pgx ➚</text:p>
          </table:table-cell>
          <table:table-cell table:style-name="ce5" office:value-type="string" calcext:value-type="string">
            <text:p>NCIT:C4041</text:p>
          </table:table-cell>
          <table:table-cell table:style-name="ce5" office:value-type="string" calcext:value-type="string">
            <text:p>Floor of Mouth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quot;::&quot;;[.C3])" office:value-type="string" office:string-value="icdom-80703::icdot-C04.9" calcext:value-type="string">
            <text:p>icdom-80703::icdot-C04.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4];&quot;,&quot;;[.C4];&quot;/text/&quot;);&quot;pgx ➚&quot;)" office:value-type="string" office:string-value="pgx ➚" calcext:value-type="string">
            <text:p>pgx ➚</text:p>
          </table:table-cell>
          <table:table-cell table:style-name="ce5" office:value-type="string" calcext:value-type="string">
            <text:p>NCIT:C8990</text:p>
          </table:table-cell>
          <table:table-cell table:style-name="ce5" office:value-type="string" calcext:value-type="string">
            <text:p>Oral Cavit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quot;::&quot;;[.C4])" office:value-type="string" office:string-value="icdom-80103::icdot-C06.9" calcext:value-type="string">
            <text:p>icdom-80103::icdot-C06.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40" office:value-type="string" calcext:value-type="string">
            <text:p>NCIT:C8173</text:p>
          </table:table-cell>
          <table:table-cell table:style-name="ce40" office:value-type="string" calcext:value-type="string">
            <text:p>Upper gingival squamous cell carcinoma</text:p>
          </table:table-cell>
          <table:table-cell table:style-name="ce44" table:formula="of:=HYPERLINK(CONCATENATE(&quot;https://progenetix.org/api/progenetix/biosamples/sampledetails/&quot;;[.A5];&quot;,&quot;;[.C5];&quot;/text/&quot;);&quot;pgx ➚&quot;)" office:value-type="string" office:string-value="pgx ➚" calcext:value-type="string">
            <text:p>pgx ➚</text:p>
          </table:table-cell>
          <table:table-cell table:style-name="ce5" office:value-type="string" calcext:value-type="string">
            <text:p>NCIT:C4833</text:p>
          </table:table-cell>
          <table:table-cell table:style-name="ce5" office:value-type="string" calcext:value-type="string">
            <text:p>Oral Cavity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quot;::&quot;;[.C5])" office:value-type="string" office:string-value="icdom-80703::icdot-C06.9" calcext:value-type="string">
            <text:p>icdom-80703::icdot-C06.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6];&quot;,&quot;;[.C6];&quot;/text/&quot;);&quot;pgx ➚&quot;)" office:value-type="string" office:string-value="pgx ➚" calcext:value-type="string">
            <text:p>pgx ➚</text:p>
          </table:table-cell>
          <table:table-cell table:style-name="ce5" office:value-type="string" calcext:value-type="string">
            <text:p>NCIT:C8021</text:p>
          </table:table-cell>
          <table:table-cell table:style-name="ce5" office:value-type="string" calcext:value-type="string">
            <text:p>Salivary Gland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quot;::&quot;;[.C6])" office:value-type="string" office:string-value="icdom-81403::icdot-C08.9" calcext:value-type="string">
            <text:p>icdom-81403::icdot-C08.9</text:p>
          </table:table-cell>
          <table:table-cell table:style-name="ce4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8026</text:p>
          </table:table-cell>
          <table:table-cell table:style-name="ce40" office:value-type="string" calcext:value-type="string">
            <text:p>Salivary Gland Adenoid Cystic Carcinoma</text:p>
          </table:table-cell>
          <table:table-cell table:style-name="ce44" table:formula="of:=HYPERLINK(CONCATENATE(&quot;https://progenetix.org/api/progenetix/biosamples/sampledetails/&quot;;[.A7];&quot;,&quot;;[.C7];&quot;/text/&quot;);&quot;pgx ➚&quot;)" office:value-type="string" office:string-value="pgx ➚" calcext:value-type="string">
            <text:p>pgx ➚</text:p>
          </table:table-cell>
          <table:table-cell table:style-name="ce5" office:value-type="string" calcext:value-type="string">
            <text:p>NCIT:C8026</text:p>
          </table:table-cell>
          <table:table-cell table:style-name="ce5" office:value-type="string" calcext:value-type="string">
            <text:p>Salivary Gland Adenoid Cy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quot;::&quot;;[.C7])" office:value-type="string" office:string-value="icdom-82003::icdot-C08.9" calcext:value-type="string">
            <text:p>icdom-82003::icdot-C08.9</text:p>
          </table:table-cell>
          <table:table-cell table:style-name="ce4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5953</text:p>
          </table:table-cell>
          <table:table-cell table:style-name="ce40" office:value-type="string" calcext:value-type="string">
            <text:p>Minor Salivary Gland Mucoepidermoid Carcinoma</text:p>
          </table:table-cell>
          <table:table-cell table:style-name="ce44" table:formula="of:=HYPERLINK(CONCATENATE(&quot;https://progenetix.org/api/progenetix/biosamples/sampledetails/&quot;;[.A8];&quot;,&quot;;[.C8];&quot;/text/&quot;);&quot;pgx ➚&quot;)" office:value-type="string" office:string-value="pgx ➚" calcext:value-type="string">
            <text:p>pgx ➚</text:p>
          </table:table-cell>
          <table:table-cell table:style-name="ce5" office:value-type="string" calcext:value-type="string">
            <text:p>NCIT:C5908</text:p>
          </table:table-cell>
          <table:table-cell table:style-name="ce5" office:value-type="string" calcext:value-type="string">
            <text:p>Salivary Gland Mucoepidermoi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quot;::&quot;;[.C8])" office:value-type="string" office:string-value="icdom-84303::icdot-C08.9" calcext:value-type="string">
            <text:p>icdom-84303::icdot-C08.9</text:p>
          </table:table-cell>
          <table:table-cell table:style-name="ce40" table:number-columns-repeated="13"/>
          <table:table-cell table:number-columns-repeated="997"/>
        </table:table-row>
        <table:table-row table:style-name="ro2">
          <table:table-cell table:style-name="ce5" office:value-type="string" calcext:value-type="string">
            <text:p>icdom-85623</text:p>
          </table:table-cell>
          <table:table-cell table:style-name="ce5" office:value-type="string" calcext:value-type="string">
            <text:p>Epithelial-myoepithelial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35700</text:p>
          </table:table-cell>
          <table:table-cell table:style-name="ce40" office:value-type="string" calcext:value-type="string">
            <text:p>Salivary Gland Myoepithelial Carcinoma</text:p>
          </table:table-cell>
          <table:table-cell table:style-name="ce44" table:formula="of:=HYPERLINK(CONCATENATE(&quot;https://progenetix.org/api/progenetix/biosamples/sampledetails/&quot;;[.A9];&quot;,&quot;;[.C9];&quot;/text/&quot;);&quot;pgx ➚&quot;)" office:value-type="string" office:string-value="pgx ➚" calcext:value-type="string">
            <text:p>pgx ➚</text:p>
          </table:table-cell>
          <table:table-cell table:style-name="ce5" office:value-type="string" calcext:value-type="string">
            <text:p>NCIT:C35700</text:p>
          </table:table-cell>
          <table:table-cell table:style-name="ce5" office:value-type="string" calcext:value-type="string">
            <text:p>Salivary Gland Myoepi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9];&quot;::&quot;;[.C9])" office:value-type="string" office:string-value="icdom-85623::icdot-C08.9" calcext:value-type="string">
            <text:p>icdom-85623::icdot-C08.9</text:p>
          </table:table-cell>
          <table:table-cell table:style-name="ce4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0.9</text:p>
          </table:table-cell>
          <table:table-cell table:style-name="ce5" office:value-type="string" calcext:value-type="string">
            <text:p>Oropharynx</text:p>
          </table:table-cell>
          <table:table-cell table:style-name="ce40" office:value-type="string" calcext:value-type="string">
            <text:p>NCIT:C8181</text:p>
          </table:table-cell>
          <table:table-cell table:style-name="ce40" office:value-type="string" calcext:value-type="string">
            <text:p>Oropharyngeal Squamous Cell Carcinoma</text:p>
          </table:table-cell>
          <table:table-cell table:style-name="ce44" table:formula="of:=HYPERLINK(CONCATENATE(&quot;https://progenetix.org/api/progenetix/biosamples/sampledetails/&quot;;[.A10];&quot;,&quot;;[.C10];&quot;/text/&quot;);&quot;pgx ➚&quot;)" office:value-type="string" office:string-value="pgx ➚" calcext:value-type="string">
            <text:p>pgx ➚</text:p>
          </table:table-cell>
          <table:table-cell table:style-name="ce5" office:value-type="string" calcext:value-type="string">
            <text:p>NCIT:C8181</text:p>
          </table:table-cell>
          <table:table-cell table:style-name="ce5" office:value-type="string" calcext:value-type="string">
            <text:p>Oropharyn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quot;::&quot;;[.C10])" office:value-type="string" office:string-value="icdom-80703::icdot-C10.9" calcext:value-type="string">
            <text:p>icdom-80703::icdot-C10.9</text:p>
          </table:table-cell>
          <table:table-cell table:style-name="ce40" table:number-columns-repeated="13"/>
          <table:table-cell table:number-columns-repeated="997"/>
        </table:table-row>
        <table:table-row table:style-name="ro4">
          <table:table-cell table:style-name="ce5" office:value-type="string" calcext:value-type="string">
            <text:p>icdom-80723</text:p>
          </table:table-cell>
          <table:table-cell table:style-name="ce5" office:value-type="string" calcext:value-type="string">
            <text:p>Squamous cell carcinoma, large cell, nonkeratinizing, NOS</text:p>
          </table:table-cell>
          <table:table-cell table:style-name="ce5" office:value-type="string" calcext:value-type="string">
            <text:p>icdot-C11.9</text:p>
          </table:table-cell>
          <table:table-cell table:style-name="ce5" office:value-type="string" calcext:value-type="string">
            <text:p>Nasopharynx</text:p>
          </table:table-cell>
          <table:table-cell table:style-name="ce40" office:value-type="string" calcext:value-type="string">
            <text:p>NCIT:C3871</text:p>
          </table:table-cell>
          <table:table-cell table:style-name="ce40" office:value-type="string" calcext:value-type="string">
            <text:p>Nasopharyngeal carcinoma</text:p>
          </table:table-cell>
          <table:table-cell table:style-name="ce44" table:formula="of:=HYPERLINK(CONCATENATE(&quot;https://progenetix.org/api/progenetix/biosamples/sampledetails/&quot;;[.A11];&quot;,&quot;;[.C11];&quot;/text/&quot;);&quot;pgx ➚&quot;)" office:value-type="string" office:string-value="pgx ➚" calcext:value-type="string">
            <text:p>pgx ➚</text:p>
          </table:table-cell>
          <table:table-cell table:style-name="ce5" office:value-type="string" calcext:value-type="string">
            <text:p>NCIT:C3871</text:p>
          </table:table-cell>
          <table:table-cell table:style-name="ce5" office:value-type="string" calcext:value-type="string">
            <text:p>Nasopharyngeal 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office:value-type="string" calcext:value-type="string">
            <text:p>ok, IMO (see above); though e.g. not in original 2017 hierarchy -&gt; now?</text:p>
          </table:table-cell>
          <table:table-cell table:style-name="ce40"/>
          <table:table-cell table:style-name="ce40" table:formula="of:=CONCATENATE([.A11];&quot;::&quot;;[.C11])" office:value-type="string" office:string-value="icdom-80723::icdot-C11.9" calcext:value-type="string">
            <text:p>icdom-80723::icdot-C11.9</text:p>
          </table:table-cell>
          <table:table-cell table:style-name="ce40" table:number-columns-repeated="13"/>
          <table:table-cell table:number-columns-repeated="997"/>
        </table:table-row>
        <table:table-row table:style-name="ro5">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11.9</text:p>
          </table:table-cell>
          <table:table-cell table:style-name="ce5" office:value-type="string" calcext:value-type="string">
            <text:p>Nasopharynx</text:p>
          </table:table-cell>
          <table:table-cell table:style-name="ce40" office:value-type="string" calcext:value-type="string">
            <text:p>NCIT:C7992</text:p>
          </table:table-cell>
          <table:table-cell table:style-name="ce40" office:value-type="string" calcext:value-type="string">
            <text:p>Nasopharyngeal Keratinizing Squamous Cell Carcinoma</text:p>
          </table:table-cell>
          <table:table-cell table:style-name="ce44" table:formula="of:=HYPERLINK(CONCATENATE(&quot;https://progenetix.org/api/progenetix/biosamples/sampledetails/&quot;;[.A12];&quot;,&quot;;[.C12];&quot;/text/&quot;);&quot;pgx ➚&quot;)" office:value-type="string" office:string-value="pgx ➚" calcext:value-type="string">
            <text:p>pgx ➚</text:p>
          </table:table-cell>
          <table:table-cell table:style-name="ce5" office:value-type="string" calcext:value-type="string">
            <text:p>NCIT:C102872</text:p>
          </table:table-cell>
          <table:table-cell table:style-name="ce5" office:value-type="string" calcext:value-type="string">
            <text:p>Pharyngeal Squamous Cell Carcinoma</text:p>
          </table:table-cell>
          <table:table-cell table:style-name="ce40" table:content-validation-name="val1" office:value-type="string" calcext:value-type="string">
            <text:p>ok</text:p>
          </table:table-cell>
          <table:table-cell table:style-name="ce40" office:value-type="string" calcext:value-type="string">
            <text:p>I am actually unsure about this. The mapped term seems more specific (but it could be correct), and the term I suggest is more general. Do you think we need new term request?</text:p>
          </table:table-cell>
          <table:table-cell table:style-name="ce40" office:value-type="string" calcext:value-type="string">
            <text:p>cases are not NPC but HNSCC -&gt; ok; "keratinizing" was a wrong coding maybe -&gt; better HNSCC of the nasopharynx; so NCIT:C102872 is good (but "naso" would be slightly better)</text:p>
          </table:table-cell>
          <table:table-cell table:style-name="ce40" table:number-columns-repeated="15"/>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3];&quot;,&quot;;[.C13];&quot;/text/&quot;);&quot;pgx ➚&quot;)" office:value-type="string" office:string-value="pgx ➚" calcext:value-type="string">
            <text:p>pgx ➚</text:p>
          </table:table-cell>
          <table:table-cell table:style-name="ce5" office:value-type="string" calcext:value-type="string">
            <text:p>NCIT:C3513</text:p>
          </table:table-cell>
          <table:table-cell table:style-name="ce5" office:value-type="string" calcext:value-type="string">
            <text:p>Esophage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quot;::&quot;;[.C13])" office:value-type="string" office:string-value="icdom-80103::icdot-C15.9" calcext:value-type="string">
            <text:p>icdom-80103::icdot-C15.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14];&quot;,&quot;;[.C14];&quot;/text/&quot;);&quot;pgx ➚&quot;)" office:value-type="string" office:string-value="pgx ➚" calcext:value-type="string">
            <text:p>pgx ➚</text:p>
          </table:table-cell>
          <table:table-cell table:style-name="ce5" office:value-type="string" calcext:value-type="string">
            <text:p>NCIT:C4024</text:p>
          </table:table-cell>
          <table:table-cell table:style-name="ce5" office:value-type="string" calcext:value-type="string">
            <text:p>Esopha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quot;::&quot;;[.C14])" office:value-type="string" office:string-value="icdom-80703::icdot-C15.9" calcext:value-type="string">
            <text:p>icdom-80703::icdot-C15.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4025</text:p>
          </table:table-cell>
          <table:table-cell table:style-name="ce40" office:value-type="string" calcext:value-type="string">
            <text:p>Esophageal Adenocarcinoma</text:p>
          </table:table-cell>
          <table:table-cell table:style-name="ce44" table:formula="of:=HYPERLINK(CONCATENATE(&quot;https://progenetix.org/api/progenetix/biosamples/sampledetails/&quot;;[.A15];&quot;,&quot;;[.C15];&quot;/text/&quot;);&quot;pgx ➚&quot;)" office:value-type="string" office:string-value="pgx ➚" calcext:value-type="string">
            <text:p>pgx ➚</text:p>
          </table:table-cell>
          <table:table-cell table:style-name="ce5" office:value-type="string" calcext:value-type="string">
            <text:p>NCIT:C4025</text:p>
          </table:table-cell>
          <table:table-cell table:style-name="ce5" office:value-type="string" calcext:value-type="string">
            <text:p>Esophageal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quot;::&quot;;[.C15])" office:value-type="string" office:string-value="icdom-81403::icdot-C15.9" calcext:value-type="string">
            <text:p>icdom-81403::icdot-C15.9</text:p>
          </table:table-cell>
          <table:table-cell table:style-name="ce4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3157</text:p>
          </table:table-cell>
          <table:table-cell table:style-name="ce40" office:value-type="string" calcext:value-type="string">
            <text:p>Leiomyoma</text:p>
          </table:table-cell>
          <table:table-cell table:style-name="ce44" table:formula="of:=HYPERLINK(CONCATENATE(&quot;https://progenetix.org/api/progenetix/biosamples/sampledetails/&quot;;[.A16];&quot;,&quot;;[.C16];&quot;/text/&quot;);&quot;pgx ➚&quot;)" office:value-type="string" office:string-value="pgx ➚" calcext:value-type="string">
            <text:p>pgx ➚</text:p>
          </table:table-cell>
          <table:table-cell table:style-name="ce5" office:value-type="string" calcext:value-type="string">
            <text:p>NCIT:C3866</text:p>
          </table:table-cell>
          <table:table-cell table:style-name="ce5" office:value-type="string" calcext:value-type="string">
            <text:p>Esophageal Leiomy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6];&quot;::&quot;;[.C16])" office:value-type="string" office:string-value="icdom-88900::icdot-C15.9" calcext:value-type="string">
            <text:p>icdom-88900::icdot-C15.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0</text:p>
          </table:table-cell>
          <table:table-cell table:style-name="ce5" office:value-type="string" calcext:value-type="string">
            <text:p>Cardia, NOS</text:p>
          </table:table-cell>
          <table:table-cell table:style-name="ce40" office:value-type="string" calcext:value-type="string">
            <text:p>NCIT:C6794</text:p>
          </table:table-cell>
          <table:table-cell table:style-name="ce40" office:value-type="string" calcext:value-type="string">
            <text:p>Gastric Cardia Carcinoma</text:p>
          </table:table-cell>
          <table:table-cell table:style-name="ce44" table:formula="of:=HYPERLINK(CONCATENATE(&quot;https://progenetix.org/api/progenetix/biosamples/sampledetails/&quot;;[.A17];&quot;,&quot;;[.C17];&quot;/text/&quot;);&quot;pgx ➚&quot;)" office:value-type="string" office:string-value="pgx ➚" calcext:value-type="string">
            <text:p>pgx ➚</text:p>
          </table:table-cell>
          <table:table-cell table:style-name="ce5" office:value-type="string" calcext:value-type="string">
            <text:p>NCIT:C6794</text:p>
          </table:table-cell>
          <table:table-cell table:style-name="ce5" office:value-type="string" calcext:value-type="string">
            <text:p>Gastric Cardia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quot;::&quot;;[.C17])" office:value-type="string" office:string-value="icdom-80103::icdot-C16.0" calcext:value-type="string">
            <text:p>icdom-80103::icdot-C16.0</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911</text:p>
          </table:table-cell>
          <table:table-cell table:style-name="ce40" office:value-type="string" calcext:value-type="string">
            <text:p>Gastric carcinoma</text:p>
          </table:table-cell>
          <table:table-cell table:style-name="ce44" table:formula="of:=HYPERLINK(CONCATENATE(&quot;https://progenetix.org/api/progenetix/biosamples/sampledetails/&quot;;[.A18];&quot;,&quot;;[.C18];&quot;/text/&quot;);&quot;pgx ➚&quot;)" office:value-type="string" office:string-value="pgx ➚" calcext:value-type="string">
            <text:p>pgx ➚</text:p>
          </table:table-cell>
          <table:table-cell table:style-name="ce5" office:value-type="string" calcext:value-type="string">
            <text:p>NCIT:C4911</text:p>
          </table:table-cell>
          <table:table-cell table:style-name="ce5" office:value-type="string" calcext:value-type="string">
            <text:p>Gastr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quot;::&quot;;[.C18])" office:value-type="string" office:string-value="icdom-80103::icdot-C16.9" calcext:value-type="string">
            <text:p>icdom-80103::icdot-C16.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44" table:formula="of:=HYPERLINK(CONCATENATE(&quot;https://progenetix.org/api/progenetix/biosamples/sampledetails/&quot;;[.A19];&quot;,&quot;;[.C19];&quot;/text/&quot;);&quot;pgx ➚&quot;)" office:value-type="string" office:string-value="pgx ➚" calcext:value-type="string">
            <text:p>pgx ➚</text:p>
          </table:table-cell>
          <table:table-cell table:style-name="ce5" office:value-type="string" calcext:value-type="string">
            <text:p>NCIT:C7699</text:p>
          </table:table-cell>
          <table:table-cell table:style-name="ce5" office:value-type="string" calcext:value-type="string">
            <text:p>Gastric Ade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quot;::&quot;;[.C19])" office:value-type="string" office:string-value="icdom-81400::icdot-C16.9" calcext:value-type="string">
            <text:p>icdom-81400::icdot-C16.9</text:p>
          </table:table-cell>
          <table:table-cell table:style-name="ce40" table:number-columns-repeated="13"/>
          <table:table-cell table:number-columns-repeated="997"/>
        </table:table-row>
        <table:table-row table:style-name="ro6">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889</text:p>
          </table:table-cell>
          <table:table-cell table:style-name="ce40" office:value-type="string" calcext:value-type="string">
            <text:p>Duodenal adenocarcinoma</text:p>
          </table:table-cell>
          <table:table-cell table:style-name="ce44" table:formula="of:=HYPERLINK(CONCATENATE(&quot;https://progenetix.org/api/progenetix/biosamples/sampledetails/&quot;;[.A20];&quot;,&quot;;[.C20];&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40" table:content-validation-name="val1" office:value-type="string" calcext:value-type="string">
            <text:p>ok</text:p>
          </table:table-cell>
          <table:table-cell table:style-name="ce40" office:value-type="string" calcext:value-type="string">
            <text:p>Michael: Strange mapping probably due to "gastric cancer" cell lines remapped to correctly "duodenal" -&gt; CVCL_2862 etc.</text:p>
          </table:table-cell>
          <table:table-cell table:style-name="ce40" table:number-columns-repeated="2"/>
          <table:table-cell table:style-name="ce40" table:formula="of:=CONCATENATE([.A20];&quot;::&quot;;[.C20])"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2">
          <table:table-cell table:style-name="ce5" office:value-type="string" calcext:value-type="string">
            <text:p>icdom-81443</text:p>
          </table:table-cell>
          <table:table-cell table:style-name="ce5" office:value-type="string" calcext:value-type="string">
            <text:p>Adenocarcinoma, intestinal type</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9157</text:p>
          </table:table-cell>
          <table:table-cell table:style-name="ce40" office:value-type="string" calcext:value-type="string">
            <text:p>Gastric Intestinal Type Adenocarcinoma</text:p>
          </table:table-cell>
          <table:table-cell table:style-name="ce44" table:formula="of:=HYPERLINK(CONCATENATE(&quot;https://progenetix.org/api/progenetix/biosamples/sampledetails/&quot;;[.A21];&quot;,&quot;;[.C21];&quot;/text/&quot;);&quot;pgx ➚&quot;)" office:value-type="string" office:string-value="pgx ➚" calcext:value-type="string">
            <text:p>pgx ➚</text:p>
          </table:table-cell>
          <table:table-cell table:style-name="ce5" office:value-type="string" calcext:value-type="string">
            <text:p>NCIT:C9157</text:p>
          </table:table-cell>
          <table:table-cell table:style-name="ce5" office:value-type="string" calcext:value-type="string">
            <text:p>Gastric Intestinal Typ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quot;::&quot;;[.C21])" office:value-type="string" office:string-value="icdom-81443::icdot-C16.9" calcext:value-type="string">
            <text:p>icdom-81443::icdot-C16.9</text:p>
          </table:table-cell>
          <table:table-cell table:style-name="ce40" table:number-columns-repeated="13"/>
          <table:table-cell table:number-columns-repeated="997"/>
        </table:table-row>
        <table:table-row table:style-name="ro1">
          <table:table-cell table:style-name="ce5" office:value-type="string" calcext:value-type="string">
            <text:p>icdom-81453</text:p>
          </table:table-cell>
          <table:table-cell table:style-name="ce5" office:value-type="string" calcext:value-type="string">
            <text:p>Carcinoma diffuse type</text:p>
          </table:table-cell>
          <table:table-cell table:style-name="ce5" office:value-type="string" calcext:value-type="string">
            <text:p>icdot-C16.9</text:p>
          </table:table-cell>
          <table:table-cell table:style-name="ce5" office:value-type="string" calcext:value-type="string">
            <text:p>Stomach, NOS</text:p>
          </table:table-cell>
          <table:table-cell table:style-name="ce40" office:value-type="string" calcext:value-type="string">
            <text:p>NCIT:C9159</text:p>
          </table:table-cell>
          <table:table-cell table:style-name="ce40" office:value-type="string" calcext:value-type="string">
            <text:p>Diffuse Gastric Adenocarcinoma</text:p>
          </table:table-cell>
          <table:table-cell table:style-name="ce44" table:formula="of:=HYPERLINK(CONCATENATE(&quot;https://progenetix.org/api/progenetix/biosamples/sampledetails/&quot;;[.A22];&quot;,&quot;;[.C22];&quot;/text/&quot;);&quot;pgx ➚&quot;)" office:value-type="string" office:string-value="pgx ➚" calcext:value-type="string">
            <text:p>pgx ➚</text:p>
          </table:table-cell>
          <table:table-cell table:style-name="ce5" office:value-type="string" calcext:value-type="string">
            <text:p>NCIT:C9159</text:p>
          </table:table-cell>
          <table:table-cell table:style-name="ce5" office:value-type="string" calcext:value-type="string">
            <text:p>Diffuse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quot;::&quot;;[.C22])" office:value-type="string" office:string-value="icdom-81453::icdot-C16.9" calcext:value-type="string">
            <text:p>icdom-81453::icdot-C16.9</text:p>
          </table:table-cell>
          <table:table-cell table:style-name="ce4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473</text:p>
          </table:table-cell>
          <table:table-cell table:style-name="ce40" office:value-type="string" calcext:value-type="string">
            <text:p>Gastric tubular adenocarcinoma</text:p>
          </table:table-cell>
          <table:table-cell table:style-name="ce44" table:formula="of:=HYPERLINK(CONCATENATE(&quot;https://progenetix.org/api/progenetix/biosamples/sampledetails/&quot;;[.A23];&quot;,&quot;;[.C23];&quot;/text/&quot;);&quot;pgx ➚&quot;)" office:value-type="string" office:string-value="pgx ➚" calcext:value-type="string">
            <text:p>pgx ➚</text:p>
          </table:table-cell>
          <table:table-cell table:style-name="ce5" office:value-type="string" calcext:value-type="string">
            <text:p>NCIT:C5473</text:p>
          </table:table-cell>
          <table:table-cell table:style-name="ce5" office:value-type="string" calcext:value-type="string">
            <text:p>Gastric tubular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quot;::&quot;;[.C23])" office:value-type="string" office:string-value="icdom-82113::icdot-C16.9" calcext:value-type="string">
            <text:p>icdom-82113::icdot-C16.9</text:p>
          </table:table-cell>
          <table:table-cell table:style-name="ce4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709</text:p>
          </table:table-cell>
          <table:table-cell table:style-name="ce40" office:value-type="string" calcext:value-type="string">
            <text:p>Digestive System Neuroendocrine Tumor G1</text:p>
          </table:table-cell>
          <table:table-cell table:style-name="ce44" table:formula="of:=HYPERLINK(CONCATENATE(&quot;https://progenetix.org/api/progenetix/biosamples/sampledetails/&quot;;[.A24];&quot;,&quot;;[.C24];&quot;/text/&quot;);&quot;pgx ➚&quot;)" office:value-type="string" office:string-value="pgx ➚" calcext:value-type="string">
            <text:p>pgx ➚</text:p>
          </table:table-cell>
          <table:table-cell table:style-name="ce5" office:value-type="string" calcext:value-type="string">
            <text:p>NCIT:C7709</text:p>
          </table:table-cell>
          <table:table-cell table:style-name="ce5" office:value-type="string" calcext:value-type="string">
            <text:p>Digestive System Neuroendocrine Tumor G1</text:p>
          </table:table-cell>
          <table:table-cell table:style-name="ce40" table:content-validation-name="val1" office:value-type="string" calcext:value-type="string">
            <text:p>ok</text:p>
          </table:table-cell>
          <table:table-cell table:style-name="ce40" office:value-type="string" calcext:value-type="string">
            <text:p>new term request</text:p>
          </table:table-cell>
          <table:table-cell table:style-name="ce40" office:value-type="string" calcext:value-type="string">
            <text:p>ok (or new term request for stomach?)</text:p>
          </table:table-cell>
          <table:table-cell table:style-name="ce40"/>
          <table:table-cell table:style-name="ce40" table:formula="of:=CONCATENATE([.A24];&quot;::&quot;;[.C24])" office:value-type="string" office:string-value="icdom-82403::icdot-C16.9" calcext:value-type="string">
            <text:p>icdom-82403::icdot-C16.9</text:p>
          </table:table-cell>
          <table:table-cell table:style-name="ce40" table:number-columns-repeated="13"/>
          <table:table-cell table:number-columns-repeated="997"/>
        </table:table-row>
        <table:table-row table:style-name="ro2">
          <table:table-cell table:style-name="ce6" office:value-type="string" calcext:value-type="string">
            <text:p>icdom-84903</text:p>
          </table:table-cell>
          <table:table-cell table:style-name="ce5" office:value-type="string" calcext:value-type="string">
            <text:p>Signet ring cell carcinoma</text:p>
          </table:table-cell>
          <table:table-cell table:style-name="ce6"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44" table:formula="of:=HYPERLINK(CONCATENATE(&quot;https://progenetix.org/api/progenetix/biosamples/sampledetails/&quot;;[.A25];&quot;,&quot;;[.C25];&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quot;::&quot;;[.C25])" office:value-type="string" office:string-value="icdom-84903::icdot-C16.9" calcext:value-type="string">
            <text:p>icdom-84903::icdot-C16.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474</text:p>
          </table:table-cell>
          <table:table-cell table:style-name="ce40" office:value-type="string" calcext:value-type="string">
            <text:p>Gastric adenosquamous carcinoma</text:p>
          </table:table-cell>
          <table:table-cell table:style-name="ce44" table:formula="of:=HYPERLINK(CONCATENATE(&quot;https://progenetix.org/api/progenetix/biosamples/sampledetails/&quot;;[.A26];&quot;,&quot;;[.C26];&quot;/text/&quot;);&quot;pgx ➚&quot;)" office:value-type="string" office:string-value="pgx ➚" calcext:value-type="string">
            <text:p>pgx ➚</text:p>
          </table:table-cell>
          <table:table-cell table:style-name="ce5" office:value-type="string" calcext:value-type="string">
            <text:p>NCIT:C5474</text:p>
          </table:table-cell>
          <table:table-cell table:style-name="ce5" office:value-type="string" calcext:value-type="string">
            <text:p>Gastr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quot;::&quot;;[.C26])" office:value-type="string" office:string-value="icdom-85603::icdot-C16.9" calcext:value-type="string">
            <text:p>icdom-85603::icdot-C16.9</text:p>
          </table:table-cell>
          <table:table-cell table:style-name="ce40" table:number-columns-repeated="13"/>
          <table:table-cell table:number-columns-repeated="997"/>
        </table:table-row>
        <table:table-row table:style-name="ro2">
          <table:table-cell table:style-name="ce5" office:value-type="string" calcext:value-type="string">
            <text:p>icdom-89403</text:p>
          </table:table-cell>
          <table:table-cell table:style-name="ce5" office:value-type="string" calcext:value-type="string">
            <text:p>Signet ring cell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44" table:formula="of:=HYPERLINK(CONCATENATE(&quot;https://progenetix.org/api/progenetix/biosamples/sampledetails/&quot;;[.A27];&quot;,&quot;;[.C27];&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quot;::&quot;;[.C27])" office:value-type="string" office:string-value="icdom-89403::icdot-C16.9" calcext:value-type="string">
            <text:p>icdom-89403::icdot-C16.9</text:p>
          </table:table-cell>
          <table:table-cell table:style-name="ce40" table:number-columns-repeated="13"/>
          <table:table-cell table:number-columns-repeated="997"/>
        </table:table-row>
        <table:table-row table:style-name="ro1">
          <table:table-cell table:style-name="ce5" office:value-type="string" calcext:value-type="string">
            <text:p>icdom-91003</text:p>
          </table:table-cell>
          <table:table-cell table:style-name="ce5" office:value-type="string" calcext:value-type="string">
            <text:p>Chori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95749</text:p>
          </table:table-cell>
          <table:table-cell table:style-name="ce40" office:value-type="string" calcext:value-type="string">
            <text:p>Gastric choriocarcinoma</text:p>
          </table:table-cell>
          <table:table-cell table:style-name="ce44" table:formula="of:=HYPERLINK(CONCATENATE(&quot;https://progenetix.org/api/progenetix/biosamples/sampledetails/&quot;;[.A28];&quot;,&quot;;[.C28];&quot;/text/&quot;);&quot;pgx ➚&quot;)" office:value-type="string" office:string-value="pgx ➚" calcext:value-type="string">
            <text:p>pgx ➚</text:p>
          </table:table-cell>
          <table:table-cell table:style-name="ce5" office:value-type="string" calcext:value-type="string">
            <text:p>NCIT:C95749</text:p>
          </table:table-cell>
          <table:table-cell table:style-name="ce5" office:value-type="string" calcext:value-type="string">
            <text:p>Gastric chor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quot;::&quot;;[.C28])" office:value-type="string" office:string-value="icdom-91003::icdot-C16.9" calcext:value-type="string">
            <text:p>icdom-91003::icdot-C16.9</text:p>
          </table:table-cell>
          <table:table-cell table:style-name="ce40" table:number-columns-repeated="13"/>
          <table:table-cell table:number-columns-repeated="997"/>
        </table:table-row>
        <table:table-row table:style-name="ro4">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230</text:p>
          </table:table-cell>
          <table:table-cell table:style-name="ce40" office:value-type="string" calcext:value-type="string">
            <text:p>Primary Cutaneous Marginal Zone Lymphoma of Mucosa-Associated Lymphoid Tissue</text:p>
          </table:table-cell>
          <table:table-cell table:style-name="ce44" table:formula="of:=HYPERLINK(CONCATENATE(&quot;https://progenetix.org/api/progenetix/biosamples/sampledetails/&quot;;[.A29];&quot;,&quot;;[.C29];&quot;/text/&quot;);&quot;pgx ➚&quot;)" office:value-type="string" office:string-value="pgx ➚" calcext:value-type="string">
            <text:p>pgx ➚</text:p>
          </table:table-cell>
          <table:table-cell table:style-name="ce46" office:value-type="string" calcext:value-type="string">
            <text:p>NCIT:C5266</text:p>
          </table:table-cell>
          <table:table-cell table:style-name="ce47" office:value-type="string" calcext:value-type="string">
            <text:p>Gastric Mucosa-Associated Lymphoid Tissue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quot;::&quot;;[.C29])" office:value-type="string" office:string-value="icdom-96993::icdot-C16.9" calcext:value-type="string">
            <text:p>icdom-96993::icdot-C16.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7888</text:p>
          </table:table-cell>
          <table:table-cell table:style-name="ce40" office:value-type="string" calcext:value-type="string">
            <text:p>Small Intestinal Adenocarcinoma</text:p>
          </table:table-cell>
          <table:table-cell table:style-name="ce44" table:formula="of:=HYPERLINK(CONCATENATE(&quot;https://progenetix.org/api/progenetix/biosamples/sampledetails/&quot;;[.A30];&quot;,&quot;;[.C30];&quot;/text/&quot;);&quot;pgx ➚&quot;)" office:value-type="string" office:string-value="pgx ➚" calcext:value-type="string">
            <text:p>pgx ➚</text:p>
          </table:table-cell>
          <table:table-cell table:style-name="ce5" office:value-type="string" calcext:value-type="string">
            <text:p>NCIT:C5340</text:p>
          </table:table-cell>
          <table:table-cell table:style-name="ce5" office:value-type="string" calcext:value-type="string">
            <text:p>Small Intestin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quot;::&quot;;[.C30])" office:value-type="string" office:string-value="icdom-81400::icdot-C17.9" calcext:value-type="string">
            <text:p>icdom-81400::icdot-C17.9</text:p>
          </table:table-cell>
          <table:table-cell table:style-name="ce40" table:number-columns-repeated="13"/>
          <table:table-cell table:number-columns-repeated="997"/>
        </table:table-row>
        <table:table-row table:style-name="ro1">
          <table:table-cell table:style-name="ce6"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6422</text:p>
          </table:table-cell>
          <table:table-cell table:style-name="ce40" office:value-type="string" calcext:value-type="string">
            <text:p>Midgut carcinoid tumor</text:p>
          </table:table-cell>
          <table:table-cell table:style-name="ce44" table:formula="of:=HYPERLINK(CONCATENATE(&quot;https://progenetix.org/api/progenetix/biosamples/sampledetails/&quot;;[.A31];&quot;,&quot;;[.C31];&quot;/text/&quot;);&quot;pgx ➚&quot;)" office:value-type="string" office:string-value="pgx ➚" calcext:value-type="string">
            <text:p>pgx ➚</text:p>
          </table:table-cell>
          <table:table-cell table:style-name="ce5" office:value-type="string" calcext:value-type="string">
            <text:p>NCIT:C6422</text:p>
          </table:table-cell>
          <table:table-cell table:style-name="ce5" office:value-type="string" calcext:value-type="string">
            <text:p>Midgut carcinoid tumor</text:p>
          </table:table-cell>
          <table:table-cell table:style-name="ce40" table:content-validation-name="val1" office:value-type="string" calcext:value-type="string">
            <text:p>ok</text:p>
          </table:table-cell>
          <table:table-cell table:style-name="ce40"/>
          <table:table-cell table:style-name="ce51" office:value-type="string" calcext:value-type="string">
            <text:p>idem to text diagnosis</text:p>
          </table:table-cell>
          <table:table-cell table:style-name="ce40"/>
          <table:table-cell table:style-name="ce40" table:formula="of:=CONCATENATE([.A31];&quot;::&quot;;[.C31])" office:value-type="string" office:string-value="icdom-82403::icdot-C17.9" calcext:value-type="string">
            <text:p>icdom-82403::icdot-C17.9</text:p>
          </table:table-cell>
          <table:table-cell table:style-name="ce4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44" table:formula="of:=HYPERLINK(CONCATENATE(&quot;https://progenetix.org/api/progenetix/biosamples/sampledetails/&quot;;[.A32];&quot;,&quot;;[.C32];&quot;/text/&quot;);&quot;pgx ➚&quot;)" office:value-type="string" office:string-value="pgx ➚" calcext:value-type="string">
            <text:p>pgx ➚</text:p>
          </table:table-cell>
          <table:table-cell table:style-name="ce5" office:value-type="string" calcext:value-type="string">
            <text:p>NCIT:C96064</text:p>
          </table:table-cell>
          <table:table-cell table:style-name="ce5" office:value-type="string" calcext:value-type="string">
            <text:p>Small Intestinal Neuroendocrin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2];&quot;::&quot;;[.C32])" office:value-type="string" office:string-value="icdom-82463::icdot-C17.9" calcext:value-type="string">
            <text:p>icdom-82463::icdot-C17.9</text:p>
          </table:table-cell>
          <table:table-cell table:style-name="ce40" table:number-columns-repeated="13"/>
          <table:table-cell table:number-columns-repeated="997"/>
        </table:table-row>
        <table:table-row table:style-name="ro2">
          <table:table-cell table:style-name="ce5" office:value-type="string" calcext:value-type="string">
            <text:p>icdom-97173</text:p>
          </table:table-cell>
          <table:table-cell table:style-name="ce5" office:value-type="string" calcext:value-type="string">
            <text:p>Intestinal T-cell lymphoma</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4737</text:p>
          </table:table-cell>
          <table:table-cell table:style-name="ce40" office:value-type="string" calcext:value-type="string">
            <text:p>Enteropathy-Associated T-Cell Lymphoma</text:p>
          </table:table-cell>
          <table:table-cell table:style-name="ce44" table:formula="of:=HYPERLINK(CONCATENATE(&quot;https://progenetix.org/api/progenetix/biosamples/sampledetails/&quot;;[.A33];&quot;,&quot;;[.C33];&quot;/text/&quot;);&quot;pgx ➚&quot;)" office:value-type="string" office:string-value="pgx ➚" calcext:value-type="string">
            <text:p>pgx ➚</text:p>
          </table:table-cell>
          <table:table-cell table:style-name="ce5" office:value-type="string" calcext:value-type="string">
            <text:p>NCIT:C4737</text:p>
          </table:table-cell>
          <table:table-cell table:style-name="ce5" office:value-type="string" calcext:value-type="string">
            <text:p>Enteropathy-Associated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3];&quot;::&quot;;[.C33])" office:value-type="string" office:string-value="icdom-97173::icdot-C17.9" calcext:value-type="string">
            <text:p>icdom-97173::icdot-C17.9</text:p>
          </table:table-cell>
          <table:table-cell table:style-name="ce40" table:number-columns-repeated="13"/>
          <table:table-cell table:number-columns-repeated="997"/>
        </table:table-row>
        <table:table-row table:style-name="ro2">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34];&quot;,&quot;;[.C34];&quot;/text/&quot;);&quot;pgx ➚&quot;)" office:value-type="string" office:string-value="pgx ➚" calcext:value-type="string">
            <text:p>pgx ➚</text:p>
          </table:table-cell>
          <table:table-cell table:style-name="ce5" office:value-type="string" calcext:value-type="string">
            <text:p>NCIT:C4910</text:p>
          </table:table-cell>
          <table:table-cell table:style-name="ce5" office:value-type="string" calcext:value-type="string">
            <text:p>Colon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4];&quot;::&quot;;[.C34])" office:value-type="string" office:string-value="icdom-80103::icdot-C18.9" calcext:value-type="string">
            <text:p>icdom-80103::icdot-C18.9</text:p>
          </table:table-cell>
          <table:table-cell table:style-name="ce40" table:number-columns-repeated="13"/>
          <table:table-cell table:number-columns-repeated="997"/>
        </table:table-row>
        <table:table-row table:style-name="ro6">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8.9</text:p>
          </table:table-cell>
          <table:table-cell table:style-name="ce5" office:value-type="string" calcext:value-type="string">
            <text:p>Colon, NOS</text:p>
          </table:table-cell>
          <table:table-cell table:style-name="ce40" office:value-type="string" calcext:value-type="string">
            <text:p>NCIT:C4349</text:p>
          </table:table-cell>
          <table:table-cell table:style-name="ce40" office:value-type="string" calcext:value-type="string">
            <text:p>Colon Adenocarcinoma</text:p>
          </table:table-cell>
          <table:table-cell table:style-name="ce44" table:formula="of:=HYPERLINK(CONCATENATE(&quot;https://progenetix.org/api/progenetix/biosamples/sampledetails/&quot;;[.A35];&quot;,&quot;;[.C35];&quot;/text/&quot;);&quot;pgx ➚&quot;)" office:value-type="string" office:string-value="pgx ➚" calcext:value-type="string">
            <text:p>pgx ➚</text:p>
          </table:table-cell>
          <table:table-cell table:style-name="ce5" office:value-type="string" calcext:value-type="string">
            <text:p>NCIT:C3864</text:p>
          </table:table-cell>
          <table:table-cell table:style-name="ce5" office:value-type="string" calcext:value-type="string">
            <text:p>Colon Adenoma </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ere and in other such cases, error based on term not existin in 2017 version initially used, I assume... )</text:p>
          </table:table-cell>
          <table:table-cell table:style-name="ce40"/>
          <table:table-cell table:style-name="ce40" table:formula="of:=CONCATENATE([.A35];&quot;::&quot;;[.C35])" office:value-type="string" office:string-value="icdom-81400::icdot-C18.9" calcext:value-type="string">
            <text:p>icdom-81400::icdot-C18.9</text:p>
          </table:table-cell>
          <table:table-cell table:style-name="ce40" table:number-columns-repeated="13"/>
          <table:table-cell table:number-columns-repeated="997"/>
        </table:table-row>
        <table:table-row table:style-name="ro2">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36];&quot;,&quot;;[.C36];&quot;/text/&quot;);&quot;pgx ➚&quot;)" office:value-type="string" office:string-value="pgx ➚" calcext:value-type="string">
            <text:p>pgx ➚</text:p>
          </table:table-cell>
          <table:table-cell table:style-name="ce5" office:value-type="string" calcext:value-type="string">
            <text:p>NCIT:C4349</text:p>
          </table:table-cell>
          <table:table-cell table:style-name="ce5" office:value-type="string" calcext:value-type="string">
            <text:p>Colon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6];&quot;::&quot;;[.C36])" office:value-type="string" office:string-value="icdom-81403::icdot-C18.9" calcext:value-type="string">
            <text:p>icdom-81403::icdot-C18.9</text:p>
          </table:table-cell>
          <table:table-cell table:style-name="ce40" table:number-columns-repeated="13"/>
          <table:table-cell table:number-columns-repeated="997"/>
        </table:table-row>
        <table:table-row table:style-name="ro4">
          <table:table-cell table:style-name="ce5" office:value-type="string" calcext:value-type="string">
            <text:p>icdom-82203</text:p>
          </table:table-cell>
          <table:table-cell table:style-name="ce5" office:value-type="string" calcext:value-type="string">
            <text:p>Adenocarcinoma in adenomatous polyposis coli</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4134</text:p>
          </table:table-cell>
          <table:table-cell table:style-name="ce40" office:value-type="string" calcext:value-type="string">
            <text:p>Adenocarcinoma in Adenomatous Polyposis Coli</text:p>
          </table:table-cell>
          <table:table-cell table:style-name="ce44" table:formula="of:=HYPERLINK(CONCATENATE(&quot;https://progenetix.org/api/progenetix/biosamples/sampledetails/&quot;;[.A37];&quot;,&quot;;[.C37];&quot;/text/&quot;);&quot;pgx ➚&quot;)" office:value-type="string" office:string-value="pgx ➚" calcext:value-type="string">
            <text:p>pgx ➚</text:p>
          </table:table-cell>
          <table:table-cell table:style-name="ce5" office:value-type="string" calcext:value-type="string">
            <text:p>NCIT:C4134</text:p>
          </table:table-cell>
          <table:table-cell table:style-name="ce5" office:value-type="string" calcext:value-type="string">
            <text:p>Adenocarcinoma in Adenomatous Polyposis Col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CIT:C4134 seems ok; FAP basically says that it is occuring in the colon</text:p>
          </table:table-cell>
          <table:table-cell table:style-name="ce40"/>
          <table:table-cell table:style-name="ce40" table:formula="of:=CONCATENATE([.A37];&quot;::&quot;;[.C37])" office:value-type="string" office:string-value="icdom-82203::icdot-C18.9" calcext:value-type="string">
            <text:p>icdom-82203::icdot-C18.9</text:p>
          </table:table-cell>
          <table:table-cell table:style-name="ce4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6712</text:p>
          </table:table-cell>
          <table:table-cell table:style-name="ce40" office:value-type="string" calcext:value-type="string">
            <text:p>Mucinous Adenocarcinoma</text:p>
          </table:table-cell>
          <table:table-cell table:style-name="ce44" table:formula="of:=HYPERLINK(CONCATENATE(&quot;https://progenetix.org/api/progenetix/biosamples/sampledetails/&quot;;[.A38];&quot;,&quot;;[.C38];&quot;/text/&quot;);&quot;pgx ➚&quot;)" office:value-type="string" office:string-value="pgx ➚" calcext:value-type="string">
            <text:p>pgx ➚</text:p>
          </table:table-cell>
          <table:table-cell table:style-name="ce5" office:value-type="string" calcext:value-type="string">
            <text:p>NCIT:C7966</text:p>
          </table:table-cell>
          <table:table-cell table:style-name="ce47" office:value-type="string" calcext:value-type="string">
            <text:p>Colon Mucinous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text:p>
          </table:table-cell>
          <table:table-cell table:style-name="ce40"/>
          <table:table-cell table:style-name="ce40" table:formula="of:=CONCATENATE([.A38];&quot;::&quot;;[.C38])" office:value-type="string" office:string-value="icdom-84803::icdot-C18.9" calcext:value-type="string">
            <text:p>icdom-84803::icdot-C18.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9.9</text:p>
          </table:table-cell>
          <table:table-cell table:style-name="ce5" office:value-type="string" calcext:value-type="string">
            <text:p>Rectosigmoid junction</text:p>
          </table:table-cell>
          <table:table-cell table:style-name="ce40" office:value-type="string" calcext:value-type="string">
            <text:p>NCIT:C43584</text:p>
          </table:table-cell>
          <table:table-cell table:style-name="ce40" office:value-type="string" calcext:value-type="string">
            <text:p>Rectosigmoid Adenocarcinoma</text:p>
          </table:table-cell>
          <table:table-cell table:style-name="ce44" table:formula="of:=HYPERLINK(CONCATENATE(&quot;https://progenetix.org/api/progenetix/biosamples/sampledetails/&quot;;[.A39];&quot;,&quot;;[.C39];&quot;/text/&quot;);&quot;pgx ➚&quot;)" office:value-type="string" office:string-value="pgx ➚" calcext:value-type="string">
            <text:p>pgx ➚</text:p>
          </table:table-cell>
          <table:table-cell table:style-name="ce5" office:value-type="string" calcext:value-type="string">
            <text:p>NCIT:C43584</text:p>
          </table:table-cell>
          <table:table-cell table:style-name="ce5" office:value-type="string" calcext:value-type="string">
            <text:p>Rectosigm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9];&quot;::&quot;;[.C39])" office:value-type="string" office:string-value="icdom-81403::icdot-C19.9" calcext:value-type="string">
            <text:p>icdom-81403::icdot-C19.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40" office:value-type="string" calcext:value-type="string">
            <text:p>NCIT:C9383</text:p>
          </table:table-cell>
          <table:table-cell table:style-name="ce40" office:value-type="string" calcext:value-type="string">
            <text:p>Rectal Adenocarcinoma</text:p>
          </table:table-cell>
          <table:table-cell table:style-name="ce44" table:formula="of:=HYPERLINK(CONCATENATE(&quot;https://progenetix.org/api/progenetix/biosamples/sampledetails/&quot;;[.A40];&quot;,&quot;;[.C40];&quot;/text/&quot;);&quot;pgx ➚&quot;)" office:value-type="string" office:string-value="pgx ➚" calcext:value-type="string">
            <text:p>pgx ➚</text:p>
          </table:table-cell>
          <table:table-cell table:style-name="ce5" office:value-type="string" calcext:value-type="string">
            <text:p>NCIT:C5546</text:p>
          </table:table-cell>
          <table:table-cell table:style-name="ce5" office:value-type="string" calcext:value-type="string">
            <text:p>Rect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0];&quot;::&quot;;[.C40])" office:value-type="string" office:string-value="icdom-81400::icdot-C20.9" calcext:value-type="string">
            <text:p>icdom-81400::icdot-C20.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41];&quot;,&quot;;[.C41];&quot;/text/&quot;);&quot;pgx ➚&quot;)" office:value-type="string" office:string-value="pgx ➚" calcext:value-type="string">
            <text:p>pgx ➚</text:p>
          </table:table-cell>
          <table:table-cell table:style-name="ce5" office:value-type="string" calcext:value-type="string">
            <text:p>NCIT:C9383</text:p>
          </table:table-cell>
          <table:table-cell table:style-name="ce5" office:value-type="string" calcext:value-type="string">
            <text:p>Recta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1];&quot;::&quot;;[.C41])" office:value-type="string" office:string-value="icdom-81403::icdot-C20.9" calcext:value-type="string">
            <text:p>icdom-81403::icdot-C20.9</text:p>
          </table:table-cell>
          <table:table-cell table:style-name="ce40" table:number-columns-repeated="13"/>
          <table:table-cell table:number-columns-repeated="997"/>
        </table:table-row>
        <table:table-row table:style-name="ro7">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21.9</text:p>
          </table:table-cell>
          <table:table-cell table:style-name="ce5" office:value-type="string" calcext:value-type="string">
            <text:p>Anal canal and anus</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44" table:formula="of:=HYPERLINK(CONCATENATE(&quot;https://progenetix.org/api/progenetix/biosamples/sampledetails/&quot;;[.A42];&quot;,&quot;;[.C42];&quot;/text/&quot;);&quot;pgx ➚&quot;)" office:value-type="string" office:string-value="pgx ➚" calcext:value-type="string">
            <text:p>pgx ➚</text:p>
          </table:table-cell>
          <table:table-cell table:style-name="ce5" office:value-type="string" calcext:value-type="string">
            <text:p>NCIT:C27275</text:p>
          </table:table-cell>
          <table:table-cell table:style-name="ce5" office:value-type="string" calcext:value-type="string">
            <text:p>High Grade Anal Can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2];&quot;::&quot;;[.C42])" office:value-type="string" office:string-value="icdom-80772::icdot-C21.9" calcext:value-type="string">
            <text:p>icdom-80772::icdot-C21.9</text:p>
          </table:table-cell>
          <table:table-cell table:style-name="ce40" table:number-columns-repeated="13"/>
          <table:table-cell table:number-columns-repeated="997"/>
        </table:table-row>
        <table:table-row table:style-name="ro3">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43];&quot;,&quot;;[.C43];&quot;/text/&quot;);&quot;pgx ➚&quot;)" office:value-type="string" office:string-value="pgx ➚" calcext:value-type="string">
            <text:p>pgx ➚</text:p>
          </table:table-cell>
          <table:table-cell table:style-name="ce46" office:value-type="string" calcext:value-type="string">
            <text:p>NCIT:C3758</text:p>
          </table:table-cell>
          <table:table-cell table:style-name="ce46" office:value-type="string" calcext:value-type="string">
            <text:p>Hepatocellular Adenoma</text:p>
          </table:table-cell>
          <table:table-cell table:style-name="ce40" table:content-validation-name="val1" office:value-type="string" calcext:value-type="string">
            <text:p>ok</text:p>
          </table:table-cell>
          <table:table-cell table:style-name="ce40"/>
          <table:table-cell table:style-name="ce51" office:value-type="string" calcext:value-type="string">
            <text:p>ok; NCIT:C3758 Hepatocellular Adenoma</text:p>
          </table:table-cell>
          <table:table-cell table:style-name="ce40"/>
          <table:table-cell table:style-name="ce40" table:formula="of:=CONCATENATE([.A43];&quot;::&quot;;[.C43])" office:value-type="string" office:string-value="icdom-81400::icdot-C22.0" calcext:value-type="string">
            <text:p>icdom-81400::icdot-C22.0</text:p>
          </table:table-cell>
          <table:table-cell table:style-name="ce40" table:number-columns-repeated="13"/>
          <table:table-cell table:number-columns-repeated="997"/>
        </table:table-row>
        <table:table-row table:style-name="ro1">
          <table:table-cell table:style-name="ce5" office:value-type="string" calcext:value-type="string">
            <text:p>icdom-81700</text:p>
          </table:table-cell>
          <table:table-cell table:style-name="ce5" office:value-type="string" calcext:value-type="string">
            <text:p>Liver cell aden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758</text:p>
          </table:table-cell>
          <table:table-cell table:style-name="ce40" office:value-type="string" calcext:value-type="string">
            <text:p>Hepatocellular Adenoma</text:p>
          </table:table-cell>
          <table:table-cell table:style-name="ce44" table:formula="of:=HYPERLINK(CONCATENATE(&quot;https://progenetix.org/api/progenetix/biosamples/sampledetails/&quot;;[.A44];&quot;,&quot;;[.C44];&quot;/text/&quot;);&quot;pgx ➚&quot;)" office:value-type="string" office:string-value="pgx ➚" calcext:value-type="string">
            <text:p>pgx ➚</text:p>
          </table:table-cell>
          <table:table-cell table:style-name="ce5" office:value-type="string" calcext:value-type="string">
            <text:p>NCIT:C3758</text:p>
          </table:table-cell>
          <table:table-cell table:style-name="ce5" office:value-type="string" calcext:value-type="string">
            <text:p>Hepatocell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4];&quot;::&quot;;[.C44])" office:value-type="string" office:string-value="icdom-81700::icdot-C22.0" calcext:value-type="string">
            <text:p>icdom-81700::icdot-C22.0</text:p>
          </table:table-cell>
          <table:table-cell table:style-name="ce40" table:number-columns-repeated="13"/>
          <table:table-cell table:number-columns-repeated="997"/>
        </table:table-row>
        <table:table-row table:style-name="ro1">
          <table:table-cell table:style-name="ce5" office:value-type="string" calcext:value-type="string">
            <text:p>icdom-81703</text:p>
          </table:table-cell>
          <table:table-cell table:style-name="ce5" office:value-type="string" calcext:value-type="string">
            <text:p>Hepatocellular carci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099</text:p>
          </table:table-cell>
          <table:table-cell table:style-name="ce40" office:value-type="string" calcext:value-type="string">
            <text:p>Hepatocellular Carcinoma</text:p>
          </table:table-cell>
          <table:table-cell table:style-name="ce44" table:formula="of:=HYPERLINK(CONCATENATE(&quot;https://progenetix.org/api/progenetix/biosamples/sampledetails/&quot;;[.A45];&quot;,&quot;;[.C45];&quot;/text/&quot;);&quot;pgx ➚&quot;)" office:value-type="string" office:string-value="pgx ➚" calcext:value-type="string">
            <text:p>pgx ➚</text:p>
          </table:table-cell>
          <table:table-cell table:style-name="ce5" office:value-type="string" calcext:value-type="string">
            <text:p>NCIT:C3099</text:p>
          </table:table-cell>
          <table:table-cell table:style-name="ce5" office:value-type="string" calcext:value-type="string">
            <text:p>Hepatocellu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5];&quot;::&quot;;[.C45])" office:value-type="string" office:string-value="icdom-81703::icdot-C22.0" calcext:value-type="string">
            <text:p>icdom-81703::icdot-C22.0</text:p>
          </table:table-cell>
          <table:table-cell table:style-name="ce40" table:number-columns-repeated="13"/>
          <table:table-cell table:number-columns-repeated="997"/>
        </table:table-row>
        <table:table-row table:style-name="ro1">
          <table:table-cell table:style-name="ce5" office:value-type="string" calcext:value-type="string">
            <text:p>icdom-85763</text:p>
          </table:table-cell>
          <table:table-cell table:style-name="ce5" office:value-type="string" calcext:value-type="string">
            <text:p>Hepatoid adenocarcin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66950</text:p>
          </table:table-cell>
          <table:table-cell table:style-name="ce40" office:value-type="string" calcext:value-type="string">
            <text:p>Hepatoid Adenocarcinoma</text:p>
          </table:table-cell>
          <table:table-cell table:style-name="ce44" table:formula="of:=HYPERLINK(CONCATENATE(&quot;https://progenetix.org/api/progenetix/biosamples/sampledetails/&quot;;[.A46];&quot;,&quot;;[.C46];&quot;/text/&quot;);&quot;pgx ➚&quot;)" office:value-type="string" office:string-value="pgx ➚" calcext:value-type="string">
            <text:p>pgx ➚</text:p>
          </table:table-cell>
          <table:table-cell table:style-name="ce5" office:value-type="string" calcext:value-type="string">
            <text:p>NCIT:C66950</text:p>
          </table:table-cell>
          <table:table-cell table:style-name="ce5" office:value-type="string" calcext:value-type="string">
            <text:p>Hepat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6];&quot;::&quot;;[.C46])" office:value-type="string" office:string-value="icdom-85763::icdot-C22.0" calcext:value-type="string">
            <text:p>icdom-85763::icdot-C22.0</text:p>
          </table:table-cell>
          <table:table-cell table:style-name="ce40" table:number-columns-repeated="13"/>
          <table:table-cell table:number-columns-repeated="997"/>
        </table:table-row>
        <table:table-row table:style-name="ro1">
          <table:table-cell table:style-name="ce5" office:value-type="string" calcext:value-type="string">
            <text:p>icdom-89703</text:p>
          </table:table-cell>
          <table:table-cell table:style-name="ce5" office:value-type="string" calcext:value-type="string">
            <text:p>hepatoblast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728</text:p>
          </table:table-cell>
          <table:table-cell table:style-name="ce40" office:value-type="string" calcext:value-type="string">
            <text:p>Hepatoblastoma</text:p>
          </table:table-cell>
          <table:table-cell table:style-name="ce44" table:formula="of:=HYPERLINK(CONCATENATE(&quot;https://progenetix.org/api/progenetix/biosamples/sampledetails/&quot;;[.A47];&quot;,&quot;;[.C47];&quot;/text/&quot;);&quot;pgx ➚&quot;)" office:value-type="string" office:string-value="pgx ➚" calcext:value-type="string">
            <text:p>pgx ➚</text:p>
          </table:table-cell>
          <table:table-cell table:style-name="ce5" office:value-type="string" calcext:value-type="string">
            <text:p>NCIT:C3728</text:p>
          </table:table-cell>
          <table:table-cell table:style-name="ce5" office:value-type="string" calcext:value-type="string">
            <text:p>Hep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47];&quot;::&quot;;[.C47])" office:value-type="string" office:string-value="icdom-89703::icdot-C22.0" calcext:value-type="string">
            <text:p>icdom-89703::icdot-C22.0</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48];&quot;,&quot;;[.C48];&quot;/text/&quot;);&quot;pgx ➚&quot;)" office:value-type="string" office:string-value="pgx ➚" calcext:value-type="string">
            <text:p>pgx ➚</text:p>
          </table:table-cell>
          <table:table-cell table:style-name="ce5" office:value-type="string" calcext:value-type="string">
            <text:p>NCIT:C7126</text:p>
          </table:table-cell>
          <table:table-cell table:style-name="ce5" office:value-type="string" calcext:value-type="string">
            <text:p>Intrahepatic Bile Duct Ade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8];&quot;::&quot;;[.C48])" office:value-type="string" office:string-value="icdom-81400::icdot-C22.1" calcext:value-type="string">
            <text:p>icdom-81400::icdot-C22.1</text:p>
          </table:table-cell>
          <table:table-cell table:style-name="ce40" table:number-columns-repeated="13"/>
          <table:table-cell table:number-columns-repeated="997"/>
        </table:table-row>
        <table:table-row table:style-name="ro8">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49];&quot;,&quot;;[.C49];&quot;/text/&quot;);&quot;pgx ➚&quot;)" office:value-type="string" office:string-value="pgx ➚" calcext:value-type="string">
            <text:p>pgx ➚</text:p>
          </table:table-cell>
          <table:table-cell table:style-name="ce5" office:value-type="string" calcext:value-type="string">
            <text:p>NCIT:C35417</text:p>
          </table:table-cell>
          <table:table-cell table:style-name="ce48" office:value-type="string" calcext:value-type="string">
            <text:p>Intrahepatic Cholangi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Intrahepatic Cholangiocarcinoma C35417 is good, IMO (though not specifying "adeno" which is explicit in dx text); was "bile duct adenocarcinoma" so Adenocarcinoma =&gt; Cholangiocarcinoma</text:p>
          </table:table-cell>
          <table:table-cell table:style-name="ce40"/>
          <table:table-cell table:style-name="ce40" table:formula="of:=CONCATENATE([.A49];&quot;::&quot;;[.C49])" office:value-type="string" office:string-value="icdom-81603::icdot-C22.1" calcext:value-type="string">
            <text:p>icdom-81603::icdot-C22.1</text:p>
          </table:table-cell>
          <table:table-cell table:style-name="ce40" table:number-columns-repeated="13"/>
          <table:table-cell table:number-columns-repeated="997"/>
        </table:table-row>
        <table:table-row table:style-name="ro7">
          <table:table-cell table:style-name="ce5" office:value-type="string" calcext:value-type="string">
            <text:p>icdom-81803</text:p>
          </table:table-cell>
          <table:table-cell table:style-name="ce5" office:value-type="string" calcext:value-type="string">
            <text:p>Combined hepatocellular carcinoma and cholangiocarcinoma</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3828</text:p>
          </table:table-cell>
          <table:table-cell table:style-name="ce40" office:value-type="string" calcext:value-type="string">
            <text:p>Combined Hepatocellular Carcinoma and Cholangiocarcinoma</text:p>
          </table:table-cell>
          <table:table-cell table:style-name="ce44" table:formula="of:=HYPERLINK(CONCATENATE(&quot;https://progenetix.org/api/progenetix/biosamples/sampledetails/&quot;;[.A50];&quot;,&quot;;[.C50];&quot;/text/&quot;);&quot;pgx ➚&quot;)" office:value-type="string" office:string-value="pgx ➚" calcext:value-type="string">
            <text:p>pgx ➚</text:p>
          </table:table-cell>
          <table:table-cell table:style-name="ce5" office:value-type="string" calcext:value-type="string">
            <text:p>NCIT:C3828</text:p>
          </table:table-cell>
          <table:table-cell table:style-name="ce5" office:value-type="string" calcext:value-type="string">
            <text:p>Combined Hepatocellular Carcinoma and 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0];&quot;::&quot;;[.C50])" office:value-type="string" office:string-value="icdom-81803::icdot-C22.1" calcext:value-type="string">
            <text:p>icdom-81803::icdot-C22.1</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3.9</text:p>
          </table:table-cell>
          <table:table-cell table:style-name="ce5" office:value-type="string" calcext:value-type="string">
            <text:p>Gallbladder</text:p>
          </table:table-cell>
          <table:table-cell table:style-name="ce40" office:value-type="string" calcext:value-type="string">
            <text:p>NCIT:C3844</text:p>
          </table:table-cell>
          <table:table-cell table:style-name="ce40" office:value-type="string" calcext:value-type="string">
            <text:p>Gallbladder carcinoma</text:p>
          </table:table-cell>
          <table:table-cell table:style-name="ce44" table:formula="of:=HYPERLINK(CONCATENATE(&quot;https://progenetix.org/api/progenetix/biosamples/sampledetails/&quot;;[.A51];&quot;,&quot;;[.C51];&quot;/text/&quot;);&quot;pgx ➚&quot;)" office:value-type="string" office:string-value="pgx ➚" calcext:value-type="string">
            <text:p>pgx ➚</text:p>
          </table:table-cell>
          <table:table-cell table:style-name="ce5" office:value-type="string" calcext:value-type="string">
            <text:p>NCIT:C3844</text:p>
          </table:table-cell>
          <table:table-cell table:style-name="ce5" office:value-type="string" calcext:value-type="string">
            <text:p>Gallbladder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adeno” more specific – correct?</text:p>
          </table:table-cell>
          <table:table-cell table:style-name="ce40"/>
          <table:table-cell table:style-name="ce40" table:formula="of:=CONCATENATE([.A51];&quot;::&quot;;[.C51])" office:value-type="string" office:string-value="icdom-81403::icdot-C23.9" calcext:value-type="string">
            <text:p>icdom-81403::icdot-C23.9</text:p>
          </table:table-cell>
          <table:table-cell table:style-name="ce40" table:number-columns-repeated="13"/>
          <table:table-cell table:number-columns-repeated="997"/>
        </table:table-row>
        <table:table-row table:style-name="ro2">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4.9</text:p>
          </table:table-cell>
          <table:table-cell table:style-name="ce5" office:value-type="string" calcext:value-type="string">
            <text:p>Extrahepatic and unspecified bile ducts</text:p>
          </table:table-cell>
          <table:table-cell table:style-name="ce40" office:value-type="string" calcext:value-type="string">
            <text:p>NCIT:C4436</text:p>
          </table:table-cell>
          <table:table-cell table:style-name="ce40" office:value-type="string" calcext:value-type="string">
            <text:p>Cholangiocarcinoma</text:p>
          </table:table-cell>
          <table:table-cell table:style-name="ce44" table:formula="of:=HYPERLINK(CONCATENATE(&quot;https://progenetix.org/api/progenetix/biosamples/sampledetails/&quot;;[.A52];&quot;,&quot;;[.C52];&quot;/text/&quot;);&quot;pgx ➚&quot;)" office:value-type="string" office:string-value="pgx ➚" calcext:value-type="string">
            <text:p>pgx ➚</text:p>
          </table:table-cell>
          <table:table-cell table:style-name="ce5" office:value-type="string" calcext:value-type="string">
            <text:p>NCIT:C4436</text:p>
          </table:table-cell>
          <table:table-cell table:style-name="ce5" office:value-type="string" calcext:value-type="string">
            <text:p>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2];&quot;::&quot;;[.C52])" office:value-type="string" office:string-value="icdom-81603::icdot-C24.9" calcext:value-type="string">
            <text:p>icdom-81603::icdot-C24.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3850</text:p>
          </table:table-cell>
          <table:table-cell table:style-name="ce40" office:value-type="string" calcext:value-type="string">
            <text:p>Pancreatic carcinoma</text:p>
          </table:table-cell>
          <table:table-cell table:style-name="ce44" table:formula="of:=HYPERLINK(CONCATENATE(&quot;https://progenetix.org/api/progenetix/biosamples/sampledetails/&quot;;[.A53];&quot;,&quot;;[.C53];&quot;/text/&quot;);&quot;pgx ➚&quot;)" office:value-type="string" office:string-value="pgx ➚" calcext:value-type="string">
            <text:p>pgx ➚</text:p>
          </table:table-cell>
          <table:table-cell table:style-name="ce5" office:value-type="string" calcext:value-type="string">
            <text:p>NCIT:C3850</text:p>
          </table:table-cell>
          <table:table-cell table:style-name="ce5" office:value-type="string" calcext:value-type="string">
            <text:p>Pancrea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3];&quot;::&quot;;[.C53])" office:value-type="string" office:string-value="icdom-80103::icdot-C25.9" calcext:value-type="string">
            <text:p>icdom-80103::icdot-C25.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54];&quot;,&quot;;[.C54];&quot;/text/&quot;);&quot;pgx ➚&quot;)" office:value-type="string" office:string-value="pgx ➚" calcext:value-type="string">
            <text:p>pgx ➚</text:p>
          </table:table-cell>
          <table:table-cell table:style-name="ce5" office:value-type="string" calcext:value-type="string">
            <text:p>NCIT:C8294</text:p>
          </table:table-cell>
          <table:table-cell table:style-name="ce5" office:value-type="string" calcext:value-type="string">
            <text:p>Pancreat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4];&quot;::&quot;;[.C54])" office:value-type="string" office:string-value="icdom-81403::icdot-C25.9" calcext:value-type="string">
            <text:p>icdom-81403::icdot-C25.9</text:p>
          </table:table-cell>
          <table:table-cell table:style-name="ce40" table:number-columns-repeated="13"/>
          <table:table-cell table:number-columns-repeated="997"/>
        </table:table-row>
        <table:table-row table:style-name="ro2">
          <table:table-cell table:style-name="ce5" office:value-type="string" calcext:value-type="string">
            <text:p>icdom-81501</text:p>
          </table:table-cell>
          <table:table-cell table:style-name="ce5" office:value-type="string" calcext:value-type="string">
            <text:p>Pancreatic endocrine tumor, NOS (C25._)</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7720</text:p>
          </table:table-cell>
          <table:table-cell table:style-name="ce40" office:value-type="string" calcext:value-type="string">
            <text:p>Pancreatic Neuroendocrine Tumor</text:p>
          </table:table-cell>
          <table:table-cell table:style-name="ce44" table:formula="of:=HYPERLINK(CONCATENATE(&quot;https://progenetix.org/api/progenetix/biosamples/sampledetails/&quot;;[.A55];&quot;,&quot;;[.C55];&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5];&quot;::&quot;;[.C55])" office:value-type="string" office:string-value="icdom-81501::icdot-C25.9" calcext:value-type="string">
            <text:p>icdom-81501::icdot-C25.9</text:p>
          </table:table-cell>
          <table:table-cell table:style-name="ce40" table:number-columns-repeated="13"/>
          <table:table-cell table:number-columns-repeated="997"/>
        </table:table-row>
        <table:table-row table:style-name="ro2">
          <table:table-cell table:style-name="ce5" office:value-type="string" calcext:value-type="string">
            <text:p>icdom-81503</text:p>
          </table:table-cell>
          <table:table-cell table:style-name="ce5" office:value-type="string" calcext:value-type="string">
            <text:p>Pancreatic endocrine tumor, malignant</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70</text:p>
          </table:table-cell>
          <table:table-cell table:style-name="ce40" office:value-type="string" calcext:value-type="string">
            <text:p>Pancreatic Neuroendocrine Carcinoma</text:p>
          </table:table-cell>
          <table:table-cell table:style-name="ce44" table:formula="of:=HYPERLINK(CONCATENATE(&quot;https://progenetix.org/api/progenetix/biosamples/sampledetails/&quot;;[.A56];&quot;,&quot;;[.C56];&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6];&quot;::&quot;;[.C56])" office:value-type="string" office:string-value="icdom-81503::icdot-C25.9" calcext:value-type="string">
            <text:p>icdom-81503::icdot-C25.9</text:p>
          </table:table-cell>
          <table:table-cell table:style-name="ce40" table:number-columns-repeated="13"/>
          <table:table-cell table:number-columns-repeated="997"/>
        </table:table-row>
        <table:table-row table:style-name="ro1">
          <table:table-cell table:style-name="ce5" office:value-type="string" calcext:value-type="string">
            <text:p>icdom-81521</text:p>
          </table:table-cell>
          <table:table-cell table:style-name="ce5" office:value-type="string" calcext:value-type="string">
            <text:p>Glucago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95597</text:p>
          </table:table-cell>
          <table:table-cell table:style-name="ce40" office:value-type="string" calcext:value-type="string">
            <text:p>Pancreatic Glucagonoma</text:p>
          </table:table-cell>
          <table:table-cell table:style-name="ce44" table:formula="of:=HYPERLINK(CONCATENATE(&quot;https://progenetix.org/api/progenetix/biosamples/sampledetails/&quot;;[.A57];&quot;,&quot;;[.C57];&quot;/text/&quot;);&quot;pgx ➚&quot;)" office:value-type="string" office:string-value="pgx ➚" calcext:value-type="string">
            <text:p>pgx ➚</text:p>
          </table:table-cell>
          <table:table-cell table:style-name="ce5" office:value-type="string" calcext:value-type="string">
            <text:p>NCIT:C95597</text:p>
          </table:table-cell>
          <table:table-cell table:style-name="ce5" office:value-type="string" calcext:value-type="string">
            <text:p>Pancreatic Glucago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7];&quot;::&quot;;[.C57])" office:value-type="string" office:string-value="icdom-81521::icdot-C25.9" calcext:value-type="string">
            <text:p>icdom-81521::icdot-C25.9</text:p>
          </table:table-cell>
          <table:table-cell table:style-name="ce40" table:number-columns-repeated="13"/>
          <table:table-cell table:number-columns-repeated="997"/>
        </table:table-row>
        <table:table-row table:style-name="ro3">
          <table:table-cell table:style-name="ce5" office:value-type="string" calcext:value-type="string">
            <text:p>icdom-81561</text:p>
          </table:table-cell>
          <table:table-cell table:style-name="ce5" office:value-type="string" calcext:value-type="string">
            <text:p>Somatostat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379</text:p>
          </table:table-cell>
          <table:table-cell table:style-name="ce40" office:value-type="string" calcext:value-type="string">
            <text:p>Somatostatin-Producing Neuroendocrine Tumor</text:p>
          </table:table-cell>
          <table:table-cell table:style-name="ce44" table:formula="of:=HYPERLINK(CONCATENATE(&quot;https://progenetix.org/api/progenetix/biosamples/sampledetails/&quot;;[.A58];&quot;,&quot;;[.C58];&quot;/text/&quot;);&quot;pgx ➚&quot;)" office:value-type="string" office:string-value="pgx ➚" calcext:value-type="string">
            <text:p>pgx ➚</text:p>
          </table:table-cell>
          <table:table-cell table:style-name="ce5" office:value-type="string" calcext:value-type="string">
            <text:p>NCIT:C95595</text:p>
          </table:table-cell>
          <table:table-cell table:style-name="ce5" office:value-type="string" calcext:value-type="string">
            <text:p>Pancreatic Somatostat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8];&quot;::&quot;;[.C58])" office:value-type="string" office:string-value="icdom-81561::icdot-C25.9" calcext:value-type="string">
            <text:p>icdom-81561::icdot-C25.9</text:p>
          </table:table-cell>
          <table:table-cell table:style-name="ce40" table:number-columns-repeated="13"/>
          <table:table-cell table:number-columns-repeated="997"/>
        </table:table-row>
        <table:table-row table:style-name="ro2">
          <table:table-cell table:style-name="ce5" office:value-type="string" calcext:value-type="string">
            <text:p>icdom-81563</text:p>
          </table:table-cell>
          <table:table-cell table:style-name="ce5" office:value-type="string" calcext:value-type="string">
            <text:p>Somatostatinoma, malignant</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95595</text:p>
          </table:table-cell>
          <table:table-cell table:style-name="ce40" office:value-type="string" calcext:value-type="string">
            <text:p>Pancreatic somatostatinoma</text:p>
          </table:table-cell>
          <table:table-cell table:style-name="ce44" table:formula="of:=HYPERLINK(CONCATENATE(&quot;https://progenetix.org/api/progenetix/biosamples/sampledetails/&quot;;[.A59];&quot;,&quot;;[.C59];&quot;/text/&quot;);&quot;pgx ➚&quot;)" office:value-type="string" office:string-value="pgx ➚" calcext:value-type="string">
            <text:p>pgx ➚</text:p>
          </table:table-cell>
          <table:table-cell table:style-name="ce5" office:value-type="string" calcext:value-type="string">
            <text:p>NCIT:C67369</text:p>
          </table:table-cell>
          <table:table-cell table:style-name="ce5" office:value-type="string" calcext:value-type="string">
            <text:p>Malignant Pancreatic Somatostat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9];&quot;::&quot;;[.C59])" office:value-type="string" office:string-value="icdom-81563::icdot-C25.9" calcext:value-type="string">
            <text:p>icdom-81563::icdot-C25.9</text:p>
          </table:table-cell>
          <table:table-cell table:style-name="ce4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44" table:formula="of:=HYPERLINK(CONCATENATE(&quot;https://progenetix.org/api/progenetix/biosamples/sampledetails/&quot;;[.A60];&quot;,&quot;;[.C60];&quot;/text/&quot;);&quot;pgx ➚&quot;)" office:value-type="string" office:string-value="pgx ➚" calcext:value-type="string">
            <text:p>pgx ➚</text:p>
          </table:table-cell>
          <table:table-cell table:style-name="ce5" office:value-type="string" calcext:value-type="string">
            <text:p>NCIT:C3140</text:p>
          </table:table-cell>
          <table:table-cell table:style-name="ce5" office:value-type="string" calcext:value-type="string">
            <text:p>Pancreatic Insulin-Producing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0];&quot;::&quot;;[.C60])" office:value-type="string" office:string-value="icdom-82403::icdot-C25.9" calcext:value-type="string">
            <text:p>icdom-82403::icdot-C25.9</text:p>
          </table:table-cell>
          <table:table-cell table:style-name="ce4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44" table:formula="of:=HYPERLINK(CONCATENATE(&quot;https://progenetix.org/api/progenetix/biosamples/sampledetails/&quot;;[.A61];&quot;,&quot;;[.C61];&quot;/text/&quot;);&quot;pgx ➚&quot;)" office:value-type="string" office:string-value="pgx ➚" calcext:value-type="string">
            <text:p>pgx ➚</text:p>
          </table:table-cell>
          <table:table-cell table:style-name="ce5" office:value-type="string" calcext:value-type="string">
            <text:p>NCIT:C3770</text:p>
          </table:table-cell>
          <table:table-cell table:style-name="ce5"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1];&quot;::&quot;;[.C61])" office:value-type="string" office:string-value="icdom-82463::icdot-C25.9" calcext:value-type="string">
            <text:p>icdom-82463::icdot-C25.9</text:p>
          </table:table-cell>
          <table:table-cell table:style-name="ce40" table:number-columns-repeated="13"/>
          <table:table-cell table:number-columns-repeated="997"/>
        </table:table-row>
        <table:table-row table:style-name="ro2">
          <table:table-cell table:style-name="ce5" office:value-type="string" calcext:value-type="string">
            <text:p>icdom-85503</text:p>
          </table:table-cell>
          <table:table-cell table:style-name="ce5" office:value-type="string" calcext:value-type="string">
            <text:p>Acinar cell carcin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68</text:p>
          </table:table-cell>
          <table:table-cell table:style-name="ce40" office:value-type="string" calcext:value-type="string">
            <text:p>Acinar Cell Carcinoma</text:p>
          </table:table-cell>
          <table:table-cell table:style-name="ce44" table:formula="of:=HYPERLINK(CONCATENATE(&quot;https://progenetix.org/api/progenetix/biosamples/sampledetails/&quot;;[.A62];&quot;,&quot;;[.C62];&quot;/text/&quot;);&quot;pgx ➚&quot;)" office:value-type="string" office:string-value="pgx ➚" calcext:value-type="string">
            <text:p>pgx ➚</text:p>
          </table:table-cell>
          <table:table-cell table:style-name="ce5" office:value-type="string" calcext:value-type="string">
            <text:p>NCIT:C7977</text:p>
          </table:table-cell>
          <table:table-cell table:style-name="ce5" office:value-type="string" calcext:value-type="string">
            <text:p>Pancreatic Acinar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2];&quot;::&quot;;[.C62])" office:value-type="string" office:string-value="icdom-85503::icdot-C25.9" calcext:value-type="string">
            <text:p>icdom-85503::icdot-C25.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5721</text:p>
          </table:table-cell>
          <table:table-cell table:style-name="ce40" office:value-type="string" calcext:value-type="string">
            <text:p>Pancreatic adenosquamous carcinoma</text:p>
          </table:table-cell>
          <table:table-cell table:style-name="ce44" table:formula="of:=HYPERLINK(CONCATENATE(&quot;https://progenetix.org/api/progenetix/biosamples/sampledetails/&quot;;[.A63];&quot;,&quot;;[.C63];&quot;/text/&quot;);&quot;pgx ➚&quot;)" office:value-type="string" office:string-value="pgx ➚" calcext:value-type="string">
            <text:p>pgx ➚</text:p>
          </table:table-cell>
          <table:table-cell table:style-name="ce5" office:value-type="string" calcext:value-type="string">
            <text:p>NCIT:C5721</text:p>
          </table:table-cell>
          <table:table-cell table:style-name="ce5" office:value-type="string" calcext:value-type="string">
            <text:p>Pancreat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3];&quot;::&quot;;[.C63])" office:value-type="string" office:string-value="icdom-85603::icdot-C25.9" calcext:value-type="string">
            <text:p>icdom-85603::icdot-C25.9</text:p>
          </table:table-cell>
          <table:table-cell table:style-name="ce40" table:number-columns-repeated="13"/>
          <table:table-cell table:number-columns-repeated="997"/>
        </table:table-row>
        <table:table-row table:style-name="ro1">
          <table:table-cell table:style-name="ce5" office:value-type="string" calcext:value-type="string">
            <text:p>icdom-89713</text:p>
          </table:table-cell>
          <table:table-cell table:style-name="ce5" office:value-type="string" calcext:value-type="string">
            <text:p>Pancreatoblast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4265</text:p>
          </table:table-cell>
          <table:table-cell table:style-name="ce40" office:value-type="string" calcext:value-type="string">
            <text:p>Pancreatoblastoma</text:p>
          </table:table-cell>
          <table:table-cell table:style-name="ce44" table:formula="of:=HYPERLINK(CONCATENATE(&quot;https://progenetix.org/api/progenetix/biosamples/sampledetails/&quot;;[.A64];&quot;,&quot;;[.C64];&quot;/text/&quot;);&quot;pgx ➚&quot;)" office:value-type="string" office:string-value="pgx ➚" calcext:value-type="string">
            <text:p>pgx ➚</text:p>
          </table:table-cell>
          <table:table-cell table:style-name="ce5" office:value-type="string" calcext:value-type="string">
            <text:p>NCIT:C4265</text:p>
          </table:table-cell>
          <table:table-cell table:style-name="ce5" office:value-type="string" calcext:value-type="string">
            <text:p>Pancre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64];&quot;::&quot;;[.C64])" office:value-type="string" office:string-value="icdom-89713::icdot-C25.9" calcext:value-type="string">
            <text:p>icdom-89713::icdot-C25.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2.9</text:p>
          </table:table-cell>
          <table:table-cell table:style-name="ce5" office:value-type="string" calcext:value-type="string">
            <text:p>Larynx</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65];&quot;,&quot;;[.C65];&quot;/text/&quot;);&quot;pgx ➚&quot;)" office:value-type="string" office:string-value="pgx ➚" calcext:value-type="string">
            <text:p>pgx ➚</text:p>
          </table:table-cell>
          <table:table-cell table:style-name="ce5" office:value-type="string" calcext:value-type="string">
            <text:p>NCIT:C4044</text:p>
          </table:table-cell>
          <table:table-cell table:style-name="ce5" office:value-type="string" calcext:value-type="string">
            <text:p>Laryn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5];&quot;::&quot;;[.C65])" office:value-type="string" office:string-value="icdom-80703::icdot-C32.9" calcext:value-type="string">
            <text:p>icdom-80703::icdot-C32.9</text:p>
          </table:table-cell>
          <table:table-cell table:style-name="ce4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33.9</text:p>
          </table:table-cell>
          <table:table-cell table:style-name="ce5" office:value-type="string" calcext:value-type="string">
            <text:p>Trachea</text:p>
          </table:table-cell>
          <table:table-cell table:style-name="ce40" office:value-type="string" calcext:value-type="string">
            <text:p>NCIT:C2970</text:p>
          </table:table-cell>
          <table:table-cell table:style-name="ce40" office:value-type="string" calcext:value-type="string">
            <text:p>Adenoid Cystic Carcinoma</text:p>
          </table:table-cell>
          <table:table-cell table:style-name="ce44" table:formula="of:=HYPERLINK(CONCATENATE(&quot;https://progenetix.org/api/progenetix/biosamples/sampledetails/&quot;;[.A66];&quot;,&quot;;[.C66];&quot;/text/&quot;);&quot;pgx ➚&quot;)" office:value-type="string" office:string-value="pgx ➚" calcext:value-type="string">
            <text:p>pgx ➚</text:p>
          </table:table-cell>
          <table:table-cell table:style-name="ce5" office:value-type="string" calcext:value-type="string">
            <text:p>NCIT:C6051</text:p>
          </table:table-cell>
          <table:table-cell table:style-name="ce5" office:value-type="string" calcext:value-type="string">
            <text:p>Tracheal Adenoid Cy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6];&quot;::&quot;;[.C66])" office:value-type="string" office:string-value="icdom-82003::icdot-C33.9" calcext:value-type="string">
            <text:p>icdom-82003::icdot-C33.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67];&quot;,&quot;;[.C67];&quot;/text/&quot;);&quot;pgx ➚&quot;)" office:value-type="string" office:string-value="pgx ➚" calcext:value-type="string">
            <text:p>pgx ➚</text:p>
          </table:table-cell>
          <table:table-cell table:style-name="ce5" office:value-type="string" calcext:value-type="string">
            <text:p>NCIT:C4878</text:p>
          </table:table-cell>
          <table:table-cell table:style-name="ce46" office:value-type="string" calcext:value-type="string">
            <text:p>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7];&quot;::&quot;;[.C67])" office:value-type="string" office:string-value="icdom-80103::icdot-C34.9" calcext:value-type="string">
            <text:p>icdom-80103::icdot-C34.9</text:p>
          </table:table-cell>
          <table:table-cell table:style-name="ce40" table:number-columns-repeated="13"/>
          <table:table-cell table:number-columns-repeated="997"/>
        </table:table-row>
        <table:table-row table:style-name="ro1">
          <table:table-cell table:style-name="ce5" office:value-type="string" calcext:value-type="string">
            <text:p>icdom-80123</text:p>
          </table:table-cell>
          <table:table-cell table:style-name="ce5" office:value-type="string" calcext:value-type="string">
            <text:p>Large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450</text:p>
          </table:table-cell>
          <table:table-cell table:style-name="ce40" office:value-type="string" calcext:value-type="string">
            <text:p>Large cell lung carcinoma</text:p>
          </table:table-cell>
          <table:table-cell table:style-name="ce44" table:formula="of:=HYPERLINK(CONCATENATE(&quot;https://progenetix.org/api/progenetix/biosamples/sampledetails/&quot;;[.A68];&quot;,&quot;;[.C68];&quot;/text/&quot;);&quot;pgx ➚&quot;)" office:value-type="string" office:string-value="pgx ➚" calcext:value-type="string">
            <text:p>pgx ➚</text:p>
          </table:table-cell>
          <table:table-cell table:style-name="ce5" office:value-type="string" calcext:value-type="string">
            <text:p>NCIT:C4450</text:p>
          </table:table-cell>
          <table:table-cell table:style-name="ce5" office:value-type="string" calcext:value-type="string">
            <text:p>Large cell 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8];&quot;::&quot;;[.C68])" office:value-type="string" office:string-value="icdom-80123::icdot-C34.9" calcext:value-type="string">
            <text:p>icdom-80123::icdot-C34.9</text:p>
          </table:table-cell>
          <table:table-cell table:style-name="ce40" table:number-columns-repeated="13"/>
          <table:table-cell table:number-columns-repeated="997"/>
        </table:table-row>
        <table:table-row table:style-name="ro2">
          <table:table-cell table:style-name="ce5" office:value-type="string" calcext:value-type="string">
            <text:p>icdom-80133</text:p>
          </table:table-cell>
          <table:table-cell table:style-name="ce5" office:value-type="string" calcext:value-type="string">
            <text:p>Large cell neuroendocrine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875</text:p>
          </table:table-cell>
          <table:table-cell table:style-name="ce40" office:value-type="string" calcext:value-type="string">
            <text:p>Large Cell Neuroendocrine Carcinoma</text:p>
          </table:table-cell>
          <table:table-cell table:style-name="ce44" table:formula="of:=HYPERLINK(CONCATENATE(&quot;https://progenetix.org/api/progenetix/biosamples/sampledetails/&quot;;[.A69];&quot;,&quot;;[.C69];&quot;/text/&quot;);&quot;pgx ➚&quot;)" office:value-type="string" office:string-value="pgx ➚" calcext:value-type="string">
            <text:p>pgx ➚</text:p>
          </table:table-cell>
          <table:table-cell table:style-name="ce5" office:value-type="string" calcext:value-type="string">
            <text:p>NCIT:C5672</text:p>
          </table:table-cell>
          <table:table-cell table:style-name="ce5" office:value-type="string" calcext:value-type="string">
            <text:p>Lung Large Cell Neuroendocrine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9];&quot;::&quot;;[.C69])" office:value-type="string" office:string-value="icdom-80133::icdot-C34.9" calcext:value-type="string">
            <text:p>icdom-80133::icdot-C34.9</text:p>
          </table:table-cell>
          <table:table-cell table:style-name="ce40" table:number-columns-repeated="13"/>
          <table:table-cell table:number-columns-repeated="997"/>
        </table:table-row>
        <table:table-row table:style-name="ro1">
          <table:table-cell table:style-name="ce5" office:value-type="string" calcext:value-type="string">
            <text:p>icdom-80313</text:p>
          </table:table-cell>
          <table:table-cell table:style-name="ce5" office:value-type="string" calcext:value-type="string">
            <text:p>Giant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452</text:p>
          </table:table-cell>
          <table:table-cell table:style-name="ce40" office:value-type="string" calcext:value-type="string">
            <text:p>Lung giant cell carcinoma</text:p>
          </table:table-cell>
          <table:table-cell table:style-name="ce44" table:formula="of:=HYPERLINK(CONCATENATE(&quot;https://progenetix.org/api/progenetix/biosamples/sampledetails/&quot;;[.A70];&quot;,&quot;;[.C70];&quot;/text/&quot;);&quot;pgx ➚&quot;)" office:value-type="string" office:string-value="pgx ➚" calcext:value-type="string">
            <text:p>pgx ➚</text:p>
          </table:table-cell>
          <table:table-cell table:style-name="ce5" office:value-type="string" calcext:value-type="string">
            <text:p>NCIT:C4452</text:p>
          </table:table-cell>
          <table:table-cell table:style-name="ce5" office:value-type="string" calcext:value-type="string">
            <text:p>Lung giant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0];&quot;::&quot;;[.C70])" office:value-type="string" office:string-value="icdom-80313::icdot-C34.9" calcext:value-type="string">
            <text:p>icdom-80313::icdot-C34.9</text:p>
          </table:table-cell>
          <table:table-cell table:style-name="ce40" table:number-columns-repeated="13"/>
          <table:table-cell table:number-columns-repeated="997"/>
        </table:table-row>
        <table:table-row table:style-name="ro3">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915</text:p>
          </table:table-cell>
          <table:table-cell table:style-name="ce40" office:value-type="string" calcext:value-type="string">
            <text:p>Small Cell Carcinoma</text:p>
          </table:table-cell>
          <table:table-cell table:style-name="ce44" table:formula="of:=HYPERLINK(CONCATENATE(&quot;https://progenetix.org/api/progenetix/biosamples/sampledetails/&quot;;[.A71];&quot;,&quot;;[.C71];&quot;/text/&quot;);&quot;pgx ➚&quot;)" office:value-type="string" office:string-value="pgx ➚" calcext:value-type="string">
            <text:p>pgx ➚</text:p>
          </table:table-cell>
          <table:table-cell table:style-name="ce5" office:value-type="string" calcext:value-type="string">
            <text:p>NCIT:C4917</text:p>
          </table:table-cell>
          <table:table-cell table:style-name="ce5" office:value-type="string" calcext:value-type="string">
            <text:p>Lung Small Cell Carcinoma </text:p>
          </table:table-cell>
          <table:table-cell table:style-name="ce40" table:content-validation-name="val1" office:value-type="string" calcext:value-type="string">
            <text:p>ok</text:p>
          </table:table-cell>
          <table:table-cell table:style-name="ce40" office:value-type="string" calcext:value-type="string">
            <text:p>bronchus is mentioned in the equivalence axiom</text:p>
          </table:table-cell>
          <table:table-cell table:style-name="ce40" table:number-columns-repeated="2"/>
          <table:table-cell table:style-name="ce40" table:formula="of:=CONCATENATE([.A71];&quot;::&quot;;[.C71])" office:value-type="string" office:string-value="icdom-80413::icdot-C34.9" calcext:value-type="string">
            <text:p>icdom-80413::icdot-C34.9</text:p>
          </table:table-cell>
          <table:table-cell table:style-name="ce40" table:number-columns-repeated="13"/>
          <table:table-cell table:number-columns-repeated="997"/>
        </table:table-row>
        <table:table-row table:style-name="ro9">
          <table:table-cell table:style-name="ce5" office:value-type="string" calcext:value-type="string">
            <text:p>icdom-80463</text:p>
          </table:table-cell>
          <table:table-cell table:style-name="ce5" office:value-type="string" calcext:value-type="string">
            <text:p>Non-small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5151</text:p>
          </table:table-cell>
          <table:table-cell table:style-name="ce40" office:value-type="string" calcext:value-type="string">
            <text:p>Non-Small Cell Carcinoma</text:p>
          </table:table-cell>
          <table:table-cell table:style-name="ce44" table:formula="of:=HYPERLINK(CONCATENATE(&quot;https://progenetix.org/api/progenetix/biosamples/sampledetails/&quot;;[.A72];&quot;,&quot;;[.C72];&quot;/text/&quot;);&quot;pgx ➚&quot;)" office:value-type="string" office:string-value="pgx ➚" calcext:value-type="string">
            <text:p>pgx ➚</text:p>
          </table:table-cell>
          <table:table-cell table:style-name="ce5" office:value-type="string" calcext:value-type="string">
            <text:p>NCIT:C2926</text:p>
          </table:table-cell>
          <table:table-cell table:style-name="ce5" office:value-type="string" calcext:value-type="string">
            <text:p>Lung Non-Small Cell Carcinoma </text:p>
          </table:table-cell>
          <table:table-cell table:style-name="ce40" table:content-validation-name="val1" office:value-type="string" calcext:value-type="string">
            <text:p>ok</text:p>
          </table:table-cell>
          <table:table-cell table:style-name="ce40" office:value-type="string" calcext:value-type="string">
            <text:p>this NCIT term is more general, it does not include the bronchus in the text definition, but maybe that is implied? Should we make a new term request?</text:p>
          </table:table-cell>
          <table:table-cell table:style-name="ce40" table:number-columns-repeated="2"/>
          <table:table-cell table:style-name="ce40" table:formula="of:=CONCATENATE([.A72];&quot;::&quot;;[.C72])" office:value-type="string" office:string-value="icdom-80463::icdot-C34.9" calcext:value-type="string">
            <text:p>icdom-80463::icdot-C34.9</text:p>
          </table:table-cell>
          <table:table-cell table:style-name="ce40" table:number-columns-repeated="13"/>
          <table:table-cell table:number-columns-repeated="997"/>
        </table:table-row>
        <table:table-row table:style-name="ro1">
          <table:table-cell table:style-name="ce5" office:value-type="string" calcext:value-type="string">
            <text:p>icdom-80500</text:p>
          </table:table-cell>
          <table:table-cell table:style-name="ce5" office:value-type="string" calcext:value-type="string">
            <text:p>Papill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7440</text:p>
          </table:table-cell>
          <table:table-cell table:style-name="ce40" office:value-type="string" calcext:value-type="string">
            <text:p>Papilloma</text:p>
          </table:table-cell>
          <table:table-cell table:style-name="ce44" table:formula="of:=HYPERLINK(CONCATENATE(&quot;https://progenetix.org/api/progenetix/biosamples/sampledetails/&quot;;[.A73];&quot;,&quot;;[.C73];&quot;/text/&quot;);&quot;pgx ➚&quot;)" office:value-type="string" office:string-value="pgx ➚" calcext:value-type="string">
            <text:p>pgx ➚</text:p>
          </table:table-cell>
          <table:table-cell table:style-name="ce5" office:value-type="string" calcext:value-type="string">
            <text:p>NCIT:C8295</text:p>
          </table:table-cell>
          <table:table-cell table:style-name="ce5" office:value-type="string" calcext:value-type="string">
            <text:p>Lung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3];&quot;::&quot;;[.C73])" office:value-type="string" office:string-value="icdom-80500::icdot-C34.9" calcext:value-type="string">
            <text:p>icdom-80500::icdot-C34.9</text:p>
          </table:table-cell>
          <table:table-cell table:style-name="ce40" table:number-columns-repeated="13"/>
          <table:table-cell table:number-columns-repeated="997"/>
        </table:table-row>
        <table:table-row table:style-name="ro1">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493</text:p>
          </table:table-cell>
          <table:table-cell table:style-name="ce40" office:value-type="string" calcext:value-type="string">
            <text:p>Squamous Cell Lung Carcinoma</text:p>
          </table:table-cell>
          <table:table-cell table:style-name="ce44" table:formula="of:=HYPERLINK(CONCATENATE(&quot;https://progenetix.org/api/progenetix/biosamples/sampledetails/&quot;;[.A74];&quot;,&quot;;[.C74];&quot;/text/&quot;);&quot;pgx ➚&quot;)" office:value-type="string" office:string-value="pgx ➚" calcext:value-type="string">
            <text:p>pgx ➚</text:p>
          </table:table-cell>
          <table:table-cell table:style-name="ce5" office:value-type="string" calcext:value-type="string">
            <text:p>NCIT:C3493</text:p>
          </table:table-cell>
          <table:table-cell table:style-name="ce5" office:value-type="string" calcext:value-type="string">
            <text:p>Squamous Cell 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4];&quot;::&quot;;[.C74])" office:value-type="string" office:string-value="icdom-80703::icdot-C34.9" calcext:value-type="string">
            <text:p>icdom-80703::icdot-C34.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75];&quot;,&quot;;[.C75];&quot;/text/&quot;);&quot;pgx ➚&quot;)" office:value-type="string" office:string-value="pgx ➚" calcext:value-type="string">
            <text:p>pgx ➚</text:p>
          </table:table-cell>
          <table:table-cell table:style-name="ce5" office:value-type="string" calcext:value-type="string">
            <text:p>NCIT:C3512</text:p>
          </table:table-cell>
          <table:table-cell table:style-name="ce5" office:value-type="string" calcext:value-type="string">
            <text:p>Lung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ung includes bronchus</text:p>
          </table:table-cell>
          <table:table-cell table:style-name="ce40"/>
          <table:table-cell table:style-name="ce40" table:formula="of:=CONCATENATE([.A75];&quot;::&quot;;[.C75])" office:value-type="string" office:string-value="icdom-81403::icdot-C34.9" calcext:value-type="string">
            <text:p>icdom-81403::icdot-C34.9</text:p>
          </table:table-cell>
          <table:table-cell table:style-name="ce40" table:number-columns-repeated="13"/>
          <table:table-cell table:number-columns-repeated="997"/>
        </table:table-row>
        <table:table-row table:style-name="ro1">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44" table:formula="of:=HYPERLINK(CONCATENATE(&quot;https://progenetix.org/api/progenetix/biosamples/sampledetails/&quot;;[.A76];&quot;,&quot;;[.C76];&quot;/text/&quot;);&quot;pgx ➚&quot;)" office:value-type="string" office:string-value="pgx ➚" calcext:value-type="string">
            <text:p>pgx ➚</text:p>
          </table:table-cell>
          <table:table-cell table:style-name="ce5" office:value-type="string" calcext:value-type="string">
            <text:p>NCIT:C4038</text:p>
          </table:table-cell>
          <table:table-cell table:style-name="ce5" office:value-type="string" calcext:value-type="string">
            <text:p>Lung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6];&quot;::&quot;;[.C76])" office:value-type="string" office:string-value="icdom-82403::icdot-C34.9" calcext:value-type="string">
            <text:p>icdom-82403::icdot-C34.9</text:p>
          </table:table-cell>
          <table:table-cell table:style-name="ce40" table:number-columns-repeated="13"/>
          <table:table-cell table:number-columns-repeated="997"/>
        </table:table-row>
        <table:table-row table:style-name="ro1">
          <table:table-cell table:style-name="ce5" office:value-type="string" calcext:value-type="string">
            <text:p>icdom-82493</text:p>
          </table:table-cell>
          <table:table-cell table:style-name="ce5" office:value-type="string" calcext:value-type="string">
            <text:p>Atypical carcinoid tumor</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72074</text:p>
          </table:table-cell>
          <table:table-cell table:style-name="ce40" office:value-type="string" calcext:value-type="string">
            <text:p>Atypical Carcinoid Tumor</text:p>
          </table:table-cell>
          <table:table-cell table:style-name="ce44" table:formula="of:=HYPERLINK(CONCATENATE(&quot;https://progenetix.org/api/progenetix/biosamples/sampledetails/&quot;;[.A77];&quot;,&quot;;[.C77];&quot;/text/&quot;);&quot;pgx ➚&quot;)" office:value-type="string" office:string-value="pgx ➚" calcext:value-type="string">
            <text:p>pgx ➚</text:p>
          </table:table-cell>
          <table:table-cell table:style-name="ce5" office:value-type="string" calcext:value-type="string">
            <text:p>NCIT:C45551</text:p>
          </table:table-cell>
          <table:table-cell table:style-name="ce5" office:value-type="string" calcext:value-type="string">
            <text:p>Lung Atypical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7];&quot;::&quot;;[.C77])" office:value-type="string" office:string-value="icdom-82493::icdot-C34.9" calcext:value-type="string">
            <text:p>icdom-82493::icdot-C34.9</text:p>
          </table:table-cell>
          <table:table-cell table:style-name="ce40" table:number-columns-repeated="13"/>
          <table:table-cell table:number-columns-repeated="997"/>
        </table:table-row>
        <table:table-row table:style-name="ro2">
          <table:table-cell table:style-name="ce5" office:value-type="string" calcext:value-type="string">
            <text:p>icdom-82503</text:p>
          </table:table-cell>
          <table:table-cell table:style-name="ce5" office:value-type="string" calcext:value-type="string">
            <text:p>Bronchiolo-alveolar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44" table:formula="of:=HYPERLINK(CONCATENATE(&quot;https://progenetix.org/api/progenetix/biosamples/sampledetails/&quot;;[.A78];&quot;,&quot;;[.C78];&quot;/text/&quot;);&quot;pgx ➚&quot;)" office:value-type="string" office:string-value="pgx ➚" calcext:value-type="string">
            <text:p>pgx ➚</text:p>
          </table:table-cell>
          <table:table-cell table:style-name="ce5" office:value-type="string" calcext:value-type="string">
            <text:p>NCIT:C2923</text:p>
          </table:table-cell>
          <table:table-cell table:style-name="ce5" office:value-type="string" calcext:value-type="string">
            <text:p>Bronchioloalveo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8];&quot;::&quot;;[.C78])" office:value-type="string" office:string-value="icdom-82503::icdot-C34.9" calcext:value-type="string">
            <text:p>icdom-82503::icdot-C34.9</text:p>
          </table:table-cell>
          <table:table-cell table:style-name="ce40" table:number-columns-repeated="13"/>
          <table:table-cell table:number-columns-repeated="997"/>
        </table:table-row>
        <table:table-row table:style-name="ro7">
          <table:table-cell table:style-name="ce5" office:value-type="string" calcext:value-type="string">
            <text:p>icdom-82543</text:p>
          </table:table-cell>
          <table:table-cell table:style-name="ce5" office:value-type="string" calcext:value-type="string">
            <text:p>Bronchiolo-alveolar carcinoma, mixed mucinous and non-mucinou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44" table:formula="of:=HYPERLINK(CONCATENATE(&quot;https://progenetix.org/api/progenetix/biosamples/sampledetails/&quot;;[.A79];&quot;,&quot;;[.C79];&quot;/text/&quot;);&quot;pgx ➚&quot;)" office:value-type="string" office:string-value="pgx ➚" calcext:value-type="string">
            <text:p>pgx ➚</text:p>
          </table:table-cell>
          <table:table-cell table:style-name="ce5" office:value-type="string" calcext:value-type="string">
            <text:p>NCIT:C7270</text:p>
          </table:table-cell>
          <table:table-cell table:style-name="ce5" office:value-type="string" calcext:value-type="string">
            <text:p>Mixed Mucinous and Non-Mucinous Bronchioloalveolar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9];&quot;::&quot;;[.C79])" office:value-type="string" office:string-value="icdom-82543::icdot-C34.9" calcext:value-type="string">
            <text:p>icdom-82543::icdot-C34.9</text:p>
          </table:table-cell>
          <table:table-cell table:style-name="ce40" table:number-columns-repeated="13"/>
          <table:table-cell table:number-columns-repeated="997"/>
        </table:table-row>
        <table:table-row table:style-name="ro1">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5650</text:p>
          </table:table-cell>
          <table:table-cell table:style-name="ce40" office:value-type="string" calcext:value-type="string">
            <text:p>Papillary lung adenocarcinoma</text:p>
          </table:table-cell>
          <table:table-cell table:style-name="ce44" table:formula="of:=HYPERLINK(CONCATENATE(&quot;https://progenetix.org/api/progenetix/biosamples/sampledetails/&quot;;[.A80];&quot;,&quot;;[.C80];&quot;/text/&quot;);&quot;pgx ➚&quot;)" office:value-type="string" office:string-value="pgx ➚" calcext:value-type="string">
            <text:p>pgx ➚</text:p>
          </table:table-cell>
          <table:table-cell table:style-name="ce5" office:value-type="string" calcext:value-type="string">
            <text:p>NCIT:C5650</text:p>
          </table:table-cell>
          <table:table-cell table:style-name="ce5" office:value-type="string" calcext:value-type="string">
            <text:p>Papillary lung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0];&quot;::&quot;;[.C80])" office:value-type="string" office:string-value="icdom-82603::icdot-C34.9" calcext:value-type="string">
            <text:p>icdom-82603::icdot-C34.9</text:p>
          </table:table-cell>
          <table:table-cell table:style-name="ce4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5544</text:p>
          </table:table-cell>
          <table:table-cell table:style-name="ce40" office:value-type="string" calcext:value-type="string">
            <text:p>Lung mucoepidermoid carcinoma</text:p>
          </table:table-cell>
          <table:table-cell table:style-name="ce44" table:formula="of:=HYPERLINK(CONCATENATE(&quot;https://progenetix.org/api/progenetix/biosamples/sampledetails/&quot;;[.A81];&quot;,&quot;;[.C81];&quot;/text/&quot;);&quot;pgx ➚&quot;)" office:value-type="string" office:string-value="pgx ➚" calcext:value-type="string">
            <text:p>pgx ➚</text:p>
          </table:table-cell>
          <table:table-cell table:style-name="ce5" office:value-type="string" calcext:value-type="string">
            <text:p>NCIT:C45544</text:p>
          </table:table-cell>
          <table:table-cell table:style-name="ce5" office:value-type="string" calcext:value-type="string">
            <text:p>Lung mucoepidermoi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1];&quot;::&quot;;[.C81])" office:value-type="string" office:string-value="icdom-84303::icdot-C34.9" calcext:value-type="string">
            <text:p>icdom-84303::icdot-C34.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727</text:p>
          </table:table-cell>
          <table:table-cell table:style-name="ce40" office:value-type="string" calcext:value-type="string">
            <text:p>Adenosquamous Carcinoma</text:p>
          </table:table-cell>
          <table:table-cell table:style-name="ce44" table:formula="of:=HYPERLINK(CONCATENATE(&quot;https://progenetix.org/api/progenetix/biosamples/sampledetails/&quot;;[.A82];&quot;,&quot;;[.C82];&quot;/text/&quot;);&quot;pgx ➚&quot;)" office:value-type="string" office:string-value="pgx ➚" calcext:value-type="string">
            <text:p>pgx ➚</text:p>
          </table:table-cell>
          <table:table-cell table:style-name="ce5" office:value-type="string" calcext:value-type="string">
            <text:p>NCIT:C9133</text:p>
          </table:table-cell>
          <table:table-cell table:style-name="ce5" office:value-type="string" calcext:value-type="string">
            <text:p>Lung Adenosquamous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2];&quot;::&quot;;[.C82])" office:value-type="string" office:string-value="icdom-85603::icdot-C34.9" calcext:value-type="string">
            <text:p>icdom-85603::icdot-C34.9</text:p>
          </table:table-cell>
          <table:table-cell table:style-name="ce40" table:number-columns-repeated="13"/>
          <table:table-cell table:number-columns-repeated="997"/>
        </table:table-row>
        <table:table-row table:style-name="ro2">
          <table:table-cell table:style-name="ce5" office:value-type="string" calcext:value-type="string">
            <text:p>icdom-88251</text:p>
          </table:table-cell>
          <table:table-cell table:style-name="ce5" office:value-type="string" calcext:value-type="string">
            <text:p>Myofibroblastic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481</text:p>
          </table:table-cell>
          <table:table-cell table:style-name="ce40" office:value-type="string" calcext:value-type="string">
            <text:p>Inflammatory Myofibroblastic Tumor</text:p>
          </table:table-cell>
          <table:table-cell table:style-name="ce44" table:formula="of:=HYPERLINK(CONCATENATE(&quot;https://progenetix.org/api/progenetix/biosamples/sampledetails/&quot;;[.A83];&quot;,&quot;;[.C83];&quot;/text/&quot;);&quot;pgx ➚&quot;)" office:value-type="string" office:string-value="pgx ➚" calcext:value-type="string">
            <text:p>pgx ➚</text:p>
          </table:table-cell>
          <table:table-cell table:style-name="ce5" office:value-type="string" calcext:value-type="string">
            <text:p>NCIT:C39740</text:p>
          </table:table-cell>
          <table:table-cell table:style-name="ce5" office:value-type="string" calcext:value-type="string">
            <text:p>Lung Inflammatory Myofibroblastic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3];&quot;::&quot;;[.C83])" office:value-type="string" office:string-value="icdom-88251::icdot-C34.9" calcext:value-type="string">
            <text:p>icdom-88251::icdot-C34.9</text:p>
          </table:table-cell>
          <table:table-cell table:style-name="ce40" table:number-columns-repeated="13"/>
          <table:table-cell table:number-columns-repeated="997"/>
        </table:table-row>
        <table:table-row table:style-name="ro1">
          <table:table-cell table:style-name="ce5" office:value-type="string" calcext:value-type="string">
            <text:p>icdom-89733</text:p>
          </table:table-cell>
          <table:table-cell table:style-name="ce5" office:value-type="string" calcext:value-type="string">
            <text:p>Pleuropulmonary blast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5669</text:p>
          </table:table-cell>
          <table:table-cell table:style-name="ce40" office:value-type="string" calcext:value-type="string">
            <text:p>Pleuropulmonary Blastoma</text:p>
          </table:table-cell>
          <table:table-cell table:style-name="ce44" table:formula="of:=HYPERLINK(CONCATENATE(&quot;https://progenetix.org/api/progenetix/biosamples/sampledetails/&quot;;[.A84];&quot;,&quot;;[.C84];&quot;/text/&quot;);&quot;pgx ➚&quot;)" office:value-type="string" office:string-value="pgx ➚" calcext:value-type="string">
            <text:p>pgx ➚</text:p>
          </table:table-cell>
          <table:table-cell table:style-name="ce5" office:value-type="string" calcext:value-type="string">
            <text:p>NCIT:C5669</text:p>
          </table:table-cell>
          <table:table-cell table:style-name="ce5" office:value-type="string" calcext:value-type="string">
            <text:p>Pleuropulmonary 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84];&quot;::&quot;;[.C84])" office:value-type="string" office:string-value="icdom-89733::icdot-C34.9" calcext:value-type="string">
            <text:p>icdom-89733::icdot-C34.9</text:p>
          </table:table-cell>
          <table:table-cell table:style-name="ce40" table:number-columns-repeated="13"/>
          <table:table-cell table:number-columns-repeated="997"/>
        </table:table-row>
        <table:table-row table:style-name="ro1">
          <table:table-cell table:style-name="ce5" office:value-type="string" calcext:value-type="string">
            <text:p>icdom-85853</text:p>
          </table:table-cell>
          <table:table-cell table:style-name="ce5" office:value-type="string" calcext:value-type="string">
            <text:p>Thymoma, type B3, malignant</text:p>
          </table:table-cell>
          <table:table-cell table:style-name="ce5" office:value-type="string" calcext:value-type="string">
            <text:p>icdot-C37.9</text:p>
          </table:table-cell>
          <table:table-cell table:style-name="ce5" office:value-type="string" calcext:value-type="string">
            <text:p>Thymus</text:p>
          </table:table-cell>
          <table:table-cell table:style-name="ce40" office:value-type="string" calcext:value-type="string">
            <text:p>NCIT:C7997</text:p>
          </table:table-cell>
          <table:table-cell table:style-name="ce40" office:value-type="string" calcext:value-type="string">
            <text:p>Thymoma Type B3</text:p>
          </table:table-cell>
          <table:table-cell table:style-name="ce44" table:formula="of:=HYPERLINK(CONCATENATE(&quot;https://progenetix.org/api/progenetix/biosamples/sampledetails/&quot;;[.A85];&quot;,&quot;;[.C85];&quot;/text/&quot;);&quot;pgx ➚&quot;)" office:value-type="string" office:string-value="pgx ➚" calcext:value-type="string">
            <text:p>pgx ➚</text:p>
          </table:table-cell>
          <table:table-cell table:style-name="ce5" office:value-type="string" calcext:value-type="string">
            <text:p>NCIT:C7997</text:p>
          </table:table-cell>
          <table:table-cell table:style-name="ce5" office:value-type="string" calcext:value-type="string">
            <text:p>Thymoma Type B3</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5];&quot;::&quot;;[.C85])" office:value-type="string" office:string-value="icdom-85853::icdot-C37.9" calcext:value-type="string">
            <text:p>icdom-85853::icdot-C37.9</text:p>
          </table:table-cell>
          <table:table-cell table:style-name="ce40" table:number-columns-repeated="13"/>
          <table:table-cell table:number-columns-repeated="997"/>
        </table:table-row>
        <table:table-row table:style-name="ro2">
          <table:table-cell table:style-name="ce5" office:value-type="string" calcext:value-type="string">
            <text:p>icdom-90533</text:p>
          </table:table-cell>
          <table:table-cell table:style-name="ce5" office:value-type="string" calcext:value-type="string">
            <text:p>Mesothelioma, biphasic, malignant</text:p>
          </table:table-cell>
          <table:table-cell table:style-name="ce5"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44" table:formula="of:=HYPERLINK(CONCATENATE(&quot;https://progenetix.org/api/progenetix/biosamples/sampledetails/&quot;;[.A86];&quot;,&quot;;[.C86];&quot;/text/&quot;);&quot;pgx ➚&quot;)" office:value-type="string" office:string-value="pgx ➚" calcext:value-type="string">
            <text:p>pgx ➚</text:p>
          </table:table-cell>
          <table:table-cell table:style-name="ce5" office:value-type="string" calcext:value-type="string">
            <text:p>NCIT:C45665</text:p>
          </table:table-cell>
          <table:table-cell table:style-name="ce5" office:value-type="string" calcext:value-type="string">
            <text:p>Pleural biphasic mesothe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6];&quot;::&quot;;[.C86])" office:value-type="string" office:string-value="icdom-90533::icdot-C38.4" calcext:value-type="string">
            <text:p>icdom-90533::icdot-C38.4</text:p>
          </table:table-cell>
          <table:table-cell table:style-name="ce40" table:number-columns-repeated="13"/>
          <table:table-cell table:number-columns-repeated="997"/>
        </table:table-row>
        <table:table-row table:style-name="ro3">
          <table:table-cell table:style-name="ce6" office:value-type="string" calcext:value-type="string">
            <text:p>icdom-96783</text:p>
          </table:table-cell>
          <table:table-cell table:style-name="ce5" office:value-type="string" calcext:value-type="string">
            <text:p>Primary effusion lymphoma</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6915</text:p>
          </table:table-cell>
          <table:table-cell table:style-name="ce40" office:value-type="string" calcext:value-type="string">
            <text:p>Primary effusion lymphoma</text:p>
          </table:table-cell>
          <table:table-cell table:style-name="ce44" table:formula="of:=HYPERLINK(CONCATENATE(&quot;https://progenetix.org/api/progenetix/biosamples/sampledetails/&quot;;[.A87];&quot;,&quot;;[.C87];&quot;/text/&quot;);&quot;pgx ➚&quot;)" office:value-type="string" office:string-value="pgx ➚" calcext:value-type="string">
            <text:p>pgx ➚</text:p>
          </table:table-cell>
          <table:table-cell table:style-name="ce5" office:value-type="string" calcext:value-type="string">
            <text:p>NCIT:C6915</text:p>
          </table:table-cell>
          <table:table-cell table:style-name="ce5" office:value-type="string" calcext:value-type="string">
            <text:p>Primary effusio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new term or is there? Do we need a locus for that? (IMO no)</text:p>
          </table:table-cell>
          <table:table-cell table:style-name="ce40"/>
          <table:table-cell table:style-name="ce40" table:formula="of:=CONCATENATE([.A87];&quot;::&quot;;[.C87])" office:value-type="string" office:string-value="icdom-96783::icdot-C38.4" calcext:value-type="string">
            <text:p>icdom-96783::icdot-C38.4</text:p>
          </table:table-cell>
          <table:table-cell table:style-name="ce40" table:number-columns-repeated="13"/>
          <table:table-cell table:number-columns-repeated="997"/>
        </table:table-row>
        <table:table-row table:style-name="ro2">
          <table:table-cell table:style-name="ce21" office:value-type="string" calcext:value-type="string">
            <text:p>icdom-90533</text:p>
          </table:table-cell>
          <table:table-cell table:style-name="ce24" office:value-type="string" calcext:value-type="string">
            <text:p>Mesothelioma, biphasic,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44" table:formula="of:=HYPERLINK(CONCATENATE(&quot;https://progenetix.org/api/progenetix/biosamples/sampledetails/&quot;;[.A88];&quot;,&quot;;[.C88];&quot;/text/&quot;);&quot;pgx ➚&quot;)" office:value-type="string" office:string-value="pgx ➚" calcext:value-type="string">
            <text:p>pgx ➚</text:p>
          </table:table-cell>
          <table:table-cell table:style-name="ce5" office:value-type="string" calcext:value-type="string">
            <text:p>NCIT:C4282</text:p>
          </table:table-cell>
          <table:table-cell table:style-name="ce47" office:value-type="string" calcext:value-type="string">
            <text:p>Biphas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0503</text:p>
          </table:table-cell>
          <table:table-cell table:style-name="ce5" office:value-type="string" calcext:value-type="string">
            <text:p>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3234</text:p>
          </table:table-cell>
          <table:table-cell table:style-name="ce40" office:value-type="string" calcext:value-type="string">
            <text:p>Mesothelioma</text:p>
          </table:table-cell>
          <table:table-cell table:style-name="ce44" table:formula="of:=HYPERLINK(CONCATENATE(&quot;https://progenetix.org/api/progenetix/biosamples/sampledetails/&quot;;[.A89];&quot;,&quot;;[.C89];&quot;/text/&quot;);&quot;pgx ➚&quot;)" office:value-type="string" office:string-value="pgx ➚" calcext:value-type="string">
            <text:p>pgx ➚</text:p>
          </table:table-cell>
          <table:table-cell table:style-name="ce5" office:value-type="string" calcext:value-type="string">
            <text:p>NCIT:C3234</text:p>
          </table:table-cell>
          <table:table-cell table:style-name="ce5" office:value-type="string" calcext:value-type="string">
            <text:p>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0513</text:p>
          </table:table-cell>
          <table:table-cell table:style-name="ce5" office:value-type="string" calcext:value-type="string">
            <text:p>Fibrous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6747</text:p>
          </table:table-cell>
          <table:table-cell table:style-name="ce40" office:value-type="string" calcext:value-type="string">
            <text:p>Desmoplastic Mesothelioma</text:p>
          </table:table-cell>
          <table:table-cell table:style-name="ce44" table:formula="of:=HYPERLINK(CONCATENATE(&quot;https://progenetix.org/api/progenetix/biosamples/sampledetails/&quot;;[.A90];&quot;,&quot;;[.C90];&quot;/text/&quot;);&quot;pgx ➚&quot;)" office:value-type="string" office:string-value="pgx ➚" calcext:value-type="string">
            <text:p>pgx ➚</text:p>
          </table:table-cell>
          <table:table-cell table:style-name="ce5" office:value-type="string" calcext:value-type="string">
            <text:p>NCIT:C6747</text:p>
          </table:table-cell>
          <table:table-cell table:style-name="ce5" office:value-type="string" calcext:value-type="string">
            <text:p>Desmoplast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0523</text:p>
          </table:table-cell>
          <table:table-cell table:style-name="ce5" office:value-type="string" calcext:value-type="string">
            <text:p>Epithelioid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7985</text:p>
          </table:table-cell>
          <table:table-cell table:style-name="ce40" office:value-type="string" calcext:value-type="string">
            <text:p>Epithelioid Mesothelioma</text:p>
          </table:table-cell>
          <table:table-cell table:style-name="ce44" table:formula="of:=HYPERLINK(CONCATENATE(&quot;https://progenetix.org/api/progenetix/biosamples/sampledetails/&quot;;[.A91];&quot;,&quot;;[.C91];&quot;/text/&quot;);&quot;pgx ➚&quot;)" office:value-type="string" office:string-value="pgx ➚" calcext:value-type="string">
            <text:p>pgx ➚</text:p>
          </table:table-cell>
          <table:table-cell table:style-name="ce5" office:value-type="string" calcext:value-type="string">
            <text:p>NCIT:C7985</text:p>
          </table:table-cell>
          <table:table-cell table:style-name="ce5" office:value-type="string" calcext:value-type="string">
            <text:p>Epithelioid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5" office:value-type="string" calcext:value-type="string">
            <text:p>icdom-96793</text:p>
          </table:table-cell>
          <table:table-cell table:style-name="ce5" office:value-type="string" calcext:value-type="string">
            <text:p>Mediastinal large B-cell lymphoma</text:p>
          </table:table-cell>
          <table:table-cell table:style-name="ce5" office:value-type="string" calcext:value-type="string">
            <text:p>icdot-C38.9</text:p>
          </table:table-cell>
          <table:table-cell table:style-name="ce5" office:value-type="string" calcext:value-type="string">
            <text:p>Mediastinum</text:p>
          </table:table-cell>
          <table:table-cell table:style-name="ce40" office:value-type="string" calcext:value-type="string">
            <text:p>NCIT:C9280</text:p>
          </table:table-cell>
          <table:table-cell table:style-name="ce40" office:value-type="string" calcext:value-type="string">
            <text:p>Mediastinal (Thymic) Large B-Cell Lymphoma</text:p>
          </table:table-cell>
          <table:table-cell table:style-name="ce44" table:formula="of:=HYPERLINK(CONCATENATE(&quot;https://progenetix.org/api/progenetix/biosamples/sampledetails/&quot;;[.A92];&quot;,&quot;;[.C92];&quot;/text/&quot;);&quot;pgx ➚&quot;)" office:value-type="string" office:string-value="pgx ➚" calcext:value-type="string">
            <text:p>pgx ➚</text:p>
          </table:table-cell>
          <table:table-cell table:style-name="ce5" office:value-type="string" calcext:value-type="string">
            <text:p>NCIT:C9280</text:p>
          </table:table-cell>
          <table:table-cell table:style-name="ce5" office:value-type="string" calcext:value-type="string">
            <text:p>Mediastinal (Thymic) Large B-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92];&quot;::&quot;;[.C92])" office:value-type="string" office:string-value="icdom-96793::icdot-C38.9" calcext:value-type="string">
            <text:p>icdom-96793::icdot-C38.9</text:p>
          </table:table-cell>
          <table:table-cell table:style-name="ce4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4" table:formula="of:=HYPERLINK(CONCATENATE(&quot;https://progenetix.org/api/progenetix/biosamples/sampledetails/&quot;;[.A93];&quot;,&quot;;[.C93];&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0">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9349</text:p>
          </table:table-cell>
          <table:table-cell table:style-name="ce40" office:value-type="string" calcext:value-type="string">
            <text:p>Plasmacytoma</text:p>
          </table:table-cell>
          <table:table-cell table:style-name="ce44" table:formula="of:=HYPERLINK(CONCATENATE(&quot;https://progenetix.org/api/progenetix/biosamples/sampledetails/&quot;;[.A94];&quot;,&quot;;[.C94];&quot;/text/&quot;);&quot;pgx ➚&quot;)" office:value-type="string" office:string-value="pgx ➚" calcext:value-type="string">
            <text:p>pgx ➚</text:p>
          </table:table-cell>
          <table:table-cell table:style-name="ce5" office:value-type="string" calcext:value-type="string">
            <text:p>NCIT:C9349</text:p>
          </table:table-cell>
          <table:table-cell table:style-name="ce5" office:value-type="string" calcext:value-type="string">
            <text:p>Plasmacytoma</text:p>
          </table:table-cell>
          <table:table-cell table:style-name="ce40" table:content-validation-name="val1" office:value-type="string" calcext:value-type="string">
            <text:p>ok</text:p>
          </table:table-cell>
          <table:table-cell table:style-name="ce40"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table-cell table:style-name="ce4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3297</text:p>
          </table:table-cell>
          <table:table-cell table:style-name="ce40" office:value-type="string" calcext:value-type="string">
            <text:p>Osteoid Osteoma</text:p>
          </table:table-cell>
          <table:table-cell table:style-name="ce44" table:formula="of:=HYPERLINK(CONCATENATE(&quot;https://progenetix.org/api/progenetix/biosamples/sampledetails/&quot;;[.A95];&quot;,&quot;;[.C95];&quot;/text/&quot;);&quot;pgx ➚&quot;)" office:value-type="string" office:string-value="pgx ➚" calcext:value-type="string">
            <text:p>pgx ➚</text:p>
          </table:table-cell>
          <table:table-cell table:style-name="ce5" office:value-type="string" calcext:value-type="string">
            <text:p>NCIT:C3297</text:p>
          </table:table-cell>
          <table:table-cell table:style-name="ce5" office:value-type="string" calcext:value-type="string">
            <text:p>Osteoid Oste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3294</text:p>
          </table:table-cell>
          <table:table-cell table:style-name="ce40" office:value-type="string" calcext:value-type="string">
            <text:p>Osteoblastoma</text:p>
          </table:table-cell>
          <table:table-cell table:style-name="ce44" table:formula="of:=HYPERLINK(CONCATENATE(&quot;https://progenetix.org/api/progenetix/biosamples/sampledetails/&quot;;[.A96];&quot;,&quot;;[.C96];&quot;/text/&quot;);&quot;pgx ➚&quot;)" office:value-type="string" office:string-value="pgx ➚" calcext:value-type="string">
            <text:p>pgx ➚</text:p>
          </table:table-cell>
          <table:table-cell table:style-name="ce5" office:value-type="string" calcext:value-type="string">
            <text:p>NCIT:C3294</text:p>
          </table:table-cell>
          <table:table-cell table:style-name="ce5" office:value-type="string" calcext:value-type="string">
            <text:p>Osteoblas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7613</text:p>
          </table:table-cell>
          <table:table-cell table:style-name="ce5" office:value-type="string" calcext:value-type="string">
            <text:p>Waldenstrom macroglobulinemi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80307</text:p>
          </table:table-cell>
          <table:table-cell table:style-name="ce40" office:value-type="string" calcext:value-type="string">
            <text:p>Waldenstrom Macroglobulinemia</text:p>
          </table:table-cell>
          <table:table-cell table:style-name="ce44" table:formula="of:=HYPERLINK(CONCATENATE(&quot;https://progenetix.org/api/progenetix/biosamples/sampledetails/&quot;;[.A97];&quot;,&quot;;[.C97];&quot;/text/&quot;);&quot;pgx ➚&quot;)" office:value-type="string" office:string-value="pgx ➚" calcext:value-type="string">
            <text:p>pgx ➚</text:p>
          </table:table-cell>
          <table:table-cell table:style-name="ce5" office:value-type="string" calcext:value-type="string">
            <text:p>NCIT:C80307</text:p>
          </table:table-cell>
          <table:table-cell table:style-name="ce5" office:value-type="string" calcext:value-type="string">
            <text:p>Waldenstrom Macroglobuli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7];&quot;::&quot;;[.C97])" office:value-type="string" office:string-value="icdom-97613::icdot-C42.1" calcext:value-type="string">
            <text:p>icdom-97613::icdot-C42.1</text:p>
          </table:table-cell>
          <table:table-cell table:style-name="ce40" table:number-columns-repeated="13"/>
          <table:table-cell table:number-columns-repeated="997"/>
        </table:table-row>
        <table:table-row table:style-name="ro2">
          <table:table-cell table:style-name="ce6" office:value-type="string" calcext:value-type="string">
            <text:p>icdom-97651</text:p>
          </table:table-cell>
          <table:table-cell table:style-name="ce5" office:value-type="string" calcext:value-type="string">
            <text:p>Monoclonal gammopathy of undetermined significance</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996</text:p>
          </table:table-cell>
          <table:table-cell table:style-name="ce40" office:value-type="string" calcext:value-type="string">
            <text:p>Monoclonal Gammopathy of Undetermined Significance</text:p>
          </table:table-cell>
          <table:table-cell table:style-name="ce44" table:formula="of:=HYPERLINK(CONCATENATE(&quot;https://progenetix.org/api/progenetix/biosamples/sampledetails/&quot;;[.A98];&quot;,&quot;;[.C98];&quot;/text/&quot;);&quot;pgx ➚&quot;)" office:value-type="string" office:string-value="pgx ➚" calcext:value-type="string">
            <text:p>pgx ➚</text:p>
          </table:table-cell>
          <table:table-cell table:style-name="ce5" office:value-type="string" calcext:value-type="string">
            <text:p>NCIT:C3996</text:p>
          </table:table-cell>
          <table:table-cell table:style-name="ce5" office:value-type="string" calcext:value-type="string">
            <text:p>Monoclonal Gammopathy of Undetermined Significance</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8];&quot;::&quot;;[.C98])" office:value-type="string" office:string-value="icdom-97651::icdot-C42.1" calcext:value-type="string">
            <text:p>icdom-97651::icdot-C42.1</text:p>
          </table:table-cell>
          <table:table-cell table:style-name="ce40" table:number-columns-repeated="13"/>
          <table:table-cell table:number-columns-repeated="997"/>
        </table:table-row>
        <table:table-row table:style-name="ro7">
          <table:table-cell table:style-name="ce6" office:value-type="string" calcext:value-type="string">
            <text:p>icdom-98233</text:p>
          </table:table-cell>
          <table:table-cell table:style-name="ce5" office:value-type="string" calcext:value-type="string">
            <text:p>B-cell lymphocytic leukemia/small lymphocytic lymph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44" table:formula="of:=HYPERLINK(CONCATENATE(&quot;https://progenetix.org/api/progenetix/biosamples/sampledetails/&quot;;[.A99];&quot;,&quot;;[.C99];&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9];&quot;::&quot;;[.C99])" office:value-type="string" office:string-value="icdom-98233::icdot-C42.1" calcext:value-type="string">
            <text:p>icdom-98233::icdot-C42.1</text:p>
          </table:table-cell>
          <table:table-cell table:style-name="ce40" table:number-columns-repeated="13"/>
          <table:table-cell table:number-columns-repeated="997"/>
        </table:table-row>
        <table:table-row table:style-name="ro1">
          <table:table-cell table:style-name="ce6" office:value-type="string" calcext:value-type="string">
            <text:p>icdom-97323</text:p>
          </table:table-cell>
          <table:table-cell table:style-name="ce5" office:value-type="string" calcext:value-type="string">
            <text:p>Multiple myel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242</text:p>
          </table:table-cell>
          <table:table-cell table:style-name="ce40" office:value-type="string" calcext:value-type="string">
            <text:p>Plasma Cell Myeloma</text:p>
          </table:table-cell>
          <table:table-cell table:style-name="ce44" table:formula="of:=HYPERLINK(CONCATENATE(&quot;https://progenetix.org/api/progenetix/biosamples/sampledetails/&quot;;[.A100];&quot;,&quot;;[.C100];&quot;/text/&quot;);&quot;pgx ➚&quot;)" office:value-type="string" office:string-value="pgx ➚" calcext:value-type="string">
            <text:p>pgx ➚</text:p>
          </table:table-cell>
          <table:table-cell table:style-name="ce5" office:value-type="string" calcext:value-type="string">
            <text:p>NCIT:C3242</text:p>
          </table:table-cell>
          <table:table-cell table:style-name="ce5" office:value-type="string" calcext:value-type="string">
            <text:p>Plasma Cell Myeloma</text:p>
          </table:table-cell>
          <table:table-cell table:style-name="ce40" table:content-validation-name="val1" office:value-type="string" calcext:value-type="string">
            <text:p>ok</text:p>
          </table:table-cell>
          <table:table-cell table:style-name="ce40" office:value-type="string" calcext:value-type="string">
            <text:p>diffuse/multi-local -&gt; bone marrow</text:p>
          </table:table-cell>
          <table:table-cell/>
          <table:table-cell table:style-name="ce40" table:number-columns-repeated="15"/>
          <table:table-cell table:number-columns-repeated="997"/>
        </table:table-row>
        <table:table-row table:style-name="ro2">
          <table:table-cell table:style-name="ce5" office:value-type="string" calcext:value-type="string">
            <text:p>icdom-96893</text:p>
          </table:table-cell>
          <table:table-cell table:style-name="ce5" office:value-type="string" calcext:value-type="string">
            <text:p>Splenic marginal zone B-cell lymphoma</text:p>
          </table:table-cell>
          <table:table-cell table:style-name="ce5" office:value-type="string" calcext:value-type="string">
            <text:p>icdot-C42.2</text:p>
          </table:table-cell>
          <table:table-cell table:style-name="ce5" office:value-type="string" calcext:value-type="string">
            <text:p>Spleen</text:p>
          </table:table-cell>
          <table:table-cell table:style-name="ce40" office:value-type="string" calcext:value-type="string">
            <text:p>NCIT:C4663</text:p>
          </table:table-cell>
          <table:table-cell table:style-name="ce40" office:value-type="string" calcext:value-type="string">
            <text:p>Splenic Marginal Zone Lymphoma</text:p>
          </table:table-cell>
          <table:table-cell table:style-name="ce44" table:formula="of:=HYPERLINK(CONCATENATE(&quot;https://progenetix.org/api/progenetix/biosamples/sampledetails/&quot;;[.A101];&quot;,&quot;;[.C101];&quot;/text/&quot;);&quot;pgx ➚&quot;)" office:value-type="string" office:string-value="pgx ➚" calcext:value-type="string">
            <text:p>pgx ➚</text:p>
          </table:table-cell>
          <table:table-cell table:style-name="ce5" office:value-type="string" calcext:value-type="string">
            <text:p>NCIT:C4663</text:p>
          </table:table-cell>
          <table:table-cell table:style-name="ce5" office:value-type="string" calcext:value-type="string">
            <text:p>Splenic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1];&quot;::&quot;;[.C101])" office:value-type="string" office:string-value="icdom-96893::icdot-C42.2" calcext:value-type="string">
            <text:p>icdom-96893::icdot-C42.2</text:p>
          </table:table-cell>
          <table:table-cell table:style-name="ce40" table:number-columns-repeated="13"/>
          <table:table-cell table:number-columns-repeated="997"/>
        </table:table-row>
        <table:table-row table:style-name="ro2">
          <table:table-cell table:style-name="ce5" office:value-type="string" calcext:value-type="string">
            <text:p>icdom-97273</text:p>
          </table:table-cell>
          <table:table-cell table:style-name="ce5" office:value-type="string" calcext:value-type="string">
            <text:p>Precursor cell lymphoblastic 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360</text:p>
          </table:table-cell>
          <table:table-cell table:style-name="ce40" office:value-type="string" calcext:value-type="string">
            <text:p>Lymphoblastic Lymphoma</text:p>
          </table:table-cell>
          <table:table-cell table:style-name="ce44" table:formula="of:=HYPERLINK(CONCATENATE(&quot;https://progenetix.org/api/progenetix/biosamples/sampledetails/&quot;;[.A102];&quot;,&quot;;[.C102];&quot;/text/&quot;);&quot;pgx ➚&quot;)" office:value-type="string" office:string-value="pgx ➚" calcext:value-type="string">
            <text:p>pgx ➚</text:p>
          </table:table-cell>
          <table:table-cell table:style-name="ce5" office:value-type="string" calcext:value-type="string">
            <text:p>NCIT:C9360</text:p>
          </table:table-cell>
          <table:table-cell table:style-name="ce5" office:value-type="string" calcext:value-type="string">
            <text:p>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2];&quot;::&quot;;[.C102])" office:value-type="string" office:string-value="icdom-97273::icdot-C42.4" calcext:value-type="string">
            <text:p>icdom-97273::icdot-C42.4</text:p>
          </table:table-cell>
          <table:table-cell table:style-name="ce40" table:number-columns-repeated="13"/>
          <table:table-cell table:number-columns-repeated="997"/>
        </table:table-row>
        <table:table-row table:style-name="ro1">
          <table:table-cell table:style-name="ce5" office:value-type="string" calcext:value-type="string">
            <text:p>icdom-97333</text:p>
          </table:table-cell>
          <table:table-cell table:style-name="ce5" office:value-type="string" calcext:value-type="string">
            <text:p>Plasma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80</text:p>
          </table:table-cell>
          <table:table-cell table:style-name="ce40" office:value-type="string" calcext:value-type="string">
            <text:p>Plasma Cell Leukemia</text:p>
          </table:table-cell>
          <table:table-cell table:style-name="ce44" table:formula="of:=HYPERLINK(CONCATENATE(&quot;https://progenetix.org/api/progenetix/biosamples/sampledetails/&quot;;[.A103];&quot;,&quot;;[.C103];&quot;/text/&quot;);&quot;pgx ➚&quot;)" office:value-type="string" office:string-value="pgx ➚" calcext:value-type="string">
            <text:p>pgx ➚</text:p>
          </table:table-cell>
          <table:table-cell table:style-name="ce5" office:value-type="string" calcext:value-type="string">
            <text:p>NCIT:C3180</text:p>
          </table:table-cell>
          <table:table-cell table:style-name="ce5" office:value-type="string" calcext:value-type="string">
            <text:p>Plasma Cell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3];&quot;::&quot;;[.C103])" office:value-type="string" office:string-value="icdom-97333::icdot-C42.4" calcext:value-type="string">
            <text:p>icdom-97333::icdot-C42.4</text:p>
          </table:table-cell>
          <table:table-cell table:style-name="ce40" table:number-columns-repeated="13"/>
          <table:table-cell table:number-columns-repeated="997"/>
        </table:table-row>
        <table:table-row table:style-name="ro1">
          <table:table-cell table:style-name="ce5" office:value-type="string" calcext:value-type="string">
            <text:p>icdom-98053</text:p>
          </table:table-cell>
          <table:table-cell table:style-name="ce5" office:value-type="string" calcext:value-type="string">
            <text:p>Acute biphenotyp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673</text:p>
          </table:table-cell>
          <table:table-cell table:style-name="ce40" office:value-type="string" calcext:value-type="string">
            <text:p>Acute Biphenotypic Leukemia</text:p>
          </table:table-cell>
          <table:table-cell table:style-name="ce44" table:formula="of:=HYPERLINK(CONCATENATE(&quot;https://progenetix.org/api/progenetix/biosamples/sampledetails/&quot;;[.A104];&quot;,&quot;;[.C104];&quot;/text/&quot;);&quot;pgx ➚&quot;)" office:value-type="string" office:string-value="pgx ➚" calcext:value-type="string">
            <text:p>pgx ➚</text:p>
          </table:table-cell>
          <table:table-cell table:style-name="ce5" office:value-type="string" calcext:value-type="string">
            <text:p>NCIT:C4673</text:p>
          </table:table-cell>
          <table:table-cell table:style-name="ce5" office:value-type="string" calcext:value-type="string">
            <text:p>Acute Biphenotyp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4];&quot;::&quot;;[.C104])" office:value-type="string" office:string-value="icdom-98053::icdot-C42.4" calcext:value-type="string">
            <text:p>icdom-98053::icdot-C42.4</text:p>
          </table:table-cell>
          <table:table-cell table:style-name="ce40" table:number-columns-repeated="13"/>
          <table:table-cell table:number-columns-repeated="997"/>
        </table:table-row>
        <table:table-row table:style-name="ro2">
          <table:table-cell table:style-name="ce5" office:value-type="string" calcext:value-type="string">
            <text:p>icdom-98113</text:p>
          </table:table-cell>
          <table:table-cell table:style-name="ce5" office:value-type="string" calcext:value-type="string">
            <text:p>B lymphoblastic leukemia/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44" table:formula="of:=HYPERLINK(CONCATENATE(&quot;https://progenetix.org/api/progenetix/biosamples/sampledetails/&quot;;[.A105];&quot;,&quot;;[.C105];&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5];&quot;::&quot;;[.C105])" office:value-type="string" office:string-value="icdom-98113::icdot-C42.4" calcext:value-type="string">
            <text:p>icdom-98113::icdot-C42.4</text:p>
          </table:table-cell>
          <table:table-cell table:style-name="ce40" table:number-columns-repeated="13"/>
          <table:table-cell table:number-columns-repeated="997"/>
        </table:table-row>
        <table:table-row table:style-name="ro7">
          <table:table-cell table:style-name="ce5" office:value-type="string" calcext:value-type="string">
            <text:p>icdom-98233</text:p>
          </table:table-cell>
          <table:table-cell table:style-name="ce5" office:value-type="string" calcext:value-type="string">
            <text:p>B-cell chronic lymphocytic leukemia/small lymphocytic lymphom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44" table:formula="of:=HYPERLINK(CONCATENATE(&quot;https://progenetix.org/api/progenetix/biosamples/sampledetails/&quot;;[.A106];&quot;,&quot;;[.C106];&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6];&quot;::&quot;;[.C106])" office:value-type="string" office:string-value="icdom-98233::icdot-C42.4" calcext:value-type="string">
            <text:p>icdom-98233::icdot-C42.4</text:p>
          </table:table-cell>
          <table:table-cell table:style-name="ce40" table:number-columns-repeated="13"/>
          <table:table-cell table:number-columns-repeated="997"/>
        </table:table-row>
        <table:table-row table:style-name="ro2">
          <table:table-cell table:style-name="ce5" office:value-type="string" calcext:value-type="string">
            <text:p>icdom-98263</text:p>
          </table:table-cell>
          <table:table-cell table:style-name="ce5" office:value-type="string" calcext:value-type="string">
            <text:p>Burkitt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44" table:formula="of:=HYPERLINK(CONCATENATE(&quot;https://progenetix.org/api/progenetix/biosamples/sampledetails/&quot;;[.A107];&quot;,&quot;;[.C107];&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7];&quot;::&quot;;[.C107])" office:value-type="string" office:string-value="icdom-98263::icdot-C42.4" calcext:value-type="string">
            <text:p>icdom-98263::icdot-C42.4</text:p>
          </table:table-cell>
          <table:table-cell table:style-name="ce40" table:number-columns-repeated="13"/>
          <table:table-cell table:number-columns-repeated="997"/>
        </table:table-row>
        <table:table-row table:style-name="ro2">
          <table:table-cell table:style-name="ce5" office:value-type="string" calcext:value-type="string">
            <text:p>icdom-98343</text:p>
          </table:table-cell>
          <table:table-cell table:style-name="ce5" office:value-type="string" calcext:value-type="string">
            <text:p>Prolymphocytic leukemia, T-cell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752</text:p>
          </table:table-cell>
          <table:table-cell table:style-name="ce40" office:value-type="string" calcext:value-type="string">
            <text:p>T-Cell Prolymphocytic Leukemia</text:p>
          </table:table-cell>
          <table:table-cell table:style-name="ce44" table:formula="of:=HYPERLINK(CONCATENATE(&quot;https://progenetix.org/api/progenetix/biosamples/sampledetails/&quot;;[.A108];&quot;,&quot;;[.C108];&quot;/text/&quot;);&quot;pgx ➚&quot;)" office:value-type="string" office:string-value="pgx ➚" calcext:value-type="string">
            <text:p>pgx ➚</text:p>
          </table:table-cell>
          <table:table-cell table:style-name="ce5" office:value-type="string" calcext:value-type="string">
            <text:p>NCIT:C4752</text:p>
          </table:table-cell>
          <table:table-cell table:style-name="ce5" office:value-type="string" calcext:value-type="string">
            <text:p>T-Cell Pro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8];&quot;::&quot;;[.C108])" office:value-type="string" office:string-value="icdom-98343::icdot-C42.4" calcext:value-type="string">
            <text:p>icdom-98343::icdot-C42.4</text:p>
          </table:table-cell>
          <table:table-cell table:style-name="ce40" table:number-columns-repeated="13"/>
          <table:table-cell table:number-columns-repeated="997"/>
        </table:table-row>
        <table:table-row table:style-name="ro2">
          <table:table-cell table:style-name="ce5" office:value-type="string" calcext:value-type="string">
            <text:p>icdom-98353</text:p>
          </table:table-cell>
          <table:table-cell table:style-name="ce5" office:value-type="string" calcext:value-type="string">
            <text:p>Precursor cell lymphoblas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67</text:p>
          </table:table-cell>
          <table:table-cell table:style-name="ce40" office:value-type="string" calcext:value-type="string">
            <text:p>Acute Lymphoblastic Leukemia</text:p>
          </table:table-cell>
          <table:table-cell table:style-name="ce44" table:formula="of:=HYPERLINK(CONCATENATE(&quot;https://progenetix.org/api/progenetix/biosamples/sampledetails/&quot;;[.A109];&quot;,&quot;;[.C109];&quot;/text/&quot;);&quot;pgx ➚&quot;)" office:value-type="string" office:string-value="pgx ➚" calcext:value-type="string">
            <text:p>pgx ➚</text:p>
          </table:table-cell>
          <table:table-cell table:style-name="ce5" office:value-type="string" calcext:value-type="string">
            <text:p>NCIT:C3167</text:p>
          </table:table-cell>
          <table:table-cell table:style-name="ce5" office:value-type="string" calcext:value-type="string">
            <text:p>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9];&quot;::&quot;;[.C109])" office:value-type="string" office:string-value="icdom-98353::icdot-C42.4" calcext:value-type="string">
            <text:p>icdom-98353::icdot-C42.4</text:p>
          </table:table-cell>
          <table:table-cell table:style-name="ce40" table:number-columns-repeated="13"/>
          <table:table-cell table:number-columns-repeated="997"/>
        </table:table-row>
        <table:table-row table:style-name="ro2">
          <table:table-cell table:style-name="ce5" office:value-type="string" calcext:value-type="string">
            <text:p>icdom-98363</text:p>
          </table:table-cell>
          <table:table-cell table:style-name="ce5" office:value-type="string" calcext:value-type="string">
            <text:p>Precursor B-cell lymph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Precursor B Lymphoblastic Leukemia</text:p>
          </table:table-cell>
          <table:table-cell table:style-name="ce44" table:formula="of:=HYPERLINK(CONCATENATE(&quot;https://progenetix.org/api/progenetix/biosamples/sampledetails/&quot;;[.A110];&quot;,&quot;;[.C110];&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Precursor B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0];&quot;::&quot;;[.C110])" office:value-type="string" office:string-value="icdom-98363::icdot-C42.4" calcext:value-type="string">
            <text:p>icdom-98363::icdot-C42.4</text:p>
          </table:table-cell>
          <table:table-cell table:style-name="ce40" table:number-columns-repeated="13"/>
          <table:table-cell table:number-columns-repeated="997"/>
        </table:table-row>
        <table:table-row table:style-name="ro1">
          <table:table-cell table:style-name="ce5" office:value-type="string" calcext:value-type="string">
            <text:p>icdom-98403</text:p>
          </table:table-cell>
          <table:table-cell table:style-name="ce5" office:value-type="string" calcext:value-type="string">
            <text:p>Acute myeloid leukemia, M6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923</text:p>
          </table:table-cell>
          <table:table-cell table:style-name="ce40" office:value-type="string" calcext:value-type="string">
            <text:p>Acute Erythroid Leukemia</text:p>
          </table:table-cell>
          <table:table-cell table:style-name="ce44" table:formula="of:=HYPERLINK(CONCATENATE(&quot;https://progenetix.org/api/progenetix/biosamples/sampledetails/&quot;;[.A111];&quot;,&quot;;[.C111];&quot;/text/&quot;);&quot;pgx ➚&quot;)" office:value-type="string" office:string-value="pgx ➚" calcext:value-type="string">
            <text:p>pgx ➚</text:p>
          </table:table-cell>
          <table:table-cell table:style-name="ce5" office:value-type="string" calcext:value-type="string">
            <text:p>NCIT:C8923</text:p>
          </table:table-cell>
          <table:table-cell table:style-name="ce5" office:value-type="string" calcext:value-type="string">
            <text:p>Acute Erythroid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1];&quot;::&quot;;[.C111])" office:value-type="string" office:string-value="icdom-98403::icdot-C42.4" calcext:value-type="string">
            <text:p>icdom-98403::icdot-C42.4</text:p>
          </table:table-cell>
          <table:table-cell table:style-name="ce40" table:number-columns-repeated="13"/>
          <table:table-cell table:number-columns-repeated="997"/>
        </table:table-row>
        <table:table-row table:style-name="ro2">
          <table:table-cell table:style-name="ce5" office:value-type="string" calcext:value-type="string">
            <text:p>icdom-98613</text:p>
          </table:table-cell>
          <table:table-cell table:style-name="ce5" office:value-type="string" calcext:value-type="string">
            <text:p>Acute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53</text:p>
          </table:table-cell>
          <table:table-cell table:style-name="ce40" office:value-type="string" calcext:value-type="string">
            <text:p>Acute Myeloid Leukemia Not Otherwise Specified</text:p>
          </table:table-cell>
          <table:table-cell table:style-name="ce44" table:formula="of:=HYPERLINK(CONCATENATE(&quot;https://progenetix.org/api/progenetix/biosamples/sampledetails/&quot;;[.A112];&quot;,&quot;;[.C112];&quot;/text/&quot;);&quot;pgx ➚&quot;)" office:value-type="string" office:string-value="pgx ➚" calcext:value-type="string">
            <text:p>pgx ➚</text:p>
          </table:table-cell>
          <table:table-cell table:style-name="ce5" office:value-type="string" calcext:value-type="string">
            <text:p>NCIT:C27753</text:p>
          </table:table-cell>
          <table:table-cell table:style-name="ce5"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2];&quot;::&quot;;[.C112])" office:value-type="string" office:string-value="icdom-98613::icdot-C42.4" calcext:value-type="string">
            <text:p>icdom-98613::icdot-C42.4</text:p>
          </table:table-cell>
          <table:table-cell table:style-name="ce40" table:number-columns-repeated="13"/>
          <table:table-cell table:number-columns-repeated="997"/>
        </table:table-row>
        <table:table-row table:style-name="ro4">
          <table:table-cell table:style-name="ce5" office:value-type="string" calcext:value-type="string">
            <text:p>icdom-98633</text:p>
          </table:table-cell>
          <table:table-cell table:style-name="ce5" office:value-type="string" calcext:value-type="string">
            <text:p>Chronic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4</text:p>
          </table:table-cell>
          <table:table-cell table:style-name="ce40" office:value-type="string" calcext:value-type="string">
            <text:p>Chronic Myelogenous Leukemia, BCR-ABL1 Positive</text:p>
          </table:table-cell>
          <table:table-cell table:style-name="ce44" table:formula="of:=HYPERLINK(CONCATENATE(&quot;https://progenetix.org/api/progenetix/biosamples/sampledetails/&quot;;[.A113];&quot;,&quot;;[.C113];&quot;/text/&quot;);&quot;pgx ➚&quot;)" office:value-type="string" office:string-value="pgx ➚" calcext:value-type="string">
            <text:p>pgx ➚</text:p>
          </table:table-cell>
          <table:table-cell table:style-name="ce5" office:value-type="string" calcext:value-type="string">
            <text:p>NCIT:C3174</text:p>
          </table:table-cell>
          <table:table-cell table:style-name="ce5" office:value-type="string" calcext:value-type="string">
            <text:p>Chronic Myelogenous Leukemia, BCR-ABL1 Positiv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however, NCIt implies testing for BCR-ABL, while otherwise just implied ...)</text:p>
          </table:table-cell>
          <table:table-cell table:style-name="ce40"/>
          <table:table-cell table:style-name="ce40" table:formula="of:=CONCATENATE([.A113];&quot;::&quot;;[.C113])" office:value-type="string" office:string-value="icdom-98633::icdot-C42.4" calcext:value-type="string">
            <text:p>icdom-98633::icdot-C42.4</text:p>
          </table:table-cell>
          <table:table-cell table:style-name="ce40" table:number-columns-repeated="13"/>
          <table:table-cell table:number-columns-repeated="997"/>
        </table:table-row>
        <table:table-row table:style-name="ro2">
          <table:table-cell table:style-name="ce5" office:value-type="string" calcext:value-type="string">
            <text:p>icdom-98663</text:p>
          </table:table-cell>
          <table:table-cell table:style-name="ce5" office:value-type="string" calcext:value-type="string">
            <text:p>Acute promyel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82</text:p>
          </table:table-cell>
          <table:table-cell table:style-name="ce40" office:value-type="string" calcext:value-type="string">
            <text:p>Acute Promyelocytic Leukemia with PML-RARA</text:p>
          </table:table-cell>
          <table:table-cell table:style-name="ce44" table:formula="of:=HYPERLINK(CONCATENATE(&quot;https://progenetix.org/api/progenetix/biosamples/sampledetails/&quot;;[.A114];&quot;,&quot;;[.C114];&quot;/text/&quot;);&quot;pgx ➚&quot;)" office:value-type="string" office:string-value="pgx ➚" calcext:value-type="string">
            <text:p>pgx ➚</text:p>
          </table:table-cell>
          <table:table-cell table:style-name="ce5" office:value-type="string" calcext:value-type="string">
            <text:p>NCIT:C3182</text:p>
          </table:table-cell>
          <table:table-cell table:style-name="ce5" office:value-type="string" calcext:value-type="string">
            <text:p>Acute Promyelocytic Leukemia with PML-RA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114];&quot;::&quot;;[.C114])" office:value-type="string" office:string-value="icdom-98663::icdot-C42.4" calcext:value-type="string">
            <text:p>icdom-98663::icdot-C42.4</text:p>
          </table:table-cell>
          <table:table-cell table:style-name="ce40" table:number-columns-repeated="13"/>
          <table:table-cell table:number-columns-repeated="997"/>
        </table:table-row>
        <table:table-row table:style-name="ro2">
          <table:table-cell table:style-name="ce5" office:value-type="string" calcext:value-type="string">
            <text:p>icdom-98673</text:p>
          </table:table-cell>
          <table:table-cell table:style-name="ce5" office:value-type="string" calcext:value-type="string">
            <text:p>Acute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7463</text:p>
          </table:table-cell>
          <table:table-cell table:style-name="ce40" office:value-type="string" calcext:value-type="string">
            <text:p>Acute myelomonocytic leukemia</text:p>
          </table:table-cell>
          <table:table-cell table:style-name="ce44" table:formula="of:=HYPERLINK(CONCATENATE(&quot;https://progenetix.org/api/progenetix/biosamples/sampledetails/&quot;;[.A115];&quot;,&quot;;[.C115];&quot;/text/&quot;);&quot;pgx ➚&quot;)" office:value-type="string" office:string-value="pgx ➚" calcext:value-type="string">
            <text:p>pgx ➚</text:p>
          </table:table-cell>
          <table:table-cell table:style-name="ce5" office:value-type="string" calcext:value-type="string">
            <text:p>NCIT:C7463</text:p>
          </table:table-cell>
          <table:table-cell table:style-name="ce5" office:value-type="string" calcext:value-type="string">
            <text:p>Acut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5];&quot;::&quot;;[.C115])" office:value-type="string" office:string-value="icdom-98673::icdot-C42.4" calcext:value-type="string">
            <text:p>icdom-98673::icdot-C42.4</text:p>
          </table:table-cell>
          <table:table-cell table:style-name="ce40" table:number-columns-repeated="13"/>
          <table:table-cell table:number-columns-repeated="997"/>
        </table:table-row>
        <table:table-row table:style-name="ro2">
          <table:table-cell table:style-name="ce5" office:value-type="string" calcext:value-type="string">
            <text:p>icdom-98733</text:p>
          </table:table-cell>
          <table:table-cell table:style-name="ce5" office:value-type="string" calcext:value-type="string">
            <text:p>Acute myeloid leukemia without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49</text:p>
          </table:table-cell>
          <table:table-cell table:style-name="ce40" office:value-type="string" calcext:value-type="string">
            <text:p>Acute Myeloid Leukemia without Maturation</text:p>
          </table:table-cell>
          <table:table-cell table:style-name="ce44" table:formula="of:=HYPERLINK(CONCATENATE(&quot;https://progenetix.org/api/progenetix/biosamples/sampledetails/&quot;;[.A116];&quot;,&quot;;[.C116];&quot;/text/&quot;);&quot;pgx ➚&quot;)" office:value-type="string" office:string-value="pgx ➚" calcext:value-type="string">
            <text:p>pgx ➚</text:p>
          </table:table-cell>
          <table:table-cell table:style-name="ce5" office:value-type="string" calcext:value-type="string">
            <text:p>NCIT:C3249</text:p>
          </table:table-cell>
          <table:table-cell table:style-name="ce5" office:value-type="string" calcext:value-type="string">
            <text:p>Acute Myeloid Leukemia without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6];&quot;::&quot;;[.C116])" office:value-type="string" office:string-value="icdom-98733::icdot-C42.4" calcext:value-type="string">
            <text:p>icdom-98733::icdot-C42.4</text:p>
          </table:table-cell>
          <table:table-cell table:style-name="ce40" table:number-columns-repeated="13"/>
          <table:table-cell table:number-columns-repeated="997"/>
        </table:table-row>
        <table:table-row table:style-name="ro2">
          <table:table-cell table:style-name="ce5" office:value-type="string" calcext:value-type="string">
            <text:p>icdom-98743</text:p>
          </table:table-cell>
          <table:table-cell table:style-name="ce5" office:value-type="string" calcext:value-type="string">
            <text:p>Acute myeloid leukemia with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50</text:p>
          </table:table-cell>
          <table:table-cell table:style-name="ce40" office:value-type="string" calcext:value-type="string">
            <text:p>Acute Myeloid Leukemia with Maturation</text:p>
          </table:table-cell>
          <table:table-cell table:style-name="ce44" table:formula="of:=HYPERLINK(CONCATENATE(&quot;https://progenetix.org/api/progenetix/biosamples/sampledetails/&quot;;[.A117];&quot;,&quot;;[.C117];&quot;/text/&quot;);&quot;pgx ➚&quot;)" office:value-type="string" office:string-value="pgx ➚" calcext:value-type="string">
            <text:p>pgx ➚</text:p>
          </table:table-cell>
          <table:table-cell table:style-name="ce5" office:value-type="string" calcext:value-type="string">
            <text:p>NCIT:C3250</text:p>
          </table:table-cell>
          <table:table-cell table:style-name="ce5" office:value-type="string" calcext:value-type="string">
            <text:p>Acute Myeloid Leukemia with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7];&quot;::&quot;;[.C117])" office:value-type="string" office:string-value="icdom-98743::icdot-C42.4" calcext:value-type="string">
            <text:p>icdom-98743::icdot-C42.4</text:p>
          </table:table-cell>
          <table:table-cell table:style-name="ce40" table:number-columns-repeated="13"/>
          <table:table-cell table:number-columns-repeated="997"/>
        </table:table-row>
        <table:table-row table:style-name="ro2">
          <table:table-cell table:style-name="ce5" office:value-type="string" calcext:value-type="string">
            <text:p>icdom-98763</text:p>
          </table:table-cell>
          <table:table-cell table:style-name="ce5" office:value-type="string" calcext:value-type="string">
            <text:p>Atypical chronic myeloid leukemia, BCR/ABL negativ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519</text:p>
          </table:table-cell>
          <table:table-cell table:style-name="ce40" office:value-type="string" calcext:value-type="string">
            <text:p>Atypical Chronic Myeloid Leukemia, BCR-ABL1 Negative</text:p>
          </table:table-cell>
          <table:table-cell table:style-name="ce44" table:formula="of:=HYPERLINK(CONCATENATE(&quot;https://progenetix.org/api/progenetix/biosamples/sampledetails/&quot;;[.A118];&quot;,&quot;;[.C118];&quot;/text/&quot;);&quot;pgx ➚&quot;)" office:value-type="string" office:string-value="pgx ➚" calcext:value-type="string">
            <text:p>pgx ➚</text:p>
          </table:table-cell>
          <table:table-cell table:style-name="ce5" office:value-type="string" calcext:value-type="string">
            <text:p>NCIT:C3519</text:p>
          </table:table-cell>
          <table:table-cell table:style-name="ce5" office:value-type="string" calcext:value-type="string">
            <text:p>Atypical Chronic Myeloid Leukemia, BCR-ABL1 Negat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8];&quot;::&quot;;[.C118])" office:value-type="string" office:string-value="icdom-98763::icdot-C42.4" calcext:value-type="string">
            <text:p>icdom-98763::icdot-C42.4</text:p>
          </table:table-cell>
          <table:table-cell table:style-name="ce40" table:number-columns-repeated="13"/>
          <table:table-cell table:number-columns-repeated="997"/>
        </table:table-row>
        <table:table-row table:style-name="ro2">
          <table:table-cell table:style-name="ce5" office:value-type="string" calcext:value-type="string">
            <text:p>icdom-98953</text:p>
          </table:table-cell>
          <table:table-cell table:style-name="ce5" office:value-type="string" calcext:value-type="string">
            <text:p>Acute myeloid leukemia with myelodysplasia-related change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89</text:p>
          </table:table-cell>
          <table:table-cell table:style-name="ce40" office:value-type="string" calcext:value-type="string">
            <text:p>Acute Myeloid Leukemia with Multilineage Dysplasia</text:p>
          </table:table-cell>
          <table:table-cell table:style-name="ce44" table:formula="of:=HYPERLINK(CONCATENATE(&quot;https://progenetix.org/api/progenetix/biosamples/sampledetails/&quot;;[.A119];&quot;,&quot;;[.C119];&quot;/text/&quot;);&quot;pgx ➚&quot;)" office:value-type="string" office:string-value="pgx ➚" calcext:value-type="string">
            <text:p>pgx ➚</text:p>
          </table:table-cell>
          <table:table-cell table:style-name="ce5" office:value-type="string" calcext:value-type="string">
            <text:p>NCIT:C9289</text:p>
          </table:table-cell>
          <table:table-cell table:style-name="ce5" office:value-type="string" calcext:value-type="string">
            <text:p>Acute Myeloid Leukemia with Multilineage Dysplas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9];&quot;::&quot;;[.C119])" office:value-type="string" office:string-value="icdom-98953::icdot-C42.4" calcext:value-type="string">
            <text:p>icdom-98953::icdot-C42.4</text:p>
          </table:table-cell>
          <table:table-cell table:style-name="ce40" table:number-columns-repeated="13"/>
          <table:table-cell table:number-columns-repeated="997"/>
        </table:table-row>
        <table:table-row table:style-name="ro2">
          <table:table-cell table:style-name="ce5" office:value-type="string" calcext:value-type="string">
            <text:p>icdom-99103</text:p>
          </table:table-cell>
          <table:table-cell table:style-name="ce5" office:value-type="string" calcext:value-type="string">
            <text:p>Acute megakary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0</text:p>
          </table:table-cell>
          <table:table-cell table:style-name="ce40" office:value-type="string" calcext:value-type="string">
            <text:p>Acute Megakaryoblastic Leukemia</text:p>
          </table:table-cell>
          <table:table-cell table:style-name="ce44" table:formula="of:=HYPERLINK(CONCATENATE(&quot;https://progenetix.org/api/progenetix/biosamples/sampledetails/&quot;;[.A120];&quot;,&quot;;[.C120];&quot;/text/&quot;);&quot;pgx ➚&quot;)" office:value-type="string" office:string-value="pgx ➚" calcext:value-type="string">
            <text:p>pgx ➚</text:p>
          </table:table-cell>
          <table:table-cell table:style-name="ce5" office:value-type="string" calcext:value-type="string">
            <text:p>NCIT:C3170</text:p>
          </table:table-cell>
          <table:table-cell table:style-name="ce5" office:value-type="string" calcext:value-type="string">
            <text:p>Acute Megakary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0];&quot;::&quot;;[.C120])" office:value-type="string" office:string-value="icdom-99103::icdot-C42.4" calcext:value-type="string">
            <text:p>icdom-99103::icdot-C42.4</text:p>
          </table:table-cell>
          <table:table-cell table:style-name="ce4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Therapy related myeloid neoplasm</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912</text:p>
          </table:table-cell>
          <table:table-cell table:style-name="ce40" office:value-type="string" calcext:value-type="string">
            <text:p>Therapy-Related Myeloid Neoplasm</text:p>
          </table:table-cell>
          <table:table-cell table:style-name="ce44" table:formula="of:=HYPERLINK(CONCATENATE(&quot;https://progenetix.org/api/progenetix/biosamples/sampledetails/&quot;;[.A121];&quot;,&quot;;[.C121];&quot;/text/&quot;);&quot;pgx ➚&quot;)" office:value-type="string" office:string-value="pgx ➚" calcext:value-type="string">
            <text:p>pgx ➚</text:p>
          </table:table-cell>
          <table:table-cell table:style-name="ce5" office:value-type="string" calcext:value-type="string">
            <text:p>NCIT:C27912</text:p>
          </table:table-cell>
          <table:table-cell table:style-name="ce5" office:value-type="string" calcext:value-type="string">
            <text:p>Therapy-Related Myeloid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1];&quot;::&quot;;[.C121])"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acute myeloid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53</text:p>
          </table:table-cell>
          <table:table-cell table:style-name="ce42" office:value-type="string" calcext:value-type="string">
            <text:p>Acute Myeloid Leukemia Not Otherwise Specified</text:p>
          </table:table-cell>
          <table:table-cell table:style-name="ce44" table:formula="of:=HYPERLINK(CONCATENATE(&quot;https://progenetix.org/api/progenetix/biosamples/sampledetails/&quot;;[.A122];&quot;,&quot;;[.C122];&quot;/text/&quot;);&quot;pgx ➚&quot;)" office:value-type="string" office:string-value="pgx ➚" calcext:value-type="string">
            <text:p>pgx ➚</text:p>
          </table:table-cell>
          <table:table-cell table:style-name="ce5" office:value-type="string" calcext:value-type="string">
            <text:p>NCIT:C27753</text:p>
          </table:table-cell>
          <table:table-cell table:style-name="ce47"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text:p>
          </table:table-cell>
          <table:table-cell table:style-name="ce40"/>
          <table:table-cell table:style-name="ce40" table:formula="of:=CONCATENATE([.A122];&quot;::&quot;;[.C122])"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2">
          <table:table-cell table:style-name="ce5" office:value-type="string" calcext:value-type="string">
            <text:p>icdom-99453</text:p>
          </table:table-cell>
          <table:table-cell table:style-name="ce5" office:value-type="string" calcext:value-type="string">
            <text:p>Chronic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8</text:p>
          </table:table-cell>
          <table:table-cell table:style-name="ce40" office:value-type="string" calcext:value-type="string">
            <text:p>Chronic Myelomonocytic Leukemia</text:p>
          </table:table-cell>
          <table:table-cell table:style-name="ce44" table:formula="of:=HYPERLINK(CONCATENATE(&quot;https://progenetix.org/api/progenetix/biosamples/sampledetails/&quot;;[.A123];&quot;,&quot;;[.C123];&quot;/text/&quot;);&quot;pgx ➚&quot;)" office:value-type="string" office:string-value="pgx ➚" calcext:value-type="string">
            <text:p>pgx ➚</text:p>
          </table:table-cell>
          <table:table-cell table:style-name="ce5" office:value-type="string" calcext:value-type="string">
            <text:p>NCIT:C3178</text:p>
          </table:table-cell>
          <table:table-cell table:style-name="ce5" office:value-type="string" calcext:value-type="string">
            <text:p>Chronic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3];&quot;::&quot;;[.C123])" office:value-type="string" office:string-value="icdom-99453::icdot-C42.4" calcext:value-type="string">
            <text:p>icdom-99453::icdot-C42.4</text:p>
          </table:table-cell>
          <table:table-cell table:style-name="ce40" table:number-columns-repeated="13"/>
          <table:table-cell table:number-columns-repeated="997"/>
        </table:table-row>
        <table:table-row table:style-name="ro2">
          <table:table-cell table:style-name="ce5" office:value-type="string" calcext:value-type="string">
            <text:p>icdom-99463</text:p>
          </table:table-cell>
          <table:table-cell table:style-name="ce5" office:value-type="string" calcext:value-type="string">
            <text:p>Juvenile myelomon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33</text:p>
          </table:table-cell>
          <table:table-cell table:style-name="ce40" office:value-type="string" calcext:value-type="string">
            <text:p>Juvenile Myelomonocytic Leukemia</text:p>
          </table:table-cell>
          <table:table-cell table:style-name="ce44" table:formula="of:=HYPERLINK(CONCATENATE(&quot;https://progenetix.org/api/progenetix/biosamples/sampledetails/&quot;;[.A124];&quot;,&quot;;[.C124];&quot;/text/&quot;);&quot;pgx ➚&quot;)" office:value-type="string" office:string-value="pgx ➚" calcext:value-type="string">
            <text:p>pgx ➚</text:p>
          </table:table-cell>
          <table:table-cell table:style-name="ce5" office:value-type="string" calcext:value-type="string">
            <text:p>NCIT:C9233</text:p>
          </table:table-cell>
          <table:table-cell table:style-name="ce5" office:value-type="string" calcext:value-type="string">
            <text:p>Juvenil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4];&quot;::&quot;;[.C124])" office:value-type="string" office:string-value="icdom-99463::icdot-C42.4" calcext:value-type="string">
            <text:p>icdom-99463::icdot-C42.4</text:p>
          </table:table-cell>
          <table:table-cell table:style-name="ce40" table:number-columns-repeated="13"/>
          <table:table-cell table:number-columns-repeated="997"/>
        </table:table-row>
        <table:table-row table:style-name="ro1">
          <table:table-cell table:style-name="ce5" office:value-type="string" calcext:value-type="string">
            <text:p>icdom-99483</text:p>
          </table:table-cell>
          <table:table-cell table:style-name="ce5" office:value-type="string" calcext:value-type="string">
            <text:p>Aggressive NK-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7</text:p>
          </table:table-cell>
          <table:table-cell table:style-name="ce40" office:value-type="string" calcext:value-type="string">
            <text:p>Aggressive NK-Cell Leukemia</text:p>
          </table:table-cell>
          <table:table-cell table:style-name="ce44" table:formula="of:=HYPERLINK(CONCATENATE(&quot;https://progenetix.org/api/progenetix/biosamples/sampledetails/&quot;;[.A125];&quot;,&quot;;[.C125];&quot;/text/&quot;);&quot;pgx ➚&quot;)" office:value-type="string" office:string-value="pgx ➚" calcext:value-type="string">
            <text:p>pgx ➚</text:p>
          </table:table-cell>
          <table:table-cell table:style-name="ce5" office:value-type="string" calcext:value-type="string">
            <text:p>NCIT:C8647</text:p>
          </table:table-cell>
          <table:table-cell table:style-name="ce5" office:value-type="string" calcext:value-type="string">
            <text:p>Aggressive NK-Cell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5];&quot;::&quot;;[.C125])" office:value-type="string" office:string-value="icdom-99483::icdot-C42.4" calcext:value-type="string">
            <text:p>icdom-99483::icdot-C42.4</text:p>
          </table:table-cell>
          <table:table-cell table:style-name="ce40" table:number-columns-repeated="13"/>
          <table:table-cell table:number-columns-repeated="997"/>
        </table:table-row>
        <table:table-row table:style-name="ro1">
          <table:table-cell table:style-name="ce5" office:value-type="string" calcext:value-type="string">
            <text:p>icdom-99503</text:p>
          </table:table-cell>
          <table:table-cell table:style-name="ce5" office:value-type="string" calcext:value-type="string">
            <text:p>Polycythemia ver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336</text:p>
          </table:table-cell>
          <table:table-cell table:style-name="ce40" office:value-type="string" calcext:value-type="string">
            <text:p>Polycythemia Vera</text:p>
          </table:table-cell>
          <table:table-cell table:style-name="ce44" table:formula="of:=HYPERLINK(CONCATENATE(&quot;https://progenetix.org/api/progenetix/biosamples/sampledetails/&quot;;[.A126];&quot;,&quot;;[.C126];&quot;/text/&quot;);&quot;pgx ➚&quot;)" office:value-type="string" office:string-value="pgx ➚" calcext:value-type="string">
            <text:p>pgx ➚</text:p>
          </table:table-cell>
          <table:table-cell table:style-name="ce5" office:value-type="string" calcext:value-type="string">
            <text:p>NCIT:C3336</text:p>
          </table:table-cell>
          <table:table-cell table:style-name="ce5" office:value-type="string" calcext:value-type="string">
            <text:p>Polycythemia Ve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6];&quot;::&quot;;[.C126])" office:value-type="string" office:string-value="icdom-99503::icdot-C42.4" calcext:value-type="string">
            <text:p>icdom-99503::icdot-C42.4</text:p>
          </table:table-cell>
          <table:table-cell table:style-name="ce40" table:number-columns-repeated="13"/>
          <table:table-cell table:number-columns-repeated="997"/>
        </table:table-row>
        <table:table-row table:style-name="ro2">
          <table:table-cell table:style-name="ce5" office:value-type="string" calcext:value-type="string">
            <text:p>icdom-99603</text:p>
          </table:table-cell>
          <table:table-cell table:style-name="ce5" office:value-type="string" calcext:value-type="string">
            <text:p>Myeloproliferative neoplasm,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345</text:p>
          </table:table-cell>
          <table:table-cell table:style-name="ce40" office:value-type="string" calcext:value-type="string">
            <text:p>Myeloproliferative Neoplasm</text:p>
          </table:table-cell>
          <table:table-cell table:style-name="ce44" table:formula="of:=HYPERLINK(CONCATENATE(&quot;https://progenetix.org/api/progenetix/biosamples/sampledetails/&quot;;[.A127];&quot;,&quot;;[.C127];&quot;/text/&quot;);&quot;pgx ➚&quot;)" office:value-type="string" office:string-value="pgx ➚" calcext:value-type="string">
            <text:p>pgx ➚</text:p>
          </table:table-cell>
          <table:table-cell table:style-name="ce5" office:value-type="string" calcext:value-type="string">
            <text:p>NCIT:C4345</text:p>
          </table:table-cell>
          <table:table-cell table:style-name="ce5" office:value-type="string" calcext:value-type="string">
            <text:p>Myeloproliferative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7];&quot;::&quot;;[.C127])" office:value-type="string" office:string-value="icdom-99603::icdot-C42.4" calcext:value-type="string">
            <text:p>icdom-99603::icdot-C42.4</text:p>
          </table:table-cell>
          <table:table-cell table:style-name="ce40" table:number-columns-repeated="13"/>
          <table:table-cell table:number-columns-repeated="997"/>
        </table:table-row>
        <table:table-row table:style-name="ro1">
          <table:table-cell table:style-name="ce5" office:value-type="string" calcext:value-type="string">
            <text:p>icdom-99613</text:p>
          </table:table-cell>
          <table:table-cell table:style-name="ce5" office:value-type="string" calcext:value-type="string">
            <text:p>Primary myelofibrosi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862</text:p>
          </table:table-cell>
          <table:table-cell table:style-name="ce40" office:value-type="string" calcext:value-type="string">
            <text:p>Primary Myelofibrosis</text:p>
          </table:table-cell>
          <table:table-cell table:style-name="ce44" table:formula="of:=HYPERLINK(CONCATENATE(&quot;https://progenetix.org/api/progenetix/biosamples/sampledetails/&quot;;[.A128];&quot;,&quot;;[.C128];&quot;/text/&quot;);&quot;pgx ➚&quot;)" office:value-type="string" office:string-value="pgx ➚" calcext:value-type="string">
            <text:p>pgx ➚</text:p>
          </table:table-cell>
          <table:table-cell table:style-name="ce5" office:value-type="string" calcext:value-type="string">
            <text:p>NCIT:C2862</text:p>
          </table:table-cell>
          <table:table-cell table:style-name="ce5" office:value-type="string" calcext:value-type="string">
            <text:p>Primary Myelofibr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8];&quot;::&quot;;[.C128])" office:value-type="string" office:string-value="icdom-99613::icdot-C42.4" calcext:value-type="string">
            <text:p>icdom-99613::icdot-C42.4</text:p>
          </table:table-cell>
          <table:table-cell table:style-name="ce40" table:number-columns-repeated="13"/>
          <table:table-cell table:number-columns-repeated="997"/>
        </table:table-row>
        <table:table-row table:style-name="ro1">
          <table:table-cell table:style-name="ce5" office:value-type="string" calcext:value-type="string">
            <text:p>icdom-99623</text:p>
          </table:table-cell>
          <table:table-cell table:style-name="ce5" office:value-type="string" calcext:value-type="string">
            <text:p>Essential thrombocyth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407</text:p>
          </table:table-cell>
          <table:table-cell table:style-name="ce40" office:value-type="string" calcext:value-type="string">
            <text:p>Essential Thrombocythemia</text:p>
          </table:table-cell>
          <table:table-cell table:style-name="ce44" table:formula="of:=HYPERLINK(CONCATENATE(&quot;https://progenetix.org/api/progenetix/biosamples/sampledetails/&quot;;[.A129];&quot;,&quot;;[.C129];&quot;/text/&quot;);&quot;pgx ➚&quot;)" office:value-type="string" office:string-value="pgx ➚" calcext:value-type="string">
            <text:p>pgx ➚</text:p>
          </table:table-cell>
          <table:table-cell table:style-name="ce5" office:value-type="string" calcext:value-type="string">
            <text:p>NCIT:C3407</text:p>
          </table:table-cell>
          <table:table-cell table:style-name="ce5" office:value-type="string" calcext:value-type="string">
            <text:p>Essential Thrombocyth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9];&quot;::&quot;;[.C129])" office:value-type="string" office:string-value="icdom-99623::icdot-C42.4" calcext:value-type="string">
            <text:p>icdom-99623::icdot-C42.4</text:p>
          </table:table-cell>
          <table:table-cell table:style-name="ce40" table:number-columns-repeated="13"/>
          <table:table-cell table:number-columns-repeated="997"/>
        </table:table-row>
        <table:table-row table:style-name="ro2">
          <table:table-cell table:style-name="ce5" office:value-type="string" calcext:value-type="string">
            <text:p>icdom-99643</text:p>
          </table:table-cell>
          <table:table-cell table:style-name="ce5" office:value-type="string" calcext:value-type="string">
            <text:p>Chronic eosinophil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563</text:p>
          </table:table-cell>
          <table:table-cell table:style-name="ce40" office:value-type="string" calcext:value-type="string">
            <text:p>Chronic Eosinophilic Leukemia Not Otherwise Specified</text:p>
          </table:table-cell>
          <table:table-cell table:style-name="ce44" table:formula="of:=HYPERLINK(CONCATENATE(&quot;https://progenetix.org/api/progenetix/biosamples/sampledetails/&quot;;[.A130];&quot;,&quot;;[.C130];&quot;/text/&quot;);&quot;pgx ➚&quot;)" office:value-type="string" office:string-value="pgx ➚" calcext:value-type="string">
            <text:p>pgx ➚</text:p>
          </table:table-cell>
          <table:table-cell table:style-name="ce5" office:value-type="string" calcext:value-type="string">
            <text:p>NCIT:C4563</text:p>
          </table:table-cell>
          <table:table-cell table:style-name="ce5" office:value-type="string" calcext:value-type="string">
            <text:p>Chronic Eosinophilic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0];&quot;::&quot;;[.C130])" office:value-type="string" office:string-value="icdom-99643::icdot-C42.4" calcext:value-type="string">
            <text:p>icdom-99643::icdot-C42.4</text:p>
          </table:table-cell>
          <table:table-cell table:style-name="ce40" table:number-columns-repeated="13"/>
          <table:table-cell table:number-columns-repeated="997"/>
        </table:table-row>
        <table:table-row table:style-name="ro1">
          <table:table-cell table:style-name="ce5" office:value-type="string" calcext:value-type="string">
            <text:p>icdom-99803</text:p>
          </table:table-cell>
          <table:table-cell table:style-name="ce5" office:value-type="string" calcext:value-type="string">
            <text:p>Refractory an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872</text:p>
          </table:table-cell>
          <table:table-cell table:style-name="ce40" office:value-type="string" calcext:value-type="string">
            <text:p>Refractory Anemia</text:p>
          </table:table-cell>
          <table:table-cell table:style-name="ce44" table:formula="of:=HYPERLINK(CONCATENATE(&quot;https://progenetix.org/api/progenetix/biosamples/sampledetails/&quot;;[.A131];&quot;,&quot;;[.C131];&quot;/text/&quot;);&quot;pgx ➚&quot;)" office:value-type="string" office:string-value="pgx ➚" calcext:value-type="string">
            <text:p>pgx ➚</text:p>
          </table:table-cell>
          <table:table-cell table:style-name="ce5" office:value-type="string" calcext:value-type="string">
            <text:p>NCIT:C2872</text:p>
          </table:table-cell>
          <table:table-cell table:style-name="ce5" office:value-type="string" calcext:value-type="string">
            <text:p>Refractory A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1];&quot;::&quot;;[.C131])" office:value-type="string" office:string-value="icdom-99803::icdot-C42.4" calcext:value-type="string">
            <text:p>icdom-99803::icdot-C42.4</text:p>
          </table:table-cell>
          <table:table-cell table:style-name="ce40" table:number-columns-repeated="13"/>
          <table:table-cell table:number-columns-repeated="997"/>
        </table:table-row>
        <table:table-row table:style-name="ro2">
          <table:table-cell table:style-name="ce5" office:value-type="string" calcext:value-type="string">
            <text:p>icdom-99823</text:p>
          </table:table-cell>
          <table:table-cell table:style-name="ce5" office:value-type="string" calcext:value-type="string">
            <text:p>Refractory anemia with sideroblast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036</text:p>
          </table:table-cell>
          <table:table-cell table:style-name="ce40" office:value-type="string" calcext:value-type="string">
            <text:p>Myelodysplastic Syndrome with Ring Sideroblasts</text:p>
          </table:table-cell>
          <table:table-cell table:style-name="ce44" table:formula="of:=HYPERLINK(CONCATENATE(&quot;https://progenetix.org/api/progenetix/biosamples/sampledetails/&quot;;[.A132];&quot;,&quot;;[.C132];&quot;/text/&quot;);&quot;pgx ➚&quot;)" office:value-type="string" office:string-value="pgx ➚" calcext:value-type="string">
            <text:p>pgx ➚</text:p>
          </table:table-cell>
          <table:table-cell table:style-name="ce5" office:value-type="string" calcext:value-type="string">
            <text:p>NCIT:C4036</text:p>
          </table:table-cell>
          <table:table-cell table:style-name="ce5" office:value-type="string" calcext:value-type="string">
            <text:p>Myelodysplastic Syndrome with Ring Sideroblast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2];&quot;::&quot;;[.C132])" office:value-type="string" office:string-value="icdom-99823::icdot-C42.4" calcext:value-type="string">
            <text:p>icdom-99823::icdot-C42.4</text:p>
          </table:table-cell>
          <table:table-cell table:style-name="ce40" table:number-columns-repeated="13"/>
          <table:table-cell table:number-columns-repeated="997"/>
        </table:table-row>
        <table:table-row table:style-name="ro2">
          <table:table-cell table:style-name="ce5" office:value-type="string" calcext:value-type="string">
            <text:p>icdom-99843</text:p>
          </table:table-cell>
          <table:table-cell table:style-name="ce5" office:value-type="string" calcext:value-type="string">
            <text:p>Refractory anemia with excess blasts in transform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080</text:p>
          </table:table-cell>
          <table:table-cell table:style-name="ce40" office:value-type="string" calcext:value-type="string">
            <text:p>Refractory Anemia with Excess Blasts in Transformation</text:p>
          </table:table-cell>
          <table:table-cell table:style-name="ce44" table:formula="of:=HYPERLINK(CONCATENATE(&quot;https://progenetix.org/api/progenetix/biosamples/sampledetails/&quot;;[.A133];&quot;,&quot;;[.C133];&quot;/text/&quot;);&quot;pgx ➚&quot;)" office:value-type="string" office:string-value="pgx ➚" calcext:value-type="string">
            <text:p>pgx ➚</text:p>
          </table:table-cell>
          <table:table-cell table:style-name="ce5" office:value-type="string" calcext:value-type="string">
            <text:p>NCIT:C27080</text:p>
          </table:table-cell>
          <table:table-cell table:style-name="ce5" office:value-type="string" calcext:value-type="string">
            <text:p>Refractory Anemia with Excess Blasts in Transform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3];&quot;::&quot;;[.C133])" office:value-type="string" office:string-value="icdom-99843::icdot-C42.4" calcext:value-type="string">
            <text:p>icdom-99843::icdot-C42.4</text:p>
          </table:table-cell>
          <table:table-cell table:style-name="ce40" table:number-columns-repeated="13"/>
          <table:table-cell table:number-columns-repeated="997"/>
        </table:table-row>
        <table:table-row table:style-name="ro2">
          <table:table-cell table:style-name="ce5" office:value-type="string" calcext:value-type="string">
            <text:p>icdom-99873</text:p>
          </table:table-cell>
          <table:table-cell table:style-name="ce5" office:value-type="string" calcext:value-type="string">
            <text:p>Therapy-related 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22</text:p>
          </table:table-cell>
          <table:table-cell table:style-name="ce40" office:value-type="string" calcext:value-type="string">
            <text:p>Therapy-Related Myelodysplastic Syndrome</text:p>
          </table:table-cell>
          <table:table-cell table:style-name="ce44" table:formula="of:=HYPERLINK(CONCATENATE(&quot;https://progenetix.org/api/progenetix/biosamples/sampledetails/&quot;;[.A134];&quot;,&quot;;[.C134];&quot;/text/&quot;);&quot;pgx ➚&quot;)" office:value-type="string" office:string-value="pgx ➚" calcext:value-type="string">
            <text:p>pgx ➚</text:p>
          </table:table-cell>
          <table:table-cell table:style-name="ce5" office:value-type="string" calcext:value-type="string">
            <text:p>NCIT:C27722</text:p>
          </table:table-cell>
          <table:table-cell table:style-name="ce5" office:value-type="string" calcext:value-type="string">
            <text:p>Therapy-Related Myelodysplastic Syndrom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4];&quot;::&quot;;[.C134])" office:value-type="string" office:string-value="icdom-99873::icdot-C42.4" calcext:value-type="string">
            <text:p>icdom-99873::icdot-C42.4</text:p>
          </table:table-cell>
          <table:table-cell table:style-name="ce40" table:number-columns-repeated="13"/>
          <table:table-cell table:number-columns-repeated="997"/>
        </table:table-row>
        <table:table-row table:style-name="ro1">
          <table:table-cell table:style-name="ce5" office:value-type="string" calcext:value-type="string">
            <text:p>icdom-99893</text:p>
          </table:table-cell>
          <table:table-cell table:style-name="ce5" office:value-type="string" calcext:value-type="string">
            <text:p>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47</text:p>
          </table:table-cell>
          <table:table-cell table:style-name="ce40" office:value-type="string" calcext:value-type="string">
            <text:p>Myelodysplastic Syndrome</text:p>
          </table:table-cell>
          <table:table-cell table:style-name="ce44" table:formula="of:=HYPERLINK(CONCATENATE(&quot;https://progenetix.org/api/progenetix/biosamples/sampledetails/&quot;;[.A135];&quot;,&quot;;[.C135];&quot;/text/&quot;);&quot;pgx ➚&quot;)" office:value-type="string" office:string-value="pgx ➚" calcext:value-type="string">
            <text:p>pgx ➚</text:p>
          </table:table-cell>
          <table:table-cell table:style-name="ce5" office:value-type="string" calcext:value-type="string">
            <text:p>NCIT:C3247</text:p>
          </table:table-cell>
          <table:table-cell table:style-name="ce5" office:value-type="string" calcext:value-type="string">
            <text:p>Myelodysplastic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5];&quot;::&quot;;[.C135])" office:value-type="string" office:string-value="icdom-99893::icdot-C42.4" calcext:value-type="string">
            <text:p>icdom-99893::icdot-C42.4</text:p>
          </table:table-cell>
          <table:table-cell table:style-name="ce40" table:number-columns-repeated="13"/>
          <table:table-cell table:number-columns-repeated="997"/>
        </table:table-row>
        <table:table-row table:style-name="ro4">
          <table:table-cell table:style-name="ce6" office:value-type="string" calcext:value-type="string">
            <text:p>icdom-98013</text:p>
          </table:table-cell>
          <table:table-cell table:style-name="ce5" office:value-type="string" calcext:value-type="string">
            <text:p>Acute leukemia, NOS</text:p>
          </table:table-cell>
          <table:table-cell table:style-name="ce6"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98</text:p>
          </table:table-cell>
          <table:table-cell table:style-name="ce40" office:value-type="string" calcext:value-type="string">
            <text:p>Acute Undifferentiated Leukemia</text:p>
          </table:table-cell>
          <table:table-cell table:style-name="ce44" table:formula="of:=HYPERLINK(CONCATENATE(&quot;https://progenetix.org/api/progenetix/biosamples/sampledetails/&quot;;[.A136];&quot;,&quot;;[.C136];&quot;/text/&quot;);&quot;pgx ➚&quot;)" office:value-type="string" office:string-value="pgx ➚" calcext:value-type="string">
            <text:p>pgx ➚</text:p>
          </table:table-cell>
          <table:table-cell table:style-name="ce5" office:value-type="string" calcext:value-type="string">
            <text:p>NCIT:C7464</text:p>
          </table:table-cell>
          <table:table-cell table:style-name="ce5" office:value-type="string" calcext:value-type="string">
            <text:p>Acute Leukemia of Ambiguous Lineage</text:p>
          </table:table-cell>
          <table:table-cell table:style-name="ce40" table:content-validation-name="val1" office:value-type="string" calcext:value-type="string">
            <text:p>ok</text:p>
          </table:table-cell>
          <table:table-cell table:style-name="ce40"/>
          <table:table-cell table:style-name="ce40" office:value-type="string" calcext:value-type="string">
            <text:p>don't like this too much, since it implies ambiguity in DX, not only in annotation</text:p>
          </table:table-cell>
          <table:table-cell table:style-name="ce40" table:number-columns-repeated="15"/>
          <table:table-cell table:number-columns-repeated="997"/>
        </table:table-row>
        <table:table-row table:style-name="ro1">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305</text:p>
          </table:table-cell>
          <table:table-cell table:style-name="ce40" office:value-type="string" calcext:value-type="string">
            <text:p>Malignant Neoplasm</text:p>
          </table:table-cell>
          <table:table-cell table:style-name="ce44" table:formula="of:=HYPERLINK(CONCATENATE(&quot;https://progenetix.org/api/progenetix/biosamples/sampledetails/&quot;;[.A137];&quot;,&quot;;[.C137];&quot;/text/&quot;);&quot;pgx ➚&quot;)" office:value-type="string" office:string-value="pgx ➚" calcext:value-type="string">
            <text:p>pgx ➚</text:p>
          </table:table-cell>
          <table:table-cell table:style-name="ce5" office:value-type="string" calcext:value-type="string">
            <text:p>NCIT:C3372</text:p>
          </table:table-cell>
          <table:table-cell table:style-name="ce49" office:value-type="string" calcext:value-type="string">
            <text:p>Skin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7];&quot;::&quot;;[.C137])" office:value-type="string" office:string-value="icdom-80003::icdot-C44.9" calcext:value-type="string">
            <text:p>icdom-80003::icdot-C44.9</text:p>
          </table:table-cell>
          <table:table-cell table:style-name="ce40" table:number-columns-repeated="13"/>
          <table:table-cell table:number-columns-repeated="997"/>
        </table:table-row>
        <table:table-row table:style-name="ro1">
          <table:table-cell table:style-name="ce5" office:value-type="string" calcext:value-type="string">
            <text:p>icdom-80520</text:p>
          </table:table-cell>
          <table:table-cell table:style-name="ce5" office:value-type="string" calcext:value-type="string">
            <text:p>Squamous cell papill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712</text:p>
          </table:table-cell>
          <table:table-cell table:style-name="ce40" office:value-type="string" calcext:value-type="string">
            <text:p>Squamous Papilloma</text:p>
          </table:table-cell>
          <table:table-cell table:style-name="ce44" table:formula="of:=HYPERLINK(CONCATENATE(&quot;https://progenetix.org/api/progenetix/biosamples/sampledetails/&quot;;[.A138];&quot;,&quot;;[.C138];&quot;/text/&quot;);&quot;pgx ➚&quot;)" office:value-type="string" office:string-value="pgx ➚" calcext:value-type="string">
            <text:p>pgx ➚</text:p>
          </table:table-cell>
          <table:table-cell table:style-name="ce5" office:value-type="string" calcext:value-type="string">
            <text:p>NCIT:C4462</text:p>
          </table:table-cell>
          <table:table-cell table:style-name="ce5" office:value-type="string" calcext:value-type="string">
            <text:p>Skin Squamous Cell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8];&quot;::&quot;;[.C138])" office:value-type="string" office:string-value="icdom-80520::icdot-C44.9" calcext:value-type="string">
            <text:p>icdom-80520::icdot-C44.9</text:p>
          </table:table-cell>
          <table:table-cell table:style-name="ce40" table:number-columns-repeated="13"/>
          <table:table-cell table:number-columns-repeated="997"/>
        </table:table-row>
        <table:table-row table:style-name="ro1">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819</text:p>
          </table:table-cell>
          <table:table-cell table:style-name="ce40" office:value-type="string" calcext:value-type="string">
            <text:p>Skin Squamous Cell Carcinoma</text:p>
          </table:table-cell>
          <table:table-cell table:style-name="ce44" table:formula="of:=HYPERLINK(CONCATENATE(&quot;https://progenetix.org/api/progenetix/biosamples/sampledetails/&quot;;[.A139];&quot;,&quot;;[.C139];&quot;/text/&quot;);&quot;pgx ➚&quot;)" office:value-type="string" office:string-value="pgx ➚" calcext:value-type="string">
            <text:p>pgx ➚</text:p>
          </table:table-cell>
          <table:table-cell table:style-name="ce5" office:value-type="string" calcext:value-type="string">
            <text:p>NCIT:C4819</text:p>
          </table:table-cell>
          <table:table-cell table:style-name="ce5" office:value-type="string" calcext:value-type="string">
            <text:p>Skin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9];&quot;::&quot;;[.C139])" office:value-type="string" office:string-value="icdom-80703::icdot-C44.9" calcext:value-type="string">
            <text:p>icdom-80703::icdot-C44.9</text:p>
          </table:table-cell>
          <table:table-cell table:style-name="ce40" table:number-columns-repeated="13"/>
          <table:table-cell table:number-columns-repeated="997"/>
        </table:table-row>
        <table:table-row table:style-name="ro3">
          <table:table-cell table:style-name="ce5" office:value-type="string" calcext:value-type="string">
            <text:p>icdom-80903</text:p>
          </table:table-cell>
          <table:table-cell table:style-name="ce5" office:value-type="string" calcext:value-type="string">
            <text:p>Basal cell carci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359</text:p>
          </table:table-cell>
          <table:table-cell table:style-name="ce40" office:value-type="string" calcext:value-type="string">
            <text:p>Skin Pigmented Basal Cell Carcinoma</text:p>
          </table:table-cell>
          <table:table-cell table:style-name="ce44" table:formula="of:=HYPERLINK(CONCATENATE(&quot;https://progenetix.org/api/progenetix/biosamples/sampledetails/&quot;;[.A140];&quot;,&quot;;[.C140];&quot;/text/&quot;);&quot;pgx ➚&quot;)" office:value-type="string" office:string-value="pgx ➚" calcext:value-type="string">
            <text:p>pgx ➚</text:p>
          </table:table-cell>
          <table:table-cell table:style-name="ce5" office:value-type="string" calcext:value-type="string">
            <text:p>NCIT:C2921</text:p>
          </table:table-cell>
          <table:table-cell table:style-name="ce5" office:value-type="string" calcext:value-type="string">
            <text:p>Skin Bas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0];&quot;::&quot;;[.C140])" office:value-type="string" office:string-value="icdom-80903::icdot-C44.9" calcext:value-type="string">
            <text:p>icdom-80903::icdot-C44.9</text:p>
          </table:table-cell>
          <table:table-cell table:style-name="ce40" table:number-columns-repeated="13"/>
          <table:table-cell table:number-columns-repeated="997"/>
        </table:table-row>
        <table:table-row table:style-name="ro1">
          <table:table-cell table:style-name="ce6" office:value-type="string" calcext:value-type="string">
            <text:p>icdom-82473</text:p>
          </table:table-cell>
          <table:table-cell table:style-name="ce5" office:value-type="string" calcext:value-type="string">
            <text:p>Merkel cell carcinoma</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231</text:p>
          </table:table-cell>
          <table:table-cell table:style-name="ce40" office:value-type="string" calcext:value-type="string">
            <text:p>Merkel Cell Carcinoma</text:p>
          </table:table-cell>
          <table:table-cell table:style-name="ce44" table:formula="of:=HYPERLINK(CONCATENATE(&quot;https://progenetix.org/api/progenetix/biosamples/sampledetails/&quot;;[.A141];&quot;,&quot;;[.C141];&quot;/text/&quot;);&quot;pgx ➚&quot;)" office:value-type="string" office:string-value="pgx ➚" calcext:value-type="string">
            <text:p>pgx ➚</text:p>
          </table:table-cell>
          <table:table-cell table:style-name="ce5" office:value-type="string" calcext:value-type="string">
            <text:p>NCIT:C9231</text:p>
          </table:table-cell>
          <table:table-cell table:style-name="ce5" office:value-type="string" calcext:value-type="string">
            <text:p>Merke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1];&quot;::&quot;;[.C141])" office:value-type="string" office:string-value="icdom-82473::icdot-C44.9" calcext:value-type="string">
            <text:p>icdom-82473::icdot-C44.9</text:p>
          </table:table-cell>
          <table:table-cell table:style-name="ce40" table:number-columns-repeated="13"/>
          <table:table-cell table:number-columns-repeated="997"/>
        </table:table-row>
        <table:table-row table:style-name="ro1">
          <table:table-cell table:style-name="ce5" office:value-type="string" calcext:value-type="string">
            <text:p>icdom-87200</text:p>
          </table:table-cell>
          <table:table-cell table:style-name="ce5" office:value-type="string" calcext:value-type="string">
            <text:p>Pigmented nevus,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27816</text:p>
          </table:table-cell>
          <table:table-cell table:style-name="ce40" office:value-type="string" calcext:value-type="string">
            <text:p>Pigmented Nevus</text:p>
          </table:table-cell>
          <table:table-cell table:style-name="ce44" table:formula="of:=HYPERLINK(CONCATENATE(&quot;https://progenetix.org/api/progenetix/biosamples/sampledetails/&quot;;[.A142];&quot;,&quot;;[.C142];&quot;/text/&quot;);&quot;pgx ➚&quot;)" office:value-type="string" office:string-value="pgx ➚" calcext:value-type="string">
            <text:p>pgx ➚</text:p>
          </table:table-cell>
          <table:table-cell table:style-name="ce5" office:value-type="string" calcext:value-type="string">
            <text:p>NCIT:C27816</text:p>
          </table:table-cell>
          <table:table-cell table:style-name="ce5" office:value-type="string" calcext:value-type="string">
            <text:p>Pigmented Nevu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2];&quot;::&quot;;[.C142])" office:value-type="string" office:string-value="icdom-87200::icdot-C44.9" calcext:value-type="string">
            <text:p>icdom-87200::icdot-C44.9</text:p>
          </table:table-cell>
          <table:table-cell table:style-name="ce40" table:number-columns-repeated="13"/>
          <table:table-cell table:number-columns-repeated="997"/>
        </table:table-row>
        <table:table-row table:style-name="ro1">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44" table:formula="of:=HYPERLINK(CONCATENATE(&quot;https://progenetix.org/api/progenetix/biosamples/sampledetails/&quot;;[.A143];&quot;,&quot;;[.C143];&quot;/text/&quot;);&quot;pgx ➚&quot;)" office:value-type="string" office:string-value="pgx ➚" calcext:value-type="string">
            <text:p>pgx ➚</text:p>
          </table:table-cell>
          <table:table-cell table:style-name="ce5" office:value-type="string" calcext:value-type="string">
            <text:p>NCIT:C3510</text:p>
          </table:table-cell>
          <table:table-cell table:style-name="ce5" office:value-type="string" calcext:value-type="string">
            <text:p>Cutane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3];&quot;::&quot;;[.C143])" office:value-type="string" office:string-value="icdom-87203::icdot-C44.9" calcext:value-type="string">
            <text:p>icdom-87203::icdot-C44.9</text:p>
          </table:table-cell>
          <table:table-cell table:style-name="ce40" table:number-columns-repeated="13"/>
          <table:table-cell table:number-columns-repeated="997"/>
        </table:table-row>
        <table:table-row table:style-name="ro1">
          <table:table-cell table:style-name="ce5" office:value-type="string" calcext:value-type="string">
            <text:p>icdom-87213</text:p>
          </table:table-cell>
          <table:table-cell table:style-name="ce5" office:value-type="string" calcext:value-type="string">
            <text:p>Nodular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225</text:p>
          </table:table-cell>
          <table:table-cell table:style-name="ce40" office:value-type="string" calcext:value-type="string">
            <text:p>Nodular Melanoma</text:p>
          </table:table-cell>
          <table:table-cell table:style-name="ce44" table:formula="of:=HYPERLINK(CONCATENATE(&quot;https://progenetix.org/api/progenetix/biosamples/sampledetails/&quot;;[.A144];&quot;,&quot;;[.C144];&quot;/text/&quot;);&quot;pgx ➚&quot;)" office:value-type="string" office:string-value="pgx ➚" calcext:value-type="string">
            <text:p>pgx ➚</text:p>
          </table:table-cell>
          <table:table-cell table:style-name="ce5" office:value-type="string" calcext:value-type="string">
            <text:p>NCIT:C4225</text:p>
          </table:table-cell>
          <table:table-cell table:style-name="ce5" office:value-type="string" calcext:value-type="string">
            <text:p>Nodular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4];&quot;::&quot;;[.C144])" office:value-type="string" office:string-value="icdom-87213::icdot-C44.9" calcext:value-type="string">
            <text:p>icdom-87213::icdot-C44.9</text:p>
          </table:table-cell>
          <table:table-cell table:style-name="ce40" table:number-columns-repeated="13"/>
          <table:table-cell table:number-columns-repeated="997"/>
        </table:table-row>
        <table:table-row table:style-name="ro1">
          <table:table-cell table:style-name="ce5" office:value-type="string" calcext:value-type="string">
            <text:p>icdom-87423</text:p>
          </table:table-cell>
          <table:table-cell table:style-name="ce5" office:value-type="string" calcext:value-type="string">
            <text:p>Lentigo maligna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151</text:p>
          </table:table-cell>
          <table:table-cell table:style-name="ce40" office:value-type="string" calcext:value-type="string">
            <text:p>Lentigo Maligna Melanoma</text:p>
          </table:table-cell>
          <table:table-cell table:style-name="ce44" table:formula="of:=HYPERLINK(CONCATENATE(&quot;https://progenetix.org/api/progenetix/biosamples/sampledetails/&quot;;[.A145];&quot;,&quot;;[.C145];&quot;/text/&quot;);&quot;pgx ➚&quot;)" office:value-type="string" office:string-value="pgx ➚" calcext:value-type="string">
            <text:p>pgx ➚</text:p>
          </table:table-cell>
          <table:table-cell table:style-name="ce5" office:value-type="string" calcext:value-type="string">
            <text:p>NCIT:C9151</text:p>
          </table:table-cell>
          <table:table-cell table:style-name="ce5" office:value-type="string" calcext:value-type="string">
            <text:p>Lentigo Maligna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5];&quot;::&quot;;[.C145])" office:value-type="string" office:string-value="icdom-87423::icdot-C44.9" calcext:value-type="string">
            <text:p>icdom-87423::icdot-C44.9</text:p>
          </table:table-cell>
          <table:table-cell table:style-name="ce40" table:number-columns-repeated="13"/>
          <table:table-cell table:number-columns-repeated="997"/>
        </table:table-row>
        <table:table-row table:style-name="ro1">
          <table:table-cell table:style-name="ce5" office:value-type="string" calcext:value-type="string">
            <text:p>icdom-87433</text:p>
          </table:table-cell>
          <table:table-cell table:style-name="ce5" office:value-type="string" calcext:value-type="string">
            <text:p>Superficial spreading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152</text:p>
          </table:table-cell>
          <table:table-cell table:style-name="ce40" office:value-type="string" calcext:value-type="string">
            <text:p>Superficial Spreading Melanoma</text:p>
          </table:table-cell>
          <table:table-cell table:style-name="ce44" table:formula="of:=HYPERLINK(CONCATENATE(&quot;https://progenetix.org/api/progenetix/biosamples/sampledetails/&quot;;[.A146];&quot;,&quot;;[.C146];&quot;/text/&quot;);&quot;pgx ➚&quot;)" office:value-type="string" office:string-value="pgx ➚" calcext:value-type="string">
            <text:p>pgx ➚</text:p>
          </table:table-cell>
          <table:table-cell table:style-name="ce5" office:value-type="string" calcext:value-type="string">
            <text:p>NCIT:C9152</text:p>
          </table:table-cell>
          <table:table-cell table:style-name="ce5" office:value-type="string" calcext:value-type="string">
            <text:p>Superficial Spreading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6];&quot;::&quot;;[.C146])" office:value-type="string" office:string-value="icdom-87433::icdot-C44.9" calcext:value-type="string">
            <text:p>icdom-87433::icdot-C44.9</text:p>
          </table:table-cell>
          <table:table-cell table:style-name="ce40" table:number-columns-repeated="13"/>
          <table:table-cell table:number-columns-repeated="997"/>
        </table:table-row>
        <table:table-row table:style-name="ro1">
          <table:table-cell table:style-name="ce5" office:value-type="string" calcext:value-type="string">
            <text:p>icdom-87443</text:p>
          </table:table-cell>
          <table:table-cell table:style-name="ce5" office:value-type="string" calcext:value-type="string">
            <text:p>Acral Lentiginous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022</text:p>
          </table:table-cell>
          <table:table-cell table:style-name="ce40" office:value-type="string" calcext:value-type="string">
            <text:p>Acral lentiginous melanoma</text:p>
          </table:table-cell>
          <table:table-cell table:style-name="ce44" table:formula="of:=HYPERLINK(CONCATENATE(&quot;https://progenetix.org/api/progenetix/biosamples/sampledetails/&quot;;[.A147];&quot;,&quot;;[.C147];&quot;/text/&quot;);&quot;pgx ➚&quot;)" office:value-type="string" office:string-value="pgx ➚" calcext:value-type="string">
            <text:p>pgx ➚</text:p>
          </table:table-cell>
          <table:table-cell table:style-name="ce5" office:value-type="string" calcext:value-type="string">
            <text:p>NCIT:C4022</text:p>
          </table:table-cell>
          <table:table-cell table:style-name="ce5" office:value-type="string" calcext:value-type="string">
            <text:p>Acral lentigin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7];&quot;::&quot;;[.C147])" office:value-type="string" office:string-value="icdom-87443::icdot-C44.9" calcext:value-type="string">
            <text:p>icdom-87443::icdot-C44.9</text:p>
          </table:table-cell>
          <table:table-cell table:style-name="ce40" table:number-columns-repeated="13"/>
          <table:table-cell table:number-columns-repeated="997"/>
        </table:table-row>
        <table:table-row table:style-name="ro2">
          <table:table-cell table:style-name="ce5" office:value-type="string" calcext:value-type="string">
            <text:p>icdom-87703</text:p>
          </table:table-cell>
          <table:table-cell table:style-name="ce5" office:value-type="string" calcext:value-type="string">
            <text:p>Mixed epithelioid and spindle cell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66756</text:p>
          </table:table-cell>
          <table:table-cell table:style-name="ce40" office:value-type="string" calcext:value-type="string">
            <text:p>Mixed Epithelioid and Spindle Cell Melanoma</text:p>
          </table:table-cell>
          <table:table-cell table:style-name="ce44" table:formula="of:=HYPERLINK(CONCATENATE(&quot;https://progenetix.org/api/progenetix/biosamples/sampledetails/&quot;;[.A148];&quot;,&quot;;[.C148];&quot;/text/&quot;);&quot;pgx ➚&quot;)" office:value-type="string" office:string-value="pgx ➚" calcext:value-type="string">
            <text:p>pgx ➚</text:p>
          </table:table-cell>
          <table:table-cell table:style-name="ce5" office:value-type="string" calcext:value-type="string">
            <text:p>NCIT:C66756</text:p>
          </table:table-cell>
          <table:table-cell table:style-name="ce5" office:value-type="string" calcext:value-type="string">
            <text:p>Mixed Epithelioid and Spindle Cell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8];&quot;::&quot;;[.C148])" office:value-type="string" office:string-value="icdom-87703::icdot-C44.9" calcext:value-type="string">
            <text:p>icdom-87703::icdot-C44.9</text:p>
          </table:table-cell>
          <table:table-cell table:style-name="ce40" table:number-columns-repeated="13"/>
          <table:table-cell table:number-columns-repeated="997"/>
        </table:table-row>
        <table:table-row table:style-name="ro7">
          <table:table-cell table:style-name="ce5" office:value-type="string" calcext:value-type="string">
            <text:p>icdom-88333</text:p>
          </table:table-cell>
          <table:table-cell table:style-name="ce5" office:value-type="string" calcext:value-type="string">
            <text:p>Pigmented dermatofibrosarcoma protuberan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430</text:p>
          </table:table-cell>
          <table:table-cell table:style-name="ce40" office:value-type="string" calcext:value-type="string">
            <text:p>Pigmented Dermatofibrosarcoma Protuberans</text:p>
          </table:table-cell>
          <table:table-cell table:style-name="ce44" table:formula="of:=HYPERLINK(CONCATENATE(&quot;https://progenetix.org/api/progenetix/biosamples/sampledetails/&quot;;[.A149];&quot;,&quot;;[.C149];&quot;/text/&quot;);&quot;pgx ➚&quot;)" office:value-type="string" office:string-value="pgx ➚" calcext:value-type="string">
            <text:p>pgx ➚</text:p>
          </table:table-cell>
          <table:table-cell table:style-name="ce5" office:value-type="string" calcext:value-type="string">
            <text:p>NCIT:C9430</text:p>
          </table:table-cell>
          <table:table-cell table:style-name="ce5" office:value-type="string" calcext:value-type="string">
            <text:p>Pigmented Dermatofibrosarcoma Protuberan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9];&quot;::&quot;;[.C149])" office:value-type="string" office:string-value="icdom-88333::icdot-C44.9" calcext:value-type="string">
            <text:p>icdom-88333::icdot-C44.9</text:p>
          </table:table-cell>
          <table:table-cell table:style-name="ce40" table:number-columns-repeated="13"/>
          <table:table-cell table:number-columns-repeated="997"/>
        </table:table-row>
        <table:table-row table:style-name="ro1">
          <table:table-cell table:style-name="ce5" office:value-type="string" calcext:value-type="string">
            <text:p>icdom-97003</text:p>
          </table:table-cell>
          <table:table-cell table:style-name="ce5" office:value-type="string" calcext:value-type="string">
            <text:p>Mycosis fungoide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246</text:p>
          </table:table-cell>
          <table:table-cell table:style-name="ce40" office:value-type="string" calcext:value-type="string">
            <text:p>Mycosis Fungoides</text:p>
          </table:table-cell>
          <table:table-cell table:style-name="ce44" table:formula="of:=HYPERLINK(CONCATENATE(&quot;https://progenetix.org/api/progenetix/biosamples/sampledetails/&quot;;[.A150];&quot;,&quot;;[.C150];&quot;/text/&quot;);&quot;pgx ➚&quot;)" office:value-type="string" office:string-value="pgx ➚" calcext:value-type="string">
            <text:p>pgx ➚</text:p>
          </table:table-cell>
          <table:table-cell table:style-name="ce5" office:value-type="string" calcext:value-type="string">
            <text:p>NCIT:C3246</text:p>
          </table:table-cell>
          <table:table-cell table:style-name="ce5" office:value-type="string" calcext:value-type="string">
            <text:p>Mycosis Fungoide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0];&quot;::&quot;;[.C150])" office:value-type="string" office:string-value="icdom-97003::icdot-C44.9" calcext:value-type="string">
            <text:p>icdom-97003::icdot-C44.9</text:p>
          </table:table-cell>
          <table:table-cell table:style-name="ce40" table:number-columns-repeated="13"/>
          <table:table-cell table:number-columns-repeated="997"/>
        </table:table-row>
        <table:table-row table:style-name="ro1">
          <table:table-cell table:style-name="ce5" office:value-type="string" calcext:value-type="string">
            <text:p>icdom-97013</text:p>
          </table:table-cell>
          <table:table-cell table:style-name="ce5" office:value-type="string" calcext:value-type="string">
            <text:p>Sezary syndrome</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366</text:p>
          </table:table-cell>
          <table:table-cell table:style-name="ce40" office:value-type="string" calcext:value-type="string">
            <text:p>Sezary Syndrome</text:p>
          </table:table-cell>
          <table:table-cell table:style-name="ce44" table:formula="of:=HYPERLINK(CONCATENATE(&quot;https://progenetix.org/api/progenetix/biosamples/sampledetails/&quot;;[.A151];&quot;,&quot;;[.C151];&quot;/text/&quot;);&quot;pgx ➚&quot;)" office:value-type="string" office:string-value="pgx ➚" calcext:value-type="string">
            <text:p>pgx ➚</text:p>
          </table:table-cell>
          <table:table-cell table:style-name="ce5" office:value-type="string" calcext:value-type="string">
            <text:p>NCIT:C3366</text:p>
          </table:table-cell>
          <table:table-cell table:style-name="ce5" office:value-type="string" calcext:value-type="string">
            <text:p>Sezary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1];&quot;::&quot;;[.C151])" office:value-type="string" office:string-value="icdom-97013::icdot-C44.9" calcext:value-type="string">
            <text:p>icdom-97013::icdot-C44.9</text:p>
          </table:table-cell>
          <table:table-cell table:style-name="ce40" table:number-columns-repeated="13"/>
          <table:table-cell table:number-columns-repeated="997"/>
        </table:table-row>
        <table:table-row table:style-name="ro2">
          <table:table-cell table:style-name="ce5" office:value-type="string" calcext:value-type="string">
            <text:p>icdom-97263</text:p>
          </table:table-cell>
          <table:table-cell table:style-name="ce5" office:value-type="string" calcext:value-type="string">
            <text:p>Primary cutaneous gamma-delta-T-cell lymph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5340</text:p>
          </table:table-cell>
          <table:table-cell table:style-name="ce40" office:value-type="string" calcext:value-type="string">
            <text:p>Primary cutaneous gamma-delta-T-cell lymphoma</text:p>
          </table:table-cell>
          <table:table-cell table:style-name="ce44" table:formula="of:=HYPERLINK(CONCATENATE(&quot;https://progenetix.org/api/progenetix/biosamples/sampledetails/&quot;;[.A152];&quot;,&quot;;[.C152];&quot;/text/&quot;);&quot;pgx ➚&quot;)" office:value-type="string" office:string-value="pgx ➚" calcext:value-type="string">
            <text:p>pgx ➚</text:p>
          </table:table-cell>
          <table:table-cell table:style-name="ce5" office:value-type="string" calcext:value-type="string">
            <text:p>NCIT:C45340</text:p>
          </table:table-cell>
          <table:table-cell table:style-name="ce5" office:value-type="string" calcext:value-type="string">
            <text:p>Primary cutaneous gamma-delta-T-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2];&quot;::&quot;;[.C152])" office:value-type="string" office:string-value="icdom-97263::icdot-C44.9" calcext:value-type="string">
            <text:p>icdom-97263::icdot-C44.9</text:p>
          </table:table-cell>
          <table:table-cell table:style-name="ce40" table:number-columns-repeated="13"/>
          <table:table-cell table:number-columns-repeated="997"/>
        </table:table-row>
        <table:table-row table:style-name="ro2">
          <table:table-cell table:style-name="ce6" office:value-type="string" calcext:value-type="string">
            <text:p>icdom-97093</text:p>
          </table:table-cell>
          <table:table-cell table:style-name="ce5" office:value-type="string" calcext:value-type="string">
            <text:p>Cutaneous T-cell lymph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468</text:p>
          </table:table-cell>
          <table:table-cell table:style-name="ce40" office:value-type="string" calcext:value-type="string">
            <text:p>Mature T-Cell and NK-Cell Non-Hodgkin Lymphoma</text:p>
          </table:table-cell>
          <table:table-cell table:style-name="ce44" table:formula="of:=HYPERLINK(CONCATENATE(&quot;https://progenetix.org/api/progenetix/biosamples/sampledetails/&quot;;[.A153];&quot;,&quot;;[.C153];&quot;/text/&quot;);&quot;pgx ➚&quot;)" office:value-type="string" office:string-value="pgx ➚" calcext:value-type="string">
            <text:p>pgx ➚</text:p>
          </table:table-cell>
          <table:table-cell table:style-name="ce5" office:value-type="string" calcext:value-type="string">
            <text:p>NCIT:C3467</text:p>
          </table:table-cell>
          <table:table-cell table:style-name="ce47" office:value-type="string" calcext:value-type="string">
            <text:p>Cutaneous T-Cell Non-Hodgki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fixed icdom</text:p>
          </table:table-cell>
          <table:table-cell table:style-name="ce40" table:number-columns-repeated="15"/>
          <table:table-cell table:number-columns-repeated="997"/>
        </table:table-row>
        <table:table-row table:style-name="ro4">
          <table:table-cell table:style-name="ce5" office:value-type="string" calcext:value-type="string">
            <text:p>icdom-86821</text:p>
          </table:table-cell>
          <table:table-cell table:style-name="ce5" office:value-type="string" calcext:value-type="string">
            <text:p>Parasympathetic paraganglioma</text:p>
          </table:table-cell>
          <table:table-cell table:style-name="ce5" office:value-type="string" calcext:value-type="string">
            <text:p>icdot-C47.9</text:p>
          </table:table-cell>
          <table:table-cell table:style-name="ce5" office:value-type="string" calcext:value-type="string">
            <text:p>Peripheral nervs incl. Autonomous</text:p>
          </table:table-cell>
          <table:table-cell table:style-name="ce40" office:value-type="string" calcext:value-type="string">
            <text:p>NCIT:C4217</text:p>
          </table:table-cell>
          <table:table-cell table:style-name="ce40" office:value-type="string" calcext:value-type="string">
            <text:p>Parasympathetic Paraganglioma</text:p>
          </table:table-cell>
          <table:table-cell table:style-name="ce44" table:formula="of:=HYPERLINK(CONCATENATE(&quot;https://progenetix.org/api/progenetix/biosamples/sampledetails/&quot;;[.A154];&quot;,&quot;;[.C154];&quot;/text/&quot;);&quot;pgx ➚&quot;)" office:value-type="string" office:string-value="pgx ➚" calcext:value-type="string">
            <text:p>pgx ➚</text:p>
          </table:table-cell>
          <table:table-cell table:style-name="ce5" office:value-type="string" calcext:value-type="string">
            <text:p>NCIT:C4217</text:p>
          </table:table-cell>
          <table:table-cell table:style-name="ce5" office:value-type="string" calcext:value-type="string">
            <text:p>Parasympathetic Paraganglioma</text:p>
          </table:table-cell>
          <table:table-cell table:style-name="ce40" table:content-validation-name="val1" office:value-type="string" calcext:value-type="string">
            <text:p>ok</text:p>
          </table:table-cell>
          <table:table-cell table:style-name="ce40" office:value-type="string" calcext:value-type="string">
            <text:p>I'm not sure about this one</text:p>
          </table:table-cell>
          <table:table-cell table:style-name="ce40" office:value-type="string" calcext:value-type="string">
            <text:p>ok (parasymmpathetic basically means it has to be peripheral nerves woithout other spec.)</text:p>
          </table:table-cell>
          <table:table-cell table:style-name="ce40"/>
          <table:table-cell table:style-name="ce40" table:formula="of:=CONCATENATE([.A154];&quot;::&quot;;[.C154])" office:value-type="string" office:string-value="icdom-86821::icdot-C47.9" calcext:value-type="string">
            <text:p>icdom-86821::icdot-C47.9</text:p>
          </table:table-cell>
          <table:table-cell table:style-name="ce40" table:number-columns-repeated="13"/>
          <table:table-cell table:number-columns-repeated="997"/>
        </table:table-row>
        <table:table-row table:style-name="ro6">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48.9</text:p>
          </table:table-cell>
          <table:table-cell table:style-name="ce5" office:value-type="string" calcext:value-type="string">
            <text:p>Retroperitoneum and peritoneum</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55];&quot;,&quot;;[.C155];&quot;/text/&quot;);&quot;pgx ➚&quot;)" office:value-type="string" office:string-value="pgx ➚" calcext:value-type="string">
            <text:p>pgx ➚</text:p>
          </table:table-cell>
          <table:table-cell table:style-name="ce5" office:value-type="string" calcext:value-type="string">
            <text:p>NCIT:C40022</text:p>
          </table:table-cell>
          <table:table-cell table:style-name="ce5" office:value-type="string" calcext:value-type="string">
            <text:p>Primary Peritoneal Carcinoma</text:p>
          </table:table-cell>
          <table:table-cell table:style-name="ce40" table:content-validation-name="val1" office:value-type="string" calcext:value-type="string">
            <text:p>ok</text:p>
          </table:table-cell>
          <table:table-cell table:style-name="ce40" office:value-type="string" calcext:value-type="string">
            <text:p>This is a child of 'Malignant Peritoneal and Retroperitoneal Neoplasm', so I think this mapping is correct</text:p>
          </table:table-cell>
          <table:table-cell table:style-name="ce40" table:number-columns-repeated="2"/>
          <table:table-cell table:style-name="ce40" table:formula="of:=CONCATENATE([.A155];&quot;::&quot;;[.C155])" office:value-type="string" office:string-value="icdom-80103::icdot-C48.9" calcext:value-type="string">
            <text:p>icdom-80103::icdot-C48.9</text:p>
          </table:table-cell>
          <table:table-cell table:style-name="ce40" table:number-columns-repeated="13"/>
          <table:table-cell table:number-columns-repeated="997"/>
        </table:table-row>
        <table:table-row table:style-name="ro2">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56];&quot;,&quot;;[.C156];&quot;/text/&quot;);&quot;pgx ➚&quot;)" office:value-type="string" office:string-value="pgx ➚" calcext:value-type="string">
            <text:p>pgx ➚</text:p>
          </table:table-cell>
          <table:table-cell table:style-name="ce5" office:value-type="string" calcext:value-type="string">
            <text:p>NCIT:C3810</text:p>
          </table:table-cell>
          <table:table-cell table:style-name="ce5" office:value-type="string" calcext:value-type="string">
            <text:p>Connective and Soft Tissu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6];&quot;::&quot;;[.C156])" office:value-type="string" office:string-value="icdom-80003::icdot-C49.9" calcext:value-type="string">
            <text:p>icdom-80003::icdot-C49.9</text:p>
          </table:table-cell>
          <table:table-cell table:style-name="ce4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306</text:p>
          </table:table-cell>
          <table:table-cell table:style-name="ce40" office:value-type="string" calcext:value-type="string">
            <text:p>Soft Tissue Sarcoma</text:p>
          </table:table-cell>
          <table:table-cell table:style-name="ce44" table:formula="of:=HYPERLINK(CONCATENATE(&quot;https://progenetix.org/api/progenetix/biosamples/sampledetails/&quot;;[.A157];&quot;,&quot;;[.C157];&quot;/text/&quot;);&quot;pgx ➚&quot;)" office:value-type="string" office:string-value="pgx ➚" calcext:value-type="string">
            <text:p>pgx ➚</text:p>
          </table:table-cell>
          <table:table-cell table:style-name="ce5" office:value-type="string" calcext:value-type="string">
            <text:p>NCIT:C9306</text:p>
          </table:table-cell>
          <table:table-cell table:style-name="ce5" office:value-type="string" calcext:value-type="string">
            <text:p>Soft Tissue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7];&quot;::&quot;;[.C157])" office:value-type="string" office:string-value="icdom-88003::icdot-C49.9" calcext:value-type="string">
            <text:p>icdom-88003::icdot-C49.9</text:p>
          </table:table-cell>
          <table:table-cell table:style-name="ce40" table:number-columns-repeated="13"/>
          <table:table-cell table:number-columns-repeated="997"/>
        </table:table-row>
        <table:table-row table:style-name="ro1">
          <table:table-cell table:style-name="ce5" office:value-type="string" calcext:value-type="string">
            <text:p>icdom-88023</text:p>
          </table:table-cell>
          <table:table-cell table:style-name="ce5" office:value-type="string" calcext:value-type="string">
            <text:p>Giant cell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304</text:p>
          </table:table-cell>
          <table:table-cell table:style-name="ce40" office:value-type="string" calcext:value-type="string">
            <text:p>Malignant giant cell tumor of bone</text:p>
          </table:table-cell>
          <table:table-cell table:style-name="ce44" table:formula="of:=HYPERLINK(CONCATENATE(&quot;https://progenetix.org/api/progenetix/biosamples/sampledetails/&quot;;[.A158];&quot;,&quot;;[.C158];&quot;/text/&quot;);&quot;pgx ➚&quot;)" office:value-type="string" office:string-value="pgx ➚" calcext:value-type="string">
            <text:p>pgx ➚</text:p>
          </table:table-cell>
          <table:table-cell table:style-name="ce5" office:value-type="string" calcext:value-type="string">
            <text:p>NCIT:C66759</text:p>
          </table:table-cell>
          <table:table-cell table:style-name="ce5" office:value-type="string" calcext:value-type="string">
            <text:p>Giant Cell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8];&quot;::&quot;;[.C158])" office:value-type="string" office:string-value="icdom-88023::icdot-C49.9" calcext:value-type="string">
            <text:p>icdom-88023::icdot-C49.9</text:p>
          </table:table-cell>
          <table:table-cell table:style-name="ce40" table:number-columns-repeated="13"/>
          <table:table-cell table:number-columns-repeated="997"/>
        </table:table-row>
        <table:table-row table:style-name="ro2">
          <table:table-cell table:style-name="ce5" office:value-type="string" calcext:value-type="string">
            <text:p>icdom-88053</text:p>
          </table:table-cell>
          <table:table-cell table:style-name="ce5" office:value-type="string" calcext:value-type="string">
            <text:p>Undifferentiated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7096</text:p>
          </table:table-cell>
          <table:table-cell table:style-name="ce40" office:value-type="string" calcext:value-type="string">
            <text:p>Undifferentiated (Embryonal) Sarcoma</text:p>
          </table:table-cell>
          <table:table-cell table:style-name="ce44" table:formula="of:=HYPERLINK(CONCATENATE(&quot;https://progenetix.org/api/progenetix/biosamples/sampledetails/&quot;;[.A159];&quot;,&quot;;[.C159];&quot;/text/&quot;);&quot;pgx ➚&quot;)" office:value-type="string" office:string-value="pgx ➚" calcext:value-type="string">
            <text:p>pgx ➚</text:p>
          </table:table-cell>
          <table:table-cell table:style-name="ce5" office:value-type="string" calcext:value-type="string">
            <text:p>NCIT:C27096</text:p>
          </table:table-cell>
          <table:table-cell table:style-name="ce5" office:value-type="string" calcext:value-type="string">
            <text:p>Undifferentiated (Embryonal)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59];&quot;::&quot;;[.C159])" office:value-type="string" office:string-value="icdom-88053::icdot-C49.9" calcext:value-type="string">
            <text:p>icdom-88053::icdot-C49.9</text:p>
          </table:table-cell>
          <table:table-cell table:style-name="ce40" table:number-columns-repeated="13"/>
          <table:table-cell table:number-columns-repeated="997"/>
        </table:table-row>
        <table:table-row table:style-name="ro3">
          <table:table-cell table:style-name="ce5" office:value-type="string" calcext:value-type="string">
            <text:p>icdom-88100</text:p>
          </table:table-cell>
          <table:table-cell table:style-name="ce5" office:value-type="string" calcext:value-type="string">
            <text:p>Fibr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41</text:p>
          </table:table-cell>
          <table:table-cell table:style-name="ce40" office:value-type="string" calcext:value-type="string">
            <text:p>Fibroma</text:p>
          </table:table-cell>
          <table:table-cell table:style-name="ce44" table:formula="of:=HYPERLINK(CONCATENATE(&quot;https://progenetix.org/api/progenetix/biosamples/sampledetails/&quot;;[.A160];&quot;,&quot;;[.C160];&quot;/text/&quot;);&quot;pgx ➚&quot;)" office:value-type="string" office:string-value="pgx ➚" calcext:value-type="string">
            <text:p>pgx ➚</text:p>
          </table:table-cell>
          <table:table-cell table:style-name="ce5" office:value-type="string" calcext:value-type="string">
            <text:p>NCIT:C3041</text:p>
          </table:table-cell>
          <table:table-cell table:style-name="ce5" office:value-type="string" calcext:value-type="string">
            <text:p>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0];&quot;::&quot;;[.C160])" office:value-type="string" office:string-value="icdom-88100::icdot-C49.9" calcext:value-type="string">
            <text:p>icdom-88100::icdot-C49.9</text:p>
          </table:table-cell>
          <table:table-cell table:style-name="ce40" table:number-columns-repeated="13"/>
          <table:table-cell table:number-columns-repeated="997"/>
        </table:table-row>
        <table:table-row table:style-name="ro3">
          <table:table-cell table:style-name="ce5" office:value-type="string" calcext:value-type="string">
            <text:p>icdom-88103</text:p>
          </table:table-cell>
          <table:table-cell table:style-name="ce5" office:value-type="string" calcext:value-type="string">
            <text:p>Fibr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43</text:p>
          </table:table-cell>
          <table:table-cell table:style-name="ce40" office:value-type="string" calcext:value-type="string">
            <text:p>Fibrosarcoma</text:p>
          </table:table-cell>
          <table:table-cell table:style-name="ce44" table:formula="of:=HYPERLINK(CONCATENATE(&quot;https://progenetix.org/api/progenetix/biosamples/sampledetails/&quot;;[.A161];&quot;,&quot;;[.C161];&quot;/text/&quot;);&quot;pgx ➚&quot;)" office:value-type="string" office:string-value="pgx ➚" calcext:value-type="string">
            <text:p>pgx ➚</text:p>
          </table:table-cell>
          <table:table-cell table:style-name="ce5" office:value-type="string" calcext:value-type="string">
            <text:p>NCIT:C3043</text:p>
          </table:table-cell>
          <table:table-cell table:style-name="ce5" office:value-type="string" calcext:value-type="string">
            <text:p>Fibr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1];&quot;::&quot;;[.C161])" office:value-type="string" office:string-value="icdom-88103::icdot-C49.9" calcext:value-type="string">
            <text:p>icdom-88103::icdot-C49.9</text:p>
          </table:table-cell>
          <table:table-cell table:style-name="ce40" table:number-columns-repeated="13"/>
          <table:table-cell table:number-columns-repeated="997"/>
        </table:table-row>
        <table:table-row table:style-name="ro3">
          <table:table-cell table:style-name="ce5" office:value-type="string" calcext:value-type="string">
            <text:p>icdom-88110</text:p>
          </table:table-cell>
          <table:table-cell table:style-name="ce5" office:value-type="string" calcext:value-type="string">
            <text:p>Fibromyx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66760</text:p>
          </table:table-cell>
          <table:table-cell table:style-name="ce40" office:value-type="string" calcext:value-type="string">
            <text:p>Fibromyxoid Tumor</text:p>
          </table:table-cell>
          <table:table-cell table:style-name="ce44" table:formula="of:=HYPERLINK(CONCATENATE(&quot;https://progenetix.org/api/progenetix/biosamples/sampledetails/&quot;;[.A162];&quot;,&quot;;[.C162];&quot;/text/&quot;);&quot;pgx ➚&quot;)" office:value-type="string" office:string-value="pgx ➚" calcext:value-type="string">
            <text:p>pgx ➚</text:p>
          </table:table-cell>
          <table:table-cell table:style-name="ce5" office:value-type="string" calcext:value-type="string">
            <text:p>NCIT:C66760</text:p>
          </table:table-cell>
          <table:table-cell table:style-name="ce5" office:value-type="string" calcext:value-type="string">
            <text:p>Fibromyxoid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2];&quot;::&quot;;[.C162])" office:value-type="string" office:string-value="icdom-88110::icdot-C49.9" calcext:value-type="string">
            <text:p>icdom-88110::icdot-C49.9</text:p>
          </table:table-cell>
          <table:table-cell table:style-name="ce40" table:number-columns-repeated="13"/>
          <table:table-cell table:number-columns-repeated="997"/>
        </table:table-row>
        <table:table-row table:style-name="ro3">
          <table:table-cell table:style-name="ce5" office:value-type="string" calcext:value-type="string">
            <text:p>icdom-88150</text:p>
          </table:table-cell>
          <table:table-cell table:style-name="ce5" office:value-type="string" calcext:value-type="string">
            <text:p>Solitary fibrous tumor</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7634</text:p>
          </table:table-cell>
          <table:table-cell table:style-name="ce40" office:value-type="string" calcext:value-type="string">
            <text:p>Solitary Fibrous Tumor</text:p>
          </table:table-cell>
          <table:table-cell table:style-name="ce44" table:formula="of:=HYPERLINK(CONCATENATE(&quot;https://progenetix.org/api/progenetix/biosamples/sampledetails/&quot;;[.A163];&quot;,&quot;;[.C163];&quot;/text/&quot;);&quot;pgx ➚&quot;)" office:value-type="string" office:string-value="pgx ➚" calcext:value-type="string">
            <text:p>pgx ➚</text:p>
          </table:table-cell>
          <table:table-cell table:style-name="ce5" office:value-type="string" calcext:value-type="string">
            <text:p>NCIT:C7634</text:p>
          </table:table-cell>
          <table:table-cell table:style-name="ce5" office:value-type="string" calcext:value-type="string">
            <text:p>Solitary Fibrous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3];&quot;::&quot;;[.C163])" office:value-type="string" office:string-value="icdom-88150::icdot-C49.9" calcext:value-type="string">
            <text:p>icdom-88150::icdot-C49.9</text:p>
          </table:table-cell>
          <table:table-cell table:style-name="ce40" table:number-columns-repeated="13"/>
          <table:table-cell table:number-columns-repeated="997"/>
        </table:table-row>
        <table:table-row table:style-name="ro3">
          <table:table-cell table:style-name="ce5" office:value-type="string" calcext:value-type="string">
            <text:p>icdom-88200</text:p>
          </table:table-cell>
          <table:table-cell table:style-name="ce5" office:value-type="string" calcext:value-type="string">
            <text:p>Elasto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45</text:p>
          </table:table-cell>
          <table:table-cell table:style-name="ce40" office:value-type="string" calcext:value-type="string">
            <text:p>Elastofibroma</text:p>
          </table:table-cell>
          <table:table-cell table:style-name="ce44" table:formula="of:=HYPERLINK(CONCATENATE(&quot;https://progenetix.org/api/progenetix/biosamples/sampledetails/&quot;;[.A164];&quot;,&quot;;[.C164];&quot;/text/&quot;);&quot;pgx ➚&quot;)" office:value-type="string" office:string-value="pgx ➚" calcext:value-type="string">
            <text:p>pgx ➚</text:p>
          </table:table-cell>
          <table:table-cell table:style-name="ce5" office:value-type="string" calcext:value-type="string">
            <text:p>NCIT:C4245</text:p>
          </table:table-cell>
          <table:table-cell table:style-name="ce5" office:value-type="string" calcext:value-type="string">
            <text:p>Elasto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4];&quot;::&quot;;[.C164])" office:value-type="string" office:string-value="icdom-88200::icdot-C49.9" calcext:value-type="string">
            <text:p>icdom-88200::icdot-C49.9</text:p>
          </table:table-cell>
          <table:table-cell table:style-name="ce40" table:number-columns-repeated="13"/>
          <table:table-cell table:number-columns-repeated="997"/>
        </table:table-row>
        <table:table-row table:style-name="ro3">
          <table:table-cell table:style-name="ce5" office:value-type="string" calcext:value-type="string">
            <text:p>icdom-88211</text:p>
          </table:table-cell>
          <table:table-cell table:style-name="ce5" office:value-type="string" calcext:value-type="string">
            <text:p>Aggressive fibromatosi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182</text:p>
          </table:table-cell>
          <table:table-cell table:style-name="ce40" office:value-type="string" calcext:value-type="string">
            <text:p>Desmoid-Type Fibromatosis</text:p>
          </table:table-cell>
          <table:table-cell table:style-name="ce44" table:formula="of:=HYPERLINK(CONCATENATE(&quot;https://progenetix.org/api/progenetix/biosamples/sampledetails/&quot;;[.A165];&quot;,&quot;;[.C165];&quot;/text/&quot;);&quot;pgx ➚&quot;)" office:value-type="string" office:string-value="pgx ➚" calcext:value-type="string">
            <text:p>pgx ➚</text:p>
          </table:table-cell>
          <table:table-cell table:style-name="ce5" office:value-type="string" calcext:value-type="string">
            <text:p>NCIT:C9182</text:p>
          </table:table-cell>
          <table:table-cell table:style-name="ce5" office:value-type="string" calcext:value-type="string">
            <text:p>Desmoid-Type Fibromat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5];&quot;::&quot;;[.C165])" office:value-type="string" office:string-value="icdom-88211::icdot-C49.9" calcext:value-type="string">
            <text:p>icdom-88211::icdot-C49.9</text:p>
          </table:table-cell>
          <table:table-cell table:style-name="ce40" table:number-columns-repeated="13"/>
          <table:table-cell table:number-columns-repeated="997"/>
        </table:table-row>
        <table:table-row table:style-name="ro3">
          <table:table-cell table:style-name="ce5" office:value-type="string" calcext:value-type="string">
            <text:p>icdom-88230</text:p>
          </table:table-cell>
          <table:table-cell table:style-name="ce5" office:value-type="string" calcext:value-type="string">
            <text:p>Desmoplastic 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40</text:p>
          </table:table-cell>
          <table:table-cell table:style-name="ce40" office:value-type="string" calcext:value-type="string">
            <text:p>Bone Desmoplastic Fibroma</text:p>
          </table:table-cell>
          <table:table-cell table:style-name="ce44" table:formula="of:=HYPERLINK(CONCATENATE(&quot;https://progenetix.org/api/progenetix/biosamples/sampledetails/&quot;;[.A166];&quot;,&quot;;[.C166];&quot;/text/&quot;);&quot;pgx ➚&quot;)" office:value-type="string" office:string-value="pgx ➚" calcext:value-type="string">
            <text:p>pgx ➚</text:p>
          </table:table-cell>
          <table:table-cell table:style-name="ce5" office:value-type="string" calcext:value-type="string">
            <text:p>NCIT:C3740</text:p>
          </table:table-cell>
          <table:table-cell table:style-name="ce5" office:value-type="string" calcext:value-type="string">
            <text:p>Bone Desmoplastic 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6];&quot;::&quot;;[.C166])" office:value-type="string" office:string-value="icdom-88230::icdot-C49.9" calcext:value-type="string">
            <text:p>icdom-88230::icdot-C49.9</text:p>
          </table:table-cell>
          <table:table-cell table:style-name="ce40" table:number-columns-repeated="13"/>
          <table:table-cell table:number-columns-repeated="997"/>
        </table:table-row>
        <table:table-row table:style-name="ro3">
          <table:table-cell table:style-name="ce5" office:value-type="string" calcext:value-type="string">
            <text:p>icdom-88250</text:p>
          </table:table-cell>
          <table:table-cell table:style-name="ce5" office:value-type="string" calcext:value-type="string">
            <text:p>Myofibroblast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9012</text:p>
          </table:table-cell>
          <table:table-cell table:style-name="ce40" office:value-type="string" calcext:value-type="string">
            <text:p>Myofibroblastoma</text:p>
          </table:table-cell>
          <table:table-cell table:style-name="ce44" table:formula="of:=HYPERLINK(CONCATENATE(&quot;https://progenetix.org/api/progenetix/biosamples/sampledetails/&quot;;[.A167];&quot;,&quot;;[.C167];&quot;/text/&quot;);&quot;pgx ➚&quot;)" office:value-type="string" office:string-value="pgx ➚" calcext:value-type="string">
            <text:p>pgx ➚</text:p>
          </table:table-cell>
          <table:table-cell table:style-name="ce5" office:value-type="string" calcext:value-type="string">
            <text:p>NCIT:C49012</text:p>
          </table:table-cell>
          <table:table-cell table:style-name="ce5" office:value-type="string" calcext:value-type="string">
            <text:p>Myofib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7];&quot;::&quot;;[.C167])" office:value-type="string" office:string-value="icdom-88250::icdot-C49.9" calcext:value-type="string">
            <text:p>icdom-88250::icdot-C49.9</text:p>
          </table:table-cell>
          <table:table-cell table:style-name="ce40" table:number-columns-repeated="13"/>
          <table:table-cell table:number-columns-repeated="997"/>
        </table:table-row>
        <table:table-row table:style-name="ro3">
          <table:table-cell table:style-name="ce5" office:value-type="string" calcext:value-type="string">
            <text:p>icdom-88500</text:p>
          </table:table-cell>
          <table:table-cell table:style-name="ce5" office:value-type="string" calcext:value-type="string">
            <text:p>Lip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192</text:p>
          </table:table-cell>
          <table:table-cell table:style-name="ce40" office:value-type="string" calcext:value-type="string">
            <text:p>Lipoma</text:p>
          </table:table-cell>
          <table:table-cell table:style-name="ce44" table:formula="of:=HYPERLINK(CONCATENATE(&quot;https://progenetix.org/api/progenetix/biosamples/sampledetails/&quot;;[.A168];&quot;,&quot;;[.C168];&quot;/text/&quot;);&quot;pgx ➚&quot;)" office:value-type="string" office:string-value="pgx ➚" calcext:value-type="string">
            <text:p>pgx ➚</text:p>
          </table:table-cell>
          <table:table-cell table:style-name="ce5" office:value-type="string" calcext:value-type="string">
            <text:p>NCIT:C3192</text:p>
          </table:table-cell>
          <table:table-cell table:style-name="ce5" office:value-type="string" calcext:value-type="string">
            <text:p>Lip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8];&quot;::&quot;;[.C168])" office:value-type="string" office:string-value="icdom-88500::icdot-C49.9" calcext:value-type="string">
            <text:p>icdom-88500::icdot-C49.9</text:p>
          </table:table-cell>
          <table:table-cell table:style-name="ce40" table:number-columns-repeated="13"/>
          <table:table-cell table:number-columns-repeated="997"/>
        </table:table-row>
        <table:table-row table:style-name="ro1">
          <table:table-cell table:style-name="ce5" office:value-type="string" calcext:value-type="string">
            <text:p>icdom-88503</text:p>
          </table:table-cell>
          <table:table-cell table:style-name="ce5" office:value-type="string" calcext:value-type="string">
            <text:p>Lip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44" table:formula="of:=HYPERLINK(CONCATENATE(&quot;https://progenetix.org/api/progenetix/biosamples/sampledetails/&quot;;[.A169];&quot;,&quot;;[.C169];&quot;/text/&quot;);&quot;pgx ➚&quot;)" office:value-type="string" office:string-value="pgx ➚" calcext:value-type="string">
            <text:p>pgx ➚</text:p>
          </table:table-cell>
          <table:table-cell table:style-name="ce5" office:value-type="string" calcext:value-type="string">
            <text:p>NCIT:C3194</text:p>
          </table:table-cell>
          <table:table-cell table:style-name="ce5" office:value-type="string" calcext:value-type="string">
            <text:p>Lip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69];&quot;::&quot;;[.C169])" office:value-type="string" office:string-value="icdom-88503::icdot-C49.9" calcext:value-type="string">
            <text:p>icdom-88503::icdot-C49.9</text:p>
          </table:table-cell>
          <table:table-cell table:style-name="ce40" table:number-columns-repeated="13"/>
          <table:table-cell table:number-columns-repeated="997"/>
        </table:table-row>
        <table:table-row table:style-name="ro1">
          <table:table-cell table:style-name="ce5" office:value-type="string" calcext:value-type="string">
            <text:p>icdom-88513</text:p>
          </table:table-cell>
          <table:table-cell table:style-name="ce5" office:value-type="string" calcext:value-type="string">
            <text:p>Liposarcoma, well differentiated</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6505</text:p>
          </table:table-cell>
          <table:table-cell table:style-name="ce40" office:value-type="string" calcext:value-type="string">
            <text:p>Atypical Lipomatous Tumor</text:p>
          </table:table-cell>
          <table:table-cell table:style-name="ce44" table:formula="of:=HYPERLINK(CONCATENATE(&quot;https://progenetix.org/api/progenetix/biosamples/sampledetails/&quot;;[.A170];&quot;,&quot;;[.C170];&quot;/text/&quot;);&quot;pgx ➚&quot;)" office:value-type="string" office:string-value="pgx ➚" calcext:value-type="string">
            <text:p>pgx ➚</text:p>
          </table:table-cell>
          <table:table-cell table:style-name="ce5" office:value-type="string" calcext:value-type="string">
            <text:p>NCIT:C4250</text:p>
          </table:table-cell>
          <table:table-cell table:style-name="ce5" office:value-type="string" calcext:value-type="string">
            <text:p>Well Differentiated Lip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0];&quot;::&quot;;[.C170])" office:value-type="string" office:string-value="icdom-88513::icdot-C49.9" calcext:value-type="string">
            <text:p>icdom-88513::icdot-C49.9</text:p>
          </table:table-cell>
          <table:table-cell table:style-name="ce40" table:number-columns-repeated="13"/>
          <table:table-cell table:number-columns-repeated="997"/>
        </table:table-row>
        <table:table-row table:style-name="ro3">
          <table:table-cell table:style-name="ce5" office:value-type="string" calcext:value-type="string">
            <text:p>icdom-88523</text:p>
          </table:table-cell>
          <table:table-cell table:style-name="ce5" office:value-type="string" calcext:value-type="string">
            <text:p>Myxoi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7781</text:p>
          </table:table-cell>
          <table:table-cell table:style-name="ce40" office:value-type="string" calcext:value-type="string">
            <text:p>Myxoid Liposarcoma</text:p>
          </table:table-cell>
          <table:table-cell table:style-name="ce44" table:formula="of:=HYPERLINK(CONCATENATE(&quot;https://progenetix.org/api/progenetix/biosamples/sampledetails/&quot;;[.A171];&quot;,&quot;;[.C171];&quot;/text/&quot;);&quot;pgx ➚&quot;)" office:value-type="string" office:string-value="pgx ➚" calcext:value-type="string">
            <text:p>pgx ➚</text:p>
          </table:table-cell>
          <table:table-cell table:style-name="ce5" office:value-type="string" calcext:value-type="string">
            <text:p>NCIT:C27781</text:p>
          </table:table-cell>
          <table:table-cell table:style-name="ce5" office:value-type="string" calcext:value-type="string">
            <text:p>Myxoi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1];&quot;::&quot;;[.C171])" office:value-type="string" office:string-value="icdom-88523::icdot-C49.9" calcext:value-type="string">
            <text:p>icdom-88523::icdot-C49.9</text:p>
          </table:table-cell>
          <table:table-cell table:style-name="ce40" table:number-columns-repeated="13"/>
          <table:table-cell table:number-columns-repeated="997"/>
        </table:table-row>
        <table:table-row table:style-name="ro3">
          <table:table-cell table:style-name="ce5" office:value-type="string" calcext:value-type="string">
            <text:p>icdom-88543</text:p>
          </table:table-cell>
          <table:table-cell table:style-name="ce5" office:value-type="string" calcext:value-type="string">
            <text:p>Pleomorphic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44" table:formula="of:=HYPERLINK(CONCATENATE(&quot;https://progenetix.org/api/progenetix/biosamples/sampledetails/&quot;;[.A172];&quot;,&quot;;[.C172];&quot;/text/&quot;);&quot;pgx ➚&quot;)" office:value-type="string" office:string-value="pgx ➚" calcext:value-type="string">
            <text:p>pgx ➚</text:p>
          </table:table-cell>
          <table:table-cell table:style-name="ce5" office:value-type="string" calcext:value-type="string">
            <text:p>NCIT:C3705</text:p>
          </table:table-cell>
          <table:table-cell table:style-name="ce5" office:value-type="string" calcext:value-type="string">
            <text:p>Pleomorphic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2];&quot;::&quot;;[.C172])" office:value-type="string" office:string-value="icdom-88543::icdot-C49.9" calcext:value-type="string">
            <text:p>icdom-88543::icdot-C49.9</text:p>
          </table:table-cell>
          <table:table-cell table:style-name="ce40" table:number-columns-repeated="13"/>
          <table:table-cell table:number-columns-repeated="997"/>
        </table:table-row>
        <table:table-row table:style-name="ro3">
          <table:table-cell table:style-name="ce5" office:value-type="string" calcext:value-type="string">
            <text:p>icdom-88553</text:p>
          </table:table-cell>
          <table:table-cell table:style-name="ce5" office:value-type="string" calcext:value-type="string">
            <text:p>Mix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53</text:p>
          </table:table-cell>
          <table:table-cell table:style-name="ce40" office:value-type="string" calcext:value-type="string">
            <text:p>Mixed Liposarcoma</text:p>
          </table:table-cell>
          <table:table-cell table:style-name="ce44" table:formula="of:=HYPERLINK(CONCATENATE(&quot;https://progenetix.org/api/progenetix/biosamples/sampledetails/&quot;;[.A173];&quot;,&quot;;[.C173];&quot;/text/&quot;);&quot;pgx ➚&quot;)" office:value-type="string" office:string-value="pgx ➚" calcext:value-type="string">
            <text:p>pgx ➚</text:p>
          </table:table-cell>
          <table:table-cell table:style-name="ce5" office:value-type="string" calcext:value-type="string">
            <text:p>NCIT:C4253</text:p>
          </table:table-cell>
          <table:table-cell table:style-name="ce5" office:value-type="string" calcext:value-type="string">
            <text:p>Mix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3];&quot;::&quot;;[.C173])" office:value-type="string" office:string-value="icdom-88553::icdot-C49.9" calcext:value-type="string">
            <text:p>icdom-88553::icdot-C49.9</text:p>
          </table:table-cell>
          <table:table-cell table:style-name="ce40" table:number-columns-repeated="13"/>
          <table:table-cell table:number-columns-repeated="997"/>
        </table:table-row>
        <table:table-row table:style-name="ro3">
          <table:table-cell table:style-name="ce5" office:value-type="string" calcext:value-type="string">
            <text:p>icdom-88583</text:p>
          </table:table-cell>
          <table:table-cell table:style-name="ce5" office:value-type="string" calcext:value-type="string">
            <text:p>Dedifferentiat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4</text:p>
          </table:table-cell>
          <table:table-cell table:style-name="ce40" office:value-type="string" calcext:value-type="string">
            <text:p>Dedifferentiated Liposarcoma</text:p>
          </table:table-cell>
          <table:table-cell table:style-name="ce44" table:formula="of:=HYPERLINK(CONCATENATE(&quot;https://progenetix.org/api/progenetix/biosamples/sampledetails/&quot;;[.A174];&quot;,&quot;;[.C174];&quot;/text/&quot;);&quot;pgx ➚&quot;)" office:value-type="string" office:string-value="pgx ➚" calcext:value-type="string">
            <text:p>pgx ➚</text:p>
          </table:table-cell>
          <table:table-cell table:style-name="ce5" office:value-type="string" calcext:value-type="string">
            <text:p>NCIT:C3704</text:p>
          </table:table-cell>
          <table:table-cell table:style-name="ce5" office:value-type="string" calcext:value-type="string">
            <text:p>Dedifferentiat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4];&quot;::&quot;;[.C174])" office:value-type="string" office:string-value="icdom-88583::icdot-C49.9" calcext:value-type="string">
            <text:p>icdom-88583::icdot-C49.9</text:p>
          </table:table-cell>
          <table:table-cell table:style-name="ce40" table:number-columns-repeated="13"/>
          <table:table-cell table:number-columns-repeated="997"/>
        </table:table-row>
        <table:table-row table:style-name="ro3">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44" table:formula="of:=HYPERLINK(CONCATENATE(&quot;https://progenetix.org/api/progenetix/biosamples/sampledetails/&quot;;[.A175];&quot;,&quot;;[.C175];&quot;/text/&quot;);&quot;pgx ➚&quot;)" office:value-type="string" office:string-value="pgx ➚" calcext:value-type="string">
            <text:p>pgx ➚</text:p>
          </table:table-cell>
          <table:table-cell table:style-name="ce5" office:value-type="string" calcext:value-type="string">
            <text:p>NCIT:C3158</text:p>
          </table:table-cell>
          <table:table-cell table:style-name="ce5" office:value-type="string" calcext:value-type="string">
            <text:p>Leiomy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5];&quot;::&quot;;[.C175])" office:value-type="string" office:string-value="icdom-88903::icdot-C49.9" calcext:value-type="string">
            <text:p>icdom-88903::icdot-C49.9</text:p>
          </table:table-cell>
          <table:table-cell table:style-name="ce40" table:number-columns-repeated="13"/>
          <table:table-cell table:number-columns-repeated="997"/>
        </table:table-row>
        <table:table-row table:style-name="ro1">
          <table:table-cell table:style-name="ce5" office:value-type="string" calcext:value-type="string">
            <text:p>icdom-88953</text:p>
          </table:table-cell>
          <table:table-cell table:style-name="ce5" office:value-type="string" calcext:value-type="string">
            <text:p>My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883</text:p>
          </table:table-cell>
          <table:table-cell table:style-name="ce40" office:value-type="string" calcext:value-type="string">
            <text:p>Malignant Muscle Neoplasm</text:p>
          </table:table-cell>
          <table:table-cell table:style-name="ce44" table:formula="of:=HYPERLINK(CONCATENATE(&quot;https://progenetix.org/api/progenetix/biosamples/sampledetails/&quot;;[.A176];&quot;,&quot;;[.C176];&quot;/text/&quot;);&quot;pgx ➚&quot;)" office:value-type="string" office:string-value="pgx ➚" calcext:value-type="string">
            <text:p>pgx ➚</text:p>
          </table:table-cell>
          <table:table-cell table:style-name="ce5" office:value-type="string" calcext:value-type="string">
            <text:p>NCIT:C4883</text:p>
          </table:table-cell>
          <table:table-cell table:style-name="ce5" office:value-type="string" calcext:value-type="string">
            <text:p>Malignant Muscl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6];&quot;::&quot;;[.C176])" office:value-type="string" office:string-value="icdom-88953::icdot-C49.9" calcext:value-type="string">
            <text:p>icdom-88953::icdot-C49.9</text:p>
          </table:table-cell>
          <table:table-cell table:style-name="ce40" table:number-columns-repeated="13"/>
          <table:table-cell table:number-columns-repeated="997"/>
        </table:table-row>
        <table:table-row table:style-name="ro1">
          <table:table-cell table:style-name="ce5" office:value-type="string" calcext:value-type="string">
            <text:p>icdom-89003</text:p>
          </table:table-cell>
          <table:table-cell table:style-name="ce5" office:value-type="string" calcext:value-type="string">
            <text:p>Rhabd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49</text:p>
          </table:table-cell>
          <table:table-cell table:style-name="ce40" office:value-type="string" calcext:value-type="string">
            <text:p>Alveolar rhabdomyosarcoma</text:p>
          </table:table-cell>
          <table:table-cell table:style-name="ce44" table:formula="of:=HYPERLINK(CONCATENATE(&quot;https://progenetix.org/api/progenetix/biosamples/sampledetails/&quot;;[.A177];&quot;,&quot;;[.C177];&quot;/text/&quot;);&quot;pgx ➚&quot;)" office:value-type="string" office:string-value="pgx ➚" calcext:value-type="string">
            <text:p>pgx ➚</text:p>
          </table:table-cell>
          <table:table-cell table:style-name="ce5" office:value-type="string" calcext:value-type="string">
            <text:p>NCIT:C3359</text:p>
          </table:table-cell>
          <table:table-cell table:style-name="ce5" office:value-type="string" calcext:value-type="string">
            <text:p>Rhabd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7];&quot;::&quot;;[.C177])" office:value-type="string" office:string-value="icdom-89003::icdot-C49.9" calcext:value-type="string">
            <text:p>icdom-89003::icdot-C49.9</text:p>
          </table:table-cell>
          <table:table-cell table:style-name="ce40" table:number-columns-repeated="13"/>
          <table:table-cell table:number-columns-repeated="997"/>
        </table:table-row>
        <table:table-row table:style-name="ro2">
          <table:table-cell table:style-name="ce5" office:value-type="string" calcext:value-type="string">
            <text:p>icdom-89013</text:p>
          </table:table-cell>
          <table:table-cell table:style-name="ce5" office:value-type="string" calcext:value-type="string">
            <text:p>Pleomorphic rhabdomyosarcoma, adult type</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58</text:p>
          </table:table-cell>
          <table:table-cell table:style-name="ce40" office:value-type="string" calcext:value-type="string">
            <text:p>Pleomorphic Rhabdomyosarcoma</text:p>
          </table:table-cell>
          <table:table-cell table:style-name="ce44" table:formula="of:=HYPERLINK(CONCATENATE(&quot;https://progenetix.org/api/progenetix/biosamples/sampledetails/&quot;;[.A178];&quot;,&quot;;[.C178];&quot;/text/&quot;);&quot;pgx ➚&quot;)" office:value-type="string" office:string-value="pgx ➚" calcext:value-type="string">
            <text:p>pgx ➚</text:p>
          </table:table-cell>
          <table:table-cell table:style-name="ce5" office:value-type="string" calcext:value-type="string">
            <text:p>NCIT:C27369</text:p>
          </table:table-cell>
          <table:table-cell table:style-name="ce5" office:value-type="string" calcext:value-type="string">
            <text:p>Adult Pleomorphic Rhabd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8];&quot;::&quot;;[.C178])" office:value-type="string" office:string-value="icdom-89013::icdot-C49.9" calcext:value-type="string">
            <text:p>icdom-89013::icdot-C49.9</text:p>
          </table:table-cell>
          <table:table-cell table:style-name="ce40" table:number-columns-repeated="13"/>
          <table:table-cell table:number-columns-repeated="997"/>
        </table:table-row>
        <table:table-row table:style-name="ro1">
          <table:table-cell table:style-name="ce6" office:value-type="string" calcext:value-type="string">
            <text:p>icdom-90403</text:p>
          </table:table-cell>
          <table:table-cell table:style-name="ce5" office:value-type="string" calcext:value-type="string">
            <text:p>Synovial sarc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400</text:p>
          </table:table-cell>
          <table:table-cell table:style-name="ce40" office:value-type="string" calcext:value-type="string">
            <text:p>Synovial Sarcoma</text:p>
          </table:table-cell>
          <table:table-cell table:style-name="ce44" table:formula="of:=HYPERLINK(CONCATENATE(&quot;https://progenetix.org/api/progenetix/biosamples/sampledetails/&quot;;[.A179];&quot;,&quot;;[.C179];&quot;/text/&quot;);&quot;pgx ➚&quot;)" office:value-type="string" office:string-value="pgx ➚" calcext:value-type="string">
            <text:p>pgx ➚</text:p>
          </table:table-cell>
          <table:table-cell table:style-name="ce5" office:value-type="string" calcext:value-type="string">
            <text:p>NCIT:C3400</text:p>
          </table:table-cell>
          <table:table-cell table:style-name="ce5" office:value-type="string" calcext:value-type="string">
            <text:p>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0433</text:p>
          </table:table-cell>
          <table:table-cell table:style-name="ce5" office:value-type="string" calcext:value-type="string">
            <text:p>Synovial sarcoma, biphasic</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79</text:p>
          </table:table-cell>
          <table:table-cell table:style-name="ce40" office:value-type="string" calcext:value-type="string">
            <text:p>Biphasic synovial sarcoma</text:p>
          </table:table-cell>
          <table:table-cell table:style-name="ce44" table:formula="of:=HYPERLINK(CONCATENATE(&quot;https://progenetix.org/api/progenetix/biosamples/sampledetails/&quot;;[.A180];&quot;,&quot;;[.C180];&quot;/text/&quot;);&quot;pgx ➚&quot;)" office:value-type="string" office:string-value="pgx ➚" calcext:value-type="string">
            <text:p>pgx ➚</text:p>
          </table:table-cell>
          <table:table-cell table:style-name="ce5" office:value-type="string" calcext:value-type="string">
            <text:p>NCIT:C4279</text:p>
          </table:table-cell>
          <table:table-cell table:style-name="ce5" office:value-type="string" calcext:value-type="string">
            <text:p>Biphasic 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4">
          <table:table-cell table:style-name="ce6" office:value-type="string" calcext:value-type="string">
            <text:p>icdom-91403</text:p>
          </table:table-cell>
          <table:table-cell table:style-name="ce5" office:value-type="string" calcext:value-type="string">
            <text:p>Kaposi sarcoma</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087</text:p>
          </table:table-cell>
          <table:table-cell table:style-name="ce40" office:value-type="string" calcext:value-type="string">
            <text:p>Kaposi Sarcoma</text:p>
          </table:table-cell>
          <table:table-cell table:style-name="ce44" table:formula="of:=HYPERLINK(CONCATENATE(&quot;https://progenetix.org/api/progenetix/biosamples/sampledetails/&quot;;[.A181];&quot;,&quot;;[.C181];&quot;/text/&quot;);&quot;pgx ➚&quot;)" office:value-type="string" office:string-value="pgx ➚" calcext:value-type="string">
            <text:p>pgx ➚</text:p>
          </table:table-cell>
          <table:table-cell table:style-name="ce5" office:value-type="string" calcext:value-type="string">
            <text:p>NCIT:C9087</text:p>
          </table:table-cell>
          <table:table-cell table:style-name="ce5" office:value-type="string" calcext:value-type="string">
            <text:p>Kaposi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locus for Kaposi? Not only skin. Here actually not sure about true locus (1 sample).</text:p>
          </table:table-cell>
          <table:table-cell table:style-name="ce40" table:number-columns-repeated="15"/>
          <table:table-cell table:number-columns-repeated="997"/>
        </table:table-row>
        <table:table-row table:style-name="ro1">
          <table:table-cell table:style-name="ce6" office:value-type="string" calcext:value-type="string">
            <text:p>icdom-91501</text:p>
          </table:table-cell>
          <table:table-cell table:style-name="ce5" office:value-type="string" calcext:value-type="string">
            <text:p>Hemangiopericyt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87</text:p>
          </table:table-cell>
          <table:table-cell table:style-name="ce40" office:value-type="string" calcext:value-type="string">
            <text:p>Hemangiopericytoma</text:p>
          </table:table-cell>
          <table:table-cell table:style-name="ce44" table:formula="of:=HYPERLINK(CONCATENATE(&quot;https://progenetix.org/api/progenetix/biosamples/sampledetails/&quot;;[.A182];&quot;,&quot;;[.C182];&quot;/text/&quot;);&quot;pgx ➚&quot;)" office:value-type="string" office:string-value="pgx ➚" calcext:value-type="string">
            <text:p>pgx ➚</text:p>
          </table:table-cell>
          <table:table-cell table:style-name="ce5" office:value-type="string" calcext:value-type="string">
            <text:p>NCIT:C3087</text:p>
          </table:table-cell>
          <table:table-cell table:style-name="ce5" office:value-type="string" calcext:value-type="string">
            <text:p>Hemangiopericy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872</text:p>
          </table:table-cell>
          <table:table-cell table:style-name="ce40" office:value-type="string" calcext:value-type="string">
            <text:p>Breast Carcinoma</text:p>
          </table:table-cell>
          <table:table-cell table:style-name="ce44" table:formula="of:=HYPERLINK(CONCATENATE(&quot;https://progenetix.org/api/progenetix/biosamples/sampledetails/&quot;;[.A183];&quot;,&quot;;[.C183];&quot;/text/&quot;);&quot;pgx ➚&quot;)" office:value-type="string" office:string-value="pgx ➚" calcext:value-type="string">
            <text:p>pgx ➚</text:p>
          </table:table-cell>
          <table:table-cell table:style-name="ce5"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3];&quot;::&quot;;[.C183])" office:value-type="string" office:string-value="icdom-80103::icdot-C50.9" calcext:value-type="string">
            <text:p>icdom-80103::icdot-C50.9</text:p>
          </table:table-cell>
          <table:table-cell table:style-name="ce40" table:number-columns-repeated="13"/>
          <table:table-cell table:number-columns-repeated="997"/>
        </table:table-row>
        <table:table-row table:style-name="ro1">
          <table:table-cell table:style-name="ce5" office:value-type="string" calcext:value-type="string">
            <text:p>icdom-80223</text:p>
          </table:table-cell>
          <table:table-cell table:style-name="ce5" office:value-type="string" calcext:value-type="string">
            <text:p>Pleomorphic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5161</text:p>
          </table:table-cell>
          <table:table-cell table:style-name="ce40" office:value-type="string" calcext:value-type="string">
            <text:p>Pleomorphic breast carcinoma</text:p>
          </table:table-cell>
          <table:table-cell table:style-name="ce44" table:formula="of:=HYPERLINK(CONCATENATE(&quot;https://progenetix.org/api/progenetix/biosamples/sampledetails/&quot;;[.A184];&quot;,&quot;;[.C184];&quot;/text/&quot;);&quot;pgx ➚&quot;)" office:value-type="string" office:string-value="pgx ➚" calcext:value-type="string">
            <text:p>pgx ➚</text:p>
          </table:table-cell>
          <table:table-cell table:style-name="ce5"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4];&quot;::&quot;;[.C184])" office:value-type="string" office:string-value="icdom-80223::icdot-C50.9" calcext:value-type="string">
            <text:p>icdom-80223::icdot-C50.9</text:p>
          </table:table-cell>
          <table:table-cell table:style-name="ce40" table:number-columns-repeated="13"/>
          <table:table-cell table:number-columns-repeated="997"/>
        </table:table-row>
        <table:table-row table:style-name="ro4">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185];&quot;,&quot;;[.C185];&quot;/text/&quot;);&quot;pgx ➚&quot;)" office:value-type="string" office:string-value="pgx ➚" calcext:value-type="string">
            <text:p>pgx ➚</text:p>
          </table:table-cell>
          <table:table-cell table:style-name="ce5" office:value-type="string" calcext:value-type="string">
            <text:p>NCIT:C5214</text:p>
          </table:table-cell>
          <table:table-cell table:style-name="ce5" office:value-type="string" calcext:value-type="string">
            <text:p>Breast Adenocarcinoma </text:p>
          </table:table-cell>
          <table:table-cell table:style-name="ce40" table:content-validation-name="val1" office:value-type="string" calcext:value-type="string">
            <text:p>ok</text:p>
          </table:table-cell>
          <table:table-cell table:style-name="ce40" office:value-type="string" calcext:value-type="string">
            <text:p>Michael: Not sure if this is even allowed, or should be ICD-O 8500/3</text:p>
          </table:table-cell>
          <table:table-cell table:style-name="ce40" office:value-type="string" calcext:value-type="string">
            <text:p>ok (but see comment)</text:p>
          </table:table-cell>
          <table:table-cell table:style-name="ce40"/>
          <table:table-cell table:style-name="ce40" table:formula="of:=CONCATENATE([.A185];&quot;::&quot;;[.C185])" office:value-type="string" office:string-value="icdom-81403::icdot-C50.9" calcext:value-type="string">
            <text:p>icdom-81403::icdot-C50.9</text:p>
          </table:table-cell>
          <table:table-cell table:style-name="ce40" table:number-columns-repeated="13"/>
          <table:table-cell table:number-columns-repeated="997"/>
        </table:table-row>
        <table:table-row table:style-name="ro4">
          <table:table-cell table:style-name="ce5" office:value-type="string" calcext:value-type="string">
            <text:p>icdom-82013</text:p>
          </table:table-cell>
          <table:table-cell table:style-name="ce5" office:value-type="string" calcext:value-type="string">
            <text:p>Cribriform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680</text:p>
          </table:table-cell>
          <table:table-cell table:style-name="ce40" office:value-type="string" calcext:value-type="string">
            <text:p>Cribriform Carcinoma</text:p>
          </table:table-cell>
          <table:table-cell table:style-name="ce44" table:formula="of:=HYPERLINK(CONCATENATE(&quot;https://progenetix.org/api/progenetix/biosamples/sampledetails/&quot;;[.A186];&quot;,&quot;;[.C186];&quot;/text/&quot;);&quot;pgx ➚&quot;)" office:value-type="string" office:string-value="pgx ➚" calcext:value-type="string">
            <text:p>pgx ➚</text:p>
          </table:table-cell>
          <table:table-cell table:style-name="ce5" office:value-type="string" calcext:value-type="string">
            <text:p>NCIT:C5142</text:p>
          </table:table-cell>
          <table:table-cell table:style-name="ce5" office:value-type="string" calcext:value-type="string">
            <text:p>Invasive Cribriform Breast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 would assume "invasive" as the default for carcinoma, if not specified differently)</text:p>
          </table:table-cell>
          <table:table-cell table:style-name="ce40"/>
          <table:table-cell table:style-name="ce40" table:formula="of:=CONCATENATE([.A186];&quot;::&quot;;[.C186])" office:value-type="string" office:string-value="icdom-82013::icdot-C50.9" calcext:value-type="string">
            <text:p>icdom-82013::icdot-C50.9</text:p>
          </table:table-cell>
          <table:table-cell table:style-name="ce4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65192</text:p>
          </table:table-cell>
          <table:table-cell table:style-name="ce40" office:value-type="string" calcext:value-type="string">
            <text:p>Tubular Adenocarcinoma</text:p>
          </table:table-cell>
          <table:table-cell table:style-name="ce44" table:formula="of:=HYPERLINK(CONCATENATE(&quot;https://progenetix.org/api/progenetix/biosamples/sampledetails/&quot;;[.A187];&quot;,&quot;;[.C187];&quot;/text/&quot;);&quot;pgx ➚&quot;)" office:value-type="string" office:string-value="pgx ➚" calcext:value-type="string">
            <text:p>pgx ➚</text:p>
          </table:table-cell>
          <table:table-cell table:style-name="ce5" office:value-type="string" calcext:value-type="string">
            <text:p>NCIT:C9135</text:p>
          </table:table-cell>
          <table:table-cell table:style-name="ce5" office:value-type="string" calcext:value-type="string">
            <text:p>Tu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7];&quot;::&quot;;[.C187])" office:value-type="string" office:string-value="icdom-82113::icdot-C50.9" calcext:value-type="string">
            <text:p>icdom-82113::icdot-C50.9</text:p>
          </table:table-cell>
          <table:table-cell table:style-name="ce40" table:number-columns-repeated="13"/>
          <table:table-cell table:number-columns-repeated="997"/>
        </table:table-row>
        <table:table-row table:style-name="ro2">
          <table:table-cell table:style-name="ce6" office:value-type="string" calcext:value-type="string">
            <text:p>icdom-85002</text:p>
          </table:table-cell>
          <table:table-cell table:style-name="ce5" office:value-type="string" calcext:value-type="string">
            <text:p>Intraductal carcinoma, noninfiltrating,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924</text:p>
          </table:table-cell>
          <table:table-cell table:style-name="ce40" office:value-type="string" calcext:value-type="string">
            <text:p>Ductal Breast Carcinoma In Situ</text:p>
          </table:table-cell>
          <table:table-cell table:style-name="ce44" table:formula="of:=HYPERLINK(CONCATENATE(&quot;https://progenetix.org/api/progenetix/biosamples/sampledetails/&quot;;[.A188];&quot;,&quot;;[.C188];&quot;/text/&quot;);&quot;pgx ➚&quot;)" office:value-type="string" office:string-value="pgx ➚" calcext:value-type="string">
            <text:p>pgx ➚</text:p>
          </table:table-cell>
          <table:table-cell table:style-name="ce5" office:value-type="string" calcext:value-type="string">
            <text:p>NCIT:C2924</text:p>
          </table:table-cell>
          <table:table-cell table:style-name="ce5" office:value-type="string" calcext:value-type="string">
            <text:p>Ductal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8];&quot;::&quot;;[.C188])" office:value-type="string" office:string-value="icdom-85002::icdot-C50.9" calcext:value-type="string">
            <text:p>icdom-85002::icdot-C50.9</text:p>
          </table:table-cell>
          <table:table-cell table:style-name="ce40" table:number-columns-repeated="13"/>
          <table:table-cell table:number-columns-repeated="997"/>
        </table:table-row>
        <table:table-row table:style-name="ro1">
          <table:table-cell table:style-name="ce6" office:value-type="string" calcext:value-type="string">
            <text:p>icdom-85003</text:p>
          </table:table-cell>
          <table:table-cell table:style-name="ce5" office:value-type="string" calcext:value-type="string">
            <text:p>Infiltrating duct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17</text:p>
          </table:table-cell>
          <table:table-cell table:style-name="ce40" office:value-type="string" calcext:value-type="string">
            <text:p>Ductal Breast Carcinoma</text:p>
          </table:table-cell>
          <table:table-cell table:style-name="ce44" table:formula="of:=HYPERLINK(CONCATENATE(&quot;https://progenetix.org/api/progenetix/biosamples/sampledetails/&quot;;[.A189];&quot;,&quot;;[.C189];&quot;/text/&quot;);&quot;pgx ➚&quot;)" office:value-type="string" office:string-value="pgx ➚" calcext:value-type="string">
            <text:p>pgx ➚</text:p>
          </table:table-cell>
          <table:table-cell table:style-name="ce5" office:value-type="string" calcext:value-type="string">
            <text:p>NCIT:C4017</text:p>
          </table:table-cell>
          <table:table-cell table:style-name="ce5" office:value-type="string" calcext:value-type="string">
            <text:p>Ductal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9];&quot;::&quot;;[.C189])" office:value-type="string" office:string-value="icdom-85003::icdot-C50.9" calcext:value-type="string">
            <text:p>icdom-85003::icdot-C50.9</text:p>
          </table:table-cell>
          <table:table-cell table:style-name="ce40" table:number-columns-repeated="13"/>
          <table:table-cell table:number-columns-repeated="997"/>
        </table:table-row>
        <table:table-row table:style-name="ro1">
          <table:table-cell table:style-name="ce6" office:value-type="string" calcext:value-type="string">
            <text:p>icdom-85023</text:p>
          </table:table-cell>
          <table:table-cell table:style-name="ce5" office:value-type="string" calcext:value-type="string">
            <text:p>Secretory carcinoma of breast</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189</text:p>
          </table:table-cell>
          <table:table-cell table:style-name="ce40" office:value-type="string" calcext:value-type="string">
            <text:p>Secretory Breast Carcinoma</text:p>
          </table:table-cell>
          <table:table-cell table:style-name="ce44" table:formula="of:=HYPERLINK(CONCATENATE(&quot;https://progenetix.org/api/progenetix/biosamples/sampledetails/&quot;;[.A190];&quot;,&quot;;[.C190];&quot;/text/&quot;);&quot;pgx ➚&quot;)" office:value-type="string" office:string-value="pgx ➚" calcext:value-type="string">
            <text:p>pgx ➚</text:p>
          </table:table-cell>
          <table:table-cell table:style-name="ce5" office:value-type="string" calcext:value-type="string">
            <text:p>NCIT:C4189</text:p>
          </table:table-cell>
          <table:table-cell table:style-name="ce5" office:value-type="string" calcext:value-type="string">
            <text:p>Secre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0];&quot;::&quot;;[.C190])" office:value-type="string" office:string-value="icdom-85023::icdot-C50.9" calcext:value-type="string">
            <text:p>icdom-85023::icdot-C50.9</text:p>
          </table:table-cell>
          <table:table-cell table:style-name="ce40" table:number-columns-repeated="13"/>
          <table:table-cell table:number-columns-repeated="997"/>
        </table:table-row>
        <table:table-row table:style-name="ro3">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191];&quot;,&quot;;[.C191];&quot;/text/&quot;);&quot;pgx ➚&quot;)" office:value-type="string" office:string-value="pgx ➚" calcext:value-type="string">
            <text:p>pgx ➚</text:p>
          </table:table-cell>
          <table:table-cell table:style-name="ce5" office:value-type="string" calcext:value-type="string">
            <text:p>NCIT:C9119</text:p>
          </table:table-cell>
          <table:table-cell table:style-name="ce5" office:value-type="string" calcext:value-type="string">
            <text:p>Medulla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1];&quot;::&quot;;[.C191])" office:value-type="string" office:string-value="icdom-85103::icdot-C50.9" calcext:value-type="string">
            <text:p>icdom-85103::icdot-C50.9</text:p>
          </table:table-cell>
          <table:table-cell table:style-name="ce40" table:number-columns-repeated="13"/>
          <table:table-cell table:number-columns-repeated="997"/>
        </table:table-row>
        <table:table-row table:style-name="ro2">
          <table:table-cell table:style-name="ce6" office:value-type="string" calcext:value-type="string">
            <text:p>icdom-85202</text:p>
          </table:table-cell>
          <table:table-cell table:style-name="ce5" office:value-type="string" calcext:value-type="string">
            <text:p>Lobular carcinoma in situ,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18</text:p>
          </table:table-cell>
          <table:table-cell table:style-name="ce40" office:value-type="string" calcext:value-type="string">
            <text:p>Lobular Breast Carcinoma In Situ</text:p>
          </table:table-cell>
          <table:table-cell table:style-name="ce44" table:formula="of:=HYPERLINK(CONCATENATE(&quot;https://progenetix.org/api/progenetix/biosamples/sampledetails/&quot;;[.A192];&quot;,&quot;;[.C192];&quot;/text/&quot;);&quot;pgx ➚&quot;)" office:value-type="string" office:string-value="pgx ➚" calcext:value-type="string">
            <text:p>pgx ➚</text:p>
          </table:table-cell>
          <table:table-cell table:style-name="ce5" office:value-type="string" calcext:value-type="string">
            <text:p>NCIT:C4018</text:p>
          </table:table-cell>
          <table:table-cell table:style-name="ce5" office:value-type="string" calcext:value-type="string">
            <text:p>Lobular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2];&quot;::&quot;;[.C192])" office:value-type="string" office:string-value="icdom-85202::icdot-C50.9" calcext:value-type="string">
            <text:p>icdom-85202::icdot-C50.9</text:p>
          </table:table-cell>
          <table:table-cell table:style-name="ce40" table:number-columns-repeated="13"/>
          <table:table-cell table:number-columns-repeated="997"/>
        </table:table-row>
        <table:table-row table:style-name="ro1">
          <table:table-cell table:style-name="ce6" office:value-type="string" calcext:value-type="string">
            <text:p>icdom-85203</text:p>
          </table:table-cell>
          <table:table-cell table:style-name="ce5" office:value-type="string" calcext:value-type="string">
            <text:p>Lobular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771</text:p>
          </table:table-cell>
          <table:table-cell table:style-name="ce40" office:value-type="string" calcext:value-type="string">
            <text:p>Lobular Breast Carcinoma</text:p>
          </table:table-cell>
          <table:table-cell table:style-name="ce44" table:formula="of:=HYPERLINK(CONCATENATE(&quot;https://progenetix.org/api/progenetix/biosamples/sampledetails/&quot;;[.A193];&quot;,&quot;;[.C193];&quot;/text/&quot;);&quot;pgx ➚&quot;)" office:value-type="string" office:string-value="pgx ➚" calcext:value-type="string">
            <text:p>pgx ➚</text:p>
          </table:table-cell>
          <table:table-cell table:style-name="ce5" office:value-type="string" calcext:value-type="string">
            <text:p>NCIT:C3771</text:p>
          </table:table-cell>
          <table:table-cell table:style-name="ce5" office:value-type="string" calcext:value-type="string">
            <text:p>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3];&quot;::&quot;;[.C193])" office:value-type="string" office:string-value="icdom-85203::icdot-C50.9" calcext:value-type="string">
            <text:p>icdom-85203::icdot-C50.9</text:p>
          </table:table-cell>
          <table:table-cell table:style-name="ce40" table:number-columns-repeated="13"/>
          <table:table-cell table:number-columns-repeated="997"/>
        </table:table-row>
        <table:table-row table:style-name="ro2">
          <table:table-cell table:style-name="ce5" office:value-type="string" calcext:value-type="string">
            <text:p>icdom-85223</text:p>
          </table:table-cell>
          <table:table-cell table:style-name="ce5" office:value-type="string" calcext:value-type="string">
            <text:p>Infiltrating duct and lobular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7688</text:p>
          </table:table-cell>
          <table:table-cell table:style-name="ce40" office:value-type="string" calcext:value-type="string">
            <text:p>Invasive Ductal and Lobular Carcinoma</text:p>
          </table:table-cell>
          <table:table-cell table:style-name="ce44" table:formula="of:=HYPERLINK(CONCATENATE(&quot;https://progenetix.org/api/progenetix/biosamples/sampledetails/&quot;;[.A194];&quot;,&quot;;[.C194];&quot;/text/&quot;);&quot;pgx ➚&quot;)" office:value-type="string" office:string-value="pgx ➚" calcext:value-type="string">
            <text:p>pgx ➚</text:p>
          </table:table-cell>
          <table:table-cell table:style-name="ce5" office:value-type="string" calcext:value-type="string">
            <text:p>NCIT:C6393</text:p>
          </table:table-cell>
          <table:table-cell table:style-name="ce5" office:value-type="string" calcext:value-type="string">
            <text:p>Invasive Ductal and Invasive 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4];&quot;::&quot;;[.C194])" office:value-type="string" office:string-value="icdom-85223::icdot-C50.9" calcext:value-type="string">
            <text:p>icdom-85223::icdot-C50.9</text:p>
          </table:table-cell>
          <table:table-cell table:style-name="ce40" table:number-columns-repeated="13"/>
          <table:table-cell table:number-columns-repeated="997"/>
        </table:table-row>
        <table:table-row table:style-name="ro1">
          <table:table-cell table:style-name="ce5" office:value-type="string" calcext:value-type="string">
            <text:p>icdom-85303</text:p>
          </table:table-cell>
          <table:table-cell table:style-name="ce5" office:value-type="string" calcext:value-type="string">
            <text:p>Inflammatory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01</text:p>
          </table:table-cell>
          <table:table-cell table:style-name="ce40" office:value-type="string" calcext:value-type="string">
            <text:p>Inflammatory breast carcinoma</text:p>
          </table:table-cell>
          <table:table-cell table:style-name="ce44" table:formula="of:=HYPERLINK(CONCATENATE(&quot;https://progenetix.org/api/progenetix/biosamples/sampledetails/&quot;;[.A195];&quot;,&quot;;[.C195];&quot;/text/&quot;);&quot;pgx ➚&quot;)" office:value-type="string" office:string-value="pgx ➚" calcext:value-type="string">
            <text:p>pgx ➚</text:p>
          </table:table-cell>
          <table:table-cell table:style-name="ce5" office:value-type="string" calcext:value-type="string">
            <text:p>NCIT:C4001</text:p>
          </table:table-cell>
          <table:table-cell table:style-name="ce5" office:value-type="string" calcext:value-type="string">
            <text:p>Inflamma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5];&quot;::&quot;;[.C195])" office:value-type="string" office:string-value="icdom-85303::icdot-C50.9" calcext:value-type="string">
            <text:p>icdom-85303::icdot-C50.9</text:p>
          </table:table-cell>
          <table:table-cell table:style-name="ce40" table:number-columns-repeated="13"/>
          <table:table-cell table:number-columns-repeated="997"/>
        </table:table-row>
        <table:table-row table:style-name="ro1">
          <table:table-cell table:style-name="ce5" office:value-type="string" calcext:value-type="string">
            <text:p>icdom-85753</text:p>
          </table:table-cell>
          <table:table-cell table:style-name="ce5" office:value-type="string" calcext:value-type="string">
            <text:p>Metaplastic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7949</text:p>
          </table:table-cell>
          <table:table-cell table:style-name="ce40" office:value-type="string" calcext:value-type="string">
            <text:p>Metaplastic Carcinoma</text:p>
          </table:table-cell>
          <table:table-cell table:style-name="ce44" table:formula="of:=HYPERLINK(CONCATENATE(&quot;https://progenetix.org/api/progenetix/biosamples/sampledetails/&quot;;[.A196];&quot;,&quot;;[.C196];&quot;/text/&quot;);&quot;pgx ➚&quot;)" office:value-type="string" office:string-value="pgx ➚" calcext:value-type="string">
            <text:p>pgx ➚</text:p>
          </table:table-cell>
          <table:table-cell table:style-name="ce5" office:value-type="string" calcext:value-type="string">
            <text:p>NCIT:C5164</text:p>
          </table:table-cell>
          <table:table-cell table:style-name="ce5" office:value-type="string" calcext:value-type="string">
            <text:p>Metaplastic Breast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6];&quot;::&quot;;[.C196])" office:value-type="string" office:string-value="icdom-85753::icdot-C50.9" calcext:value-type="string">
            <text:p>icdom-85753::icdot-C50.9</text:p>
          </table:table-cell>
          <table:table-cell table:style-name="ce40" table:number-columns-repeated="13"/>
          <table:table-cell table:number-columns-repeated="997"/>
        </table:table-row>
        <table:table-row table:style-name="ro1">
          <table:table-cell table:style-name="ce5" office:value-type="string" calcext:value-type="string">
            <text:p>icdom-90100</text:p>
          </table:table-cell>
          <table:table-cell table:style-name="ce5" office:value-type="string" calcext:value-type="string">
            <text:p>Fibroade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744</text:p>
          </table:table-cell>
          <table:table-cell table:style-name="ce40" office:value-type="string" calcext:value-type="string">
            <text:p>Breast Fibroadenoma</text:p>
          </table:table-cell>
          <table:table-cell table:style-name="ce44" table:formula="of:=HYPERLINK(CONCATENATE(&quot;https://progenetix.org/api/progenetix/biosamples/sampledetails/&quot;;[.A197];&quot;,&quot;;[.C197];&quot;/text/&quot;);&quot;pgx ➚&quot;)" office:value-type="string" office:string-value="pgx ➚" calcext:value-type="string">
            <text:p>pgx ➚</text:p>
          </table:table-cell>
          <table:table-cell table:style-name="ce5" office:value-type="string" calcext:value-type="string">
            <text:p>NCIT:C3744</text:p>
          </table:table-cell>
          <table:table-cell table:style-name="ce5" office:value-type="string" calcext:value-type="string">
            <text:p>Breast Fibro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7];&quot;::&quot;;[.C197])" office:value-type="string" office:string-value="icdom-90100::icdot-C50.9" calcext:value-type="string">
            <text:p>icdom-90100::icdot-C50.9</text:p>
          </table:table-cell>
          <table:table-cell table:style-name="ce40" table:number-columns-repeated="13"/>
          <table:table-cell table:number-columns-repeated="997"/>
        </table:table-row>
        <table:table-row table:style-name="ro2">
          <table:table-cell table:style-name="ce5" office:value-type="string" calcext:value-type="string">
            <text:p>icdom-90203</text:p>
          </table:table-cell>
          <table:table-cell table:style-name="ce5" office:value-type="string" calcext:value-type="string">
            <text:p>Phyllodes tumor, malignant</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504</text:p>
          </table:table-cell>
          <table:table-cell table:style-name="ce40" office:value-type="string" calcext:value-type="string">
            <text:p>Malignant Breast Phyllodes Tumor</text:p>
          </table:table-cell>
          <table:table-cell table:style-name="ce44" table:formula="of:=HYPERLINK(CONCATENATE(&quot;https://progenetix.org/api/progenetix/biosamples/sampledetails/&quot;;[.A198];&quot;,&quot;;[.C198];&quot;/text/&quot;);&quot;pgx ➚&quot;)" office:value-type="string" office:string-value="pgx ➚" calcext:value-type="string">
            <text:p>pgx ➚</text:p>
          </table:table-cell>
          <table:table-cell table:style-name="ce5" office:value-type="string" calcext:value-type="string">
            <text:p>NCIT:C4504</text:p>
          </table:table-cell>
          <table:table-cell table:style-name="ce5" office:value-type="string" calcext:value-type="string">
            <text:p>Malignant Breast Phyllode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8];&quot;::&quot;;[.C198])" office:value-type="string" office:string-value="icdom-90203::icdot-C50.9" calcext:value-type="string">
            <text:p>icdom-90203::icdot-C50.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1.9</text:p>
          </table:table-cell>
          <table:table-cell table:style-name="ce5" office:value-type="string" calcext:value-type="string">
            <text:p>Vulva, NO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199];&quot;,&quot;;[.C199];&quot;/text/&quot;);&quot;pgx ➚&quot;)" office:value-type="string" office:string-value="pgx ➚" calcext:value-type="string">
            <text:p>pgx ➚</text:p>
          </table:table-cell>
          <table:table-cell table:style-name="ce5" office:value-type="string" calcext:value-type="string">
            <text:p>NCIT:C4052</text:p>
          </table:table-cell>
          <table:table-cell table:style-name="ce5" office:value-type="string" calcext:value-type="string">
            <text:p>Vulvar Squamous Cell Carci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9];&quot;::&quot;;[.C199])" office:value-type="string" office:string-value="icdom-80703::icdot-C51.9" calcext:value-type="string">
            <text:p>icdom-80703::icdot-C51.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200];&quot;,&quot;;[.C200];&quot;/text/&quot;);&quot;pgx ➚&quot;)" office:value-type="string" office:string-value="pgx ➚" calcext:value-type="string">
            <text:p>pgx ➚</text:p>
          </table:table-cell>
          <table:table-cell table:style-name="ce5" office:value-type="string" calcext:value-type="string">
            <text:p>NCIT:C9039</text:p>
          </table:table-cell>
          <table:table-cell table:style-name="ce5" office:value-type="string" calcext:value-type="string">
            <text:p>Cervic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0];&quot;::&quot;;[.C200])" office:value-type="string" office:string-value="icdom-80103::icdot-C53.9" calcext:value-type="string">
            <text:p>icdom-80103::icdot-C53.9</text:p>
          </table:table-cell>
          <table:table-cell table:style-name="ce40" table:number-columns-repeated="13"/>
          <table:table-cell table:number-columns-repeated="997"/>
        </table:table-row>
        <table:table-row table:style-name="ro2">
          <table:table-cell table:style-name="ce5" office:value-type="string" calcext:value-type="string">
            <text:p>icdom-80702</text:p>
          </table:table-cell>
          <table:table-cell table:style-name="ce5" office:value-type="string" calcext:value-type="string">
            <text:p>Squamous cell carcinoma in situ,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7093</text:p>
          </table:table-cell>
          <table:table-cell table:style-name="ce40" office:value-type="string" calcext:value-type="string">
            <text:p>Stage 0 Squamous Cell Carcinoma</text:p>
          </table:table-cell>
          <table:table-cell table:style-name="ce44" table:formula="of:=HYPERLINK(CONCATENATE(&quot;https://progenetix.org/api/progenetix/biosamples/sampledetails/&quot;;[.A201];&quot;,&quot;;[.C201];&quot;/text/&quot;);&quot;pgx ➚&quot;)" office:value-type="string" office:string-value="pgx ➚" calcext:value-type="string">
            <text:p>pgx ➚</text:p>
          </table:table-cell>
          <table:table-cell table:style-name="ce5" office:value-type="string" calcext:value-type="string">
            <text:p>NCIT:C7347</text:p>
          </table:table-cell>
          <table:table-cell table:style-name="ce5" office:value-type="string" calcext:value-type="string">
            <text:p>Cervical Squamous Cell Carcinoma In Situ</text:p>
          </table:table-cell>
          <table:table-cell table:style-name="ce40" table:content-validation-name="val1" office:value-type="string" calcext:value-type="string">
            <text:p>ok</text:p>
          </table:table-cell>
          <table:table-cell table:style-name="ce40"/>
          <table:table-cell table:style-name="ce51" office:value-type="string" calcext:value-type="string">
            <text:p>ok; in situ == stage 0, IMO; so term for in situ cervical ... needed</text:p>
          </table:table-cell>
          <table:table-cell table:style-name="ce40"/>
          <table:table-cell table:style-name="ce40" table:formula="of:=CONCATENATE([.A201];&quot;::&quot;;[.C201])" office:value-type="string" office:string-value="icdom-80702::icdot-C53.9" calcext:value-type="string">
            <text:p>icdom-80702::icdot-C53.9</text:p>
          </table:table-cell>
          <table:table-cell table:style-name="ce40" table:number-columns-repeated="13"/>
          <table:table-cell table:number-columns-repeated="997"/>
        </table:table-row>
        <table:table-row table:style-name="ro7">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202];&quot;,&quot;;[.C202];&quot;/text/&quot;);&quot;pgx ➚&quot;)" office:value-type="string" office:string-value="pgx ➚" calcext:value-type="string">
            <text:p>pgx ➚</text:p>
          </table:table-cell>
          <table:table-cell table:style-name="ce5" office:value-type="string" calcext:value-type="string">
            <text:p>NCIT:C4028</text:p>
          </table:table-cell>
          <table:table-cell table:style-name="ce5" office:value-type="string" calcext:value-type="string">
            <text:p>Cervical Squamous Cell Carcin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2];&quot;::&quot;;[.C202])" office:value-type="string" office:string-value="icdom-80703::icdot-C53.9" calcext:value-type="string">
            <text:p>icdom-80703::icdot-C53.9</text:p>
          </table:table-cell>
          <table:table-cell table:style-name="ce40" table:number-columns-repeated="13"/>
          <table:table-cell table:number-columns-repeated="997"/>
        </table:table-row>
        <table:table-row table:style-name="ro2">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44" table:formula="of:=HYPERLINK(CONCATENATE(&quot;https://progenetix.org/api/progenetix/biosamples/sampledetails/&quot;;[.A203];&quot;,&quot;;[.C203];&quot;/text/&quot;);&quot;pgx ➚&quot;)" office:value-type="string" office:string-value="pgx ➚" calcext:value-type="string">
            <text:p>pgx ➚</text:p>
          </table:table-cell>
          <table:table-cell table:style-name="ce5" office:value-type="string" calcext:value-type="string">
            <text:p>NCIT:C40197</text:p>
          </table:table-cell>
          <table:table-cell table:style-name="ce5" office:value-type="string" calcext:value-type="string">
            <text:p>High Grade Cervic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3];&quot;::&quot;;[.C203])" office:value-type="string" office:string-value="icdom-80772::icdot-C53.9" calcext:value-type="string">
            <text:p>icdom-80772::icdot-C53.9</text:p>
          </table:table-cell>
          <table:table-cell table:style-name="ce40" table:number-columns-repeated="13"/>
          <table:table-cell table:number-columns-repeated="997"/>
        </table:table-row>
        <table:table-row table:style-name="ro9">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7677</text:p>
          </table:table-cell>
          <table:table-cell table:style-name="ce40" office:value-type="string" calcext:value-type="string">
            <text:p>Human papillomavirus-related endocervical adenocarcinoma</text:p>
          </table:table-cell>
          <table:table-cell table:style-name="ce44" table:formula="of:=HYPERLINK(CONCATENATE(&quot;https://progenetix.org/api/progenetix/biosamples/sampledetails/&quot;;[.A204];&quot;,&quot;;[.C204];&quot;/text/&quot;);&quot;pgx ➚&quot;)" office:value-type="string" office:string-value="pgx ➚" calcext:value-type="string">
            <text:p>pgx ➚</text:p>
          </table:table-cell>
          <table:table-cell table:style-name="ce5" office:value-type="string" calcext:value-type="string">
            <text:p>NCIT:C4029</text:p>
          </table:table-cell>
          <table:table-cell table:style-name="ce5" office:value-type="string" calcext:value-type="string">
            <text:p>Cervical Adenocarcinoma</text:p>
          </table:table-cell>
          <table:table-cell table:style-name="ce40" table:content-validation-name="val1" office:value-type="string" calcext:value-type="string">
            <text:p>ok</text:p>
          </table:table-cell>
          <table:table-cell table:style-name="ce50" office:value-type="string" calcext:value-type="string">
            <text:p>NCIT:C27677 not being captured by NCIt; we need to have a code freezing mechanism here making such codes primary -&gt; reverse mapping</text:p>
          </table:table-cell>
          <table:table-cell/>
          <table:table-cell table:style-name="ce53" office:value-type="string" calcext:value-type="string">
            <text:p>need to re-create for those samples in pgx</text:p>
          </table:table-cell>
          <table:table-cell table:style-name="ce40" table:formula="of:=CONCATENATE([.A204];&quot;::&quot;;[.C204])" office:value-type="string" office:string-value="icdom-81403::icdot-C53.9" calcext:value-type="string">
            <text:p>icdom-81403::icdot-C53.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4519</text:p>
          </table:table-cell>
          <table:table-cell table:style-name="ce40" office:value-type="string" calcext:value-type="string">
            <text:p>Cervical adenosquamous carcinoma</text:p>
          </table:table-cell>
          <table:table-cell table:style-name="ce44" table:formula="of:=HYPERLINK(CONCATENATE(&quot;https://progenetix.org/api/progenetix/biosamples/sampledetails/&quot;;[.A205];&quot;,&quot;;[.C205];&quot;/text/&quot;);&quot;pgx ➚&quot;)" office:value-type="string" office:string-value="pgx ➚" calcext:value-type="string">
            <text:p>pgx ➚</text:p>
          </table:table-cell>
          <table:table-cell table:style-name="ce5" office:value-type="string" calcext:value-type="string">
            <text:p>NCIT:C4519</text:p>
          </table:table-cell>
          <table:table-cell table:style-name="ce5" office:value-type="string" calcext:value-type="string">
            <text:p>Cervic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5];&quot;::&quot;;[.C205])" office:value-type="string" office:string-value="icdom-85603::icdot-C53.9" calcext:value-type="string">
            <text:p>icdom-85603::icdot-C53.9</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4.0</text:p>
          </table:table-cell>
          <table:table-cell table:style-name="ce5" office:value-type="string" calcext:value-type="string">
            <text:p>Fallopian tube</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06];&quot;,&quot;;[.C206];&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6];&quot;::&quot;;[.C206])" office:value-type="string" office:string-value="icdom-84413::icdot-C54.0" calcext:value-type="string">
            <text:p>icdom-84413::icdot-C54.0</text:p>
          </table:table-cell>
          <table:table-cell table:style-name="ce4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44" table:formula="of:=HYPERLINK(CONCATENATE(&quot;https://progenetix.org/api/progenetix/biosamples/sampledetails/&quot;;[.A207];&quot;,&quot;;[.C207];&quot;/text/&quot;);&quot;pgx ➚&quot;)" office:value-type="string" office:string-value="pgx ➚" calcext:value-type="string">
            <text:p>pgx ➚</text:p>
          </table:table-cell>
          <table:table-cell table:style-name="ce5" office:value-type="string" calcext:value-type="string">
            <text:p>NCIT:C6287</text:p>
          </table:table-cell>
          <table:table-cell table:style-name="ce5" office:value-type="string" calcext:value-type="string">
            <text:p>Endometrial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7];&quot;::&quot;;[.C207])" office:value-type="string" office:string-value="icdom-83803::icdot-C54.1" calcext:value-type="string">
            <text:p>icdom-83803::icdot-C54.1</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114656</text:p>
          </table:table-cell>
          <table:table-cell table:style-name="ce40" office:value-type="string" calcext:value-type="string">
            <text:p>Endometrial adenosquamous carcinoma</text:p>
          </table:table-cell>
          <table:table-cell table:style-name="ce44" table:formula="of:=HYPERLINK(CONCATENATE(&quot;https://progenetix.org/api/progenetix/biosamples/sampledetails/&quot;;[.A208];&quot;,&quot;;[.C208];&quot;/text/&quot;);&quot;pgx ➚&quot;)" office:value-type="string" office:string-value="pgx ➚" calcext:value-type="string">
            <text:p>pgx ➚</text:p>
          </table:table-cell>
          <table:table-cell table:style-name="ce5" office:value-type="string" calcext:value-type="string">
            <text:p>NCIT:C114656</text:p>
          </table:table-cell>
          <table:table-cell table:style-name="ce5" office:value-type="string" calcext:value-type="string">
            <text:p>Endometri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8];&quot;::&quot;;[.C208])" office:value-type="string" office:string-value="icdom-85603::icdot-C54.1" calcext:value-type="string">
            <text:p>icdom-85603::icdot-C54.1</text:p>
          </table:table-cell>
          <table:table-cell table:style-name="ce40" table:number-columns-repeated="13"/>
          <table:table-cell table:number-columns-repeated="997"/>
        </table:table-row>
        <table:table-row table:style-name="ro2">
          <table:table-cell table:style-name="ce5" office:value-type="string" calcext:value-type="string">
            <text:p>icdom-89313</text:p>
          </table:table-cell>
          <table:table-cell table:style-name="ce5" office:value-type="string" calcext:value-type="string">
            <text:p>Endometrial stromal sarcoma, low grade</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4263</text:p>
          </table:table-cell>
          <table:table-cell table:style-name="ce40" office:value-type="string" calcext:value-type="string">
            <text:p>Low Grade Endometrioid Stromal Sarcoma</text:p>
          </table:table-cell>
          <table:table-cell table:style-name="ce44" table:formula="of:=HYPERLINK(CONCATENATE(&quot;https://progenetix.org/api/progenetix/biosamples/sampledetails/&quot;;[.A209];&quot;,&quot;;[.C209];&quot;/text/&quot;);&quot;pgx ➚&quot;)" office:value-type="string" office:string-value="pgx ➚" calcext:value-type="string">
            <text:p>pgx ➚</text:p>
          </table:table-cell>
          <table:table-cell table:style-name="ce5" office:value-type="string" calcext:value-type="string">
            <text:p>NCIT:C4263</text:p>
          </table:table-cell>
          <table:table-cell table:style-name="ce5" office:value-type="string" calcext:value-type="string">
            <text:p>Low Grade Endometrioid Stromal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9];&quot;::&quot;;[.C209])" office:value-type="string" office:string-value="icdom-89313::icdot-C54.1" calcext:value-type="string">
            <text:p>icdom-89313::icdot-C54.1</text:p>
          </table:table-cell>
          <table:table-cell table:style-name="ce40" table:number-columns-repeated="13"/>
          <table:table-cell table:number-columns-repeated="997"/>
        </table:table-row>
        <table:table-row table:style-name="ro2">
          <table:table-cell table:style-name="ce5" office:value-type="string" calcext:value-type="string">
            <text:p>icdom-83823</text:p>
          </table:table-cell>
          <table:table-cell table:style-name="ce5" office:value-type="string" calcext:value-type="string">
            <text:p>Endometrioid adenocarcinoma, secretory variant</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44" table:formula="of:=HYPERLINK(CONCATENATE(&quot;https://progenetix.org/api/progenetix/biosamples/sampledetails/&quot;;[.A210];&quot;,&quot;;[.C210];&quot;/text/&quot;);&quot;pgx ➚&quot;)" office:value-type="string" office:string-value="pgx ➚" calcext:value-type="string">
            <text:p>pgx ➚</text:p>
          </table:table-cell>
          <table:table-cell table:style-name="ce5" office:value-type="string" calcext:value-type="string">
            <text:p>NCIT:C3769</text:p>
          </table:table-cell>
          <table:table-cell table:style-name="ce5" office:value-type="string" calcext:value-type="string">
            <text:p>Endometrioid Adeno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table:number-columns-repeated="2"/>
          <table:table-cell table:style-name="ce40" table:formula="of:=CONCATENATE([.A210];&quot;::&quot;;[.C210])" office:value-type="string" office:string-value="icdom-83823::icdot-C55.9" calcext:value-type="string">
            <text:p>icdom-83823::icdot-C55.9</text:p>
          </table:table-cell>
          <table:table-cell table:style-name="ce4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6339</text:p>
          </table:table-cell>
          <table:table-cell table:style-name="ce40" office:value-type="string" calcext:value-type="string">
            <text:p>Uterine corpus sarcoma</text:p>
          </table:table-cell>
          <table:table-cell table:style-name="ce44" table:formula="of:=HYPERLINK(CONCATENATE(&quot;https://progenetix.org/api/progenetix/biosamples/sampledetails/&quot;;[.A211];&quot;,&quot;;[.C211];&quot;/text/&quot;);&quot;pgx ➚&quot;)" office:value-type="string" office:string-value="pgx ➚" calcext:value-type="string">
            <text:p>pgx ➚</text:p>
          </table:table-cell>
          <table:table-cell table:style-name="ce5" office:value-type="string" calcext:value-type="string">
            <text:p>NCIT:C6339</text:p>
          </table:table-cell>
          <table:table-cell table:style-name="ce5" office:value-type="string" calcext:value-type="string">
            <text:p>Uterine corpus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1];&quot;::&quot;;[.C211])" office:value-type="string" office:string-value="icdom-88003::icdot-C55.9" calcext:value-type="string">
            <text:p>icdom-88003::icdot-C55.9</text:p>
          </table:table-cell>
          <table:table-cell table:style-name="ce4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3434</text:p>
          </table:table-cell>
          <table:table-cell table:style-name="ce40" office:value-type="string" calcext:value-type="string">
            <text:p>Uterine Corpus Leiomyoma</text:p>
          </table:table-cell>
          <table:table-cell table:style-name="ce44" table:formula="of:=HYPERLINK(CONCATENATE(&quot;https://progenetix.org/api/progenetix/biosamples/sampledetails/&quot;;[.A212];&quot;,&quot;;[.C212];&quot;/text/&quot;);&quot;pgx ➚&quot;)" office:value-type="string" office:string-value="pgx ➚" calcext:value-type="string">
            <text:p>pgx ➚</text:p>
          </table:table-cell>
          <table:table-cell table:style-name="ce5" office:value-type="string" calcext:value-type="string">
            <text:p>NCIT:C3434</text:p>
          </table:table-cell>
          <table:table-cell table:style-name="ce5" office:value-type="string" calcext:value-type="string">
            <text:p>Uterine Corpus Leiomy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2];&quot;::&quot;;[.C212])" office:value-type="string" office:string-value="icdom-88900::icdot-C55.9" calcext:value-type="string">
            <text:p>icdom-88900::icdot-C55.9</text:p>
          </table:table-cell>
          <table:table-cell table:style-name="ce40" table:number-columns-repeated="13"/>
          <table:table-cell table:number-columns-repeated="997"/>
        </table:table-row>
        <table:table-row table:style-name="ro2">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44" table:formula="of:=HYPERLINK(CONCATENATE(&quot;https://progenetix.org/api/progenetix/biosamples/sampledetails/&quot;;[.A213];&quot;,&quot;;[.C213];&quot;/text/&quot;);&quot;pgx ➚&quot;)" office:value-type="string" office:string-value="pgx ➚" calcext:value-type="string">
            <text:p>pgx ➚</text:p>
          </table:table-cell>
          <table:table-cell table:style-name="ce5" office:value-type="string" calcext:value-type="string">
            <text:p>NCIT:C6340</text:p>
          </table:table-cell>
          <table:table-cell table:style-name="ce5" office:value-type="string" calcext:value-type="string">
            <text:p>Uterine Corpus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3];&quot;::&quot;;[.C213])" office:value-type="string" office:string-value="icdom-88903::icdot-C55.9" calcext:value-type="string">
            <text:p>icdom-88903::icdot-C55.9</text:p>
          </table:table-cell>
          <table:table-cell table:style-name="ce40" table:number-columns-repeated="13"/>
          <table:table-cell table:number-columns-repeated="997"/>
        </table:table-row>
        <table:table-row table:style-name="ro1">
          <table:table-cell table:style-name="ce6" office:value-type="string" calcext:value-type="string">
            <text:p>icdom-91003</text:p>
          </table:table-cell>
          <table:table-cell table:style-name="ce5" office:value-type="string" calcext:value-type="string">
            <text:p>Choriocarcinoma, NOS</text:p>
          </table:table-cell>
          <table:table-cell table:style-name="ce6"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4646</text:p>
          </table:table-cell>
          <table:table-cell table:style-name="ce40" office:value-type="string" calcext:value-type="string">
            <text:p>Gestational choriocarcinoma</text:p>
          </table:table-cell>
          <table:table-cell table:style-name="ce44" table:formula="of:=HYPERLINK(CONCATENATE(&quot;https://progenetix.org/api/progenetix/biosamples/sampledetails/&quot;;[.A214];&quot;,&quot;;[.C214];&quot;/text/&quot;);&quot;pgx ➚&quot;)" office:value-type="string" office:string-value="pgx ➚" calcext:value-type="string">
            <text:p>pgx ➚</text:p>
          </table:table-cell>
          <table:table-cell table:style-name="ce5" office:value-type="string" calcext:value-type="string">
            <text:p>NCIT:C4646</text:p>
          </table:table-cell>
          <table:table-cell table:style-name="ce5" office:value-type="string" calcext:value-type="string">
            <text:p>Gestational choriocarcin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5" office:value-type="string" calcext:value-type="string">
            <text:p>icdom-80050</text:p>
          </table:table-cell>
          <table:table-cell table:style-name="ce5" office:value-type="string" calcext:value-type="string">
            <text:p>Clear cell tumor,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40078</text:p>
          </table:table-cell>
          <table:table-cell table:style-name="ce40" office:value-type="string" calcext:value-type="string">
            <text:p>Ovarian Clear Cell Adenocarcinoma</text:p>
          </table:table-cell>
          <table:table-cell table:style-name="ce44" table:formula="of:=HYPERLINK(CONCATENATE(&quot;https://progenetix.org/api/progenetix/biosamples/sampledetails/&quot;;[.A215];&quot;,&quot;;[.C215];&quot;/text/&quot;);&quot;pgx ➚&quot;)" office:value-type="string" office:string-value="pgx ➚" calcext:value-type="string">
            <text:p>pgx ➚</text:p>
          </table:table-cell>
          <table:table-cell table:style-name="ce5" office:value-type="string" calcext:value-type="string">
            <text:p>NCIT:C40076</text:p>
          </table:table-cell>
          <table:table-cell table:style-name="ce5" office:value-type="string" calcext:value-type="string">
            <text:p>Ovarian Clear Cell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5];&quot;::&quot;;[.C215])" office:value-type="string" office:string-value="icdom-80050::icdot-C56.9" calcext:value-type="string">
            <text:p>icdom-80050::icdot-C56.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8814</text:p>
          </table:table-cell>
          <table:table-cell table:style-name="ce40" office:value-type="string" calcext:value-type="string">
            <text:p>Ovarian mixed germ cell tumor</text:p>
          </table:table-cell>
          <table:table-cell table:style-name="ce44" table:formula="of:=HYPERLINK(CONCATENATE(&quot;https://progenetix.org/api/progenetix/biosamples/sampledetails/&quot;;[.A216];&quot;,&quot;;[.C216];&quot;/text/&quot;);&quot;pgx ➚&quot;)" office:value-type="string" office:string-value="pgx ➚" calcext:value-type="string">
            <text:p>pgx ➚</text:p>
          </table:table-cell>
          <table:table-cell table:style-name="ce5" office:value-type="string" calcext:value-type="string">
            <text:p>NCIT:C4908</text:p>
          </table:table-cell>
          <table:table-cell table:style-name="ce5" office:value-type="string" calcext:value-type="string">
            <text:p>Ovarian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6];&quot;::&quot;;[.C216])" office:value-type="string" office:string-value="icdom-80103::icdot-C56.9" calcext:value-type="string">
            <text:p>icdom-80103::icdot-C56.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7700</text:p>
          </table:table-cell>
          <table:table-cell table:style-name="ce40" office:value-type="string" calcext:value-type="string">
            <text:p>Ovarian adenocarcinoma</text:p>
          </table:table-cell>
          <table:table-cell table:style-name="ce44" table:formula="of:=HYPERLINK(CONCATENATE(&quot;https://progenetix.org/api/progenetix/biosamples/sampledetails/&quot;;[.A217];&quot;,&quot;;[.C217];&quot;/text/&quot;);&quot;pgx ➚&quot;)" office:value-type="string" office:string-value="pgx ➚" calcext:value-type="string">
            <text:p>pgx ➚</text:p>
          </table:table-cell>
          <table:table-cell table:style-name="ce5" office:value-type="string" calcext:value-type="string">
            <text:p>NCIT:C7700</text:p>
          </table:table-cell>
          <table:table-cell table:style-name="ce5" office:value-type="string" calcext:value-type="string">
            <text:p>Ovarian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7];&quot;::&quot;;[.C217])" office:value-type="string" office:string-value="icdom-81403::icdot-C56.9" calcext:value-type="string">
            <text:p>icdom-81403::icdot-C56.9</text:p>
          </table:table-cell>
          <table:table-cell table:style-name="ce40" table:number-columns-repeated="13"/>
          <table:table-cell table:number-columns-repeated="997"/>
        </table:table-row>
        <table:table-row table:style-name="ro2">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66</text:p>
          </table:table-cell>
          <table:table-cell table:style-name="ce40" office:value-type="string" calcext:value-type="string">
            <text:p>Clear Cell Adenocarcinoma</text:p>
          </table:table-cell>
          <table:table-cell table:style-name="ce44" table:formula="of:=HYPERLINK(CONCATENATE(&quot;https://progenetix.org/api/progenetix/biosamples/sampledetails/&quot;;[.A218];&quot;,&quot;;[.C218];&quot;/text/&quot;);&quot;pgx ➚&quot;)" office:value-type="string" office:string-value="pgx ➚" calcext:value-type="string">
            <text:p>pgx ➚</text:p>
          </table:table-cell>
          <table:table-cell table:style-name="ce5" office:value-type="string" calcext:value-type="string">
            <text:p>NCIT:C40078</text:p>
          </table:table-cell>
          <table:table-cell table:style-name="ce5" office:value-type="string" calcext:value-type="string">
            <text:p>Ovarian Clear Cel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8];&quot;::&quot;;[.C218])" office:value-type="string" office:string-value="icdom-83103::icdot-C56.9" calcext:value-type="string">
            <text:p>icdom-83103::icdot-C56.9</text:p>
          </table:table-cell>
          <table:table-cell table:style-name="ce4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69</text:p>
          </table:table-cell>
          <table:table-cell table:style-name="ce40" office:value-type="string" calcext:value-type="string">
            <text:p>Endometrioid Adenocarcinoma</text:p>
          </table:table-cell>
          <table:table-cell table:style-name="ce44" table:formula="of:=HYPERLINK(CONCATENATE(&quot;https://progenetix.org/api/progenetix/biosamples/sampledetails/&quot;;[.A219];&quot;,&quot;;[.C219];&quot;/text/&quot;);&quot;pgx ➚&quot;)" office:value-type="string" office:string-value="pgx ➚" calcext:value-type="string">
            <text:p>pgx ➚</text:p>
          </table:table-cell>
          <table:table-cell table:style-name="ce5" office:value-type="string" calcext:value-type="string">
            <text:p>NCIT:C7979</text:p>
          </table:table-cell>
          <table:table-cell table:style-name="ce5" office:value-type="string" calcext:value-type="string">
            <text:p>Ovarian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9];&quot;::&quot;;[.C219])" office:value-type="string" office:string-value="icdom-83803::icdot-C56.9" calcext:value-type="string">
            <text:p>icdom-83803::icdot-C56.9</text:p>
          </table:table-cell>
          <table:table-cell table:style-name="ce40" table:number-columns-repeated="13"/>
          <table:table-cell table:number-columns-repeated="997"/>
        </table:table-row>
        <table:table-row table:style-name="ro3">
          <table:table-cell table:style-name="ce5" office:value-type="string" calcext:value-type="string">
            <text:p>icdom-84403</text:p>
          </table:table-cell>
          <table:table-cell table:style-name="ce5" office:value-type="string" calcext:value-type="string">
            <text:p>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7979</text:p>
          </table:table-cell>
          <table:table-cell table:style-name="ce40" office:value-type="string" calcext:value-type="string">
            <text:p>Ovarian endometrioid adenocarcinoma</text:p>
          </table:table-cell>
          <table:table-cell table:style-name="ce44" table:formula="of:=HYPERLINK(CONCATENATE(&quot;https://progenetix.org/api/progenetix/biosamples/sampledetails/&quot;;[.A220];&quot;,&quot;;[.C220];&quot;/text/&quot;);&quot;pgx ➚&quot;)" office:value-type="string" office:string-value="pgx ➚" calcext:value-type="string">
            <text:p>pgx ➚</text:p>
          </table:table-cell>
          <table:table-cell table:style-name="ce5" office:value-type="string" calcext:value-type="string">
            <text:p>NCIT:C5228</text:p>
          </table:table-cell>
          <table:table-cell table:style-name="ce5" office:value-type="string" calcext:value-type="string">
            <text:p>Ovarian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0];&quot;::&quot;;[.C220])" office:value-type="string" office:string-value="icdom-84403::icdot-C56.9" calcext:value-type="string">
            <text:p>icdom-84403::icdot-C56.9</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21];&quot;,&quot;;[.C221];&quot;/text/&quot;);&quot;pgx ➚&quot;)" office:value-type="string" office:string-value="pgx ➚" calcext:value-type="string">
            <text:p>pgx ➚</text:p>
          </table:table-cell>
          <table:table-cell table:style-name="ce5" office:value-type="string" calcext:value-type="string">
            <text:p>NCIT:C7978</text:p>
          </table:table-cell>
          <table:table-cell table:style-name="ce5" office:value-type="string" calcext:value-type="string">
            <text:p>Ovarian Ser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1];&quot;::&quot;;[.C221])" office:value-type="string" office:string-value="icdom-84413::icdot-C56.9" calcext:value-type="string">
            <text:p>icdom-84413::icdot-C56.9</text:p>
          </table:table-cell>
          <table:table-cell table:style-name="ce40" table:number-columns-repeated="13"/>
          <table:table-cell table:number-columns-repeated="997"/>
        </table:table-row>
        <table:table-row table:style-name="ro1">
          <table:table-cell table:style-name="ce6" office:value-type="string" calcext:value-type="string">
            <text:p>icdom-84700</text:p>
          </table:table-cell>
          <table:table-cell table:style-name="ce5" office:value-type="string" calcext:value-type="string">
            <text:p>Mucinous cystadenoma, NOS</text:p>
          </table:table-cell>
          <table:table-cell table:style-name="ce6" office:value-type="string" calcext:value-type="string">
            <text:p>icdot-C56.9</text:p>
          </table:table-cell>
          <table:table-cell table:style-name="ce5" office:value-type="string" calcext:value-type="string">
            <text:p>Ovary</text:p>
          </table:table-cell>
          <table:table-cell table:style-name="ce40" office:value-type="string" calcext:value-type="string">
            <text:p>NCIT:C4512</text:p>
          </table:table-cell>
          <table:table-cell table:style-name="ce40" office:value-type="string" calcext:value-type="string">
            <text:p>Ovarian Mucinous Cystadenoma</text:p>
          </table:table-cell>
          <table:table-cell table:style-name="ce44" table:formula="of:=HYPERLINK(CONCATENATE(&quot;https://progenetix.org/api/progenetix/biosamples/sampledetails/&quot;;[.A222];&quot;,&quot;;[.C222];&quot;/text/&quot;);&quot;pgx ➚&quot;)" office:value-type="string" office:string-value="pgx ➚" calcext:value-type="string">
            <text:p>pgx ➚</text:p>
          </table:table-cell>
          <table:table-cell table:style-name="ce5" office:value-type="string" calcext:value-type="string">
            <text:p>NCIT:C4512</text:p>
          </table:table-cell>
          <table:table-cell table:style-name="ce5" office:value-type="string" calcext:value-type="string">
            <text:p>Ovarian Mucinous Cyst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2];&quot;::&quot;;[.C222])" office:value-type="string" office:string-value="icdom-84700::icdot-C56.9" calcext:value-type="string">
            <text:p>icdom-84700::icdot-C56.9</text:p>
          </table:table-cell>
          <table:table-cell table:style-name="ce40" table:number-columns-repeated="13"/>
          <table:table-cell table:number-columns-repeated="997"/>
        </table:table-row>
        <table:table-row table:style-name="ro2">
          <table:table-cell table:style-name="ce5" office:value-type="string" calcext:value-type="string">
            <text:p>icdom-84703</text:p>
          </table:table-cell>
          <table:table-cell table:style-name="ce5" office:value-type="string" calcext:value-type="string">
            <text:p>Mucin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76</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23];&quot;,&quot;;[.C223];&quot;/text/&quot;);&quot;pgx ➚&quot;)" office:value-type="string" office:string-value="pgx ➚" calcext:value-type="string">
            <text:p>pgx ➚</text:p>
          </table:table-cell>
          <table:table-cell table:style-name="ce5" office:value-type="string" calcext:value-type="string">
            <text:p>NCIT:C4026</text:p>
          </table:table-cell>
          <table:table-cell table:style-name="ce5" office:value-type="string" calcext:value-type="string">
            <text:p>Ovarian Mucin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3];&quot;::&quot;;[.C223])" office:value-type="string" office:string-value="icdom-84703::icdot-C56.9" calcext:value-type="string">
            <text:p>icdom-84703::icdot-C56.9</text:p>
          </table:table-cell>
          <table:table-cell table:style-name="ce4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56.9</text:p>
          </table:table-cell>
          <table:table-cell table:style-name="ce5" office:value-type="string" calcext:value-type="string">
            <text:p>Ovary</text:p>
          </table:table-cell>
          <table:table-cell table:style-name="ce40" office:value-type="string" calcext:value-type="string">
            <text:p>NCIT:C5243</text:p>
          </table:table-cell>
          <table:table-cell table:style-name="ce40" office:value-type="string" calcext:value-type="string">
            <text:p>Ovarian Mucinous Adenocarcinoma</text:p>
          </table:table-cell>
          <table:table-cell table:style-name="ce44" table:formula="of:=HYPERLINK(CONCATENATE(&quot;https://progenetix.org/api/progenetix/biosamples/sampledetails/&quot;;[.A224];&quot;,&quot;;[.C224];&quot;/text/&quot;);&quot;pgx ➚&quot;)" office:value-type="string" office:string-value="pgx ➚" calcext:value-type="string">
            <text:p>pgx ➚</text:p>
          </table:table-cell>
          <table:table-cell table:style-name="ce5" office:value-type="string" calcext:value-type="string">
            <text:p>NCIT:C5243</text:p>
          </table:table-cell>
          <table:table-cell table:style-name="ce5" office:value-type="string" calcext:value-type="string">
            <text:p>Ovarian Mucin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4];&quot;::&quot;;[.C224])" office:value-type="string" office:string-value="icdom-84803::icdot-C56.9" calcext:value-type="string">
            <text:p>icdom-84803::icdot-C56.9</text:p>
          </table:table-cell>
          <table:table-cell table:style-name="ce40" table:number-columns-repeated="13"/>
          <table:table-cell table:number-columns-repeated="997"/>
        </table:table-row>
        <table:table-row table:style-name="ro1">
          <table:table-cell table:style-name="ce5" office:value-type="string" calcext:value-type="string">
            <text:p>icdom-86203</text:p>
          </table:table-cell>
          <table:table-cell table:style-name="ce5" office:value-type="string" calcext:value-type="string">
            <text:p>Granulosa cell tumor</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6261</text:p>
          </table:table-cell>
          <table:table-cell table:style-name="ce40" office:value-type="string" calcext:value-type="string">
            <text:p>Ovarian granulosa cell tumor</text:p>
          </table:table-cell>
          <table:table-cell table:style-name="ce44" table:formula="of:=HYPERLINK(CONCATENATE(&quot;https://progenetix.org/api/progenetix/biosamples/sampledetails/&quot;;[.A225];&quot;,&quot;;[.C225];&quot;/text/&quot;);&quot;pgx ➚&quot;)" office:value-type="string" office:string-value="pgx ➚" calcext:value-type="string">
            <text:p>pgx ➚</text:p>
          </table:table-cell>
          <table:table-cell table:style-name="ce5" office:value-type="string" calcext:value-type="string">
            <text:p>NCIT:C6261</text:p>
          </table:table-cell>
          <table:table-cell table:style-name="ce5" office:value-type="string" calcext:value-type="string">
            <text:p>Ovarian granulosa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5];&quot;::&quot;;[.C225])" office:value-type="string" office:string-value="icdom-86203::icdot-C56.9" calcext:value-type="string">
            <text:p>icdom-86203::icdot-C56.9</text:p>
          </table:table-cell>
          <table:table-cell table:style-name="ce40" table:number-columns-repeated="13"/>
          <table:table-cell table:number-columns-repeated="997"/>
        </table:table-row>
        <table:table-row table:style-name="ro1">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5234</text:p>
          </table:table-cell>
          <table:table-cell table:style-name="ce40" office:value-type="string" calcext:value-type="string">
            <text:p>Ovarian leiomyosarcoma</text:p>
          </table:table-cell>
          <table:table-cell table:style-name="ce44" table:formula="of:=HYPERLINK(CONCATENATE(&quot;https://progenetix.org/api/progenetix/biosamples/sampledetails/&quot;;[.A226];&quot;,&quot;;[.C226];&quot;/text/&quot;);&quot;pgx ➚&quot;)" office:value-type="string" office:string-value="pgx ➚" calcext:value-type="string">
            <text:p>pgx ➚</text:p>
          </table:table-cell>
          <table:table-cell table:style-name="ce5" office:value-type="string" calcext:value-type="string">
            <text:p>NCIT:C5234</text:p>
          </table:table-cell>
          <table:table-cell table:style-name="ce5" office:value-type="string" calcext:value-type="string">
            <text:p>Ovarian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6];&quot;::&quot;;[.C226])" office:value-type="string" office:string-value="icdom-88903::icdot-C56.9" calcext:value-type="string">
            <text:p>icdom-88903::icdot-C56.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40" office:value-type="string" calcext:value-type="string">
            <text:p>NCIT:C3867</text:p>
          </table:table-cell>
          <table:table-cell table:style-name="ce40" office:value-type="string" calcext:value-type="string">
            <text:p>Fallopian Tube Carcinoma</text:p>
          </table:table-cell>
          <table:table-cell table:style-name="ce44" table:formula="of:=HYPERLINK(CONCATENATE(&quot;https://progenetix.org/api/progenetix/biosamples/sampledetails/&quot;;[.A227];&quot;,&quot;;[.C227];&quot;/text/&quot;);&quot;pgx ➚&quot;)" office:value-type="string" office:string-value="pgx ➚" calcext:value-type="string">
            <text:p>pgx ➚</text:p>
          </table:table-cell>
          <table:table-cell table:style-name="ce5" office:value-type="string" calcext:value-type="string">
            <text:p>NCIT:C3867</text:p>
          </table:table-cell>
          <table:table-cell table:style-name="ce5" office:value-type="string" calcext:value-type="string">
            <text:p>Fallopian Tub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7];&quot;::&quot;;[.C227])" office:value-type="string" office:string-value="icdom-80103::icdot-C57.0" calcext:value-type="string">
            <text:p>icdom-80103::icdot-C57.0</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40" office:value-type="string" calcext:value-type="string">
            <text:p>NCIT:C40101</text:p>
          </table:table-cell>
          <table:table-cell table:style-name="ce40" office:value-type="string" calcext:value-type="string">
            <text:p>Serous Adenocarcinoma</text:p>
          </table:table-cell>
          <table:table-cell table:style-name="ce44" table:formula="of:=HYPERLINK(CONCATENATE(&quot;https://progenetix.org/api/progenetix/biosamples/sampledetails/&quot;;[.A228];&quot;,&quot;;[.C228];&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8];&quot;::&quot;;[.C228])" office:value-type="string" office:string-value="icdom-84413::icdot-C57.0" calcext:value-type="string">
            <text:p>icdom-84413::icdot-C57.0</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60.9</text:p>
          </table:table-cell>
          <table:table-cell table:style-name="ce5" office:value-type="string" calcext:value-type="string">
            <text:p>Peni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229];&quot;,&quot;;[.C229];&quot;/text/&quot;);&quot;pgx ➚&quot;)" office:value-type="string" office:string-value="pgx ➚" calcext:value-type="string">
            <text:p>pgx ➚</text:p>
          </table:table-cell>
          <table:table-cell table:style-name="ce5" office:value-type="string" calcext:value-type="string">
            <text:p>NCIT:C7729</text:p>
          </table:table-cell>
          <table:table-cell table:style-name="ce5" office:value-type="string" calcext:value-type="string">
            <text:p>Squamous Cell Carcinoma of the Peni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9];&quot;::&quot;;[.C229])" office:value-type="string" office:string-value="icdom-80703::icdot-C60.9" calcext:value-type="string">
            <text:p>icdom-80703::icdot-C60.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4863</text:p>
          </table:table-cell>
          <table:table-cell table:style-name="ce40" office:value-type="string" calcext:value-type="string">
            <text:p>Prostate carcinoma</text:p>
          </table:table-cell>
          <table:table-cell table:style-name="ce44" table:formula="of:=HYPERLINK(CONCATENATE(&quot;https://progenetix.org/api/progenetix/biosamples/sampledetails/&quot;;[.A230];&quot;,&quot;;[.C230];&quot;/text/&quot;);&quot;pgx ➚&quot;)" office:value-type="string" office:string-value="pgx ➚" calcext:value-type="string">
            <text:p>pgx ➚</text:p>
          </table:table-cell>
          <table:table-cell table:style-name="ce5" office:value-type="string" calcext:value-type="string">
            <text:p>NCIT:C4863</text:p>
          </table:table-cell>
          <table:table-cell table:style-name="ce5" office:value-type="string" calcext:value-type="string">
            <text:p>Prostat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0];&quot;::&quot;;[.C230])" office:value-type="string" office:string-value="icdom-80103::icdot-C61.9" calcext:value-type="string">
            <text:p>icdom-80103::icdot-C61.9</text:p>
          </table:table-cell>
          <table:table-cell table:style-name="ce40" table:number-columns-repeated="13"/>
          <table:table-cell table:number-columns-repeated="997"/>
        </table:table-row>
        <table:table-row table:style-name="ro1">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6766</text:p>
          </table:table-cell>
          <table:table-cell table:style-name="ce40" office:value-type="string" calcext:value-type="string">
            <text:p>Prostate small cell carcinoma</text:p>
          </table:table-cell>
          <table:table-cell table:style-name="ce44" table:formula="of:=HYPERLINK(CONCATENATE(&quot;https://progenetix.org/api/progenetix/biosamples/sampledetails/&quot;;[.A231];&quot;,&quot;;[.C231];&quot;/text/&quot;);&quot;pgx ➚&quot;)" office:value-type="string" office:string-value="pgx ➚" calcext:value-type="string">
            <text:p>pgx ➚</text:p>
          </table:table-cell>
          <table:table-cell table:style-name="ce5" office:value-type="string" calcext:value-type="string">
            <text:p>NCIT:C6766</text:p>
          </table:table-cell>
          <table:table-cell table:style-name="ce5" office:value-type="string" calcext:value-type="string">
            <text:p>Prostate smal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1];&quot;::&quot;;[.C231])" office:value-type="string" office:string-value="icdom-80413::icdot-C61.9" calcext:value-type="string">
            <text:p>icdom-80413::icdot-C61.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232];&quot;,&quot;;[.C232];&quot;/text/&quot;);&quot;pgx ➚&quot;)" office:value-type="string" office:string-value="pgx ➚" calcext:value-type="string">
            <text:p>pgx ➚</text:p>
          </table:table-cell>
          <table:table-cell table:style-name="ce5" office:value-type="string" calcext:value-type="string">
            <text:p>NCIT:C2919</text:p>
          </table:table-cell>
          <table:table-cell table:style-name="ce5" office:value-type="string" calcext:value-type="string">
            <text:p>Prostat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2];&quot;::&quot;;[.C232])" office:value-type="string" office:string-value="icdom-81403::icdot-C61.9" calcext:value-type="string">
            <text:p>icdom-81403::icdot-C61.9</text:p>
          </table:table-cell>
          <table:table-cell table:style-name="ce40" table:number-columns-repeated="13"/>
          <table:table-cell table:number-columns-repeated="997"/>
        </table:table-row>
        <table:table-row table:style-name="ro2">
          <table:table-cell table:style-name="ce5" office:value-type="string" calcext:value-type="string">
            <text:p>icdom-90633</text:p>
          </table:table-cell>
          <table:table-cell table:style-name="ce5" office:value-type="string" calcext:value-type="string">
            <text:p>Spermatocytic seminoma</text:p>
          </table:table-cell>
          <table:table-cell table:style-name="ce5" office:value-type="string" calcext:value-type="string">
            <text:p>icdot-C62.9</text:p>
          </table:table-cell>
          <table:table-cell table:style-name="ce5" office:value-type="string" calcext:value-type="string">
            <text:p>Testis</text:p>
          </table:table-cell>
          <table:table-cell table:style-name="ce40" office:value-type="string" calcext:value-type="string">
            <text:p>NCIT:C39921</text:p>
          </table:table-cell>
          <table:table-cell table:style-name="ce40" office:value-type="string" calcext:value-type="string">
            <text:p>Testicular Spermatocytic Seminoma</text:p>
          </table:table-cell>
          <table:table-cell table:style-name="ce44" table:formula="of:=HYPERLINK(CONCATENATE(&quot;https://progenetix.org/api/progenetix/biosamples/sampledetails/&quot;;[.A233];&quot;,&quot;;[.C233];&quot;/text/&quot;);&quot;pgx ➚&quot;)" office:value-type="string" office:string-value="pgx ➚" calcext:value-type="string">
            <text:p>pgx ➚</text:p>
          </table:table-cell>
          <table:table-cell table:style-name="ce5" office:value-type="string" calcext:value-type="string">
            <text:p>NCIT:C39921</text:p>
          </table:table-cell>
          <table:table-cell table:style-name="ce5" office:value-type="string" calcext:value-type="string">
            <text:p>Testicular Spermatocytic Sem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3];&quot;::&quot;;[.C233])" office:value-type="string" office:string-value="icdom-90633::icdot-C62.9" calcext:value-type="string">
            <text:p>icdom-90633::icdot-C62.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34];&quot;,&quot;;[.C234];&quot;/text/&quot;);&quot;pgx ➚&quot;)" office:value-type="string" office:string-value="pgx ➚" calcext:value-type="string">
            <text:p>pgx ➚</text:p>
          </table:table-cell>
          <table:table-cell table:style-name="ce5" office:value-type="string" calcext:value-type="string">
            <text:p>NCIT:C8383</text:p>
          </table:table-cell>
          <table:table-cell table:style-name="ce5" office:value-type="string" calcext:value-type="string">
            <text:p>Kidney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4];&quot;::&quot;;[.C234])" office:value-type="string" office:string-value="icdom-81400::icdot-C64.9" calcext:value-type="string">
            <text:p>icdom-81400::icdot-C64.9</text:p>
          </table:table-cell>
          <table:table-cell table:style-name="ce40" table:number-columns-repeated="13"/>
          <table:table-cell table:number-columns-repeated="997"/>
        </table:table-row>
        <table:table-row table:style-name="ro3">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44" table:formula="of:=HYPERLINK(CONCATENATE(&quot;https://progenetix.org/api/progenetix/biosamples/sampledetails/&quot;;[.A235];&quot;,&quot;;[.C235];&quot;/text/&quot;);&quot;pgx ➚&quot;)" office:value-type="string" office:string-value="pgx ➚" calcext:value-type="string">
            <text:p>pgx ➚</text:p>
          </table:table-cell>
          <table:table-cell table:style-name="ce5" office:value-type="string" calcext:value-type="string">
            <text:p>NCIT:C6975</text:p>
          </table:table-cell>
          <table:table-cell table:style-name="ce5" office:value-type="string" calcext:value-type="string">
            <text:p>Papillary Renal Cell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Papillary Renal Cell Carcinoma C6975</text:p>
          </table:table-cell>
          <table:table-cell table:style-name="ce40"/>
          <table:table-cell table:style-name="ce40" table:formula="of:=CONCATENATE([.A235];&quot;::&quot;;[.C235])" office:value-type="string" office:string-value="icdom-82603::icdot-C64.9" calcext:value-type="string">
            <text:p>icdom-82603::icdot-C64.9</text:p>
          </table:table-cell>
          <table:table-cell table:style-name="ce40" table:number-columns-repeated="13"/>
          <table:table-cell table:number-columns-repeated="997"/>
        </table:table-row>
        <table:table-row table:style-name="ro1">
          <table:table-cell table:style-name="ce5" office:value-type="string" calcext:value-type="string">
            <text:p>icdom-82900</text:p>
          </table:table-cell>
          <table:table-cell table:style-name="ce5" office:value-type="string" calcext:value-type="string">
            <text:p>Oxyphilic adenoma</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3759</text:p>
          </table:table-cell>
          <table:table-cell table:style-name="ce40" office:value-type="string" calcext:value-type="string">
            <text:p>Oncocytic Adenoma</text:p>
          </table:table-cell>
          <table:table-cell table:style-name="ce44" table:formula="of:=HYPERLINK(CONCATENATE(&quot;https://progenetix.org/api/progenetix/biosamples/sampledetails/&quot;;[.A236];&quot;,&quot;;[.C236];&quot;/text/&quot;);&quot;pgx ➚&quot;)" office:value-type="string" office:string-value="pgx ➚" calcext:value-type="string">
            <text:p>pgx ➚</text:p>
          </table:table-cell>
          <table:table-cell table:style-name="ce5" office:value-type="string" calcext:value-type="string">
            <text:p>NCIT:C4526</text:p>
          </table:table-cell>
          <table:table-cell table:style-name="ce5" office:value-type="string" calcext:value-type="string">
            <text:p>Kidney Onc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6];&quot;::&quot;;[.C236])" office:value-type="string" office:string-value="icdom-82900::icdot-C64.9" calcext:value-type="string">
            <text:p>icdom-82900::icdot-C64.9</text:p>
          </table:table-cell>
          <table:table-cell table:style-name="ce40" table:number-columns-repeated="13"/>
          <table:table-cell table:number-columns-repeated="997"/>
        </table:table-row>
        <table:table-row table:style-name="ro1">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44" table:formula="of:=HYPERLINK(CONCATENATE(&quot;https://progenetix.org/api/progenetix/biosamples/sampledetails/&quot;;[.A237];&quot;,&quot;;[.C237];&quot;/text/&quot;);&quot;pgx ➚&quot;)" office:value-type="string" office:string-value="pgx ➚" calcext:value-type="string">
            <text:p>pgx ➚</text:p>
          </table:table-cell>
          <table:table-cell table:style-name="ce5" office:value-type="string" calcext:value-type="string">
            <text:p>NCIT:C4033</text:p>
          </table:table-cell>
          <table:table-cell table:style-name="ce5" office:value-type="string" calcext:value-type="string">
            <text:p>Clear Cell 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7];&quot;::&quot;;[.C237])" office:value-type="string" office:string-value="icdom-83103::icdot-C64.9" calcext:value-type="string">
            <text:p>icdom-83103::icdot-C64.9</text:p>
          </table:table-cell>
          <table:table-cell table:style-name="ce40" table:number-columns-repeated="13"/>
          <table:table-cell table:number-columns-repeated="997"/>
        </table:table-row>
        <table:table-row table:style-name="ro1">
          <table:table-cell table:style-name="ce5" office:value-type="string" calcext:value-type="string">
            <text:p>icdom-83123</text:p>
          </table:table-cell>
          <table:table-cell table:style-name="ce5" office:value-type="string" calcext:value-type="string">
            <text:p>Renal cell 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44" table:formula="of:=HYPERLINK(CONCATENATE(&quot;https://progenetix.org/api/progenetix/biosamples/sampledetails/&quot;;[.A238];&quot;,&quot;;[.C238];&quot;/text/&quot;);&quot;pgx ➚&quot;)" office:value-type="string" office:string-value="pgx ➚" calcext:value-type="string">
            <text:p>pgx ➚</text:p>
          </table:table-cell>
          <table:table-cell table:style-name="ce5" office:value-type="string" calcext:value-type="string">
            <text:p>NCIT:C9385</text:p>
          </table:table-cell>
          <table:table-cell table:style-name="ce5" office:value-type="string" calcext:value-type="string">
            <text:p>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8];&quot;::&quot;;[.C238])" office:value-type="string" office:string-value="icdom-83123::icdot-C64.9" calcext:value-type="string">
            <text:p>icdom-83123::icdot-C64.9</text:p>
          </table:table-cell>
          <table:table-cell table:style-name="ce40" table:number-columns-repeated="13"/>
          <table:table-cell table:number-columns-repeated="997"/>
        </table:table-row>
        <table:table-row table:style-name="ro2">
          <table:table-cell table:style-name="ce5" office:value-type="string" calcext:value-type="string">
            <text:p>icdom-83173</text:p>
          </table:table-cell>
          <table:table-cell table:style-name="ce5" office:value-type="string" calcext:value-type="string">
            <text:p>Renal cell carcinoma, chromophobe type</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146</text:p>
          </table:table-cell>
          <table:table-cell table:style-name="ce40" office:value-type="string" calcext:value-type="string">
            <text:p>Chromophobe Renal Cell Carcinoma</text:p>
          </table:table-cell>
          <table:table-cell table:style-name="ce44" table:formula="of:=HYPERLINK(CONCATENATE(&quot;https://progenetix.org/api/progenetix/biosamples/sampledetails/&quot;;[.A239];&quot;,&quot;;[.C239];&quot;/text/&quot;);&quot;pgx ➚&quot;)" office:value-type="string" office:string-value="pgx ➚" calcext:value-type="string">
            <text:p>pgx ➚</text:p>
          </table:table-cell>
          <table:table-cell table:style-name="ce5" office:value-type="string" calcext:value-type="string">
            <text:p>NCIT:C4146</text:p>
          </table:table-cell>
          <table:table-cell table:style-name="ce5" office:value-type="string" calcext:value-type="string">
            <text:p>Chromophobe Ren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9];&quot;::&quot;;[.C239])" office:value-type="string" office:string-value="icdom-83173::icdot-C64.9" calcext:value-type="string">
            <text:p>icdom-83173::icdot-C64.9</text:p>
          </table:table-cell>
          <table:table-cell table:style-name="ce40" table:number-columns-repeated="13"/>
          <table:table-cell table:number-columns-repeated="997"/>
        </table:table-row>
        <table:table-row table:style-name="ro2">
          <table:table-cell table:style-name="ce6" office:value-type="string" calcext:value-type="string">
            <text:p>icdom-83193</text:p>
          </table:table-cell>
          <table:table-cell table:style-name="ce5" office:value-type="string" calcext:value-type="string">
            <text:p>Collecting duct carcinoma</text:p>
          </table:table-cell>
          <table:table-cell table:style-name="ce6"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6194</text:p>
          </table:table-cell>
          <table:table-cell table:style-name="ce40" office:value-type="string" calcext:value-type="string">
            <text:p>Carcinoma of the Collecting Ducts of Bellini</text:p>
          </table:table-cell>
          <table:table-cell table:style-name="ce44" table:formula="of:=HYPERLINK(CONCATENATE(&quot;https://progenetix.org/api/progenetix/biosamples/sampledetails/&quot;;[.A240];&quot;,&quot;;[.C240];&quot;/text/&quot;);&quot;pgx ➚&quot;)" office:value-type="string" office:string-value="pgx ➚" calcext:value-type="string">
            <text:p>pgx ➚</text:p>
          </table:table-cell>
          <table:table-cell table:style-name="ce5" office:value-type="string" calcext:value-type="string">
            <text:p>NCIT:C6194</text:p>
          </table:table-cell>
          <table:table-cell table:style-name="ce5" office:value-type="string" calcext:value-type="string">
            <text:p>Carcinoma of the Collecting Ducts of Bellin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40];&quot;::&quot;;[.C240])" office:value-type="string" office:string-value="icdom-83193::icdot-C64.9" calcext:value-type="string">
            <text:p>icdom-83193::icdot-C64.9</text:p>
          </table:table-cell>
          <table:table-cell table:style-name="ce40" table:number-columns-repeated="13"/>
          <table:table-cell table:number-columns-repeated="997"/>
        </table:table-row>
        <table:table-row table:style-name="ro1">
          <table:table-cell table:style-name="ce5" office:value-type="string" calcext:value-type="string">
            <text:p>icdom-83610</text:p>
          </table:table-cell>
          <table:table-cell table:style-name="ce5" office:value-type="string" calcext:value-type="string">
            <text:p>Juxtaglomerular tumor</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162</text:p>
          </table:table-cell>
          <table:table-cell table:style-name="ce40" office:value-type="string" calcext:value-type="string">
            <text:p>Juxtaglomerular Cell Tumor</text:p>
          </table:table-cell>
          <table:table-cell table:style-name="ce44" table:formula="of:=HYPERLINK(CONCATENATE(&quot;https://progenetix.org/api/progenetix/biosamples/sampledetails/&quot;;[.A241];&quot;,&quot;;[.C241];&quot;/text/&quot;);&quot;pgx ➚&quot;)" office:value-type="string" office:string-value="pgx ➚" calcext:value-type="string">
            <text:p>pgx ➚</text:p>
          </table:table-cell>
          <table:table-cell table:style-name="ce5" office:value-type="string" calcext:value-type="string">
            <text:p>NCIT:C4162</text:p>
          </table:table-cell>
          <table:table-cell table:style-name="ce5" office:value-type="string" calcext:value-type="string">
            <text:p>Juxtaglomerular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1];&quot;::&quot;;[.C241])" office:value-type="string" office:string-value="icdom-83610::icdot-C64.9" calcext:value-type="string">
            <text:p>icdom-83610::icdot-C64.9</text:p>
          </table:table-cell>
          <table:table-cell table:style-name="ce40" table:number-columns-repeated="13"/>
          <table:table-cell table:number-columns-repeated="997"/>
        </table:table-row>
        <table:table-row table:style-name="ro6">
          <table:table-cell table:style-name="ce5" office:value-type="string" calcext:value-type="string">
            <text:p>icdom-88910</text:p>
          </table:table-cell>
          <table:table-cell table:style-name="ce5" office:value-type="string" calcext:value-type="string">
            <text:p>Epithelioid leiomyoma</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3486</text:p>
          </table:table-cell>
          <table:table-cell table:style-name="ce40" office:value-type="string" calcext:value-type="string">
            <text:p>Epithelioid cell type gastrointestinal stromal tumor</text:p>
          </table:table-cell>
          <table:table-cell table:style-name="ce44" table:formula="of:=HYPERLINK(CONCATENATE(&quot;https://progenetix.org/api/progenetix/biosamples/sampledetails/&quot;;[.A242];&quot;,&quot;;[.C242];&quot;/text/&quot;);&quot;pgx ➚&quot;)" office:value-type="string" office:string-value="pgx ➚" calcext:value-type="string">
            <text:p>pgx ➚</text:p>
          </table:table-cell>
          <table:table-cell table:style-name="ce5" office:value-type="string" calcext:value-type="string">
            <text:p>NCIT:C159209</text:p>
          </table:table-cell>
          <table:table-cell table:style-name="ce5" office:value-type="string" calcext:value-type="string">
            <text:p>Kidney Leiomy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ext:p>
            <text:p>MB: ok IMO; the term catches the concept (or at least the parent of something more specific)</text:p>
          </table:table-cell>
          <table:table-cell table:style-name="ce40"/>
          <table:table-cell table:style-name="ce40" table:formula="of:=CONCATENATE([.A242];&quot;::&quot;;[.C242])" office:value-type="string" office:string-value="icdom-88910::icdot-C64.9" calcext:value-type="string">
            <text:p>icdom-88910::icdot-C64.9</text:p>
          </table:table-cell>
          <table:table-cell table:style-name="ce40" table:number-columns-repeated="13"/>
          <table:table-cell table:number-columns-repeated="997"/>
        </table:table-row>
        <table:table-row table:style-name="ro1">
          <table:table-cell table:style-name="ce6" office:value-type="string" calcext:value-type="string">
            <text:p>icdom-89603</text:p>
          </table:table-cell>
          <table:table-cell table:style-name="ce5" office:value-type="string" calcext:value-type="string">
            <text:p>Nephroblastoma, NOS</text:p>
          </table:table-cell>
          <table:table-cell table:style-name="ce6"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407</text:p>
          </table:table-cell>
          <table:table-cell table:style-name="ce40" office:value-type="string" calcext:value-type="string">
            <text:p>Kidney Wilms Tumor</text:p>
          </table:table-cell>
          <table:table-cell table:style-name="ce44" table:formula="of:=HYPERLINK(CONCATENATE(&quot;https://progenetix.org/api/progenetix/biosamples/sampledetails/&quot;;[.A243];&quot;,&quot;;[.C243];&quot;/text/&quot;);&quot;pgx ➚&quot;)" office:value-type="string" office:string-value="pgx ➚" calcext:value-type="string">
            <text:p>pgx ➚</text:p>
          </table:table-cell>
          <table:table-cell table:style-name="ce5" office:value-type="string" calcext:value-type="string">
            <text:p>NCIT:C40407</text:p>
          </table:table-cell>
          <table:table-cell table:style-name="ce5" office:value-type="string" calcext:value-type="string">
            <text:p>Kidney Wilm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3];&quot;::&quot;;[.C243])" office:value-type="string" office:string-value="icdom-89603::icdot-C64.9" calcext:value-type="string">
            <text:p>icdom-89603::icdot-C64.9</text:p>
          </table:table-cell>
          <table:table-cell table:style-name="ce40" table:number-columns-repeated="13"/>
          <table:table-cell table:number-columns-repeated="997"/>
        </table:table-row>
        <table:table-row table:style-name="ro2">
          <table:table-cell table:style-name="ce5" office:value-type="string" calcext:value-type="string">
            <text:p>icdom-89643</text:p>
          </table:table-cell>
          <table:table-cell table:style-name="ce5" office:value-type="string" calcext:value-type="string">
            <text:p>Clear cell sarcoma of kidney</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264</text:p>
          </table:table-cell>
          <table:table-cell table:style-name="ce40" office:value-type="string" calcext:value-type="string">
            <text:p>Clear Cell Sarcoma of the Kidney</text:p>
          </table:table-cell>
          <table:table-cell table:style-name="ce44" table:formula="of:=HYPERLINK(CONCATENATE(&quot;https://progenetix.org/api/progenetix/biosamples/sampledetails/&quot;;[.A244];&quot;,&quot;;[.C244];&quot;/text/&quot;);&quot;pgx ➚&quot;)" office:value-type="string" office:string-value="pgx ➚" calcext:value-type="string">
            <text:p>pgx ➚</text:p>
          </table:table-cell>
          <table:table-cell table:style-name="ce5" office:value-type="string" calcext:value-type="string">
            <text:p>NCIT:C4264</text:p>
          </table:table-cell>
          <table:table-cell table:style-name="ce5" office:value-type="string" calcext:value-type="string">
            <text:p>Clear Cell Sarcoma of the Kidney</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4];&quot;::&quot;;[.C244])" office:value-type="string" office:string-value="icdom-89643::icdot-C64.9" calcext:value-type="string">
            <text:p>icdom-89643::icdot-C64.9</text:p>
          </table:table-cell>
          <table:table-cell table:style-name="ce4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5.9</text:p>
          </table:table-cell>
          <table:table-cell table:style-name="ce5" office:value-type="string" calcext:value-type="string">
            <text:p>Renal pelvis, ureter</text:p>
          </table:table-cell>
          <table:table-cell table:style-name="ce40" office:value-type="string" calcext:value-type="string">
            <text:p>NCIT:C7355</text:p>
          </table:table-cell>
          <table:table-cell table:style-name="ce40" office:value-type="string" calcext:value-type="string">
            <text:p>Renal Pelvis Urothelial Carcinoma</text:p>
          </table:table-cell>
          <table:table-cell table:style-name="ce44" table:formula="of:=HYPERLINK(CONCATENATE(&quot;https://progenetix.org/api/progenetix/biosamples/sampledetails/&quot;;[.A245];&quot;,&quot;;[.C245];&quot;/text/&quot;);&quot;pgx ➚&quot;)" office:value-type="string" office:string-value="pgx ➚" calcext:value-type="string">
            <text:p>pgx ➚</text:p>
          </table:table-cell>
          <table:table-cell table:style-name="ce5" office:value-type="string" calcext:value-type="string">
            <text:p>NCIT:C7355</text:p>
          </table:table-cell>
          <table:table-cell table:style-name="ce5" office:value-type="string" calcext:value-type="string">
            <text:p>Renal Pelvis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5];&quot;::&quot;;[.C245])" office:value-type="string" office:string-value="icdom-81203::icdot-C65.9" calcext:value-type="string">
            <text:p>icdom-81203::icdot-C65.9</text:p>
          </table:table-cell>
          <table:table-cell table:style-name="ce4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40" office:value-type="string" calcext:value-type="string">
            <text:p>NCIT:C2930</text:p>
          </table:table-cell>
          <table:table-cell table:style-name="ce40" office:value-type="string" calcext:value-type="string">
            <text:p>Transitional Cell Carcinoma</text:p>
          </table:table-cell>
          <table:table-cell table:style-name="ce44" table:formula="of:=HYPERLINK(CONCATENATE(&quot;https://progenetix.org/api/progenetix/biosamples/sampledetails/&quot;;[.A246];&quot;,&quot;;[.C246];&quot;/text/&quot;);&quot;pgx ➚&quot;)" office:value-type="string" office:string-value="pgx ➚" calcext:value-type="string">
            <text:p>pgx ➚</text:p>
          </table:table-cell>
          <table:table-cell table:style-name="ce5" office:value-type="string" calcext:value-type="string">
            <text:p>NCIT:C39851</text:p>
          </table:table-cell>
          <table:table-cell table:style-name="ce5" office:value-type="string" calcext:value-type="string">
            <text:p>Bladder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6];&quot;::&quot;;[.C246])" office:value-type="string" office:string-value="icdom-81203::icdot-C67.0" calcext:value-type="string">
            <text:p>icdom-81203::icdot-C67.0</text:p>
          </table:table-cell>
          <table:table-cell table:style-name="ce40" table:number-columns-repeated="13"/>
          <table:table-cell table:number-columns-repeated="997"/>
        </table:table-row>
        <table:table-row table:style-name="ro2">
          <table:table-cell table:style-name="ce5" office:value-type="string" calcext:value-type="string">
            <text:p>icdom-81303</text:p>
          </table:table-cell>
          <table:table-cell table:style-name="ce5" office:value-type="string" calcext:value-type="string">
            <text:p>Papillary transitional cell carcinoma</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40" office:value-type="string" calcext:value-type="string">
            <text:p>NCIT:C4122</text:p>
          </table:table-cell>
          <table:table-cell table:style-name="ce40" office:value-type="string" calcext:value-type="string">
            <text:p>Papillary Transitional Cell Carcinoma</text:p>
          </table:table-cell>
          <table:table-cell table:style-name="ce44" table:formula="of:=HYPERLINK(CONCATENATE(&quot;https://progenetix.org/api/progenetix/biosamples/sampledetails/&quot;;[.A247];&quot;,&quot;;[.C247];&quot;/text/&quot;);&quot;pgx ➚&quot;)" office:value-type="string" office:string-value="pgx ➚" calcext:value-type="string">
            <text:p>pgx ➚</text:p>
          </table:table-cell>
          <table:table-cell table:style-name="ce5" office:value-type="string" calcext:value-type="string">
            <text:p>NCIT:C7383</text:p>
          </table:table-cell>
          <table:table-cell table:style-name="ce5" office:value-type="string" calcext:value-type="string">
            <text:p>Bladder Papillary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7];&quot;::&quot;;[.C247])" office:value-type="string" office:string-value="icdom-81303::icdot-C67.0" calcext:value-type="string">
            <text:p>icdom-81303::icdot-C67.0</text:p>
          </table:table-cell>
          <table:table-cell table:style-name="ce40" table:number-columns-repeated="13"/>
          <table:table-cell table:number-columns-repeated="997"/>
        </table:table-row>
        <table:table-row table:style-name="ro1">
          <table:table-cell table:style-name="ce5" office:value-type="string" calcext:value-type="string">
            <text:p>icdom-95103</text:p>
          </table:table-cell>
          <table:table-cell table:style-name="ce5" office:value-type="string" calcext:value-type="string">
            <text:p>Retinoblastoma, NOS</text:p>
          </table:table-cell>
          <table:table-cell table:style-name="ce5" office:value-type="string" calcext:value-type="string">
            <text:p>icdot-C69.2</text:p>
          </table:table-cell>
          <table:table-cell table:style-name="ce5" office:value-type="string" calcext:value-type="string">
            <text:p>Retina</text:p>
          </table:table-cell>
          <table:table-cell table:style-name="ce40" office:value-type="string" calcext:value-type="string">
            <text:p>NCIT:C7541</text:p>
          </table:table-cell>
          <table:table-cell table:style-name="ce40" office:value-type="string" calcext:value-type="string">
            <text:p>Retinoblastoma</text:p>
          </table:table-cell>
          <table:table-cell table:style-name="ce44" table:formula="of:=HYPERLINK(CONCATENATE(&quot;https://progenetix.org/api/progenetix/biosamples/sampledetails/&quot;;[.A248];&quot;,&quot;;[.C248];&quot;/text/&quot;);&quot;pgx ➚&quot;)" office:value-type="string" office:string-value="pgx ➚" calcext:value-type="string">
            <text:p>pgx ➚</text:p>
          </table:table-cell>
          <table:table-cell table:style-name="ce5" office:value-type="string" calcext:value-type="string">
            <text:p>NCIT:C7541</text:p>
          </table:table-cell>
          <table:table-cell table:style-name="ce5" office:value-type="string" calcext:value-type="string">
            <text:p>Retin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48];&quot;::&quot;;[.C248])" office:value-type="string" office:string-value="icdom-95103::icdot-C69.2" calcext:value-type="string">
            <text:p>icdom-95103::icdot-C69.2</text:p>
          </table:table-cell>
          <table:table-cell table:style-name="ce40" table:number-columns-repeated="13"/>
          <table:table-cell table:number-columns-repeated="997"/>
        </table:table-row>
        <table:table-row table:style-name="ro3">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69.9</text:p>
          </table:table-cell>
          <table:table-cell table:style-name="ce5" office:value-type="string" calcext:value-type="string">
            <text:p>Eye,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44" table:formula="of:=HYPERLINK(CONCATENATE(&quot;https://progenetix.org/api/progenetix/biosamples/sampledetails/&quot;;[.A249];&quot;,&quot;;[.C249];&quot;/text/&quot;);&quot;pgx ➚&quot;)" office:value-type="string" office:string-value="pgx ➚" calcext:value-type="string">
            <text:p>pgx ➚</text:p>
          </table:table-cell>
          <table:table-cell table:style-name="ce5" office:value-type="string" calcext:value-type="string">
            <text:p>NCIT:C8562</text:p>
          </table:table-cell>
          <table:table-cell table:style-name="ce5" office:value-type="string" calcext:value-type="string">
            <text:p>Ocular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hough not sure if "ocular" is a good term -&gt; retinal...</text:p>
          </table:table-cell>
          <table:table-cell table:style-name="ce40"/>
          <table:table-cell table:style-name="ce40" table:formula="of:=CONCATENATE([.A249];&quot;::&quot;;[.C249])" office:value-type="string" office:string-value="icdom-87203::icdot-C69.9" calcext:value-type="string">
            <text:p>icdom-87203::icdot-C69.9</text:p>
          </table:table-cell>
          <table:table-cell table:style-name="ce40" table:number-columns-repeated="13"/>
          <table:table-cell table:number-columns-repeated="997"/>
        </table:table-row>
        <table:table-row table:style-name="ro1">
          <table:table-cell table:style-name="ce5" office:value-type="string" calcext:value-type="string">
            <text:p>icdom-94703</text:p>
          </table:table-cell>
          <table:table-cell table:style-name="ce5" office:value-type="string" calcext:value-type="string">
            <text:p>Medulloblastoma, NOS</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3222</text:p>
          </table:table-cell>
          <table:table-cell table:style-name="ce40" office:value-type="string" calcext:value-type="string">
            <text:p>Medulloblastoma</text:p>
          </table:table-cell>
          <table:table-cell table:style-name="ce44" table:formula="of:=HYPERLINK(CONCATENATE(&quot;https://progenetix.org/api/progenetix/biosamples/sampledetails/&quot;;[.A250];&quot;,&quot;;[.C250];&quot;/text/&quot;);&quot;pgx ➚&quot;)" office:value-type="string" office:string-value="pgx ➚" calcext:value-type="string">
            <text:p>pgx ➚</text:p>
          </table:table-cell>
          <table:table-cell table:style-name="ce5" office:value-type="string" calcext:value-type="string">
            <text:p>NCIT:C3222</text:p>
          </table:table-cell>
          <table:table-cell table:style-name="ce5" office:value-type="string" calcext:value-type="string">
            <text:p>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50];&quot;::&quot;;[.C250])" office:value-type="string" office:string-value="icdom-94703::icdot-C71.6" calcext:value-type="string">
            <text:p>icdom-94703::icdot-C71.6</text:p>
          </table:table-cell>
          <table:table-cell table:style-name="ce40" table:number-columns-repeated="13"/>
          <table:table-cell table:number-columns-repeated="997"/>
        </table:table-row>
        <table:table-row table:style-name="ro4">
          <table:table-cell table:style-name="ce5" office:value-type="string" calcext:value-type="string">
            <text:p>icdom-94713</text:p>
          </table:table-cell>
          <table:table-cell table:style-name="ce5" office:value-type="string" calcext:value-type="string">
            <text:p>Desmoplastic nodular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4956</text:p>
          </table:table-cell>
          <table:table-cell table:style-name="ce40" office:value-type="string" calcext:value-type="string">
            <text:p>Desmoplastic/Nodular Medulloblastoma</text:p>
          </table:table-cell>
          <table:table-cell table:style-name="ce44" table:formula="of:=HYPERLINK(CONCATENATE(&quot;https://progenetix.org/api/progenetix/biosamples/sampledetails/&quot;;[.A251];&quot;,&quot;;[.C251];&quot;/text/&quot;);&quot;pgx ➚&quot;)" office:value-type="string" office:string-value="pgx ➚" calcext:value-type="string">
            <text:p>pgx ➚</text:p>
          </table:table-cell>
          <table:table-cell table:style-name="ce5" office:value-type="string" calcext:value-type="string">
            <text:p>NCIT:C4956</text:p>
          </table:table-cell>
          <table:table-cell table:style-name="ce5" office:value-type="string" calcext:value-type="string">
            <text:p>Desmoplastic/Nodular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ut locus fine tuning, though?)</text:p>
          </table:table-cell>
          <table:table-cell table:style-name="ce40"/>
          <table:table-cell table:style-name="ce40" table:formula="of:=CONCATENATE([.A251];&quot;::&quot;;[.C251])" office:value-type="string" office:string-value="icdom-94713::icdot-C71.6" calcext:value-type="string">
            <text:p>icdom-94713::icdot-C71.6</text:p>
          </table:table-cell>
          <table:table-cell table:style-name="ce40" table:number-columns-repeated="13"/>
          <table:table-cell table:number-columns-repeated="997"/>
        </table:table-row>
        <table:table-row table:style-name="ro4">
          <table:table-cell table:style-name="ce5" office:value-type="string" calcext:value-type="string">
            <text:p>icdom-94743</text:p>
          </table:table-cell>
          <table:table-cell table:style-name="ce5" office:value-type="string" calcext:value-type="string">
            <text:p>Large cell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6904</text:p>
          </table:table-cell>
          <table:table-cell table:style-name="ce40" office:value-type="string" calcext:value-type="string">
            <text:p>Large Cell Medulloblastoma</text:p>
          </table:table-cell>
          <table:table-cell table:style-name="ce44" table:formula="of:=HYPERLINK(CONCATENATE(&quot;https://progenetix.org/api/progenetix/biosamples/sampledetails/&quot;;[.A252];&quot;,&quot;;[.C252];&quot;/text/&quot;);&quot;pgx ➚&quot;)" office:value-type="string" office:string-value="pgx ➚" calcext:value-type="string">
            <text:p>pgx ➚</text:p>
          </table:table-cell>
          <table:table-cell table:style-name="ce5" office:value-type="string" calcext:value-type="string">
            <text:p>NCIT:C6904</text:p>
          </table:table-cell>
          <table:table-cell table:style-name="ce5" office:value-type="string" calcext:value-type="string">
            <text:p>Large Cell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t locus fine tuning, though?)</text:p>
          </table:table-cell>
          <table:table-cell table:style-name="ce40"/>
          <table:table-cell table:style-name="ce40" table:formula="of:=CONCATENATE([.A252];&quot;::&quot;;[.C252])" office:value-type="string" office:string-value="icdom-94743::icdot-C71.6" calcext:value-type="string">
            <text:p>icdom-94743::icdot-C71.6</text:p>
          </table:table-cell>
          <table:table-cell table:style-name="ce40" table:number-columns-repeated="13"/>
          <table:table-cell table:number-columns-repeated="997"/>
        </table:table-row>
        <table:table-row table:style-name="ro1">
          <table:table-cell table:style-name="ce5" office:value-type="string" calcext:value-type="string">
            <text:p>icdom-93803</text:p>
          </table:table-cell>
          <table:table-cell table:style-name="ce5" office:value-type="string" calcext:value-type="string">
            <text:p>Gl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059</text:p>
          </table:table-cell>
          <table:table-cell table:style-name="ce40" office:value-type="string" calcext:value-type="string">
            <text:p>Glioma</text:p>
          </table:table-cell>
          <table:table-cell table:style-name="ce44" table:formula="of:=HYPERLINK(CONCATENATE(&quot;https://progenetix.org/api/progenetix/biosamples/sampledetails/&quot;;[.A253];&quot;,&quot;;[.C253];&quot;/text/&quot;);&quot;pgx ➚&quot;)" office:value-type="string" office:string-value="pgx ➚" calcext:value-type="string">
            <text:p>pgx ➚</text:p>
          </table:table-cell>
          <table:table-cell table:style-name="ce5" office:value-type="string" calcext:value-type="string">
            <text:p>NCIT:C3059</text:p>
          </table:table-cell>
          <table:table-cell table:style-name="ce5" office:value-type="string" calcext:value-type="string">
            <text:p>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3];&quot;::&quot;;[.C253])" office:value-type="string" office:string-value="icdom-93803::icdot-C71.9" calcext:value-type="string">
            <text:p>icdom-93803::icdot-C71.9</text:p>
          </table:table-cell>
          <table:table-cell table:style-name="ce40" table:number-columns-repeated="13"/>
          <table:table-cell table:number-columns-repeated="997"/>
        </table:table-row>
        <table:table-row table:style-name="ro1">
          <table:table-cell table:style-name="ce5" office:value-type="string" calcext:value-type="string">
            <text:p>icdom-94003</text:p>
          </table:table-cell>
          <table:table-cell table:style-name="ce5" office:value-type="string" calcext:value-type="string">
            <text:p>Astrocy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44" table:formula="of:=HYPERLINK(CONCATENATE(&quot;https://progenetix.org/api/progenetix/biosamples/sampledetails/&quot;;[.A254];&quot;,&quot;;[.C254];&quot;/text/&quot;);&quot;pgx ➚&quot;)" office:value-type="string" office:string-value="pgx ➚" calcext:value-type="string">
            <text:p>pgx ➚</text:p>
          </table:table-cell>
          <table:table-cell table:style-name="ce5" office:value-type="string" calcext:value-type="string">
            <text:p>NCIT:C60781</text:p>
          </table:table-cell>
          <table:table-cell table:style-name="ce5" office:value-type="string" calcext:value-type="string">
            <text:p>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4];&quot;::&quot;;[.C254])" office:value-type="string" office:string-value="icdom-94003::icdot-C71.9" calcext:value-type="string">
            <text:p>icdom-94003::icdot-C71.9</text:p>
          </table:table-cell>
          <table:table-cell table:style-name="ce40" table:number-columns-repeated="13"/>
          <table:table-cell table:number-columns-repeated="997"/>
        </table:table-row>
        <table:table-row table:style-name="ro1">
          <table:table-cell table:style-name="ce5" office:value-type="string" calcext:value-type="string">
            <text:p>icdom-94013</text:p>
          </table:table-cell>
          <table:table-cell table:style-name="ce5" office:value-type="string" calcext:value-type="string">
            <text:p>Astrocyt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477</text:p>
          </table:table-cell>
          <table:table-cell table:style-name="ce40" office:value-type="string" calcext:value-type="string">
            <text:p>Anaplastic Astrocytoma</text:p>
          </table:table-cell>
          <table:table-cell table:style-name="ce44" table:formula="of:=HYPERLINK(CONCATENATE(&quot;https://progenetix.org/api/progenetix/biosamples/sampledetails/&quot;;[.A255];&quot;,&quot;;[.C255];&quot;/text/&quot;);&quot;pgx ➚&quot;)" office:value-type="string" office:string-value="pgx ➚" calcext:value-type="string">
            <text:p>pgx ➚</text:p>
          </table:table-cell>
          <table:table-cell table:style-name="ce5" office:value-type="string" calcext:value-type="string">
            <text:p>NCIT:C9477</text:p>
          </table:table-cell>
          <table:table-cell table:style-name="ce5" office:value-type="string" calcext:value-type="string">
            <text:p>Anaplas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5];&quot;::&quot;;[.C255])" office:value-type="string" office:string-value="icdom-94013::icdot-C71.9" calcext:value-type="string">
            <text:p>icdom-94013::icdot-C71.9</text:p>
          </table:table-cell>
          <table:table-cell table:style-name="ce40" table:number-columns-repeated="13"/>
          <table:table-cell table:number-columns-repeated="997"/>
        </table:table-row>
        <table:table-row table:style-name="ro1">
          <table:table-cell table:style-name="ce5" office:value-type="string" calcext:value-type="string">
            <text:p>icdom-94103</text:p>
          </table:table-cell>
          <table:table-cell table:style-name="ce5" office:value-type="string" calcext:value-type="string">
            <text:p>Protoplasm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0</text:p>
          </table:table-cell>
          <table:table-cell table:style-name="ce40" office:value-type="string" calcext:value-type="string">
            <text:p>Protoplasmic Astrocytoma</text:p>
          </table:table-cell>
          <table:table-cell table:style-name="ce44" table:formula="of:=HYPERLINK(CONCATENATE(&quot;https://progenetix.org/api/progenetix/biosamples/sampledetails/&quot;;[.A256];&quot;,&quot;;[.C256];&quot;/text/&quot;);&quot;pgx ➚&quot;)" office:value-type="string" office:string-value="pgx ➚" calcext:value-type="string">
            <text:p>pgx ➚</text:p>
          </table:table-cell>
          <table:table-cell table:style-name="ce5" office:value-type="string" calcext:value-type="string">
            <text:p>NCIT:C4320</text:p>
          </table:table-cell>
          <table:table-cell table:style-name="ce5" office:value-type="string" calcext:value-type="string">
            <text:p>Protoplasm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6];&quot;::&quot;;[.C256])" office:value-type="string" office:string-value="icdom-94103::icdot-C71.9" calcext:value-type="string">
            <text:p>icdom-94103::icdot-C71.9</text:p>
          </table:table-cell>
          <table:table-cell table:style-name="ce40" table:number-columns-repeated="13"/>
          <table:table-cell table:number-columns-repeated="997"/>
        </table:table-row>
        <table:table-row table:style-name="ro1">
          <table:table-cell table:style-name="ce5" office:value-type="string" calcext:value-type="string">
            <text:p>icdom-94113</text:p>
          </table:table-cell>
          <table:table-cell table:style-name="ce5" office:value-type="string" calcext:value-type="string">
            <text:p>Gemist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1</text:p>
          </table:table-cell>
          <table:table-cell table:style-name="ce40" office:value-type="string" calcext:value-type="string">
            <text:p>Gemistocytic Astrocytoma</text:p>
          </table:table-cell>
          <table:table-cell table:style-name="ce44" table:formula="of:=HYPERLINK(CONCATENATE(&quot;https://progenetix.org/api/progenetix/biosamples/sampledetails/&quot;;[.A257];&quot;,&quot;;[.C257];&quot;/text/&quot;);&quot;pgx ➚&quot;)" office:value-type="string" office:string-value="pgx ➚" calcext:value-type="string">
            <text:p>pgx ➚</text:p>
          </table:table-cell>
          <table:table-cell table:style-name="ce5" office:value-type="string" calcext:value-type="string">
            <text:p>NCIT:C4321</text:p>
          </table:table-cell>
          <table:table-cell table:style-name="ce5" office:value-type="string" calcext:value-type="string">
            <text:p>Gemist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7];&quot;::&quot;;[.C257])" office:value-type="string" office:string-value="icdom-94113::icdot-C71.9" calcext:value-type="string">
            <text:p>icdom-94113::icdot-C71.9</text:p>
          </table:table-cell>
          <table:table-cell table:style-name="ce40" table:number-columns-repeated="13"/>
          <table:table-cell table:number-columns-repeated="997"/>
        </table:table-row>
        <table:table-row table:style-name="ro2">
          <table:table-cell table:style-name="ce5" office:value-type="string" calcext:value-type="string">
            <text:p>icdom-94121</text:p>
          </table:table-cell>
          <table:table-cell table:style-name="ce5" office:value-type="string" calcext:value-type="string">
            <text:p>Desmoplastic infantile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476</text:p>
          </table:table-cell>
          <table:table-cell table:style-name="ce40" office:value-type="string" calcext:value-type="string">
            <text:p>Desmoplastic Infantile Astrocytoma</text:p>
          </table:table-cell>
          <table:table-cell table:style-name="ce44" table:formula="of:=HYPERLINK(CONCATENATE(&quot;https://progenetix.org/api/progenetix/biosamples/sampledetails/&quot;;[.A258];&quot;,&quot;;[.C258];&quot;/text/&quot;);&quot;pgx ➚&quot;)" office:value-type="string" office:string-value="pgx ➚" calcext:value-type="string">
            <text:p>pgx ➚</text:p>
          </table:table-cell>
          <table:table-cell table:style-name="ce5" office:value-type="string" calcext:value-type="string">
            <text:p>NCIT:C9476</text:p>
          </table:table-cell>
          <table:table-cell table:style-name="ce5" office:value-type="string" calcext:value-type="string">
            <text:p>Desmoplastic Infantile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8];&quot;::&quot;;[.C258])" office:value-type="string" office:string-value="icdom-94121::icdot-C71.9" calcext:value-type="string">
            <text:p>icdom-94121::icdot-C71.9</text:p>
          </table:table-cell>
          <table:table-cell table:style-name="ce40" table:number-columns-repeated="13"/>
          <table:table-cell table:number-columns-repeated="997"/>
        </table:table-row>
        <table:table-row table:style-name="ro2">
          <table:table-cell table:style-name="ce5" office:value-type="string" calcext:value-type="string">
            <text:p>icdom-94130</text:p>
          </table:table-cell>
          <table:table-cell table:style-name="ce5" office:value-type="string" calcext:value-type="string">
            <text:p>Dysembryoplastic neuroepitheli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505</text:p>
          </table:table-cell>
          <table:table-cell table:style-name="ce40" office:value-type="string" calcext:value-type="string">
            <text:p>Dysembryoplastic Neuroepithelial Tumor</text:p>
          </table:table-cell>
          <table:table-cell table:style-name="ce44" table:formula="of:=HYPERLINK(CONCATENATE(&quot;https://progenetix.org/api/progenetix/biosamples/sampledetails/&quot;;[.A259];&quot;,&quot;;[.C259];&quot;/text/&quot;);&quot;pgx ➚&quot;)" office:value-type="string" office:string-value="pgx ➚" calcext:value-type="string">
            <text:p>pgx ➚</text:p>
          </table:table-cell>
          <table:table-cell table:style-name="ce5" office:value-type="string" calcext:value-type="string">
            <text:p>NCIT:C9505</text:p>
          </table:table-cell>
          <table:table-cell table:style-name="ce5" office:value-type="string" calcext:value-type="string">
            <text:p>Dysembryoplastic Neuroepitheli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9];&quot;::&quot;;[.C259])" office:value-type="string" office:string-value="icdom-94130::icdot-C71.9" calcext:value-type="string">
            <text:p>icdom-94130::icdot-C71.9</text:p>
          </table:table-cell>
          <table:table-cell table:style-name="ce40" table:number-columns-repeated="13"/>
          <table:table-cell table:number-columns-repeated="997"/>
        </table:table-row>
        <table:table-row table:style-name="ro1">
          <table:table-cell table:style-name="ce5" office:value-type="string" calcext:value-type="string">
            <text:p>icdom-94203</text:p>
          </table:table-cell>
          <table:table-cell table:style-name="ce5" office:value-type="string" calcext:value-type="string">
            <text:p>Fibrillary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2</text:p>
          </table:table-cell>
          <table:table-cell table:style-name="ce40" office:value-type="string" calcext:value-type="string">
            <text:p>Fibrillary Astrocytoma</text:p>
          </table:table-cell>
          <table:table-cell table:style-name="ce44" table:formula="of:=HYPERLINK(CONCATENATE(&quot;https://progenetix.org/api/progenetix/biosamples/sampledetails/&quot;;[.A260];&quot;,&quot;;[.C260];&quot;/text/&quot;);&quot;pgx ➚&quot;)" office:value-type="string" office:string-value="pgx ➚" calcext:value-type="string">
            <text:p>pgx ➚</text:p>
          </table:table-cell>
          <table:table-cell table:style-name="ce5" office:value-type="string" calcext:value-type="string">
            <text:p>NCIT:C4322</text:p>
          </table:table-cell>
          <table:table-cell table:style-name="ce5" office:value-type="string" calcext:value-type="string">
            <text:p>Fibrillary 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0];&quot;::&quot;;[.C260])" office:value-type="string" office:string-value="icdom-94203::icdot-C71.9" calcext:value-type="string">
            <text:p>icdom-94203::icdot-C71.9</text:p>
          </table:table-cell>
          <table:table-cell table:style-name="ce40" table:number-columns-repeated="13"/>
          <table:table-cell table:number-columns-repeated="997"/>
        </table:table-row>
        <table:table-row table:style-name="ro3">
          <table:table-cell table:style-name="ce5" office:value-type="string" calcext:value-type="string">
            <text:p>icdom-94211</text:p>
          </table:table-cell>
          <table:table-cell table:style-name="ce5" office:value-type="string" calcext:value-type="string">
            <text:p>Pil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047</text:p>
          </table:table-cell>
          <table:table-cell table:style-name="ce40" office:value-type="string" calcext:value-type="string">
            <text:p>Pilocytic Astrocytoma</text:p>
          </table:table-cell>
          <table:table-cell table:style-name="ce44" table:formula="of:=HYPERLINK(CONCATENATE(&quot;https://progenetix.org/api/progenetix/biosamples/sampledetails/&quot;;[.A261];&quot;,&quot;;[.C261];&quot;/text/&quot;);&quot;pgx ➚&quot;)" office:value-type="string" office:string-value="pgx ➚" calcext:value-type="string">
            <text:p>pgx ➚</text:p>
          </table:table-cell>
          <table:table-cell table:style-name="ce5" office:value-type="string" calcext:value-type="string">
            <text:p>NCIT:C4047</text:p>
          </table:table-cell>
          <table:table-cell table:style-name="ce5" office:value-type="string" calcext:value-type="string">
            <text:p>Pil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possibly implies brain stem as locus</text:p>
          </table:table-cell>
          <table:table-cell table:style-name="ce40"/>
          <table:table-cell table:style-name="ce40" table:formula="of:=CONCATENATE([.A261];&quot;::&quot;;[.C261])" office:value-type="string" office:string-value="icdom-94211::icdot-C71.9" calcext:value-type="string">
            <text:p>icdom-94211::icdot-C71.9</text:p>
          </table:table-cell>
          <table:table-cell table:style-name="ce40" table:number-columns-repeated="13"/>
          <table:table-cell table:number-columns-repeated="997"/>
        </table:table-row>
        <table:table-row table:style-name="ro1">
          <table:table-cell table:style-name="ce5" office:value-type="string" calcext:value-type="string">
            <text:p>icdom-94243</text:p>
          </table:table-cell>
          <table:table-cell table:style-name="ce5" office:value-type="string" calcext:value-type="string">
            <text:p>Pleomorphic xantho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3</text:p>
          </table:table-cell>
          <table:table-cell table:style-name="ce40" office:value-type="string" calcext:value-type="string">
            <text:p>Pleomorphic Xanthoastrocytoma</text:p>
          </table:table-cell>
          <table:table-cell table:style-name="ce44" table:formula="of:=HYPERLINK(CONCATENATE(&quot;https://progenetix.org/api/progenetix/biosamples/sampledetails/&quot;;[.A262];&quot;,&quot;;[.C262];&quot;/text/&quot;);&quot;pgx ➚&quot;)" office:value-type="string" office:string-value="pgx ➚" calcext:value-type="string">
            <text:p>pgx ➚</text:p>
          </table:table-cell>
          <table:table-cell table:style-name="ce5" office:value-type="string" calcext:value-type="string">
            <text:p>NCIT:C4323</text:p>
          </table:table-cell>
          <table:table-cell table:style-name="ce5" office:value-type="string" calcext:value-type="string">
            <text:p>Pleomorphic Xantho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2];&quot;::&quot;;[.C262])" office:value-type="string" office:string-value="icdom-94243::icdot-C71.9" calcext:value-type="string">
            <text:p>icdom-94243::icdot-C71.9</text:p>
          </table:table-cell>
          <table:table-cell table:style-name="ce40" table:number-columns-repeated="13"/>
          <table:table-cell table:number-columns-repeated="997"/>
        </table:table-row>
        <table:table-row table:style-name="ro1">
          <table:table-cell table:style-name="ce5" office:value-type="string" calcext:value-type="string">
            <text:p>icdom-94303</text:p>
          </table:table-cell>
          <table:table-cell table:style-name="ce5" office:value-type="string" calcext:value-type="string">
            <text:p>Astroblas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4</text:p>
          </table:table-cell>
          <table:table-cell table:style-name="ce40" office:value-type="string" calcext:value-type="string">
            <text:p>Astroblastoma</text:p>
          </table:table-cell>
          <table:table-cell table:style-name="ce44" table:formula="of:=HYPERLINK(CONCATENATE(&quot;https://progenetix.org/api/progenetix/biosamples/sampledetails/&quot;;[.A263];&quot;,&quot;;[.C263];&quot;/text/&quot;);&quot;pgx ➚&quot;)" office:value-type="string" office:string-value="pgx ➚" calcext:value-type="string">
            <text:p>pgx ➚</text:p>
          </table:table-cell>
          <table:table-cell table:style-name="ce5" office:value-type="string" calcext:value-type="string">
            <text:p>NCIT:C4324</text:p>
          </table:table-cell>
          <table:table-cell table:style-name="ce5" office:value-type="string" calcext:value-type="string">
            <text:p>Astr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3];&quot;::&quot;;[.C263])" office:value-type="string" office:string-value="icdom-94303::icdot-C71.9" calcext:value-type="string">
            <text:p>icdom-94303::icdot-C71.9</text:p>
          </table:table-cell>
          <table:table-cell table:style-name="ce40" table:number-columns-repeated="13"/>
          <table:table-cell table:number-columns-repeated="997"/>
        </table:table-row>
        <table:table-row table:style-name="ro1">
          <table:table-cell table:style-name="ce5" office:value-type="string" calcext:value-type="string">
            <text:p>icdom-94403</text:p>
          </table:table-cell>
          <table:table-cell table:style-name="ce5" office:value-type="string" calcext:value-type="string">
            <text:p>Glioblas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5</text:p>
          </table:table-cell>
          <table:table-cell table:style-name="ce40" office:value-type="string" calcext:value-type="string">
            <text:p>Giant cell glioblastoma</text:p>
          </table:table-cell>
          <table:table-cell table:style-name="ce44" table:formula="of:=HYPERLINK(CONCATENATE(&quot;https://progenetix.org/api/progenetix/biosamples/sampledetails/&quot;;[.A264];&quot;,&quot;;[.C264];&quot;/text/&quot;);&quot;pgx ➚&quot;)" office:value-type="string" office:string-value="pgx ➚" calcext:value-type="string">
            <text:p>pgx ➚</text:p>
          </table:table-cell>
          <table:table-cell table:style-name="ce5" office:value-type="string" calcext:value-type="string">
            <text:p>NCIT:C3058</text:p>
          </table:table-cell>
          <table:table-cell table:style-name="ce5" office:value-type="string" calcext:value-type="string">
            <text:p>Gli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4];&quot;::&quot;;[.C264])" office:value-type="string" office:string-value="icdom-94403::icdot-C71.9" calcext:value-type="string">
            <text:p>icdom-94403::icdot-C71.9</text:p>
          </table:table-cell>
          <table:table-cell table:style-name="ce40" table:number-columns-repeated="13"/>
          <table:table-cell table:number-columns-repeated="997"/>
        </table:table-row>
        <table:table-row table:style-name="ro1">
          <table:table-cell table:style-name="ce5" office:value-type="string" calcext:value-type="string">
            <text:p>icdom-94423</text:p>
          </table:table-cell>
          <table:table-cell table:style-name="ce5" office:value-type="string" calcext:value-type="string">
            <text:p>Gliosarc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796</text:p>
          </table:table-cell>
          <table:table-cell table:style-name="ce40" office:value-type="string" calcext:value-type="string">
            <text:p>Gliosarcoma</text:p>
          </table:table-cell>
          <table:table-cell table:style-name="ce44" table:formula="of:=HYPERLINK(CONCATENATE(&quot;https://progenetix.org/api/progenetix/biosamples/sampledetails/&quot;;[.A265];&quot;,&quot;;[.C265];&quot;/text/&quot;);&quot;pgx ➚&quot;)" office:value-type="string" office:string-value="pgx ➚" calcext:value-type="string">
            <text:p>pgx ➚</text:p>
          </table:table-cell>
          <table:table-cell table:style-name="ce5" office:value-type="string" calcext:value-type="string">
            <text:p>NCIT:C3796</text:p>
          </table:table-cell>
          <table:table-cell table:style-name="ce5" office:value-type="string" calcext:value-type="string">
            <text:p>Gli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5];&quot;::&quot;;[.C265])" office:value-type="string" office:string-value="icdom-94423::icdot-C71.9" calcext:value-type="string">
            <text:p>icdom-94423::icdot-C71.9</text:p>
          </table:table-cell>
          <table:table-cell table:style-name="ce40" table:number-columns-repeated="13"/>
          <table:table-cell table:number-columns-repeated="997"/>
        </table:table-row>
        <table:table-row table:style-name="ro1">
          <table:table-cell table:style-name="ce5" office:value-type="string" calcext:value-type="string">
            <text:p>icdom-94503</text:p>
          </table:table-cell>
          <table:table-cell table:style-name="ce5" office:value-type="string" calcext:value-type="string">
            <text:p>Oligodendrogli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288</text:p>
          </table:table-cell>
          <table:table-cell table:style-name="ce40" office:value-type="string" calcext:value-type="string">
            <text:p>Oligodendroglioma</text:p>
          </table:table-cell>
          <table:table-cell table:style-name="ce44" table:formula="of:=HYPERLINK(CONCATENATE(&quot;https://progenetix.org/api/progenetix/biosamples/sampledetails/&quot;;[.A266];&quot;,&quot;;[.C266];&quot;/text/&quot;);&quot;pgx ➚&quot;)" office:value-type="string" office:string-value="pgx ➚" calcext:value-type="string">
            <text:p>pgx ➚</text:p>
          </table:table-cell>
          <table:table-cell table:style-name="ce5" office:value-type="string" calcext:value-type="string">
            <text:p>NCIT:C3288</text:p>
          </table:table-cell>
          <table:table-cell table:style-name="ce5" office:value-type="string" calcext:value-type="string">
            <text:p>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6];&quot;::&quot;;[.C266])" office:value-type="string" office:string-value="icdom-94503::icdot-C71.9" calcext:value-type="string">
            <text:p>icdom-94503::icdot-C71.9</text:p>
          </table:table-cell>
          <table:table-cell table:style-name="ce40" table:number-columns-repeated="13"/>
          <table:table-cell table:number-columns-repeated="997"/>
        </table:table-row>
        <table:table-row table:style-name="ro1">
          <table:table-cell table:style-name="ce5" office:value-type="string" calcext:value-type="string">
            <text:p>icdom-94513</text:p>
          </table:table-cell>
          <table:table-cell table:style-name="ce5" office:value-type="string" calcext:value-type="string">
            <text:p>Oligodendrogli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6</text:p>
          </table:table-cell>
          <table:table-cell table:style-name="ce40" office:value-type="string" calcext:value-type="string">
            <text:p>Anaplastic Oligodendroglioma</text:p>
          </table:table-cell>
          <table:table-cell table:style-name="ce44" table:formula="of:=HYPERLINK(CONCATENATE(&quot;https://progenetix.org/api/progenetix/biosamples/sampledetails/&quot;;[.A267];&quot;,&quot;;[.C267];&quot;/text/&quot;);&quot;pgx ➚&quot;)" office:value-type="string" office:string-value="pgx ➚" calcext:value-type="string">
            <text:p>pgx ➚</text:p>
          </table:table-cell>
          <table:table-cell table:style-name="ce5" office:value-type="string" calcext:value-type="string">
            <text:p>NCIT:C4326</text:p>
          </table:table-cell>
          <table:table-cell table:style-name="ce5" office:value-type="string" calcext:value-type="string">
            <text:p>Anaplastic 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7];&quot;::&quot;;[.C267])" office:value-type="string" office:string-value="icdom-94513::icdot-C71.9" calcext:value-type="string">
            <text:p>icdom-94513::icdot-C71.9</text:p>
          </table:table-cell>
          <table:table-cell table:style-name="ce40" table:number-columns-repeated="13"/>
          <table:table-cell table:number-columns-repeated="997"/>
        </table:table-row>
        <table:table-row table:style-name="ro7">
          <table:table-cell table:style-name="ce5" office:value-type="string" calcext:value-type="string">
            <text:p>icdom-94733</text:p>
          </table:table-cell>
          <table:table-cell table:style-name="ce5" office:value-type="string" calcext:value-type="string">
            <text:p>Primitive neuroectodermal tumor,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5398</text:p>
          </table:table-cell>
          <table:table-cell table:style-name="ce40" office:value-type="string" calcext:value-type="string">
            <text:p>Central Nervous System Embryonal Tumor, Not Otherwise Specified</text:p>
          </table:table-cell>
          <table:table-cell table:style-name="ce44" table:formula="of:=HYPERLINK(CONCATENATE(&quot;https://progenetix.org/api/progenetix/biosamples/sampledetails/&quot;;[.A268];&quot;,&quot;;[.C268];&quot;/text/&quot;);&quot;pgx ➚&quot;)" office:value-type="string" office:string-value="pgx ➚" calcext:value-type="string">
            <text:p>pgx ➚</text:p>
          </table:table-cell>
          <table:table-cell table:style-name="ce5" office:value-type="string" calcext:value-type="string">
            <text:p>NCIT:C5398</text:p>
          </table:table-cell>
          <table:table-cell table:style-name="ce5" office:value-type="string" calcext:value-type="string">
            <text:p>Central Nervous System Embryonal Tumor,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68];&quot;::&quot;;[.C268])" office:value-type="string" office:string-value="icdom-94733::icdot-C71.9" calcext:value-type="string">
            <text:p>icdom-94733::icdot-C71.9</text:p>
          </table:table-cell>
          <table:table-cell table:style-name="ce40" table:number-columns-repeated="13"/>
          <table:table-cell table:number-columns-repeated="997"/>
        </table:table-row>
        <table:table-row table:style-name="ro1">
          <table:table-cell table:style-name="ce5" office:value-type="string" calcext:value-type="string">
            <text:p>icdom-95091</text:p>
          </table:table-cell>
          <table:table-cell table:style-name="ce5" office:value-type="string" calcext:value-type="string">
            <text:p>Papillary glioneuron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2554</text:p>
          </table:table-cell>
          <table:table-cell table:style-name="ce40" office:value-type="string" calcext:value-type="string">
            <text:p>Papillary Glioneuronal Tumor</text:p>
          </table:table-cell>
          <table:table-cell table:style-name="ce44" table:formula="of:=HYPERLINK(CONCATENATE(&quot;https://progenetix.org/api/progenetix/biosamples/sampledetails/&quot;;[.A269];&quot;,&quot;;[.C269];&quot;/text/&quot;);&quot;pgx ➚&quot;)" office:value-type="string" office:string-value="pgx ➚" calcext:value-type="string">
            <text:p>pgx ➚</text:p>
          </table:table-cell>
          <table:table-cell table:style-name="ce5" office:value-type="string" calcext:value-type="string">
            <text:p>NCIT:C92554</text:p>
          </table:table-cell>
          <table:table-cell table:style-name="ce5" office:value-type="string" calcext:value-type="string">
            <text:p>Papillary Glioneuron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69];&quot;::&quot;;[.C269])" office:value-type="string" office:string-value="icdom-95091::icdot-C71.9" calcext:value-type="string">
            <text:p>icdom-95091::icdot-C71.9</text:p>
          </table:table-cell>
          <table:table-cell table:style-name="ce40" table:number-columns-repeated="13"/>
          <table:table-cell table:number-columns-repeated="997"/>
        </table:table-row>
        <table:table-row table:style-name="ro2">
          <table:table-cell table:style-name="ce5" office:value-type="string" calcext:value-type="string">
            <text:p>icdom-95303</text:p>
          </table:table-cell>
          <table:table-cell table:style-name="ce5" office:value-type="string" calcext:value-type="string">
            <text:p>Mening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051</text:p>
          </table:table-cell>
          <table:table-cell table:style-name="ce40" office:value-type="string" calcext:value-type="string">
            <text:p>Anaplastic (Malignant) Meningioma</text:p>
          </table:table-cell>
          <table:table-cell table:style-name="ce44" table:formula="of:=HYPERLINK(CONCATENATE(&quot;https://progenetix.org/api/progenetix/biosamples/sampledetails/&quot;;[.A270];&quot;,&quot;;[.C270];&quot;/text/&quot;);&quot;pgx ➚&quot;)" office:value-type="string" office:string-value="pgx ➚" calcext:value-type="string">
            <text:p>pgx ➚</text:p>
          </table:table-cell>
          <table:table-cell table:style-name="ce5" office:value-type="string" calcext:value-type="string">
            <text:p>NCIT:C4051</text:p>
          </table:table-cell>
          <table:table-cell table:style-name="ce5" office:value-type="string" calcext:value-type="string">
            <text:p>Anaplastic (Malignant) Mening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0];&quot;::&quot;;[.C270])" office:value-type="string" office:string-value="icdom-95303::icdot-C71.9" calcext:value-type="string">
            <text:p>icdom-95303::icdot-C71.9</text:p>
          </table:table-cell>
          <table:table-cell table:style-name="ce40" table:number-columns-repeated="13"/>
          <table:table-cell table:number-columns-repeated="997"/>
        </table:table-row>
        <table:table-row table:style-name="ro3">
          <table:table-cell table:style-name="ce5" office:value-type="string" calcext:value-type="string">
            <text:p>icdom-95223</text:p>
          </table:table-cell>
          <table:table-cell table:style-name="ce5" office:value-type="string" calcext:value-type="string">
            <text:p>Olfactory neuroblastoma</text:p>
          </table:table-cell>
          <table:table-cell table:style-name="ce36" office:value-type="string" calcext:value-type="string">
            <text:p>icdot-C72.2</text:p>
          </table:table-cell>
          <table:table-cell table:style-name="ce36" office:value-type="string" calcext:value-type="string">
            <text:p>Olfactory nerve</text:p>
          </table:table-cell>
          <table:table-cell table:style-name="ce40" office:value-type="string" calcext:value-type="string">
            <text:p>NCIT:C3789</text:p>
          </table:table-cell>
          <table:table-cell table:style-name="ce40" office:value-type="string" calcext:value-type="string">
            <text:p>Olfactory Neuroblastoma</text:p>
          </table:table-cell>
          <table:table-cell table:style-name="ce44" table:formula="of:=HYPERLINK(CONCATENATE(&quot;https://progenetix.org/api/progenetix/biosamples/sampledetails/&quot;;[.A271];&quot;,&quot;;[.C271];&quot;/text/&quot;);&quot;pgx ➚&quot;)" office:value-type="string" office:string-value="pgx ➚" calcext:value-type="string">
            <text:p>pgx ➚</text:p>
          </table:table-cell>
          <table:table-cell table:style-name="ce5" office:value-type="string" calcext:value-type="string">
            <text:p>NCIT:C3789</text:p>
          </table:table-cell>
          <table:table-cell table:style-name="ce5" office:value-type="string" calcext:value-type="string">
            <text:p>Olfactory 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 wrong original locus =&gt; olfactory nerve; has been fixed)</text:p>
          </table:table-cell>
          <table:table-cell table:style-name="ce40"/>
          <table:table-cell table:style-name="ce40" table:formula="of:=CONCATENATE([.A271];&quot;::&quot;;[.C271])" office:value-type="string" office:string-value="icdom-95223::icdot-C72.2" calcext:value-type="string">
            <text:p>icdom-95223::icdot-C72.2</text:p>
          </table:table-cell>
          <table:table-cell table:style-name="ce40" table:number-columns-repeated="13"/>
          <table:table-cell table:number-columns-repeated="997"/>
        </table:table-row>
        <table:table-row table:style-name="ro1">
          <table:table-cell table:style-name="ce5" office:value-type="string" calcext:value-type="string">
            <text:p>icdom-86801</text:p>
          </table:table-cell>
          <table:table-cell table:style-name="ce5" office:value-type="string" calcext:value-type="string">
            <text:p>Paraganglioma, NOS</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308</text:p>
          </table:table-cell>
          <table:table-cell table:style-name="ce40" office:value-type="string" calcext:value-type="string">
            <text:p>Paraganglioma</text:p>
          </table:table-cell>
          <table:table-cell table:style-name="ce44" table:formula="of:=HYPERLINK(CONCATENATE(&quot;https://progenetix.org/api/progenetix/biosamples/sampledetails/&quot;;[.A272];&quot;,&quot;;[.C272];&quot;/text/&quot;);&quot;pgx ➚&quot;)" office:value-type="string" office:string-value="pgx ➚" calcext:value-type="string">
            <text:p>pgx ➚</text:p>
          </table:table-cell>
          <table:table-cell table:style-name="ce5" office:value-type="string" calcext:value-type="string">
            <text:p>NCIT:C3308</text:p>
          </table:table-cell>
          <table:table-cell table:style-name="ce5" office:value-type="string" calcext:value-type="string">
            <text:p>Paragan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2];&quot;::&quot;;[.C272])" office:value-type="string" office:string-value="icdom-86801::icdot-C72.9" calcext:value-type="string">
            <text:p>icdom-86801::icdot-C72.9</text:p>
          </table:table-cell>
          <table:table-cell table:style-name="ce40" table:number-columns-repeated="13"/>
          <table:table-cell table:number-columns-repeated="997"/>
        </table:table-row>
        <table:table-row table:style-name="ro1">
          <table:table-cell table:style-name="ce5" office:value-type="string" calcext:value-type="string">
            <text:p>icdom-94900</text:p>
          </table:table-cell>
          <table:table-cell table:style-name="ce5" office:value-type="string" calcext:value-type="string">
            <text:p>Ganglioneur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049</text:p>
          </table:table-cell>
          <table:table-cell table:style-name="ce40" office:value-type="string" calcext:value-type="string">
            <text:p>Ganglioneuroma</text:p>
          </table:table-cell>
          <table:table-cell table:style-name="ce44" table:formula="of:=HYPERLINK(CONCATENATE(&quot;https://progenetix.org/api/progenetix/biosamples/sampledetails/&quot;;[.A273];&quot;,&quot;;[.C273];&quot;/text/&quot;);&quot;pgx ➚&quot;)" office:value-type="string" office:string-value="pgx ➚" calcext:value-type="string">
            <text:p>pgx ➚</text:p>
          </table:table-cell>
          <table:table-cell table:style-name="ce5" office:value-type="string" calcext:value-type="string">
            <text:p>NCIT:C3049</text:p>
          </table:table-cell>
          <table:table-cell table:style-name="ce5" office:value-type="string" calcext:value-type="string">
            <text:p>Ganglioneu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3];&quot;::&quot;;[.C273])" office:value-type="string" office:string-value="icdom-94900::icdot-C72.9" calcext:value-type="string">
            <text:p>icdom-94900::icdot-C72.9</text:p>
          </table:table-cell>
          <table:table-cell table:style-name="ce40" table:number-columns-repeated="13"/>
          <table:table-cell table:number-columns-repeated="997"/>
        </table:table-row>
        <table:table-row table:style-name="ro1">
          <table:table-cell table:style-name="ce5" office:value-type="string" calcext:value-type="string">
            <text:p>icdom-94903</text:p>
          </table:table-cell>
          <table:table-cell table:style-name="ce5" office:value-type="string" calcext:value-type="string">
            <text:p>Ganglioneuroblast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790</text:p>
          </table:table-cell>
          <table:table-cell table:style-name="ce40" office:value-type="string" calcext:value-type="string">
            <text:p>Ganglioneuroblastoma</text:p>
          </table:table-cell>
          <table:table-cell table:style-name="ce44" table:formula="of:=HYPERLINK(CONCATENATE(&quot;https://progenetix.org/api/progenetix/biosamples/sampledetails/&quot;;[.A274];&quot;,&quot;;[.C274];&quot;/text/&quot;);&quot;pgx ➚&quot;)" office:value-type="string" office:string-value="pgx ➚" calcext:value-type="string">
            <text:p>pgx ➚</text:p>
          </table:table-cell>
          <table:table-cell table:style-name="ce5" office:value-type="string" calcext:value-type="string">
            <text:p>NCIT:C3790</text:p>
          </table:table-cell>
          <table:table-cell table:style-name="ce5" office:value-type="string" calcext:value-type="string">
            <text:p>Ganglio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4];&quot;::&quot;;[.C274])" office:value-type="string" office:string-value="icdom-94903::icdot-C72.9" calcext:value-type="string">
            <text:p>icdom-94903::icdot-C72.9</text:p>
          </table:table-cell>
          <table:table-cell table:style-name="ce40" table:number-columns-repeated="13"/>
          <table:table-cell table:number-columns-repeated="997"/>
        </table:table-row>
        <table:table-row table:style-name="ro3">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6008</text:p>
          </table:table-cell>
          <table:table-cell table:style-name="ce40" office:value-type="string" calcext:value-type="string">
            <text:p>Thyroid Gland Squamous Cell Carcinoma</text:p>
          </table:table-cell>
          <table:table-cell table:style-name="ce44" table:formula="of:=HYPERLINK(CONCATENATE(&quot;https://progenetix.org/api/progenetix/biosamples/sampledetails/&quot;;[.A275];&quot;,&quot;;[.C275];&quot;/text/&quot;);&quot;pgx ➚&quot;)" office:value-type="string" office:string-value="pgx ➚" calcext:value-type="string">
            <text:p>pgx ➚</text:p>
          </table:table-cell>
          <table:table-cell table:style-name="ce5" office:value-type="string" calcext:value-type="string">
            <text:p>NCIT:C4815</text:p>
          </table:table-cell>
          <table:table-cell table:style-name="ce5" office:value-type="string" calcext:value-type="string">
            <text:p>Thyroid Glan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5];&quot;::&quot;;[.C275])" office:value-type="string" office:string-value="icdom-80103::icdot-C73.9" calcext:value-type="string">
            <text:p>icdom-80103::icdot-C73.9</text:p>
          </table:table-cell>
          <table:table-cell table:style-name="ce40" table:number-columns-repeated="13"/>
          <table:table-cell table:number-columns-repeated="997"/>
        </table:table-row>
        <table:table-row table:style-name="ro2">
          <table:table-cell table:style-name="ce5" office:value-type="string" calcext:value-type="string">
            <text:p>icdom-80203</text:p>
          </table:table-cell>
          <table:table-cell table:style-name="ce5" office:value-type="string" calcext:value-type="string">
            <text:p>Carcinoma, undifferentiated,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692</text:p>
          </table:table-cell>
          <table:table-cell table:style-name="ce40" office:value-type="string" calcext:value-type="string">
            <text:p>Undifferentiated Carcinoma</text:p>
          </table:table-cell>
          <table:table-cell table:style-name="ce44" table:formula="of:=HYPERLINK(CONCATENATE(&quot;https://progenetix.org/api/progenetix/biosamples/sampledetails/&quot;;[.A276];&quot;,&quot;;[.C276];&quot;/text/&quot;);&quot;pgx ➚&quot;)" office:value-type="string" office:string-value="pgx ➚" calcext:value-type="string">
            <text:p>pgx ➚</text:p>
          </table:table-cell>
          <table:table-cell table:style-name="ce5" office:value-type="string" calcext:value-type="string">
            <text:p>NCIT:C6040</text:p>
          </table:table-cell>
          <table:table-cell table:style-name="ce46" office:value-type="string" calcext:value-type="string">
            <text:p>Poorly Differentiated Thyroid Glan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6];&quot;::&quot;;[.C276])" office:value-type="string" office:string-value="icdom-80203::icdot-C73.9" calcext:value-type="string">
            <text:p>icdom-80203::icdot-C73.9</text:p>
          </table:table-cell>
          <table:table-cell table:style-name="ce40" table:number-columns-repeated="13"/>
          <table:table-cell table:number-columns-repeated="997"/>
        </table:table-row>
        <table:table-row table:style-name="ro2">
          <table:table-cell table:style-name="ce5" office:value-type="string" calcext:value-type="string">
            <text:p>icdom-80213</text:p>
          </table:table-cell>
          <table:table-cell table:style-name="ce5" office:value-type="string" calcext:value-type="string">
            <text:p>Carcinoma, anaplastic,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878</text:p>
          </table:table-cell>
          <table:table-cell table:style-name="ce40" office:value-type="string" calcext:value-type="string">
            <text:p>Thyroid gland undifferentiated (anaplastic) carcinoma</text:p>
          </table:table-cell>
          <table:table-cell table:style-name="ce44" table:formula="of:=HYPERLINK(CONCATENATE(&quot;https://progenetix.org/api/progenetix/biosamples/sampledetails/&quot;;[.A277];&quot;,&quot;;[.C277];&quot;/text/&quot;);&quot;pgx ➚&quot;)" office:value-type="string" office:string-value="pgx ➚" calcext:value-type="string">
            <text:p>pgx ➚</text:p>
          </table:table-cell>
          <table:table-cell table:style-name="ce5" office:value-type="string" calcext:value-type="string">
            <text:p>NCIT:C3878</text:p>
          </table:table-cell>
          <table:table-cell table:style-name="ce5" office:value-type="string" calcext:value-type="string">
            <text:p>Thyroid Gland Anapla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7];&quot;::&quot;;[.C277])" office:value-type="string" office:string-value="icdom-80213::icdot-C73.9" calcext:value-type="string">
            <text:p>icdom-80213::icdot-C73.9</text:p>
          </table:table-cell>
          <table:table-cell table:style-name="ce40" table:number-columns-repeated="13"/>
          <table:table-cell table:number-columns-repeated="997"/>
        </table:table-row>
        <table:table-row table:style-name="ro2">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27380</text:p>
          </table:table-cell>
          <table:table-cell table:style-name="ce40" office:value-type="string" calcext:value-type="string">
            <text:p>Thyroid Gland Adenocarcinoma</text:p>
          </table:table-cell>
          <table:table-cell table:style-name="ce44" table:formula="of:=HYPERLINK(CONCATENATE(&quot;https://progenetix.org/api/progenetix/biosamples/sampledetails/&quot;;[.A278];&quot;,&quot;;[.C278];&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8];&quot;::&quot;;[.C278])" office:value-type="string" office:string-value="icdom-81400::icdot-C73.9" calcext:value-type="string">
            <text:p>icdom-81400::icdot-C73.9</text:p>
          </table:table-cell>
          <table:table-cell table:style-name="ce40" table:number-columns-repeated="13"/>
          <table:table-cell table:number-columns-repeated="997"/>
        </table:table-row>
        <table:table-row table:style-name="ro2">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44" table:formula="of:=HYPERLINK(CONCATENATE(&quot;https://progenetix.org/api/progenetix/biosamples/sampledetails/&quot;;[.A279];&quot;,&quot;;[.C279];&quot;/text/&quot;);&quot;pgx ➚&quot;)" office:value-type="string" office:string-value="pgx ➚" calcext:value-type="string">
            <text:p>pgx ➚</text:p>
          </table:table-cell>
          <table:table-cell table:style-name="ce5" office:value-type="string" calcext:value-type="string">
            <text:p>NCIT:C4035</text:p>
          </table:table-cell>
          <table:table-cell table:style-name="ce5" office:value-type="string" calcext:value-type="string">
            <text:p>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9];&quot;::&quot;;[.C279])" office:value-type="string" office:string-value="icdom-82603::icdot-C73.9" calcext:value-type="string">
            <text:p>icdom-82603::icdot-C73.9</text:p>
          </table:table-cell>
          <table:table-cell table:style-name="ce40" table:number-columns-repeated="13"/>
          <table:table-cell table:number-columns-repeated="997"/>
        </table:table-row>
        <table:table-row table:style-name="ro2">
          <table:table-cell table:style-name="ce5" office:value-type="string" calcext:value-type="string">
            <text:p>icdom-83300</text:p>
          </table:table-cell>
          <table:table-cell table:style-name="ce5" office:value-type="string" calcext:value-type="string">
            <text:p>Follicular adenoma</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502</text:p>
          </table:table-cell>
          <table:table-cell table:style-name="ce40" office:value-type="string" calcext:value-type="string">
            <text:p>Thyroid Gland Follicular Adenoma</text:p>
          </table:table-cell>
          <table:table-cell table:style-name="ce44" table:formula="of:=HYPERLINK(CONCATENATE(&quot;https://progenetix.org/api/progenetix/biosamples/sampledetails/&quot;;[.A280];&quot;,&quot;;[.C280];&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0];&quot;::&quot;;[.C280])" office:value-type="string" office:string-value="icdom-83300::icdot-C73.9" calcext:value-type="string">
            <text:p>icdom-83300::icdot-C73.9</text:p>
          </table:table-cell>
          <table:table-cell table:style-name="ce40" table:number-columns-repeated="13"/>
          <table:table-cell table:number-columns-repeated="997"/>
        </table:table-row>
        <table:table-row table:style-name="ro2">
          <table:table-cell table:style-name="ce5" office:value-type="string" calcext:value-type="string">
            <text:p>icdom-83353</text:p>
          </table:table-cell>
          <table:table-cell table:style-name="ce5" office:value-type="string" calcext:value-type="string">
            <text:p>Follicular carcinoma, minimally invasive</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8054</text:p>
          </table:table-cell>
          <table:table-cell table:style-name="ce40" office:value-type="string" calcext:value-type="string">
            <text:p>Thyroid Gland Follicular Carcinoma</text:p>
          </table:table-cell>
          <table:table-cell table:style-name="ce44" table:formula="of:=HYPERLINK(CONCATENATE(&quot;https://progenetix.org/api/progenetix/biosamples/sampledetails/&quot;;[.A281];&quot;,&quot;;[.C281];&quot;/text/&quot;);&quot;pgx ➚&quot;)" office:value-type="string" office:string-value="pgx ➚" calcext:value-type="string">
            <text:p>pgx ➚</text:p>
          </table:table-cell>
          <table:table-cell table:style-name="ce5" office:value-type="string" calcext:value-type="string">
            <text:p>NCIT:C65200</text:p>
          </table:table-cell>
          <table:table-cell table:style-name="ce5" office:value-type="string" calcext:value-type="string">
            <text:p>Thyroid Gland Follicular Carcinoma, Minimally Invas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1];&quot;::&quot;;[.C281])" office:value-type="string" office:string-value="icdom-83353::icdot-C73.9" calcext:value-type="string">
            <text:p>icdom-83353::icdot-C73.9</text:p>
          </table:table-cell>
          <table:table-cell table:style-name="ce40" table:number-columns-repeated="13"/>
          <table:table-cell table:number-columns-repeated="997"/>
        </table:table-row>
        <table:table-row table:style-name="ro2">
          <table:table-cell table:style-name="ce5" office:value-type="string" calcext:value-type="string">
            <text:p>icdom-83403</text:p>
          </table:table-cell>
          <table:table-cell table:style-name="ce5" office:value-type="string" calcext:value-type="string">
            <text:p>Papillary carcinoma, follicular varia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7380</text:p>
          </table:table-cell>
          <table:table-cell table:style-name="ce40" office:value-type="string" calcext:value-type="string">
            <text:p>Oncocytic Adenoma</text:p>
          </table:table-cell>
          <table:table-cell table:style-name="ce44" table:formula="of:=HYPERLINK(CONCATENATE(&quot;https://progenetix.org/api/progenetix/biosamples/sampledetails/&quot;;[.A282];&quot;,&quot;;[.C282];&quot;/text/&quot;);&quot;pgx ➚&quot;)" office:value-type="string" office:string-value="pgx ➚" calcext:value-type="string">
            <text:p>pgx ➚</text:p>
          </table:table-cell>
          <table:table-cell table:style-name="ce5" office:value-type="string" calcext:value-type="string">
            <text:p>NCIT:C126594</text:p>
          </table:table-cell>
          <table:table-cell table:style-name="ce5" office:value-type="string" calcext:value-type="string">
            <text:p>Follicular Variant 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2];&quot;::&quot;;[.C282])" office:value-type="string" office:string-value="icdom-83403::icdot-C73.9" calcext:value-type="string">
            <text:p>icdom-83403::icdot-C73.9</text:p>
          </table:table-cell>
          <table:table-cell table:style-name="ce40" table:number-columns-repeated="13"/>
          <table:table-cell table:number-columns-repeated="997"/>
        </table:table-row>
        <table:table-row table:style-name="ro2">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283];&quot;,&quot;;[.C283];&quot;/text/&quot;);&quot;pgx ➚&quot;)" office:value-type="string" office:string-value="pgx ➚" calcext:value-type="string">
            <text:p>pgx ➚</text:p>
          </table:table-cell>
          <table:table-cell table:style-name="ce5" office:value-type="string" calcext:value-type="string">
            <text:p>NCIT:C3879</text:p>
          </table:table-cell>
          <table:table-cell table:style-name="ce5" office:value-type="string" calcext:value-type="string">
            <text:p>Thyroid Gland Medullary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3];&quot;::&quot;;[.C283])"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2">
          <table:table-cell table:style-name="ce6" office:value-type="string" calcext:value-type="string">
            <text:p>icdom-85103</text:p>
          </table:table-cell>
          <table:table-cell table:style-name="ce5" office:value-type="string" calcext:value-type="string">
            <text:p>Medullary carci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284];&quot;,&quot;;[.C284];&quot;/text/&quot;);&quot;pgx ➚&quot;)" office:value-type="string" office:string-value="pgx ➚" calcext:value-type="string">
            <text:p>pgx ➚</text:p>
          </table:table-cell>
          <table:table-cell table:style-name="ce5" office:value-type="string" calcext:value-type="string">
            <text:p>NCIT:C3879</text:p>
          </table:table-cell>
          <table:table-cell table:style-name="ce47" office:value-type="string" calcext:value-type="string">
            <text:p>Thyroid Gland Medu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4];&quot;::&quot;;[.C284])"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7">
          <table:table-cell table:style-name="ce5" office:value-type="string" calcext:value-type="string">
            <text:p>icdom-85893</text:p>
          </table:table-cell>
          <table:table-cell table:style-name="ce5" office:value-type="string" calcext:value-type="string">
            <text:p>Carcinoma showing thymus-like eleme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6106</text:p>
          </table:table-cell>
          <table:table-cell table:style-name="ce40" office:value-type="string" calcext:value-type="string">
            <text:p>Thyroid Gland Carcinoma Showing Thymus-Like Differentiation</text:p>
          </table:table-cell>
          <table:table-cell table:style-name="ce44" table:formula="of:=HYPERLINK(CONCATENATE(&quot;https://progenetix.org/api/progenetix/biosamples/sampledetails/&quot;;[.A285];&quot;,&quot;;[.C285];&quot;/text/&quot;);&quot;pgx ➚&quot;)" office:value-type="string" office:string-value="pgx ➚" calcext:value-type="string">
            <text:p>pgx ➚</text:p>
          </table:table-cell>
          <table:table-cell table:style-name="ce5" office:value-type="string" calcext:value-type="string">
            <text:p>NCIT:C46106</text:p>
          </table:table-cell>
          <table:table-cell table:style-name="ce5" office:value-type="string" calcext:value-type="string">
            <text:p>Thyroid Gland Carcinoma Showing Thymus-Like Differentiation</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5];&quot;::&quot;;[.C285])" office:value-type="string" office:string-value="icdom-85893::icdot-C73.9" calcext:value-type="string">
            <text:p>icdom-85893::icdot-C73.9</text:p>
          </table:table-cell>
          <table:table-cell table:style-name="ce40" table:number-columns-repeated="13"/>
          <table:table-cell table:number-columns-repeated="997"/>
        </table:table-row>
        <table:table-row table:style-name="ro2">
          <table:table-cell table:style-name="ce6" office:value-type="string" calcext:value-type="string">
            <text:p>icdom-83330</text:p>
          </table:table-cell>
          <table:table-cell table:style-name="ce5" office:value-type="string" calcext:value-type="string">
            <text:p>Microfollicular ade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160</text:p>
          </table:table-cell>
          <table:table-cell table:style-name="ce40" office:value-type="string" calcext:value-type="string">
            <text:p>Thyroid Gland Fetal Adenoma</text:p>
          </table:table-cell>
          <table:table-cell table:style-name="ce44" table:formula="of:=HYPERLINK(CONCATENATE(&quot;https://progenetix.org/api/progenetix/biosamples/sampledetails/&quot;;[.A286];&quot;,&quot;;[.C286];&quot;/text/&quot;);&quot;pgx ➚&quot;)" office:value-type="string" office:string-value="pgx ➚" calcext:value-type="string">
            <text:p>pgx ➚</text:p>
          </table:table-cell>
          <table:table-cell table:style-name="ce5" office:value-type="string" calcext:value-type="string">
            <text:p>NCIT:C4160</text:p>
          </table:table-cell>
          <table:table-cell table:style-name="ce5" office:value-type="string" calcext:value-type="string">
            <text:p>Thyroid Gland Microfollicular Adenoma </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5" office:value-type="string" calcext:value-type="string">
            <text:p>icdom-83700</text:p>
          </table:table-cell>
          <table:table-cell table:style-name="ce5" office:value-type="string" calcext:value-type="string">
            <text:p>Adrenal cortical adenoma, NOS</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40" office:value-type="string" calcext:value-type="string">
            <text:p>NCIT:C9003</text:p>
          </table:table-cell>
          <table:table-cell table:style-name="ce40" office:value-type="string" calcext:value-type="string">
            <text:p>Adrenal Cortex Adenoma</text:p>
          </table:table-cell>
          <table:table-cell table:style-name="ce44" table:formula="of:=HYPERLINK(CONCATENATE(&quot;https://progenetix.org/api/progenetix/biosamples/sampledetails/&quot;;[.A287];&quot;,&quot;;[.C287];&quot;/text/&quot;);&quot;pgx ➚&quot;)" office:value-type="string" office:string-value="pgx ➚" calcext:value-type="string">
            <text:p>pgx ➚</text:p>
          </table:table-cell>
          <table:table-cell table:style-name="ce5" office:value-type="string" calcext:value-type="string">
            <text:p>NCIT:C9003</text:p>
          </table:table-cell>
          <table:table-cell table:style-name="ce5" office:value-type="string" calcext:value-type="string">
            <text:p>Adrenal Cortex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7];&quot;::&quot;;[.C287])" office:value-type="string" office:string-value="icdom-83700::icdot-C74.0" calcext:value-type="string">
            <text:p>icdom-83700::icdot-C74.0</text:p>
          </table:table-cell>
          <table:table-cell table:style-name="ce40" table:number-columns-repeated="13"/>
          <table:table-cell table:number-columns-repeated="997"/>
        </table:table-row>
        <table:table-row table:style-name="ro1">
          <table:table-cell table:style-name="ce5" office:value-type="string" calcext:value-type="string">
            <text:p>icdom-83703</text:p>
          </table:table-cell>
          <table:table-cell table:style-name="ce5" office:value-type="string" calcext:value-type="string">
            <text:p>Adrenal cortical carcinoma</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40" office:value-type="string" calcext:value-type="string">
            <text:p>NCIT:C9325</text:p>
          </table:table-cell>
          <table:table-cell table:style-name="ce40" office:value-type="string" calcext:value-type="string">
            <text:p>Adrenal Cortex Carcinoma</text:p>
          </table:table-cell>
          <table:table-cell table:style-name="ce44" table:formula="of:=HYPERLINK(CONCATENATE(&quot;https://progenetix.org/api/progenetix/biosamples/sampledetails/&quot;;[.A288];&quot;,&quot;;[.C288];&quot;/text/&quot;);&quot;pgx ➚&quot;)" office:value-type="string" office:string-value="pgx ➚" calcext:value-type="string">
            <text:p>pgx ➚</text:p>
          </table:table-cell>
          <table:table-cell table:style-name="ce5" office:value-type="string" calcext:value-type="string">
            <text:p>NCIT:C9325</text:p>
          </table:table-cell>
          <table:table-cell table:style-name="ce5" office:value-type="string" calcext:value-type="string">
            <text:p>Adrenal Cortex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8];&quot;::&quot;;[.C288])" office:value-type="string" office:string-value="icdom-83703::icdot-C74.0" calcext:value-type="string">
            <text:p>icdom-83703::icdot-C74.0</text:p>
          </table:table-cell>
          <table:table-cell table:style-name="ce40" table:number-columns-repeated="13"/>
          <table:table-cell table:number-columns-repeated="997"/>
        </table:table-row>
        <table:table-row table:style-name="ro4">
          <table:table-cell table:style-name="ce5" office:value-type="string" calcext:value-type="string">
            <text:p>icdom-87003</text:p>
          </table:table-cell>
          <table:table-cell table:style-name="ce5" office:value-type="string" calcext:value-type="string">
            <text:p>Pheochromocytoma, malignant</text:p>
          </table:table-cell>
          <table:table-cell table:style-name="ce5" office:value-type="string" calcext:value-type="string">
            <text:p>icdot-C74.9</text:p>
          </table:table-cell>
          <table:table-cell table:style-name="ce5" office:value-type="string" calcext:value-type="string">
            <text:p>Adrenal glands</text:p>
          </table:table-cell>
          <table:table-cell table:style-name="ce40" office:value-type="string" calcext:value-type="string">
            <text:p>NCIT:C4220</text:p>
          </table:table-cell>
          <table:table-cell table:style-name="ce40" office:value-type="string" calcext:value-type="string">
            <text:p>Malignant Adrenal Gland Pheochromocytoma</text:p>
          </table:table-cell>
          <table:table-cell table:style-name="ce44" table:formula="of:=HYPERLINK(CONCATENATE(&quot;https://progenetix.org/api/progenetix/biosamples/sampledetails/&quot;;[.A289];&quot;,&quot;;[.C289];&quot;/text/&quot;);&quot;pgx ➚&quot;)" office:value-type="string" office:string-value="pgx ➚" calcext:value-type="string">
            <text:p>pgx ➚</text:p>
          </table:table-cell>
          <table:table-cell table:style-name="ce5" office:value-type="string" calcext:value-type="string">
            <text:p>NCIT:C4220</text:p>
          </table:table-cell>
          <table:table-cell table:style-name="ce5" office:value-type="string" calcext:value-type="string">
            <text:p>Malignant Adrenal Gland Pheochrom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owever, may be recoded to medulla (implied, but also exists as separate code)</text:p>
          </table:table-cell>
          <table:table-cell table:style-name="ce40"/>
          <table:table-cell table:style-name="ce40" table:formula="of:=CONCATENATE([.A289];&quot;::&quot;;[.C289])" office:value-type="string" office:string-value="icdom-87003::icdot-C74.9" calcext:value-type="string">
            <text:p>icdom-87003::icdot-C74.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90];&quot;,&quot;;[.C290];&quot;/text/&quot;);&quot;pgx ➚&quot;)" office:value-type="string" office:string-value="pgx ➚" calcext:value-type="string">
            <text:p>pgx ➚</text:p>
          </table:table-cell>
          <table:table-cell table:style-name="ce5" office:value-type="string" calcext:value-type="string">
            <text:p>NCIT:C3916</text:p>
          </table:table-cell>
          <table:table-cell table:style-name="ce5" office:value-type="string" calcext:value-type="string">
            <text:p>Parathyroid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0];&quot;::&quot;;[.C290])" office:value-type="string" office:string-value="icdom-81400::icdot-C75.0" calcext:value-type="string">
            <text:p>icdom-81400::icdot-C75.0</text:p>
          </table:table-cell>
          <table:table-cell table:style-name="ce40" table:number-columns-repeated="13"/>
          <table:table-cell table:number-columns-repeated="997"/>
        </table:table-row>
        <table:table-row table:style-name="ro3">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291];&quot;,&quot;;[.C291];&quot;/text/&quot;);&quot;pgx ➚&quot;)" office:value-type="string" office:string-value="pgx ➚" calcext:value-type="string">
            <text:p>pgx ➚</text:p>
          </table:table-cell>
          <table:table-cell table:style-name="ce5" office:value-type="string" calcext:value-type="string">
            <text:p>NCIT:C4906</text:p>
          </table:table-cell>
          <table:table-cell table:style-name="ce5" office:value-type="string" calcext:value-type="string">
            <text:p>Parathyroid Gland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t specifying adeno, but this is inherent)</text:p>
          </table:table-cell>
          <table:table-cell table:style-name="ce40"/>
          <table:table-cell table:style-name="ce40" table:formula="of:=CONCATENATE([.A291];&quot;::&quot;;[.C291])" office:value-type="string" office:string-value="icdom-81403::icdot-C75.0" calcext:value-type="string">
            <text:p>icdom-81403::icdot-C75.0</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92];&quot;,&quot;;[.C292];&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2];&quot;::&quot;;[.C292])" office:value-type="string" office:string-value="icdom-81400::icdot-C75.1" calcext:value-type="string">
            <text:p>icdom-81400::icdot-C75.1</text:p>
          </table:table-cell>
          <table:table-cell table:style-name="ce40" table:number-columns-repeated="13"/>
          <table:table-cell table:number-columns-repeated="997"/>
        </table:table-row>
        <table:table-row table:style-name="ro3">
          <table:table-cell table:style-name="ce5" office:value-type="string" calcext:value-type="string">
            <text:p>icdom-82710</text:p>
          </table:table-cell>
          <table:table-cell table:style-name="ce5" office:value-type="string" calcext:value-type="string">
            <text:p>Prolactinoma</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3342</text:p>
          </table:table-cell>
          <table:table-cell table:style-name="ce40" office:value-type="string" calcext:value-type="string">
            <text:p>Prolactin-Producing Pituitary Gland Adenoma</text:p>
          </table:table-cell>
          <table:table-cell table:style-name="ce44" table:formula="of:=HYPERLINK(CONCATENATE(&quot;https://progenetix.org/api/progenetix/biosamples/sampledetails/&quot;;[.A293];&quot;,&quot;;[.C293];&quot;/text/&quot;);&quot;pgx ➚&quot;)" office:value-type="string" office:string-value="pgx ➚" calcext:value-type="string">
            <text:p>pgx ➚</text:p>
          </table:table-cell>
          <table:table-cell table:style-name="ce5" office:value-type="string" calcext:value-type="string">
            <text:p>NCIT:C3342</text:p>
          </table:table-cell>
          <table:table-cell table:style-name="ce5" office:value-type="string" calcext:value-type="string">
            <text:p>Prolactin-Producing Pituitary Gland Ade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3];&quot;::&quot;;[.C293])" office:value-type="string" office:string-value="icdom-82710::icdot-C75.1" calcext:value-type="string">
            <text:p>icdom-82710::icdot-C75.1</text:p>
          </table:table-cell>
          <table:table-cell table:style-name="ce40" table:number-columns-repeated="13"/>
          <table:table-cell table:number-columns-repeated="997"/>
        </table:table-row>
        <table:table-row table:style-name="ro1">
          <table:table-cell table:style-name="ce5" office:value-type="string" calcext:value-type="string">
            <text:p>icdom-82720</text:p>
          </table:table-cell>
          <table:table-cell table:style-name="ce5" office:value-type="string" calcext:value-type="string">
            <text:p>Pituitary 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3329</text:p>
          </table:table-cell>
          <table:table-cell table:style-name="ce40" office:value-type="string" calcext:value-type="string">
            <text:p>Pituitary Gland Adenoma</text:p>
          </table:table-cell>
          <table:table-cell table:style-name="ce44" table:formula="of:=HYPERLINK(CONCATENATE(&quot;https://progenetix.org/api/progenetix/biosamples/sampledetails/&quot;;[.A294];&quot;,&quot;;[.C294];&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4];&quot;::&quot;;[.C294])" office:value-type="string" office:string-value="icdom-82720::icdot-C75.1" calcext:value-type="string">
            <text:p>icdom-82720::icdot-C75.1</text:p>
          </table:table-cell>
          <table:table-cell table:style-name="ce40" table:number-columns-repeated="13"/>
          <table:table-cell table:number-columns-repeated="997"/>
        </table:table-row>
        <table:table-row table:style-name="ro1">
          <table:table-cell table:style-name="ce5" office:value-type="string" calcext:value-type="string">
            <text:p>icdom-82723</text:p>
          </table:table-cell>
          <table:table-cell table:style-name="ce5" office:value-type="string" calcext:value-type="string">
            <text:p>Pituitary carci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4536</text:p>
          </table:table-cell>
          <table:table-cell table:style-name="ce40" office:value-type="string" calcext:value-type="string">
            <text:p>Pituitary Gland Carcinoma</text:p>
          </table:table-cell>
          <table:table-cell table:style-name="ce44" table:formula="of:=HYPERLINK(CONCATENATE(&quot;https://progenetix.org/api/progenetix/biosamples/sampledetails/&quot;;[.A295];&quot;,&quot;;[.C295];&quot;/text/&quot;);&quot;pgx ➚&quot;)" office:value-type="string" office:string-value="pgx ➚" calcext:value-type="string">
            <text:p>pgx ➚</text:p>
          </table:table-cell>
          <table:table-cell table:style-name="ce5" office:value-type="string" calcext:value-type="string">
            <text:p>NCIT:C4536</text:p>
          </table:table-cell>
          <table:table-cell table:style-name="ce5" office:value-type="string" calcext:value-type="string">
            <text:p>Pituitary Gland Carci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5];&quot;::&quot;;[.C295])" office:value-type="string" office:string-value="icdom-82723::icdot-C75.1" calcext:value-type="string">
            <text:p>icdom-82723::icdot-C75.1</text:p>
          </table:table-cell>
          <table:table-cell table:style-name="ce40" table:number-columns-repeated="13"/>
          <table:table-cell table:number-columns-repeated="997"/>
        </table:table-row>
        <table:table-row table:style-name="ro2">
          <table:table-cell table:style-name="ce6" office:value-type="string" calcext:value-type="string">
            <text:p>icdom-93601</text:p>
          </table:table-cell>
          <table:table-cell table:style-name="ce5" office:value-type="string" calcext:value-type="string">
            <text:p>Pinealoma, NOS</text:p>
          </table:table-cell>
          <table:table-cell table:style-name="ce6"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6965</text:p>
          </table:table-cell>
          <table:table-cell table:style-name="ce42" office:value-type="string" calcext:value-type="string">
            <text:p>Pineal Parenchymal Cell Neoplasm</text:p>
          </table:table-cell>
          <table:table-cell table:style-name="ce44" table:formula="of:=HYPERLINK(CONCATENATE(&quot;https://progenetix.org/api/progenetix/biosamples/sampledetails/&quot;;[.A296];&quot;,&quot;;[.C296];&quot;/text/&quot;);&quot;pgx ➚&quot;)" office:value-type="string" office:string-value="pgx ➚" calcext:value-type="string">
            <text:p>pgx ➚</text:p>
          </table:table-cell>
          <table:table-cell table:style-name="ce5" office:value-type="string" calcext:value-type="string">
            <text:p>NCIT:C6965</text:p>
          </table:table-cell>
          <table:table-cell table:style-name="ce47" office:value-type="string" calcext:value-type="string">
            <text:p>Pineal Parenchymal Cell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icdom (wrongly "somatostatin ...")</text:p>
          </table:table-cell>
          <table:table-cell table:style-name="ce40" table:number-columns-repeated="15"/>
          <table:table-cell table:number-columns-repeated="997"/>
        </table:table-row>
        <table:table-row table:style-name="ro1">
          <table:table-cell table:style-name="ce5" office:value-type="string" calcext:value-type="string">
            <text:p>icdom-93611</text:p>
          </table:table-cell>
          <table:table-cell table:style-name="ce5" office:value-type="string" calcext:value-type="string">
            <text:p>Pineocytoma</text:p>
          </table:table-cell>
          <table:table-cell table:style-name="ce5" office:value-type="string" calcext:value-type="string">
            <text:p>icdot-C75.3</text:p>
          </table:table-cell>
          <table:table-cell table:style-name="ce5" office:value-type="string" calcext:value-type="string">
            <text:p>Pineal gland</text:p>
          </table:table-cell>
          <table:table-cell table:style-name="ce40" office:value-type="string" calcext:value-type="string">
            <text:p>NCIT:C6966</text:p>
          </table:table-cell>
          <table:table-cell table:style-name="ce40" office:value-type="string" calcext:value-type="string">
            <text:p>Pineocytoma</text:p>
          </table:table-cell>
          <table:table-cell table:style-name="ce44" table:formula="of:=HYPERLINK(CONCATENATE(&quot;https://progenetix.org/api/progenetix/biosamples/sampledetails/&quot;;[.A297];&quot;,&quot;;[.C297];&quot;/text/&quot;);&quot;pgx ➚&quot;)" office:value-type="string" office:string-value="pgx ➚" calcext:value-type="string">
            <text:p>pgx ➚</text:p>
          </table:table-cell>
          <table:table-cell table:style-name="ce5" office:value-type="string" calcext:value-type="string">
            <text:p>NCIT:C6966</text:p>
          </table:table-cell>
          <table:table-cell table:style-name="ce5" office:value-type="string" calcext:value-type="string">
            <text:p>Pine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97];&quot;::&quot;;[.C297])" office:value-type="string" office:string-value="icdom-93611::icdot-C75.3" calcext:value-type="string">
            <text:p>icdom-93611::icdot-C75.3</text:p>
          </table:table-cell>
          <table:table-cell table:style-name="ce40" table:number-columns-repeated="13"/>
          <table:table-cell table:number-columns-repeated="997"/>
        </table:table-row>
        <table:table-row table:style-name="ro3">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76.9</text:p>
          </table:table-cell>
          <table:table-cell table:style-name="ce5" office:value-type="string" calcext:value-type="string">
            <text:p>Ill-defined</text:p>
          </table:table-cell>
          <table:table-cell table:style-name="ce40" office:value-type="string" calcext:value-type="string">
            <text:p>NCIT:C3812</text:p>
          </table:table-cell>
          <table:table-cell table:style-name="ce40" office:value-type="string" calcext:value-type="string">
            <text:p>Carcinoma of Unknown Primary</text:p>
          </table:table-cell>
          <table:table-cell table:style-name="ce44" table:formula="of:=HYPERLINK(CONCATENATE(&quot;https://progenetix.org/api/progenetix/biosamples/sampledetails/&quot;;[.A298];&quot;,&quot;;[.C298];&quot;/text/&quot;);&quot;pgx ➚&quot;)" office:value-type="string" office:string-value="pgx ➚" calcext:value-type="string">
            <text:p>pgx ➚</text:p>
          </table:table-cell>
          <table:table-cell table:style-name="ce46" office:value-type="string" calcext:value-type="string">
            <text:p>NCIT:C9305</text:p>
          </table:table-cell>
          <table:table-cell table:style-name="ce46" office:value-type="string" calcext:value-type="string">
            <text:p>Malignant Neoplasm</text:p>
          </table:table-cell>
          <table:table-cell table:style-name="ce40" table:content-validation-name="val1" office:value-type="string" calcext:value-type="string">
            <text:p>ok</text:p>
          </table:table-cell>
          <table:table-cell table:style-name="ce40" office:value-type="string" calcext:value-type="string">
            <text:p>term for core?</text:p>
          </table:table-cell>
          <table:table-cell table:style-name="ce40" office:value-type="string" calcext:value-type="string">
            <text:p>ok -&gt; NCIT:C9305 "Malignant Neoplasm" from Thesaurus</text:p>
          </table:table-cell>
          <table:table-cell table:style-name="ce40"/>
          <table:table-cell table:style-name="ce40" table:formula="of:=CONCATENATE([.A298];&quot;::&quot;;[.C298])" office:value-type="string" office:string-value="icdom-80003::icdot-C76.9" calcext:value-type="string">
            <text:p>icdom-80003::icdot-C76.9</text:p>
          </table:table-cell>
          <table:table-cell table:style-name="ce40" table:number-columns-repeated="13"/>
          <table:table-cell table:number-columns-repeated="997"/>
        </table:table-row>
        <table:table-row table:style-name="ro1">
          <table:table-cell table:style-name="ce5" office:value-type="string" calcext:value-type="string">
            <text:p>icdom-95903</text:p>
          </table:table-cell>
          <table:table-cell table:style-name="ce5" office:value-type="string" calcext:value-type="string">
            <text:p>Malignant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08</text:p>
          </table:table-cell>
          <table:table-cell table:style-name="ce40" office:value-type="string" calcext:value-type="string">
            <text:p>Lymphoma</text:p>
          </table:table-cell>
          <table:table-cell table:style-name="ce44" table:formula="of:=HYPERLINK(CONCATENATE(&quot;https://progenetix.org/api/progenetix/biosamples/sampledetails/&quot;;[.A299];&quot;,&quot;;[.C299];&quot;/text/&quot;);&quot;pgx ➚&quot;)" office:value-type="string" office:string-value="pgx ➚" calcext:value-type="string">
            <text:p>pgx ➚</text:p>
          </table:table-cell>
          <table:table-cell table:style-name="ce5" office:value-type="string" calcext:value-type="string">
            <text:p>NCIT:C3208</text:p>
          </table:table-cell>
          <table:table-cell table:style-name="ce5" office:value-type="string" calcext:value-type="string">
            <text:p>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9];&quot;::&quot;;[.C299])" office:value-type="string" office:string-value="icdom-95903::icdot-C77.9" calcext:value-type="string">
            <text:p>icdom-95903::icdot-C77.9</text:p>
          </table:table-cell>
          <table:table-cell table:style-name="ce40" table:number-columns-repeated="13"/>
          <table:table-cell table:number-columns-repeated="997"/>
        </table:table-row>
        <table:table-row table:style-name="ro2">
          <table:table-cell table:style-name="ce5" office:value-type="string" calcext:value-type="string">
            <text:p>icdom-95913</text:p>
          </table:table-cell>
          <table:table-cell table:style-name="ce5" office:value-type="string" calcext:value-type="string">
            <text:p>Malignant lymphoma, non-Hodgkin,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11</text:p>
          </table:table-cell>
          <table:table-cell table:style-name="ce40" office:value-type="string" calcext:value-type="string">
            <text:p>Non-Hodgkin Lymphoma</text:p>
          </table:table-cell>
          <table:table-cell table:style-name="ce44" table:formula="of:=HYPERLINK(CONCATENATE(&quot;https://progenetix.org/api/progenetix/biosamples/sampledetails/&quot;;[.A300];&quot;,&quot;;[.C300];&quot;/text/&quot;);&quot;pgx ➚&quot;)" office:value-type="string" office:string-value="pgx ➚" calcext:value-type="string">
            <text:p>pgx ➚</text:p>
          </table:table-cell>
          <table:table-cell table:style-name="ce5" office:value-type="string" calcext:value-type="string">
            <text:p>NCIT:C3211</text:p>
          </table:table-cell>
          <table:table-cell table:style-name="ce5" office:value-type="string" calcext:value-type="string">
            <text:p>Non-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0];&quot;::&quot;;[.C300])" office:value-type="string" office:string-value="icdom-95913::icdot-C77.9" calcext:value-type="string">
            <text:p>icdom-95913::icdot-C77.9</text:p>
          </table:table-cell>
          <table:table-cell table:style-name="ce40" table:number-columns-repeated="13"/>
          <table:table-cell table:number-columns-repeated="997"/>
        </table:table-row>
        <table:table-row table:style-name="ro1">
          <table:table-cell table:style-name="ce5" office:value-type="string" calcext:value-type="string">
            <text:p>icdom-96503</text:p>
          </table:table-cell>
          <table:table-cell table:style-name="ce5" office:value-type="string" calcext:value-type="string">
            <text:p>Hodgkin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9357</text:p>
          </table:table-cell>
          <table:table-cell table:style-name="ce40" office:value-type="string" calcext:value-type="string">
            <text:p>Hodgkin Lymphoma</text:p>
          </table:table-cell>
          <table:table-cell table:style-name="ce44" table:formula="of:=HYPERLINK(CONCATENATE(&quot;https://progenetix.org/api/progenetix/biosamples/sampledetails/&quot;;[.A301];&quot;,&quot;;[.C301];&quot;/text/&quot;);&quot;pgx ➚&quot;)" office:value-type="string" office:string-value="pgx ➚" calcext:value-type="string">
            <text:p>pgx ➚</text:p>
          </table:table-cell>
          <table:table-cell table:style-name="ce5" office:value-type="string" calcext:value-type="string">
            <text:p>NCIT:C9357</text:p>
          </table:table-cell>
          <table:table-cell table:style-name="ce5" office:value-type="string" calcext:value-type="string">
            <text:p>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1];&quot;::&quot;;[.C301])" office:value-type="string" office:string-value="icdom-96503::icdot-C77.9" calcext:value-type="string">
            <text:p>icdom-96503::icdot-C77.9</text:p>
          </table:table-cell>
          <table:table-cell table:style-name="ce40" table:number-columns-repeated="13"/>
          <table:table-cell table:number-columns-repeated="997"/>
        </table:table-row>
        <table:table-row table:style-name="ro2">
          <table:table-cell table:style-name="ce5" office:value-type="string" calcext:value-type="string">
            <text:p>icdom-96593</text:p>
          </table:table-cell>
          <table:table-cell table:style-name="ce5" office:value-type="string" calcext:value-type="string">
            <text:p>Hodgkin lymphoma, nodular lymphocyte predominance</text:p>
          </table:table-cell>
          <table:table-cell table:style-name="ce5" office:value-type="string" calcext:value-type="string">
            <text:p>icdot-C77.9</text:p>
          </table:table-cell>
          <table:table-cell table:style-name="ce5" office:value-type="string" calcext:value-type="string">
            <text:p>Lymph node, NOS</text:p>
          </table:table-cell>
          <table:table-cell table:style-name="ce40" office:value-type="string" calcext:value-type="string">
            <text:p>NCIT:C139030</text:p>
          </table:table-cell>
          <table:table-cell table:style-name="ce40" office:value-type="string" calcext:value-type="string">
            <text:p>THRLBCL-Like Transformation of NLPHL</text:p>
          </table:table-cell>
          <table:table-cell table:style-name="ce44" table:formula="of:=HYPERLINK(CONCATENATE(&quot;https://progenetix.org/api/progenetix/biosamples/sampledetails/&quot;;[.A302];&quot;,&quot;;[.C302];&quot;/text/&quot;);&quot;pgx ➚&quot;)" office:value-type="string" office:string-value="pgx ➚" calcext:value-type="string">
            <text:p>pgx ➚</text:p>
          </table:table-cell>
          <table:table-cell table:style-name="ce5" office:value-type="string" calcext:value-type="string">
            <text:p>NCIT:C139030</text:p>
          </table:table-cell>
          <table:table-cell table:style-name="ce5" office:value-type="string" calcext:value-type="string">
            <text:p>THRLBCL-Like Transformation of NLPHL</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2];&quot;::&quot;;[.C302])" office:value-type="string" office:string-value="icdom-96593::icdot-C77.9" calcext:value-type="string">
            <text:p>icdom-96593::icdot-C77.9</text:p>
          </table:table-cell>
          <table:table-cell table:style-name="ce40" table:number-columns-repeated="13"/>
          <table:table-cell table:number-columns-repeated="997"/>
        </table:table-row>
        <table:table-row table:style-name="ro4">
          <table:table-cell table:style-name="ce5" office:value-type="string" calcext:value-type="string">
            <text:p>icdom-96713</text:p>
          </table:table-cell>
          <table:table-cell table:style-name="ce5" office:value-type="string" calcext:value-type="string">
            <text:p>Malignant lymphoma, lymphoplasmacytic</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898</text:p>
          </table:table-cell>
          <table:table-cell table:style-name="ce40" office:value-type="string" calcext:value-type="string">
            <text:p>Extranodal Marginal Zone Lymphoma of Mucosa-Associated Lymphoid Tissue</text:p>
          </table:table-cell>
          <table:table-cell table:style-name="ce44" table:formula="of:=HYPERLINK(CONCATENATE(&quot;https://progenetix.org/api/progenetix/biosamples/sampledetails/&quot;;[.A303];&quot;,&quot;;[.C303];&quot;/text/&quot;);&quot;pgx ➚&quot;)" office:value-type="string" office:string-value="pgx ➚" calcext:value-type="string">
            <text:p>pgx ➚</text:p>
          </table:table-cell>
          <table:table-cell table:style-name="ce5" office:value-type="string" calcext:value-type="string">
            <text:p>NCIT:C3212</text:p>
          </table:table-cell>
          <table:table-cell table:style-name="ce47" office:value-type="string" calcext:value-type="string">
            <text:p>Lymphoplasmacy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3];&quot;::&quot;;[.C303])" office:value-type="string" office:string-value="icdom-96713::icdot-C77.9" calcext:value-type="string">
            <text:p>icdom-96713::icdot-C77.9</text:p>
          </table:table-cell>
          <table:table-cell table:style-name="ce40" table:number-columns-repeated="13"/>
          <table:table-cell table:number-columns-repeated="997"/>
        </table:table-row>
        <table:table-row table:style-name="ro1">
          <table:table-cell table:style-name="ce5" office:value-type="string" calcext:value-type="string">
            <text:p>icdom-96733</text:p>
          </table:table-cell>
          <table:table-cell table:style-name="ce5" office:value-type="string" calcext:value-type="string">
            <text:p>Mantle 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4337</text:p>
          </table:table-cell>
          <table:table-cell table:style-name="ce40" office:value-type="string" calcext:value-type="string">
            <text:p>Mantle Cell Lymphoma</text:p>
          </table:table-cell>
          <table:table-cell table:style-name="ce44" table:formula="of:=HYPERLINK(CONCATENATE(&quot;https://progenetix.org/api/progenetix/biosamples/sampledetails/&quot;;[.A304];&quot;,&quot;;[.C304];&quot;/text/&quot;);&quot;pgx ➚&quot;)" office:value-type="string" office:string-value="pgx ➚" calcext:value-type="string">
            <text:p>pgx ➚</text:p>
          </table:table-cell>
          <table:table-cell table:style-name="ce5" office:value-type="string" calcext:value-type="string">
            <text:p>NCIT:C4337</text:p>
          </table:table-cell>
          <table:table-cell table:style-name="ce5" office:value-type="string" calcext:value-type="string">
            <text:p>Mantle 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4];&quot;::&quot;;[.C304])" office:value-type="string" office:string-value="icdom-96733::icdot-C77.9" calcext:value-type="string">
            <text:p>icdom-96733::icdot-C77.9</text:p>
          </table:table-cell>
          <table:table-cell table:style-name="ce40" table:number-columns-repeated="13"/>
          <table:table-cell table:number-columns-repeated="997"/>
        </table:table-row>
        <table:table-row table:style-name="ro2">
          <table:table-cell table:style-name="ce5" office:value-type="string" calcext:value-type="string">
            <text:p>icdom-96803</text:p>
          </table:table-cell>
          <table:table-cell table:style-name="ce5" office:value-type="string" calcext:value-type="string">
            <text:p>Malignant lymphoma, large B-cell, diffuse,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44" table:formula="of:=HYPERLINK(CONCATENATE(&quot;https://progenetix.org/api/progenetix/biosamples/sampledetails/&quot;;[.A305];&quot;,&quot;;[.C305];&quot;/text/&quot;);&quot;pgx ➚&quot;)" office:value-type="string" office:string-value="pgx ➚" calcext:value-type="string">
            <text:p>pgx ➚</text:p>
          </table:table-cell>
          <table:table-cell table:style-name="ce5" office:value-type="string" calcext:value-type="string">
            <text:p>NCIT:C80280</text:p>
          </table:table-cell>
          <table:table-cell table:style-name="ce47" office:value-type="string" calcext:value-type="string">
            <text:p>Diffuse Large B-Cell Lymph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5];&quot;::&quot;;[.C305])" office:value-type="string" office:string-value="icdom-96803::icdot-C77.9" calcext:value-type="string">
            <text:p>icdom-96803::icdot-C77.9</text:p>
          </table:table-cell>
          <table:table-cell table:style-name="ce40" table:number-columns-repeated="13"/>
          <table:table-cell table:number-columns-repeated="997"/>
        </table:table-row>
        <table:table-row table:style-name="ro7">
          <table:table-cell table:style-name="ce5" office:value-type="string" calcext:value-type="string">
            <text:p>icdom-96843</text:p>
          </table:table-cell>
          <table:table-cell table:style-name="ce5" office:value-type="string" calcext:value-type="string">
            <text:p>Malignant lymphoma, large B-cell, diffuse, immunoblastic,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7224</text:p>
          </table:table-cell>
          <table:table-cell table:style-name="ce40" office:value-type="string" calcext:value-type="string">
            <text:p>Plasmablastic Lymphoma</text:p>
          </table:table-cell>
          <table:table-cell table:style-name="ce44" table:formula="of:=HYPERLINK(CONCATENATE(&quot;https://progenetix.org/api/progenetix/biosamples/sampledetails/&quot;;[.A306];&quot;,&quot;;[.C306];&quot;/text/&quot;);&quot;pgx ➚&quot;)" office:value-type="string" office:string-value="pgx ➚" calcext:value-type="string">
            <text:p>pgx ➚</text:p>
          </table:table-cell>
          <table:table-cell table:style-name="ce5" office:value-type="string" calcext:value-type="string">
            <text:p>NCIT:C3461</text:p>
          </table:table-cell>
          <table:table-cell table:style-name="ce47" office:value-type="string" calcext:value-type="string">
            <text:p>Immun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6];&quot;::&quot;;[.C306])" office:value-type="string" office:string-value="icdom-96843::icdot-C77.9" calcext:value-type="string">
            <text:p>icdom-96843::icdot-C77.9</text:p>
          </table:table-cell>
          <table:table-cell table:style-name="ce40" table:number-columns-repeated="13"/>
          <table:table-cell table:number-columns-repeated="997"/>
        </table:table-row>
        <table:table-row table:style-name="ro1">
          <table:table-cell table:style-name="ce5" office:value-type="string" calcext:value-type="string">
            <text:p>icdom-96903</text:p>
          </table:table-cell>
          <table:table-cell table:style-name="ce5" office:value-type="string" calcext:value-type="string">
            <text:p>Follicular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09</text:p>
          </table:table-cell>
          <table:table-cell table:style-name="ce40" office:value-type="string" calcext:value-type="string">
            <text:p>Follicular Lymphoma</text:p>
          </table:table-cell>
          <table:table-cell table:style-name="ce44" table:formula="of:=HYPERLINK(CONCATENATE(&quot;https://progenetix.org/api/progenetix/biosamples/sampledetails/&quot;;[.A307];&quot;,&quot;;[.C307];&quot;/text/&quot;);&quot;pgx ➚&quot;)" office:value-type="string" office:string-value="pgx ➚" calcext:value-type="string">
            <text:p>pgx ➚</text:p>
          </table:table-cell>
          <table:table-cell table:style-name="ce5" office:value-type="string" calcext:value-type="string">
            <text:p>NCIT:C3209</text:p>
          </table:table-cell>
          <table:table-cell table:style-name="ce5" office:value-type="string" calcext:value-type="string">
            <text:p>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7];&quot;::&quot;;[.C307])" office:value-type="string" office:string-value="icdom-96903::icdot-C77.9" calcext:value-type="string">
            <text:p>icdom-96903::icdot-C77.9</text:p>
          </table:table-cell>
          <table:table-cell table:style-name="ce40" table:number-columns-repeated="13"/>
          <table:table-cell table:number-columns-repeated="997"/>
        </table:table-row>
        <table:table-row table:style-name="ro1">
          <table:table-cell table:style-name="ce5" office:value-type="string" calcext:value-type="string">
            <text:p>icdom-96913</text:p>
          </table:table-cell>
          <table:table-cell table:style-name="ce5" office:value-type="string" calcext:value-type="string">
            <text:p>Follicular lymphoma, grade 2</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968</text:p>
          </table:table-cell>
          <table:table-cell table:style-name="ce40" office:value-type="string" calcext:value-type="string">
            <text:p>Grade 2 Follicular Lymphoma</text:p>
          </table:table-cell>
          <table:table-cell table:style-name="ce44" table:formula="of:=HYPERLINK(CONCATENATE(&quot;https://progenetix.org/api/progenetix/biosamples/sampledetails/&quot;;[.A308];&quot;,&quot;;[.C308];&quot;/text/&quot;);&quot;pgx ➚&quot;)" office:value-type="string" office:string-value="pgx ➚" calcext:value-type="string">
            <text:p>pgx ➚</text:p>
          </table:table-cell>
          <table:table-cell table:style-name="ce5" office:value-type="string" calcext:value-type="string">
            <text:p>NCIT:C8968</text:p>
          </table:table-cell>
          <table:table-cell table:style-name="ce5" office:value-type="string" calcext:value-type="string">
            <text:p>Grade 2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8];&quot;::&quot;;[.C308])" office:value-type="string" office:string-value="icdom-96913::icdot-C77.9" calcext:value-type="string">
            <text:p>icdom-96913::icdot-C77.9</text:p>
          </table:table-cell>
          <table:table-cell table:style-name="ce40" table:number-columns-repeated="13"/>
          <table:table-cell table:number-columns-repeated="997"/>
        </table:table-row>
        <table:table-row table:style-name="ro1">
          <table:table-cell table:style-name="ce5" office:value-type="string" calcext:value-type="string">
            <text:p>icdom-96953</text:p>
          </table:table-cell>
          <table:table-cell table:style-name="ce5" office:value-type="string" calcext:value-type="string">
            <text:p>Follicular lymphoma, grade 1</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465</text:p>
          </table:table-cell>
          <table:table-cell table:style-name="ce40" office:value-type="string" calcext:value-type="string">
            <text:p>Grade 1 Follicular Lymphoma</text:p>
          </table:table-cell>
          <table:table-cell table:style-name="ce44" table:formula="of:=HYPERLINK(CONCATENATE(&quot;https://progenetix.org/api/progenetix/biosamples/sampledetails/&quot;;[.A309];&quot;,&quot;;[.C309];&quot;/text/&quot;);&quot;pgx ➚&quot;)" office:value-type="string" office:string-value="pgx ➚" calcext:value-type="string">
            <text:p>pgx ➚</text:p>
          </table:table-cell>
          <table:table-cell table:style-name="ce5" office:value-type="string" calcext:value-type="string">
            <text:p>NCIT:C3465</text:p>
          </table:table-cell>
          <table:table-cell table:style-name="ce5" office:value-type="string" calcext:value-type="string">
            <text:p>Grade 1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9];&quot;::&quot;;[.C309])" office:value-type="string" office:string-value="icdom-96953::icdot-C77.9" calcext:value-type="string">
            <text:p>icdom-96953::icdot-C77.9</text:p>
          </table:table-cell>
          <table:table-cell table:style-name="ce40" table:number-columns-repeated="13"/>
          <table:table-cell table:number-columns-repeated="997"/>
        </table:table-row>
        <table:table-row table:style-name="ro1">
          <table:table-cell table:style-name="ce5" office:value-type="string" calcext:value-type="string">
            <text:p>icdom-96983</text:p>
          </table:table-cell>
          <table:table-cell table:style-name="ce5" office:value-type="string" calcext:value-type="string">
            <text:p>Follicular lymphoma, grade 3</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460</text:p>
          </table:table-cell>
          <table:table-cell table:style-name="ce40" office:value-type="string" calcext:value-type="string">
            <text:p>Grade 3 Follicular Lymphoma</text:p>
          </table:table-cell>
          <table:table-cell table:style-name="ce44" table:formula="of:=HYPERLINK(CONCATENATE(&quot;https://progenetix.org/api/progenetix/biosamples/sampledetails/&quot;;[.A310];&quot;,&quot;;[.C310];&quot;/text/&quot;);&quot;pgx ➚&quot;)" office:value-type="string" office:string-value="pgx ➚" calcext:value-type="string">
            <text:p>pgx ➚</text:p>
          </table:table-cell>
          <table:table-cell table:style-name="ce5" office:value-type="string" calcext:value-type="string">
            <text:p>NCIT:C3460</text:p>
          </table:table-cell>
          <table:table-cell table:style-name="ce5" office:value-type="string" calcext:value-type="string">
            <text:p>Grade 3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0];&quot;::&quot;;[.C310])" office:value-type="string" office:string-value="icdom-96983::icdot-C77.9" calcext:value-type="string">
            <text:p>icdom-96983::icdot-C77.9</text:p>
          </table:table-cell>
          <table:table-cell table:style-name="ce40" table:number-columns-repeated="13"/>
          <table:table-cell table:number-columns-repeated="997"/>
        </table:table-row>
        <table:table-row table:style-name="ro2">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863</text:p>
          </table:table-cell>
          <table:table-cell table:style-name="ce40" office:value-type="string" calcext:value-type="string">
            <text:p>Nodal Marginal Zone Lymphoma</text:p>
          </table:table-cell>
          <table:table-cell table:style-name="ce44" table:formula="of:=HYPERLINK(CONCATENATE(&quot;https://progenetix.org/api/progenetix/biosamples/sampledetails/&quot;;[.A311];&quot;,&quot;;[.C311];&quot;/text/&quot;);&quot;pgx ➚&quot;)" office:value-type="string" office:string-value="pgx ➚" calcext:value-type="string">
            <text:p>pgx ➚</text:p>
          </table:table-cell>
          <table:table-cell table:style-name="ce5" office:value-type="string" calcext:value-type="string">
            <text:p>NCIT:C8863</text:p>
          </table:table-cell>
          <table:table-cell table:style-name="ce5" office:value-type="string" calcext:value-type="string">
            <text:p>Nodal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311];&quot;::&quot;;[.C311])" office:value-type="string" office:string-value="icdom-96993::icdot-C77.9" calcext:value-type="string">
            <text:p>icdom-96993::icdot-C77.9</text:p>
          </table:table-cell>
          <table:table-cell table:style-name="ce40" table:number-columns-repeated="13"/>
          <table:table-cell table:number-columns-repeated="997"/>
        </table:table-row>
        <table:table-row table:style-name="ro2">
          <table:table-cell table:style-name="ce5" office:value-type="string" calcext:value-type="string">
            <text:p>icdom-97053</text:p>
          </table:table-cell>
          <table:table-cell table:style-name="ce5" office:value-type="string" calcext:value-type="string">
            <text:p>Angioimmunoblastic T-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7528</text:p>
          </table:table-cell>
          <table:table-cell table:style-name="ce40" office:value-type="string" calcext:value-type="string">
            <text:p>Angioimmunoblastic T-Cell Lymphoma</text:p>
          </table:table-cell>
          <table:table-cell table:style-name="ce44" table:formula="of:=HYPERLINK(CONCATENATE(&quot;https://progenetix.org/api/progenetix/biosamples/sampledetails/&quot;;[.A312];&quot;,&quot;;[.C312];&quot;/text/&quot;);&quot;pgx ➚&quot;)" office:value-type="string" office:string-value="pgx ➚" calcext:value-type="string">
            <text:p>pgx ➚</text:p>
          </table:table-cell>
          <table:table-cell table:style-name="ce5" office:value-type="string" calcext:value-type="string">
            <text:p>NCIT:C7528</text:p>
          </table:table-cell>
          <table:table-cell table:style-name="ce5" office:value-type="string" calcext:value-type="string">
            <text:p>Angioimmunoblastic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2];&quot;::&quot;;[.C312])" office:value-type="string" office:string-value="icdom-97053::icdot-C77.9" calcext:value-type="string">
            <text:p>icdom-97053::icdot-C77.9</text:p>
          </table:table-cell>
          <table:table-cell table:style-name="ce40" table:number-columns-repeated="13"/>
          <table:table-cell table:number-columns-repeated="997"/>
        </table:table-row>
        <table:table-row table:style-name="ro2">
          <table:table-cell table:style-name="ce5" office:value-type="string" calcext:value-type="string">
            <text:p>icdom-97143</text:p>
          </table:table-cell>
          <table:table-cell table:style-name="ce5" office:value-type="string" calcext:value-type="string">
            <text:p>Anaplastic large cell lymphoma, T cell and Null cell type</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720</text:p>
          </table:table-cell>
          <table:table-cell table:style-name="ce40" office:value-type="string" calcext:value-type="string">
            <text:p>Anaplastic Large Cell Lymphoma</text:p>
          </table:table-cell>
          <table:table-cell table:style-name="ce44" table:formula="of:=HYPERLINK(CONCATENATE(&quot;https://progenetix.org/api/progenetix/biosamples/sampledetails/&quot;;[.A313];&quot;,&quot;;[.C313];&quot;/text/&quot;);&quot;pgx ➚&quot;)" office:value-type="string" office:string-value="pgx ➚" calcext:value-type="string">
            <text:p>pgx ➚</text:p>
          </table:table-cell>
          <table:table-cell table:style-name="ce5" office:value-type="string" calcext:value-type="string">
            <text:p>NCIT:C3720</text:p>
          </table:table-cell>
          <table:table-cell table:style-name="ce5" office:value-type="string" calcext:value-type="string">
            <text:p>Anaplastic Large 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313];&quot;::&quot;;[.C313])" office:value-type="string" office:string-value="icdom-97143::icdot-C77.9" calcext:value-type="string">
            <text:p>icdom-97143::icdot-C77.9</text:p>
          </table:table-cell>
          <table:table-cell table:style-name="ce40" table:number-columns-repeated="13"/>
          <table:table-cell table:number-columns-repeated="997"/>
        </table:table-row>
        <table:table-row table:style-name="ro2">
          <table:table-cell table:style-name="ce5" office:value-type="string" calcext:value-type="string">
            <text:p>icdom-97283</text:p>
          </table:table-cell>
          <table:table-cell table:style-name="ce5" office:value-type="string" calcext:value-type="string">
            <text:p>Precursor B-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936</text:p>
          </table:table-cell>
          <table:table-cell table:style-name="ce40" office:value-type="string" calcext:value-type="string">
            <text:p>B Lymphoblastic Leukemia/Lymphoma</text:p>
          </table:table-cell>
          <table:table-cell table:style-name="ce44" table:formula="of:=HYPERLINK(CONCATENATE(&quot;https://progenetix.org/api/progenetix/biosamples/sampledetails/&quot;;[.A314];&quot;,&quot;;[.C314];&quot;/text/&quot;);&quot;pgx ➚&quot;)" office:value-type="string" office:string-value="pgx ➚" calcext:value-type="string">
            <text:p>pgx ➚</text:p>
          </table:table-cell>
          <table:table-cell table:style-name="ce5" office:value-type="string" calcext:value-type="string">
            <text:p>NCIT:C8936</text:p>
          </table:table-cell>
          <table:table-cell table:style-name="ce5" office:value-type="string" calcext:value-type="string">
            <text:p>B Lymphoblastic Leukemia/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4];&quot;::&quot;;[.C314])" office:value-type="string" office:string-value="icdom-97283::icdot-C77.9" calcext:value-type="string">
            <text:p>icdom-97283::icdot-C77.9</text:p>
          </table:table-cell>
          <table:table-cell table:style-name="ce40" table:number-columns-repeated="13"/>
          <table:table-cell table:number-columns-repeated="997"/>
        </table:table-row>
        <table:table-row table:style-name="ro2">
          <table:table-cell table:style-name="ce5" office:value-type="string" calcext:value-type="string">
            <text:p>icdom-97293</text:p>
          </table:table-cell>
          <table:table-cell table:style-name="ce5" office:value-type="string" calcext:value-type="string">
            <text:p>Precursor T-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6919</text:p>
          </table:table-cell>
          <table:table-cell table:style-name="ce40" office:value-type="string" calcext:value-type="string">
            <text:p>T Lymphoblastic Lymphoma</text:p>
          </table:table-cell>
          <table:table-cell table:style-name="ce44" table:formula="of:=HYPERLINK(CONCATENATE(&quot;https://progenetix.org/api/progenetix/biosamples/sampledetails/&quot;;[.A315];&quot;,&quot;;[.C315];&quot;/text/&quot;);&quot;pgx ➚&quot;)" office:value-type="string" office:string-value="pgx ➚" calcext:value-type="string">
            <text:p>pgx ➚</text:p>
          </table:table-cell>
          <table:table-cell table:style-name="ce5" office:value-type="string" calcext:value-type="string">
            <text:p>NCIT:C6919</text:p>
          </table:table-cell>
          <table:table-cell table:style-name="ce5" office:value-type="string" calcext:value-type="string">
            <text:p>T 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5];&quot;::&quot;;[.C315])" office:value-type="string" office:string-value="icdom-97293::icdot-C77.9" calcext:value-type="string">
            <text:p>icdom-97293::icdot-C77.9</text:p>
          </table:table-cell>
          <table:table-cell table:style-name="ce40" table:number-columns-repeated="13"/>
          <table:table-cell table:number-columns-repeated="997"/>
        </table:table-row>
        <table:table-row table:style-name="ro2">
          <table:table-cell table:style-name="ce5" office:value-type="string" calcext:value-type="string">
            <text:p>icdom-88063</text:p>
          </table:table-cell>
          <table:table-cell table:style-name="ce5" office:value-type="string" calcext:value-type="string">
            <text:p>Desmoplastic small round cell tumor</text:p>
          </table:table-cell>
          <table:table-cell table:style-name="ce5" office:value-type="string" calcext:value-type="string">
            <text:p>icdot-C80.9</text:p>
          </table:table-cell>
          <table:table-cell table:style-name="ce5" office:value-type="string" calcext:value-type="string">
            <text:p>Unknown</text:p>
          </table:table-cell>
          <table:table-cell table:style-name="ce40" office:value-type="string" calcext:value-type="string">
            <text:p>NCIT:C8300</text:p>
          </table:table-cell>
          <table:table-cell table:style-name="ce40" office:value-type="string" calcext:value-type="string">
            <text:p>Desmoplastic Small Round Cell Tumor</text:p>
          </table:table-cell>
          <table:table-cell table:style-name="ce44" table:formula="of:=HYPERLINK(CONCATENATE(&quot;https://progenetix.org/api/progenetix/biosamples/sampledetails/&quot;;[.A316];&quot;,&quot;;[.C316];&quot;/text/&quot;);&quot;pgx ➚&quot;)" office:value-type="string" office:string-value="pgx ➚" calcext:value-type="string">
            <text:p>pgx ➚</text:p>
          </table:table-cell>
          <table:table-cell table:style-name="ce5" office:value-type="string" calcext:value-type="string">
            <text:p>NCIT:C8300</text:p>
          </table:table-cell>
          <table:table-cell table:style-name="ce5" office:value-type="string" calcext:value-type="string">
            <text:p>Desmoplastic Small Round Cel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office:value-type="string" calcext:value-type="string">
            <text:p>recode to icdot-C49.9Connective and soft tissue, NOS</text:p>
          </table:table-cell>
          <table:table-cell table:style-name="ce40" table:formula="of:=CONCATENATE([.A316];&quot;::&quot;;[.C316])" office:value-type="string" office:string-value="icdom-88063::icdot-C80.9" calcext:value-type="string">
            <text:p>icdom-88063::icdot-C80.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44" table:formula="of:=HYPERLINK(CONCATENATE(&quot;https://progenetix.org/api/progenetix/biosamples/sampledetails/&quot;;[.A317];&quot;,&quot;;[.C317];&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7];&quot;::&quot;;[.C317])"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4">
          <table:table-cell table:style-name="ce5" office:value-type="string" calcext:value-type="string">
            <text:p>icdom-87000</text:p>
          </table:table-cell>
          <table:table-cell table:style-name="ce5" office:value-type="string" calcext:value-type="string">
            <text:p>Pheochromocytoma, NOS</text:p>
          </table:table-cell>
          <table:table-cell table:style-name="ce5" office:value-type="string" calcext:value-type="string">
            <text:p>icdot-C74.9</text:p>
          </table:table-cell>
          <table:table-cell table:style-name="ce5" office:value-type="string" calcext:value-type="string">
            <text:p>Adrenal gland</text:p>
          </table:table-cell>
          <table:table-cell table:style-name="ce40" office:value-type="string" calcext:value-type="string">
            <text:p>NCIT:C3326</text:p>
          </table:table-cell>
          <table:table-cell table:style-name="ce40" office:value-type="string" calcext:value-type="string">
            <text:p>Adrenal Gland Pheochromocytoma</text:p>
          </table:table-cell>
          <table:table-cell table:style-name="ce44" table:formula="of:=HYPERLINK(CONCATENATE(&quot;https://progenetix.org/api/progenetix/biosamples/sampledetails/&quot;;[.A318];&quot;,&quot;;[.C318];&quot;/text/&quot;);&quot;pgx ➚&quot;)" office:value-type="string" office:string-value="pgx ➚" calcext:value-type="string">
            <text:p>pgx ➚</text:p>
          </table:table-cell>
          <table:table-cell table:style-name="ce5" office:value-type="string" calcext:value-type="string">
            <text:p>NCIT:C3326</text:p>
          </table:table-cell>
          <table:table-cell table:style-name="ce5" office:value-type="string" calcext:value-type="string">
            <text:p>Adrenal Gland Pheochrom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owever, may be recoded to medulla (implied, but also exists as separate code)</text:p>
          </table:table-cell>
          <table:table-cell table:style-name="ce40"/>
          <table:table-cell table:style-name="ce40" table:formula="of:=CONCATENATE([.A318];&quot;::&quot;;[.C318])" office:value-type="string" office:string-value="icdom-87000::icdot-C74.9" calcext:value-type="string">
            <text:p>icdom-87000::icdot-C74.9</text:p>
          </table:table-cell>
          <table:table-cell table:style-name="ce4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4" table:formula="of:=HYPERLINK(CONCATENATE(&quot;https://progenetix.org/api/progenetix/biosamples/sampledetails/&quot;;[.A319];&quot;,&quot;;[.C319];&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Plasmacytoma</text:p>
          </table:table-cell>
          <table:table-cell table:style-name="ce45"/>
          <table:table-cell table:style-name="ce5" office:value-type="string" calcext:value-type="string">
            <text:p>NCIT:C9349</text:p>
          </table:table-cell>
          <table:table-cell table:style-name="ce5" office:value-type="string" calcext:value-type="string">
            <text:p>Plasmacyt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id Osteoma</text:p>
          </table:table-cell>
          <table:table-cell table:style-name="ce45"/>
          <table:table-cell table:style-name="ce5" office:value-type="string" calcext:value-type="string">
            <text:p>NCIT:C3297</text:p>
          </table:table-cell>
          <table:table-cell table:style-name="ce5" office:value-type="string" calcext:value-type="string">
            <text:p>Osteoid Oste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blastoma</text:p>
          </table:table-cell>
          <table:table-cell table:style-name="ce45"/>
          <table:table-cell table:style-name="ce5" office:value-type="string" calcext:value-type="string">
            <text:p>NCIT:C3294</text:p>
          </table:table-cell>
          <table:table-cell table:style-name="ce5" office:value-type="string" calcext:value-type="string">
            <text:p>Osteoblast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5"/>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 virtual from b&amp;j</text:p>
          </table:table-cell>
          <table:table-cell table:style-name="ce40" table:number-columns-repeated="15"/>
          <table:table-cell table:number-columns-repeated="997"/>
        </table:table-row>
        <table:table-row table:style-name="ro11" table:number-rows-repeated="2">
          <table:table-cell table:style-name="ce6"/>
          <table:table-cell table:style-name="ce5"/>
          <table:table-cell table:style-name="ce6"/>
          <table:table-cell table:style-name="ce5"/>
          <table:table-cell table:style-name="ce40" table:number-columns-repeated="2"/>
          <table:table-cell table:style-name="ce45"/>
          <table:table-cell table:style-name="ce5" table:number-columns-repeated="2"/>
          <table:table-cell table:style-name="ce40" table:content-validation-name="val1"/>
          <table:table-cell table:style-name="ce40" table:number-columns-repeated="17"/>
          <table:table-cell table:number-columns-repeated="997"/>
        </table:table-row>
        <table:table-row table:style-name="ro11" table:number-rows-repeated="674">
          <table:table-cell table:style-name="ce5" table:number-columns-repeated="4"/>
          <table:table-cell table:style-name="ce40" table:number-columns-repeated="3"/>
          <table:table-cell table:style-name="ce5" table:number-columns-repeated="2"/>
          <table:table-cell table:style-name="ce40" table:number-columns-repeated="18"/>
          <table:table-cell table:number-columns-repeated="997"/>
        </table:table-row>
        <table:table-row table:style-name="ro11" table:number-rows-repeated="1047576">
          <table:table-cell table:number-columns-repeated="1024"/>
        </table:table-row>
        <table:table-row table:style-name="ro11">
          <table:table-cell table:number-columns-repeated="1024"/>
        </table:table-row>
      </table:table>
      <table:table table:name="progenetix-icdo-to-ncit"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1" table:default-cell-style-name="Default"/>
        <table:table-row table:style-name="ro12">
          <table:table-cell table:style-name="ce1" office:value-type="string" calcext:value-type="string">
            <text:p>icdom::id</text:p>
          </table:table-cell>
          <table:table-cell table:style-name="ce4" office:value-type="string" calcext:value-type="string">
            <text:p>icdom::label</text:p>
          </table:table-cell>
          <table:table-cell table:style-name="ce1"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review</text:p>
          </table:table-cell>
          <table:table-cell table:style-name="ce4" office:value-type="string" calcext:value-type="string">
            <text:p>note</text:p>
          </table:table-cell>
          <table:table-cell table:style-name="ce4" office:value-type="string" calcext:value-type="string">
            <text:p>comments Michael</text:p>
            <text:p>* ok refers to suggested or unchanged</text:p>
            <text:p>* revisit case means to look up the original sample(s) the assignment was based on</text:p>
          </table:table-cell>
          <table:table-cell table:style-name="ce4" office:value-type="string" calcext:value-type="string">
            <text:p>Progenetix fixes</text:p>
          </table:table-cell>
          <table:table-cell table:style-name="ce4" office:value-type="string" calcext:value-type="string">
            <text:p>NV responses</text:p>
            <text:p>02/27/20</text:p>
          </table:table-cell>
          <table:table-cell table:style-name="ce4" table:number-columns-repeated="13"/>
          <table:table-cell table:number-columns-repeated="997"/>
        </table:table-row>
        <table:table-row table:style-name="ro13">
          <table:table-cell table:style-name="ce2" office:value-type="string" calcext:value-type="string">
            <text:p>icdom-97573</text:p>
          </table:table-cell>
          <table:table-cell table:style-name="ce58" office:value-type="string" calcext:value-type="string">
            <text:p>Interdigitating dendritic cell sarcom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9282</text:p>
          </table:table-cell>
          <table:table-cell table:style-name="ce58" office:value-type="string" calcext:value-type="string">
            <text:p>Interdigitating Dendritic Cell Sarc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text:p>
          </table:table-cell>
          <table:table-cell table:style-name="ce58" table:number-columns-repeated="15"/>
          <table:table-cell table:number-columns-repeated="997"/>
        </table:table-row>
        <table:table-row table:style-name="ro14">
          <table:table-cell table:style-name="ce2" office:value-type="string" calcext:value-type="string">
            <text:p>icdom-87700</text:p>
          </table:table-cell>
          <table:table-cell table:style-name="ce58" office:value-type="string" calcext:value-type="string">
            <text:p>Epithelioid and spindle cell nevus</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27007</text:p>
          </table:table-cell>
          <table:table-cell table:style-name="ce58" office:value-type="string" calcext:value-type="string">
            <text:p>Spitz Nevus</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 look up; may be ok</text:p>
          </table:table-cell>
          <table:table-cell table:style-name="ce58" table:number-columns-repeated="15"/>
          <table:table-cell table:number-columns-repeated="997"/>
        </table:table-row>
        <table:table-row table:style-name="ro13">
          <table:table-cell table:style-name="ce2" office:value-type="string" calcext:value-type="string">
            <text:p>icdom-82003</text:p>
          </table:table-cell>
          <table:table-cell table:style-name="ce58" office:value-type="string" calcext:value-type="string">
            <text:p>Adenoid cystic carcinoma</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2970</text:p>
          </table:table-cell>
          <table:table-cell table:style-name="ce58" office:value-type="string" calcext:value-type="string">
            <text:p>Adenoid Cystic 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term request</text:p>
          </table:table-cell>
          <table:table-cell table:style-name="ce58" office:value-type="string" calcext:value-type="string">
            <text:p>actually "Thymus" -&gt; code?</text:p>
          </table:table-cell>
          <table:table-cell table:style-name="ce58" office:value-type="string" calcext:value-type="string">
            <text:p>remap locus to icdot-C37.9</text:p>
          </table:table-cell>
          <table:table-cell table:style-name="ce58" table:number-columns-repeated="14"/>
          <table:table-cell table:number-columns-repeated="997"/>
        </table:table-row>
        <table:table-row table:style-name="ro12">
          <table:table-cell table:style-name="ce3" office:value-type="string" calcext:value-type="string">
            <text:p>icdom-96993</text:p>
          </table:table-cell>
          <table:table-cell table:style-name="ce59" office:value-type="string" calcext:value-type="string">
            <text:p>Marginal zone B-cell lymphoma, NOS</text:p>
          </table:table-cell>
          <table:table-cell table:style-name="ce3"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230</text:p>
          </table:table-cell>
          <table:table-cell table:style-name="ce59" office:value-type="string" calcext:value-type="string">
            <text:p>Primary Cutaneous Marginal Zone Lymphoma of Mucosa-Associated Lymphoid Tissue</text:p>
          </table:table-cell>
          <table:table-cell table:style-name="ce10" table:formula="of:=HYPERLINK(CONCATENATE(&quot;https://progenetix.org/api/progenetix/biosamples/sampledetails/&quot;;[.A5];&quot;,&quot;;[.C5];&quot;/text/&quot;);&quot;pgx ➚&quot;)" office:value-type="string" office:string-value="pgx ➚" calcext:value-type="string">
            <text:p>pgx ➚</text:p>
          </table:table-cell>
          <table:table-cell table:style-name="ce11" table:number-columns-repeated="2"/>
          <table:table-cell table:style-name="ce59" table:content-validation-name="val2" office:value-type="string" calcext:value-type="string">
            <text:p>wrong</text:p>
          </table:table-cell>
          <table:table-cell table:style-name="ce59"/>
          <table:table-cell table:style-name="ce59" office:value-type="string" calcext:value-type="string">
            <text:p>fix loci &amp; re-evaluate</text:p>
          </table:table-cell>
          <table:table-cell table:style-name="ce59" office:value-type="string" calcext:value-type="string">
            <text:p>samples w/ this combination have multiple loci! nodal, pulmonry =&gt; fix...</text:p>
          </table:table-cell>
          <table:table-cell table:style-name="ce59" table:number-columns-repeated="14"/>
          <table:table-cell table:number-columns-repeated="997"/>
        </table:table-row>
        <table:table-row table:style-name="ro13">
          <table:table-cell table:style-name="ce2" office:value-type="string" calcext:value-type="string">
            <text:p>icdom-87000</text:p>
          </table:table-cell>
          <table:table-cell table:style-name="ce58" office:value-type="string" calcext:value-type="string">
            <text:p>Pheochromocytoma, NOS</text:p>
          </table:table-cell>
          <table:table-cell table:style-name="ce2" office:value-type="string" calcext:value-type="string">
            <text:p>icdot-C74.0</text:p>
          </table:table-cell>
          <table:table-cell table:style-name="ce58" office:value-type="string" calcext:value-type="string">
            <text:p>Adrenal cortex</text:p>
          </table:table-cell>
          <table:table-cell table:style-name="ce58" office:value-type="string" calcext:value-type="string">
            <text:p>ncit:C3326</text:p>
          </table:table-cell>
          <table:table-cell table:style-name="ce58" office:value-type="string" calcext:value-type="string">
            <text:p>Adrenal Gland Pheochromocyt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fix locus (adrenal glands/medulla) &amp; delete</text:p>
          </table:table-cell>
          <table:table-cell table:style-name="ce58" office:value-type="string" calcext:value-type="string">
            <text:p>fix locus to Adrenal gland <text:s text:c="7"/>ncit:C3326</text:p>
          </table:table-cell>
          <table:table-cell table:style-name="ce58" table:number-columns-repeated="14"/>
          <table:table-cell table:number-columns-repeated="997"/>
        </table:table-row>
        <table:table-row table:style-name="ro15">
          <table:table-cell table:style-name="ce2" office:value-type="string" calcext:value-type="string">
            <text:p>icdom-82463</text:p>
          </table:table-cell>
          <table:table-cell table:style-name="ce58" office:value-type="string" calcext:value-type="string">
            <text:p>Neuroendocrine carcin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773</text:p>
          </table:table-cell>
          <table:table-cell table:style-name="ce58" office:value-type="string" calcext:value-type="string">
            <text:p>Neuroendocrine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15"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58" office:value-type="string" calcext:value-type="string">
            <text:p>fix locus ...</text:p>
          </table:table-cell>
          <table:table-cell table:style-name="ce58" table:number-columns-repeated="14"/>
          <table:table-cell table:number-columns-repeated="997"/>
        </table:table-row>
        <table:table-row table:style-name="ro16">
          <table:table-cell table:number-columns-repeated="1024"/>
        </table:table-row>
        <table:table-row table:style-name="ro14">
          <table:table-cell table:style-name="ce2" office:value-type="string" calcext:value-type="string">
            <text:p>icdom-81400</text:p>
          </table:table-cell>
          <table:table-cell table:style-name="ce58" office:value-type="string" calcext:value-type="string">
            <text:p>Adenoma, NOS</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2855</text:p>
          </table:table-cell>
          <table:table-cell table:style-name="ce58" office:value-type="string" calcext:value-type="string">
            <text:p>Ade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12"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I guess 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0702</text:p>
          </table:table-cell>
          <table:table-cell table:style-name="ce58" office:value-type="string" calcext:value-type="string">
            <text:p>Squamous cell carcinoma in situ, NOS</text:p>
          </table:table-cell>
          <table:table-cell table:style-name="ce2" office:value-type="string" calcext:value-type="string">
            <text:p>icdot-C34.9</text:p>
          </table:table-cell>
          <table:table-cell table:style-name="ce58" office:value-type="string" calcext:value-type="string">
            <text:p>Lung and bronchus</text:p>
          </table:table-cell>
          <table:table-cell table:style-name="ce58" office:value-type="string" calcext:value-type="string">
            <text:p>ncit:C27093</text:p>
          </table:table-cell>
          <table:table-cell table:style-name="ce58" office:value-type="string" calcext:value-type="string">
            <text:p>Stage 0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in situ is not mentioned, should we make a new term request?</text:p>
          </table:table-cell>
          <table:table-cell table:style-name="ce16" office:value-type="string" calcext:value-type="string">
            <text:p>in situ == stage 0, IMO; so term for in situ lung ... needed</text:p>
          </table:table-cell>
          <table:table-cell table:style-name="ce58" table:number-columns-repeated="15"/>
          <table:table-cell table:number-columns-repeated="997"/>
        </table:table-row>
        <table:table-row table:style-name="ro15">
          <table:table-cell table:style-name="ce2" office:value-type="string" calcext:value-type="string">
            <text:p>icdom-80702</text:p>
          </table:table-cell>
          <table:table-cell table:style-name="ce58" office:value-type="string" calcext:value-type="string">
            <text:p>Squamous cell carcinoma in situ, NOS</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27093</text:p>
          </table:table-cell>
          <table:table-cell table:style-name="ce58" office:value-type="string" calcext:value-type="string">
            <text:p>Stage 0 Squamous Cel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in situ is not mentioned, should we make a new term request?</text:p>
          </table:table-cell>
          <table:table-cell table:style-name="ce58" office:value-type="string" calcext:value-type="string">
            <text:p>in situ == stage 0, IMO; so term for in situ oral ... needed</text:p>
          </table:table-cell>
          <table:table-cell table:style-name="ce58" table:number-columns-repeated="15"/>
          <table:table-cell table:number-columns-repeated="997"/>
        </table:table-row>
        <table:table-row table:style-name="ro14">
          <table:table-cell table:style-name="ce2" office:value-type="string" calcext:value-type="string">
            <text:p>icdom-97511</text:p>
          </table:table-cell>
          <table:table-cell table:style-name="ce58" office:value-type="string" calcext:value-type="string">
            <text:p>Langerhans cell histiocytosis, NOS</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107</text:p>
          </table:table-cell>
          <table:table-cell table:style-name="ce58" office:value-type="string" calcext:value-type="string">
            <text:p>Langerhans Cell Histiocytosis</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locus?</text:p>
          </table:table-cell>
          <table:table-cell table:style-name="ce58" table:number-columns-repeated="15"/>
          <table:table-cell table:number-columns-repeated="997"/>
        </table:table-row>
        <table:table-row table:style-name="ro13">
          <table:table-cell table:style-name="ce2" office:value-type="string" calcext:value-type="string">
            <text:p>icdom-82903</text:p>
          </table:table-cell>
          <table:table-cell table:style-name="ce58" office:value-type="string" calcext:value-type="string">
            <text:p>Oxyphilic adenocarcinoma</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4526</text:p>
          </table:table-cell>
          <table:table-cell table:style-name="ce58" office:value-type="string" calcext:value-type="string">
            <text:p>Kidney Oncocyt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malignant variant of Kidney Oncocytoma C4526 (which is not explicitely malignant)</text:p>
          </table:table-cell>
          <table:table-cell table:style-name="ce58" table:number-columns-repeated="15"/>
          <table:table-cell table:number-columns-repeated="997"/>
        </table:table-row>
        <table:table-row table:style-name="ro14">
          <table:table-cell table:style-name="ce2" office:value-type="string" calcext:value-type="string">
            <text:p>icdom-81400</text:p>
          </table:table-cell>
          <table:table-cell table:style-name="ce58" office:value-type="string" calcext:value-type="string">
            <text:p>Ade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2855</text:p>
          </table:table-cell>
          <table:table-cell table:style-name="ce58" office:value-type="string" calcext:value-type="string">
            <text:p>Ade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1</text:p>
          </table:table-cell>
          <table:table-cell table:style-name="ce58" office:value-type="string" calcext:value-type="string">
            <text:p>Atypical adenoma</text:p>
          </table:table-cell>
          <table:table-cell table:style-name="ce2" office:value-type="string" calcext:value-type="string">
            <text:p>icdot-C18.9</text:p>
          </table:table-cell>
          <table:table-cell table:style-name="ce58" office:value-type="string" calcext:value-type="string">
            <text:p>Colon, NOS</text:p>
          </table:table-cell>
          <table:table-cell table:style-name="ce58" office:value-type="string" calcext:value-type="string">
            <text:p>ncit:C3494</text:p>
          </table:table-cell>
          <table:table-cell table:style-name="ce58" office:value-type="string" calcext:value-type="string">
            <text:p>Lung Papillary Ade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1</text:p>
          </table:table-cell>
          <table:table-cell table:style-name="ce58" office:value-type="string" calcext:value-type="string">
            <text:p>Atypical adenoma</text:p>
          </table:table-cell>
          <table:table-cell table:style-name="ce2" office:value-type="string" calcext:value-type="string">
            <text:p>icdot-C20.9</text:p>
          </table:table-cell>
          <table:table-cell table:style-name="ce58" office:value-type="string" calcext:value-type="string">
            <text:p>Rectum, NOS</text:p>
          </table:table-cell>
          <table:table-cell table:style-name="ce58" office:value-type="string" calcext:value-type="string">
            <text:p>ncit:C3494</text:p>
          </table:table-cell>
          <table:table-cell table:style-name="ce58" office:value-type="string" calcext:value-type="string">
            <text:p>Lung Papillary Aden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2</text:p>
          </table:table-cell>
          <table:table-cell table:style-name="ce58" office:value-type="string" calcext:value-type="string">
            <text:p>Adenocarcinoma in situ, NOS</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4004</text:p>
          </table:table-cell>
          <table:table-cell table:style-name="ce58" office:value-type="string" calcext:value-type="string">
            <text:p>Gastric Adeno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2</text:p>
          </table:table-cell>
          <table:table-cell table:style-name="ce58" office:value-type="string" calcext:value-type="string">
            <text:p>Adenocarcinoma in situ,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123</text:p>
          </table:table-cell>
          <table:table-cell table:style-name="ce58" office:value-type="string" calcext:value-type="string">
            <text:p>Adenocarcinoma In Situ</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table-cell table:style-name="ce58" office:value-type="string" calcext:value-type="string">
            <text:p>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2110</text:p>
          </table:table-cell>
          <table:table-cell table:style-name="ce58" office:value-type="string" calcext:value-type="string">
            <text:p>Tubular adenoma,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133</text:p>
          </table:table-cell>
          <table:table-cell table:style-name="ce58" office:value-type="string" calcext:value-type="string">
            <text:p>Tubular Ade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2463</text:p>
          </table:table-cell>
          <table:table-cell table:style-name="ce58" office:value-type="string" calcext:value-type="string">
            <text:p>Neuroendocrine carcinoma, NOS</text:p>
          </table:table-cell>
          <table:table-cell table:style-name="ce2" office:value-type="string" calcext:value-type="string">
            <text:p>icdot-C37.9</text:p>
          </table:table-cell>
          <table:table-cell table:style-name="ce58" office:value-type="string" calcext:value-type="string">
            <text:p>Thymus</text:p>
          </table:table-cell>
          <table:table-cell table:style-name="ce58" office:value-type="string" calcext:value-type="string">
            <text:p>ncit:C3773</text:p>
          </table:table-cell>
          <table:table-cell table:style-name="ce58" office:value-type="string" calcext:value-type="string">
            <text:p>Neuroendocrine 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2630</text:p>
          </table:table-cell>
          <table:table-cell table:style-name="ce58" office:value-type="string" calcext:value-type="string">
            <text:p>Tubulovillous adenoma,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143</text:p>
          </table:table-cell>
          <table:table-cell table:style-name="ce58" office:value-type="string" calcext:value-type="string">
            <text:p>Tubulovillous Ade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3">
          <table:table-cell table:style-name="ce2" office:value-type="string" calcext:value-type="string">
            <text:p>icdom-96783</text:p>
          </table:table-cell>
          <table:table-cell table:style-name="ce58" office:value-type="string" calcext:value-type="string">
            <text:p>Primary effusion lymphoma</text:p>
          </table:table-cell>
          <table:table-cell table:style-name="ce2" office:value-type="string" calcext:value-type="string">
            <text:p>icdot-C48.9</text:p>
          </table:table-cell>
          <table:table-cell table:style-name="ce58" office:value-type="string" calcext:value-type="string">
            <text:p>Retroperitoneum and peritoneum</text:p>
          </table:table-cell>
          <table:table-cell table:style-name="ce58" office:value-type="string" calcext:value-type="string">
            <text:p>ncit:C6915</text:p>
          </table:table-cell>
          <table:table-cell table:style-name="ce58" office:value-type="string" calcext:value-type="string">
            <text:p>Primary Effusion Lymph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new term or is there?</text:p>
          </table:table-cell>
          <table:table-cell table:style-name="ce58" table:number-columns-repeated="15"/>
          <table:table-cell table:number-columns-repeated="997"/>
        </table:table-row>
        <table:table-row table:style-name="ro12">
          <table:table-cell table:style-name="ce2" office:value-type="string" calcext:value-type="string">
            <text:p>icdom-83800</text:p>
          </table:table-cell>
          <table:table-cell table:style-name="ce58" office:value-type="string" calcext:value-type="string">
            <text:p>Endometroid ade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7979</text:p>
          </table:table-cell>
          <table:table-cell table:style-name="ce58" office:value-type="string" calcext:value-type="string">
            <text:p>Ovarian Endometrioid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 (unless adenoma and adenocarcinoma are synonyms?</text:p>
          </table:table-cell>
          <table:table-cell table:style-name="ce58" office:value-type="string" calcext:value-type="string">
            <text:p>new term request</text:p>
          </table:table-cell>
          <table:table-cell table:style-name="ce58" table:number-columns-repeated="15"/>
          <table:table-cell table:number-columns-repeated="997"/>
        </table:table-row>
        <table:table-row table:style-name="ro12">
          <table:table-cell table:style-name="ce2" office:value-type="string" calcext:value-type="string">
            <text:p>icdom-80223</text:p>
          </table:table-cell>
          <table:table-cell table:style-name="ce58" office:value-type="string" calcext:value-type="string">
            <text:p>Pleomorphic carcinoma</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4094</text:p>
          </table:table-cell>
          <table:table-cell table:style-name="ce58" office:value-type="string" calcext:value-type="string">
            <text:p>Pleomorphic Carcinoma</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45542 </text:p>
          </table:table-cell>
          <table:table-cell table:style-name="ce4" office:value-type="string" calcext:value-type="string">
            <text:p>Lung Pleomorphic Carcinoma</text:p>
          </table:table-cell>
          <table:table-cell table:style-name="ce58" table:content-validation-name="val2" office:value-type="string" calcext:value-type="string">
            <text:p>too general</text:p>
          </table:table-cell>
          <table:table-cell table:style-name="ce58" office:value-type="string" calcext:value-type="string">
            <text:p>this NCIT term is more general. Should we make a new term request?</text:p>
          </table:table-cell>
          <table:table-cell table:style-name="ce58" office:value-type="string" calcext:value-type="string">
            <text:p>pleura ≠ lung =&gt; other/new term; though may be synonymous use?</text:p>
          </table:table-cell>
          <table:table-cell table:style-name="ce58"/>
          <table:table-cell table:style-name="ce59" office:value-type="string" calcext:value-type="string">
            <text:p>what does "NE" stand for?</text:p>
            <text:p/>
            <text:p>MB: "not equal"</text:p>
          </table:table-cell>
          <table:table-cell table:style-name="ce58" table:number-columns-repeated="13"/>
          <table:table-cell table:number-columns-repeated="997"/>
        </table:table-row>
        <table:table-row table:style-name="ro15">
          <table:table-cell table:style-name="ce2" office:value-type="string" calcext:value-type="string">
            <text:p>icdom-80323</text:p>
          </table:table-cell>
          <table:table-cell table:style-name="ce58" office:value-type="string" calcext:value-type="string">
            <text:p>Spindle cell carcinoma,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27004</text:p>
          </table:table-cell>
          <table:table-cell table:style-name="ce58" office:value-type="string" calcext:value-type="string">
            <text:p>Sarcomatoid 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45541</text:p>
          </table:table-cell>
          <table:table-cell table:style-name="ce4" office:value-type="string" calcext:value-type="string">
            <text:p>Lung Spindle Cell Carcinoma</text:p>
          </table:table-cell>
          <table:table-cell table:style-name="ce58" table:content-validation-name="val2" office:value-type="string" calcext:value-type="string">
            <text:p>too general</text:p>
          </table:table-cell>
          <table:table-cell table:style-name="ce58" office:value-type="string" calcext:value-type="string">
            <text:p>this NCIT term is more general. Should we make a new term request?</text:p>
          </table:table-cell>
          <table:table-cell table:style-name="ce58" office:value-type="string" calcext:value-type="string">
            <text:p>pleura ≠ lung =&gt; other/new term; though may be synonymous use?</text:p>
          </table:table-cell>
          <table:table-cell table:style-name="ce58" table:number-columns-repeated="15"/>
          <table:table-cell table:number-columns-repeated="997"/>
        </table:table-row>
        <table:table-row table:style-name="ro17">
          <table:table-cell table:style-name="ce2" office:value-type="string" calcext:value-type="string">
            <text:p>icdom-80701</text:p>
          </table:table-cell>
          <table:table-cell table:style-name="ce58" office:value-type="string" calcext:value-type="string">
            <text:p>Premalignant squamous epithelium, NOS</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4833</text:p>
          </table:table-cell>
          <table:table-cell table:style-name="ce58" office:value-type="string" calcext:value-type="string">
            <text:p>Oral Cavity Squamous Cell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Michael: these are originally "oral leukoplakia" or "oral dysplasia"; not captured through "carcinoma" concept since pre-malignant</text:p>
          </table:table-cell>
          <table:table-cell table:style-name="ce17" office:value-type="string" calcext:value-type="string">
            <text:p>new term request</text:p>
          </table:table-cell>
          <table:table-cell table:style-name="ce58" table:number-columns-repeated="15"/>
          <table:table-cell table:number-columns-repeated="997"/>
        </table:table-row>
        <table:table-row table:style-name="ro12">
          <table:table-cell table:style-name="ce2" office:value-type="string" calcext:value-type="string">
            <text:p>icdom-80213</text:p>
          </table:table-cell>
          <table:table-cell table:style-name="ce58" office:value-type="string" calcext:value-type="string">
            <text:p>Carcinoma, anaplastic, NOS</text:p>
          </table:table-cell>
          <table:table-cell table:style-name="ce2" office:value-type="string" calcext:value-type="string">
            <text:p>icdot-C09.9</text:p>
          </table:table-cell>
          <table:table-cell table:style-name="ce58" office:value-type="string" calcext:value-type="string">
            <text:p>Tonsil</text:p>
          </table:table-cell>
          <table:table-cell table:style-name="ce58" office:value-type="string" calcext:value-type="string">
            <text:p>ncit:C3692</text:p>
          </table:table-cell>
          <table:table-cell table:style-name="ce58" office:value-type="string" calcext:value-type="string">
            <text:p>Undifferentiated Carcinoma</text:p>
          </table:table-cell>
          <table:table-cell table:style-name="ce9" table:formula="of:=HYPERLINK(CONCATENATE(&quot;https://progenetix.org/api/arraymap/biosamples/sampledetails/&quot;;[.A27];&quot;,&quot;;[.C27];&quot;/text/&quot;);&quot;pgx ➚&quot;)" office:value-type="string" office:string-value="pgx ➚" calcext:value-type="string">
            <text:p>pgx ➚</text:p>
          </table:table-cell>
          <table:table-cell table:style-name="ce4" office:value-type="string" calcext:value-type="string">
            <text:p>NCIT:C4825</text:p>
          </table:table-cell>
          <table:table-cell table:style-name="ce4" office:value-type="string" calcext:value-type="string">
            <text:p>Tonsillar Carcinoma </text:p>
          </table:table-cell>
          <table:table-cell table:style-name="ce58" table:content-validation-name="val2" office:value-type="string" calcext:value-type="string">
            <text:p>too general</text:p>
          </table:table-cell>
          <table:table-cell table:style-name="ce58"/>
          <table:table-cell table:style-name="ce18" office:value-type="string" calcext:value-type="string">
            <text:p>probably better, but no specificity for "anaplastic" =&gt; new term? =&gt; anaplastic carcinoma [palatine tonsil], single case in arraymap =&gt; icdt correct?</text:p>
          </table:table-cell>
          <table:table-cell table:style-name="ce58"/>
          <table:table-cell table:style-name="ce59" office:value-type="string" calcext:value-type="string">
            <text:p>We can request a more specific term</text:p>
          </table:table-cell>
          <table:table-cell table:style-name="ce58" table:number-columns-repeated="13"/>
          <table:table-cell table:number-columns-repeated="997"/>
        </table:table-row>
        <table:table-row table:style-name="ro13">
          <table:table-cell table:style-name="ce2" office:value-type="string" calcext:value-type="string">
            <text:p>icdom-82900</text:p>
          </table:table-cell>
          <table:table-cell table:style-name="ce58" office:value-type="string" calcext:value-type="string">
            <text:p>Oxyphilic adenoma</text:p>
          </table:table-cell>
          <table:table-cell table:style-name="ce2" office:value-type="string" calcext:value-type="string">
            <text:p>icdot-C73.9</text:p>
          </table:table-cell>
          <table:table-cell table:style-name="ce58" office:value-type="string" calcext:value-type="string">
            <text:p>Thyroid gland</text:p>
          </table:table-cell>
          <table:table-cell table:style-name="ce58" office:value-type="string" calcext:value-type="string">
            <text:p>ncit:C3759</text:p>
          </table:table-cell>
          <table:table-cell table:style-name="ce58" office:value-type="string" calcext:value-type="string">
            <text:p>Oncocytic Ade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3502</text:p>
          </table:table-cell>
          <table:table-cell table:style-name="ce13" office:value-type="string" calcext:value-type="string">
            <text:p>Thyroid Gland Follicular Adenoma C3502</text:p>
          </table:table-cell>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probably Thyroid Gland Follicular Adenoma C3502? "Huerhtle cell adenoma", "oxyphilic..."</text:p>
          </table:table-cell>
          <table:table-cell table:style-name="ce58" table:number-columns-repeated="15"/>
          <table:table-cell table:number-columns-repeated="997"/>
        </table:table-row>
        <table:table-row table:style-name="ro13">
          <table:table-cell table:style-name="ce2" office:value-type="string" calcext:value-type="string">
            <text:p>icdom-82603</text:p>
          </table:table-cell>
          <table:table-cell table:style-name="ce58" office:value-type="string" calcext:value-type="string">
            <text:p>Papillary adenocarci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035</text:p>
          </table:table-cell>
          <table:table-cell table:style-name="ce58" office:value-type="string" calcext:value-type="string">
            <text:p>Thyroid Gland Papillary Carcinoma</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4" office:value-type="string" calcext:value-type="string">
            <text:p>ncit:C7550</text:p>
          </table:table-cell>
          <table:table-cell table:style-name="ce14" office:value-type="string" calcext:value-type="string">
            <text:p>Ovarian Serous Adenocarcinoma</text:p>
          </table:table-cell>
          <table:table-cell table:style-name="ce58" table:content-validation-name="val2" office:value-type="string" calcext:value-type="string">
            <text:p>too general</text:p>
          </table:table-cell>
          <table:table-cell table:style-name="ce58"/>
          <table:table-cell table:style-name="ce58" office:value-type="string" calcext:value-type="string">
            <text:p>revierw dx in icd (papillary serous adenoca in ovary)</text:p>
          </table:table-cell>
          <table:table-cell table:style-name="ce58" office:value-type="string" calcext:value-type="string">
            <text:p>check ICD mappings</text:p>
          </table:table-cell>
          <table:table-cell table:style-name="ce58" table:number-columns-repeated="14"/>
          <table:table-cell table:number-columns-repeated="997"/>
        </table:table-row>
        <table:table-row table:style-name="ro13">
          <table:table-cell table:style-name="ce2" office:value-type="string" calcext:value-type="string">
            <text:p>icdom-97193</text:p>
          </table:table-cell>
          <table:table-cell table:style-name="ce58" office:value-type="string" calcext:value-type="string">
            <text:p>NK/T-cell lymphoma</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4684</text:p>
          </table:table-cell>
          <table:table-cell table:style-name="ce58" office:value-type="string" calcext:value-type="string">
            <text:p>Nasal Type Extranodal NK/T-Cell Lymph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cases =&gt; loci</text:p>
          </table:table-cell>
          <table:table-cell table:style-name="ce58" table:number-columns-repeated="15"/>
          <table:table-cell table:number-columns-repeated="997"/>
        </table:table-row>
        <table:table-row table:style-name="ro13">
          <table:table-cell table:style-name="ce2" office:value-type="string" calcext:value-type="string">
            <text:p>icdom-97193</text:p>
          </table:table-cell>
          <table:table-cell table:style-name="ce58" office:value-type="string" calcext:value-type="string">
            <text:p>NK/T-cell lymphoma, nasal and nasal-type</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684</text:p>
          </table:table-cell>
          <table:table-cell table:style-name="ce58" office:value-type="string" calcext:value-type="string">
            <text:p>Nasal Type Extranodal NK/T-Cell Lymphoma</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cases =&gt; loci</text:p>
          </table:table-cell>
          <table:table-cell table:style-name="ce58" table:number-columns-repeated="15"/>
          <table:table-cell table:number-columns-repeated="997"/>
        </table:table-row>
        <table:table-row table:style-name="ro13">
          <table:table-cell table:style-name="ce2" office:value-type="string" calcext:value-type="string">
            <text:p>icdom-89361</text:p>
          </table:table-cell>
          <table:table-cell table:style-name="ce58" office:value-type="string" calcext:value-type="string">
            <text:p>Gastrointestinal stromal tumor,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868</text:p>
          </table:table-cell>
          <table:table-cell table:style-name="ce58" office:value-type="string" calcext:value-type="string">
            <text:p>Gastrointestinal Stromal Tumor</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samples =&gt; icdot looks wrong</text:p>
          </table:table-cell>
          <table:table-cell table:style-name="ce58" table:number-columns-repeated="15"/>
          <table:table-cell table:number-columns-repeated="997"/>
        </table:table-row>
        <table:table-row table:style-name="ro14">
          <table:table-cell table:style-name="ce2" office:value-type="string" calcext:value-type="string">
            <text:p>icdom-80313</text:p>
          </table:table-cell>
          <table:table-cell table:style-name="ce58" office:value-type="string" calcext:value-type="string">
            <text:p>Giant cell carcin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779</text:p>
          </table:table-cell>
          <table:table-cell table:style-name="ce58" office:value-type="string" calcext:value-type="string">
            <text:p>Giant Cell Carcin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19" office:value-type="string" calcext:value-type="string">
            <text:p>revisit case ... =&gt; "giant cell granuloma" =&gt; ???</text:p>
          </table:table-cell>
          <table:table-cell table:style-name="ce58" table:number-columns-repeated="15"/>
          <table:table-cell table:number-columns-repeated="997"/>
        </table:table-row>
        <table:table-row table:style-name="ro13">
          <table:table-cell table:style-name="ce2" office:value-type="string" calcext:value-type="string">
            <text:p>icdom-80333</text:p>
          </table:table-cell>
          <table:table-cell table:style-name="ce58" office:value-type="string" calcext:value-type="string">
            <text:p>Pseudosarcomatous carcin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27004</text:p>
          </table:table-cell>
          <table:table-cell table:style-name="ce58" office:value-type="string" calcext:value-type="string">
            <text:p>Sarcomatoid 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20" office:value-type="string" calcext:value-type="string">
            <text:p>revisit case...</text:p>
          </table:table-cell>
          <table:table-cell table:style-name="ce58" table:number-columns-repeated="15"/>
          <table:table-cell table:number-columns-repeated="997"/>
        </table:table-row>
        <table:table-row table:style-name="ro13">
          <table:table-cell table:style-name="ce2" office:value-type="string" calcext:value-type="string">
            <text:p>icdom-80701</text:p>
          </table:table-cell>
          <table:table-cell table:style-name="ce58" office:value-type="string" calcext:value-type="string">
            <text:p>None</text:p>
          </table:table-cell>
          <table:table-cell table:style-name="ce2" office:value-type="string" calcext:value-type="string">
            <text:p>icdot-C15.9</text:p>
          </table:table-cell>
          <table:table-cell table:style-name="ce58" office:value-type="string" calcext:value-type="string">
            <text:p>Esophagus</text:p>
          </table:table-cell>
          <table:table-cell table:style-name="ce58" office:value-type="string" calcext:value-type="string">
            <text:p>ncit:C4024</text:p>
          </table:table-cell>
          <table:table-cell table:style-name="ce58" office:value-type="string" calcext:value-type="string">
            <text:p>Esophageal Squamous Cell 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table-cell table:style-name="ce17" office:value-type="string" calcext:value-type="string">
            <text:p>revisit case...</text:p>
          </table:table-cell>
          <table:table-cell table:style-name="ce58" table:number-columns-repeated="15"/>
          <table:table-cell table:number-columns-repeated="997"/>
        </table:table-row>
        <table:table-row table:style-name="ro15">
          <table:table-cell table:style-name="ce2" office:value-type="string" calcext:value-type="string">
            <text:p>icdom-80701</text:p>
          </table:table-cell>
          <table:table-cell table:style-name="ce58" office:value-type="string" calcext:value-type="string">
            <text:p>None</text:p>
          </table:table-cell>
          <table:table-cell table:style-name="ce2" office:value-type="string" calcext:value-type="string">
            <text:p>icdot-C51.9</text:p>
          </table:table-cell>
          <table:table-cell table:style-name="ce58" office:value-type="string" calcext:value-type="string">
            <text:p>Vulva, NOS</text:p>
          </table:table-cell>
          <table:table-cell table:style-name="ce58" office:value-type="string" calcext:value-type="string">
            <text:p>ncit:C4052</text:p>
          </table:table-cell>
          <table:table-cell table:style-name="ce58" office:value-type="string" calcext:value-type="string">
            <text:p>Vulvar Squamous Cell 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original "Vulvar hyperplasia" with ad-hoc code; NCIt wrong</text:p>
          </table:table-cell>
          <table:table-cell table:style-name="ce17" office:value-type="string" calcext:value-type="string">
            <text:p>revisit case...</text:p>
          </table:table-cell>
          <table:table-cell table:style-name="ce58" table:number-columns-repeated="15"/>
          <table:table-cell table:number-columns-repeated="997"/>
        </table:table-row>
        <table:table-row table:style-name="ro14">
          <table:table-cell table:style-name="ce2" office:value-type="string" calcext:value-type="string">
            <text:p>icdom-99403</text:p>
          </table:table-cell>
          <table:table-cell table:style-name="ce58" office:value-type="string" calcext:value-type="string">
            <text:p>Hairy cell leukemia</text:p>
          </table:table-cell>
          <table:table-cell table:style-name="ce2" office:value-type="string" calcext:value-type="string">
            <text:p>icdot-C77.9</text:p>
          </table:table-cell>
          <table:table-cell table:style-name="ce58" office:value-type="string" calcext:value-type="string">
            <text:p>Lymph nodes</text:p>
          </table:table-cell>
          <table:table-cell table:style-name="ce58" office:value-type="string" calcext:value-type="string">
            <text:p>ncit:C7402</text:p>
          </table:table-cell>
          <table:table-cell table:style-name="ce58" office:value-type="string" calcext:value-type="string">
            <text:p>Hairy cell leukemia</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should be hem system, IMO</text:p>
          </table:table-cell>
          <table:table-cell table:style-name="ce58" office:value-type="string" calcext:value-type="string">
            <text:p>remap</text:p>
          </table:table-cell>
          <table:table-cell table:style-name="ce58" table:number-columns-repeated="14"/>
          <table:table-cell table:number-columns-repeated="997"/>
        </table:table-row>
        <table:table-row table:style-name="ro13">
          <table:table-cell table:style-name="ce2" office:value-type="string" calcext:value-type="string">
            <text:p>icdom-96993</text:p>
          </table:table-cell>
          <table:table-cell table:style-name="ce58" office:value-type="string" calcext:value-type="string">
            <text:p>Marginal zone B-cell lymphoma, NOS</text:p>
          </table:table-cell>
          <table:table-cell table:style-name="ce2" office:value-type="string" calcext:value-type="string">
            <text:p>icdot-C69.9</text:p>
          </table:table-cell>
          <table:table-cell table:style-name="ce58" office:value-type="string" calcext:value-type="string">
            <text:p>Eye, NOS</text:p>
          </table:table-cell>
          <table:table-cell table:style-name="ce58" office:value-type="string" calcext:value-type="string">
            <text:p>ncit:C35689</text:p>
          </table:table-cell>
          <table:table-cell table:style-name="ce7" office:value-type="string" calcext:value-type="string">
            <text:p>Ocular Adnexal Mucosa-Associated Lymphoid Tissue Lymph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should have other locus (orbita? other for "ocular adnexa"?)</text:p>
          </table:table-cell>
          <table:table-cell table:style-name="ce58" table:number-columns-repeated="15"/>
          <table:table-cell table:number-columns-repeated="997"/>
        </table:table-row>
        <table:table-row table:style-name="ro14">
          <table:table-cell table:style-name="ce2" office:value-type="string" calcext:value-type="string">
            <text:p>icdom-95401</text:p>
          </table:table-cell>
          <table:table-cell table:style-name="ce58" office:value-type="string" calcext:value-type="string">
            <text:p>Neurofibromatosis, NOS</text:p>
          </table:table-cell>
          <table:table-cell table:style-name="ce2" office:value-type="string" calcext:value-type="string">
            <text:p>icdot-C80.9</text:p>
          </table:table-cell>
          <table:table-cell table:style-name="ce58" office:value-type="string" calcext:value-type="string">
            <text:p>Unknown</text:p>
          </table:table-cell>
          <table:table-cell table:style-name="ce58" office:value-type="string" calcext:value-type="string">
            <text:p>ncit:C6727</text:p>
          </table:table-cell>
          <table:table-cell table:style-name="ce58" office:value-type="string" calcext:value-type="string">
            <text:p>Neurofibromatosis</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58" office:value-type="string" calcext:value-type="string">
            <text:p>ncit:C6727</text:p>
          </table:table-cell>
          <table:table-cell table:style-name="ce58" office:value-type="string" calcext:value-type="string">
            <text:p>Neurofibromatosis</text:p>
          </table:table-cell>
          <table:table-cell table:style-name="ce58" table:content-validation-name="val2" office:value-type="string" calcext:value-type="string">
            <text:p>ok</text:p>
          </table:table-cell>
          <table:table-cell table:style-name="ce58"/>
          <table:table-cell table:style-name="ce58" office:value-type="string" calcext:value-type="string">
            <text:p>systemic diagnosis - not cancer type?!</text:p>
          </table:table-cell>
          <table:table-cell table:style-name="ce58" table:number-columns-repeated="15"/>
          <table:table-cell table:number-columns-repeated="997"/>
        </table:table-row>
        <table:table-row table:style-name="ro15">
          <table:table-cell table:style-name="ce2" office:value-type="string" calcext:value-type="string">
            <text:p>icdom-88323</text:p>
          </table:table-cell>
          <table:table-cell table:style-name="ce58" office:value-type="string" calcext:value-type="string">
            <text:p>Dermatofibrosarcoma, NOS</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683</text:p>
          </table:table-cell>
          <table:table-cell table:style-name="ce58" office:value-type="string" calcext:value-type="string">
            <text:p>Dermatofibrosarcoma Protuberans</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office:value-type="string" calcext:value-type="string">
            <text:p>need new term request</text:p>
          </table:table-cell>
          <table:table-cell table:style-name="ce18" office:value-type="string" calcext:value-type="string">
            <text:p>The single case here is a (subcutaneous) Differentiating dermatofibrosarcoma protuberans (DFSP) from PMID 22523339</text:p>
          </table:table-cell>
          <table:table-cell table:style-name="ce58" table:number-columns-repeated="15"/>
          <table:table-cell table:number-columns-repeated="997"/>
        </table:table-row>
        <table:table-row table:style-name="ro13">
          <table:table-cell table:style-name="ce2" office:value-type="string" calcext:value-type="string">
            <text:p>icdom-95403</text:p>
          </table:table-cell>
          <table:table-cell table:style-name="ce58" office:value-type="string" calcext:value-type="string">
            <text:p>Malignant peripheral nerve sheath tumor</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798</text:p>
          </table:table-cell>
          <table:table-cell table:style-name="ce58" office:value-type="string" calcext:value-type="string">
            <text:p>Malignant Peripheral Nerve Sheath Tumor</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which locus implied?</text:p>
          </table:table-cell>
          <table:table-cell table:style-name="ce58" table:number-columns-repeated="15"/>
          <table:table-cell table:number-columns-repeated="997"/>
        </table:table-row>
        <table:table-row table:style-name="ro13">
          <table:table-cell table:style-name="ce2" office:value-type="string" calcext:value-type="string">
            <text:p>icdom-95403</text:p>
          </table:table-cell>
          <table:table-cell table:style-name="ce58" office:value-type="string" calcext:value-type="string">
            <text:p>Malignant peripheral nerve sheath tumor</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798</text:p>
          </table:table-cell>
          <table:table-cell table:style-name="ce58" office:value-type="string" calcext:value-type="string">
            <text:p>Malignant Peripheral Nerve Sheath Tumor</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which locus implied?</text:p>
          </table:table-cell>
          <table:table-cell table:style-name="ce58" table:number-columns-repeated="15"/>
          <table:table-cell table:number-columns-repeated="997"/>
        </table:table-row>
        <table:table-row table:style-name="ro13">
          <table:table-cell table:style-name="ce3" office:value-type="string" calcext:value-type="string">
            <text:p>icdom-97053</text:p>
          </table:table-cell>
          <table:table-cell table:style-name="ce59" office:value-type="string" calcext:value-type="string">
            <text:p>Angioimmunoblastic T-cell lymphoma</text:p>
          </table:table-cell>
          <table:table-cell table:style-name="ce3"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528</text:p>
          </table:table-cell>
          <table:table-cell table:style-name="ce59" office:value-type="string" calcext:value-type="string">
            <text:p>Angioimmunoblastic T-Cell Lymphoma</text:p>
          </table:table-cell>
          <table:table-cell table:style-name="ce10" table:formula="of:=HYPERLINK(CONCATENATE(&quot;https://progenetix.org/api/progenetix/biosamples/sampledetails/&quot;;[.A43];&quot;,&quot;;[.C43];&quot;/text/&quot;);&quot;pgx ➚&quot;)" office:value-type="string" office:string-value="pgx ➚" calcext:value-type="string">
            <text:p>pgx ➚</text:p>
          </table:table-cell>
          <table:table-cell table:style-name="ce11" table:number-columns-repeated="2"/>
          <table:table-cell table:style-name="ce59" table:content-validation-name="val2"/>
          <table:table-cell table:style-name="ce59"/>
          <table:table-cell table:style-name="ce59" office:value-type="string" calcext:value-type="string">
            <text:p>recode icdom and icdot =&gt; ?</text:p>
          </table:table-cell>
          <table:table-cell table:style-name="ce59" table:number-columns-repeated="15"/>
          <table:table-cell table:number-columns-repeated="997"/>
        </table:table-row>
        <table:table-row table:style-name="ro18">
          <table:table-cell table:style-name="ce2" office:value-type="string" calcext:value-type="string">
            <text:p>icdom-80710</text:p>
          </table:table-cell>
          <table:table-cell table:style-name="ce58" office:value-type="string" calcext:value-type="string">
            <text:p>None</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148</text:p>
          </table:table-cell>
          <table:table-cell table:style-name="ce58" office:value-type="string" calcext:value-type="string">
            <text:p>Actinic (Solar) Keratosis</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Michael: NCIt correct looking at the case data, but no good correspondence in ICD-O, IMO</text:p>
          </table:table-cell>
          <table:table-cell table:style-name="ce58" table:number-columns-repeated="16"/>
          <table:table-cell table:number-columns-repeated="997"/>
        </table:table-row>
        <table:table-row table:style-name="ro14">
          <table:table-cell table:style-name="ce2" office:value-type="string" calcext:value-type="string">
            <text:p>icdom-82903</text:p>
          </table:table-cell>
          <table:table-cell table:style-name="ce58" office:value-type="string" calcext:value-type="string">
            <text:p>Oxyphilic adenocarcinoma</text:p>
          </table:table-cell>
          <table:table-cell table:style-name="ce2" office:value-type="string" calcext:value-type="string">
            <text:p>icdot-C73.9</text:p>
          </table:table-cell>
          <table:table-cell table:style-name="ce58" office:value-type="string" calcext:value-type="string">
            <text:p>Thyroid gland</text:p>
          </table:table-cell>
          <table:table-cell table:style-name="ce58" office:value-type="string" calcext:value-type="string">
            <text:p>ncit:C3679</text:p>
          </table:table-cell>
          <table:table-cell table:style-name="ce58" office:value-type="string" calcext:value-type="string">
            <text:p>Oxyphilic Adeno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oncocytic/Hürthle cell</text:p>
          </table:table-cell>
          <table:table-cell table:style-name="ce58" table:number-columns-repeated="15"/>
          <table:table-cell table:number-columns-repeated="997"/>
        </table:table-row>
        <table:table-row table:style-name="ro14">
          <table:table-cell table:style-name="ce2" office:value-type="string" calcext:value-type="string">
            <text:p>icdom-83103</text:p>
          </table:table-cell>
          <table:table-cell table:style-name="ce58" office:value-type="string" calcext:value-type="string">
            <text:p>Clear cell adenocarcin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3766</text:p>
          </table:table-cell>
          <table:table-cell table:style-name="ce58" office:value-type="string" calcext:value-type="string">
            <text:p>Clear Cell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3801</text:p>
          </table:table-cell>
          <table:table-cell table:style-name="ce58" office:value-type="string" calcext:value-type="string">
            <text:p>Endometrioid adenoma, borderline malignancy</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7983</text:p>
          </table:table-cell>
          <table:table-cell table:style-name="ce58" office:value-type="string" calcext:value-type="string">
            <text:p>Borderline Ovarian Endometrioid Tumor/Atypical Proliferative Ovarian Endometrioid Tumor</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3803</text:p>
          </table:table-cell>
          <table:table-cell table:style-name="ce58" office:value-type="string" calcext:value-type="string">
            <text:p>Endometrioid adenocarcin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3769</text:p>
          </table:table-cell>
          <table:table-cell table:style-name="ce58" office:value-type="string" calcext:value-type="string">
            <text:p>Endometrioid Adenocarci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413</text:p>
          </table:table-cell>
          <table:table-cell table:style-name="ce58" office:value-type="string" calcext:value-type="string">
            <text:p>Serous cystadenocarcinoma, NOS</text:p>
          </table:table-cell>
          <table:table-cell table:style-name="ce2" office:value-type="string" calcext:value-type="string">
            <text:p>icdot-C57.9</text:p>
          </table:table-cell>
          <table:table-cell table:style-name="ce58" office:value-type="string" calcext:value-type="string">
            <text:p>Other female genital</text:p>
          </table:table-cell>
          <table:table-cell table:style-name="ce58" office:value-type="string" calcext:value-type="string">
            <text:p>ncit:C3778</text:p>
          </table:table-cell>
          <table:table-cell table:style-name="ce58" office:value-type="string" calcext:value-type="string">
            <text:p>Serous Cyst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ok</text:p>
          </table:table-cell>
          <table:table-cell table:style-name="ce58" office:value-type="string" calcext:value-type="string">
            <text:p>can someone review this?</text:p>
          </table:table-cell>
          <table:table-cell table:style-name="ce58" table:number-columns-repeated="16"/>
          <table:table-cell table:number-columns-repeated="997"/>
        </table:table-row>
        <table:table-row table:style-name="ro13">
          <table:table-cell table:style-name="ce2" office:value-type="string" calcext:value-type="string">
            <text:p>icdom-84421</text:p>
          </table:table-cell>
          <table:table-cell table:style-name="ce58" office:value-type="string" calcext:value-type="string">
            <text:p>Serous cystadenoma, borderline malignancy</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5226</text:p>
          </table:table-cell>
          <table:table-cell table:style-name="ce58" office:value-type="string" calcext:value-type="string">
            <text:p>Borderline Ovarian Serous Tumor</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603</text:p>
          </table:table-cell>
          <table:table-cell table:style-name="ce58" office:value-type="string" calcext:value-type="string">
            <text:p>Papillary serous cystadeno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6882</text:p>
          </table:table-cell>
          <table:table-cell table:style-name="ce58" office:value-type="string" calcext:value-type="string">
            <text:p>Micropapillary Serous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4803</text:p>
          </table:table-cell>
          <table:table-cell table:style-name="ce58" office:value-type="string" calcext:value-type="string">
            <text:p>Mucinous adenocarcin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26712</text:p>
          </table:table-cell>
          <table:table-cell table:style-name="ce58" office:value-type="string" calcext:value-type="string">
            <text:p>Mucinous Aden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813</text:p>
          </table:table-cell>
          <table:table-cell table:style-name="ce58" office:value-type="string" calcext:value-type="string">
            <text:p>Mucin-producing adenocarcin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27379</text:p>
          </table:table-cell>
          <table:table-cell table:style-name="ce58" office:value-type="string" calcext:value-type="string">
            <text:p>Mucin-Producing Adeno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4903</text:p>
          </table:table-cell>
          <table:table-cell table:style-name="ce58" office:value-type="string" calcext:value-type="string">
            <text:p>Signet ring cell carcinoma</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3774</text:p>
          </table:table-cell>
          <table:table-cell table:style-name="ce58" office:value-type="string" calcext:value-type="string">
            <text:p>Signet Ring Cell 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5003</text:p>
          </table:table-cell>
          <table:table-cell table:style-name="ce58" office:value-type="string" calcext:value-type="string">
            <text:p>Infiltrating duct carcinoma, NOS</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9480</text:p>
          </table:table-cell>
          <table:table-cell table:style-name="ce58" office:value-type="string" calcext:value-type="string">
            <text:p>Invasive Carcinoma</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5013</text:p>
          </table:table-cell>
          <table:table-cell table:style-name="ce58" office:value-type="string" calcext:value-type="string">
            <text:p>Comedocarcinoma, NOS</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188</text:p>
          </table:table-cell>
          <table:table-cell table:style-name="ce58" office:value-type="string" calcext:value-type="string">
            <text:p>Comedo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903</text:p>
          </table:table-cell>
          <table:table-cell table:style-name="ce58" office:value-type="string" calcext:value-type="string">
            <text:p>Metastatic signet ring cell 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153</text:p>
          </table:table-cell>
          <table:table-cell table:style-name="ce58" office:value-type="string" calcext:value-type="string">
            <text:p>Krukenberg tumor</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5073</text:p>
          </table:table-cell>
          <table:table-cell table:style-name="ce58" office:value-type="string" calcext:value-type="string">
            <text:p>Invasive Micropapillary Carcin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190</text:p>
          </table:table-cell>
          <table:table-cell table:style-name="ce58" office:value-type="string" calcext:value-type="string">
            <text:p>Intraductal Papillary Breast Carcinoma</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text:p>
          </table:table-cell>
          <table:table-cell table:style-name="ce58" table:number-columns-repeated="16"/>
          <table:table-cell table:number-columns-repeated="997"/>
        </table:table-row>
        <table:table-row table:style-name="ro13">
          <table:table-cell table:style-name="ce2" office:value-type="string" calcext:value-type="string">
            <text:p>icdom-86800</text:p>
          </table:table-cell>
          <table:table-cell table:style-name="ce58" office:value-type="string" calcext:value-type="string">
            <text:p>Paraganglioma, benign</text:p>
          </table:table-cell>
          <table:table-cell table:style-name="ce2" office:value-type="string" calcext:value-type="string">
            <text:p>icdot-C75.5</text:p>
          </table:table-cell>
          <table:table-cell table:style-name="ce58" office:value-type="string" calcext:value-type="string">
            <text:p>Aortic body and other paraganglia</text:p>
          </table:table-cell>
          <table:table-cell table:style-name="ce58" office:value-type="string" calcext:value-type="string">
            <text:p>ncit:C48305</text:p>
          </table:table-cell>
          <table:table-cell table:style-name="ce58" office:value-type="string" calcext:value-type="string">
            <text:p>Benign Adrenal Gland Pheochromocyt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8043</text:p>
          </table:table-cell>
          <table:table-cell table:style-name="ce58" office:value-type="string" calcext:value-type="string">
            <text:p>Epithelioid sarcoma</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3714</text:p>
          </table:table-cell>
          <table:table-cell table:style-name="ce58" office:value-type="string" calcext:value-type="string">
            <text:p>Epithelioid Sarcoma</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303</text:p>
          </table:table-cell>
          <table:table-cell table:style-name="ce58" office:value-type="string" calcext:value-type="string">
            <text:p>Malignant fibrous histiocyt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4247</text:p>
          </table:table-cell>
          <table:table-cell table:style-name="ce58" office:value-type="string" calcext:value-type="string">
            <text:p>Undifferentiated Pleomorphic Sarc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913</text:p>
          </table:table-cell>
          <table:table-cell table:style-name="ce58" office:value-type="string" calcext:value-type="string">
            <text:p>Epithelioid leiomyo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00</text:p>
          </table:table-cell>
          <table:table-cell table:style-name="ce58" office:value-type="string" calcext:value-type="string">
            <text:p>Epithelioid Leiomyosarc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940</text:p>
          </table:table-cell>
          <table:table-cell table:style-name="ce58" office:value-type="string" calcext:value-type="string">
            <text:p>Angiomy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47</text:p>
          </table:table-cell>
          <table:table-cell table:style-name="ce58" office:value-type="string" calcext:value-type="string">
            <text:p>Angioleiomy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8">
          <table:table-cell table:style-name="ce2" office:value-type="string" calcext:value-type="string">
            <text:p>icdom-89003</text:p>
          </table:table-cell>
          <table:table-cell table:style-name="ce58" office:value-type="string" calcext:value-type="string">
            <text:p>Rhabdomyosarcoma,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3359</text:p>
          </table:table-cell>
          <table:table-cell table:style-name="ce58" office:value-type="string" calcext:value-type="string">
            <text:p>Rhabdomyosarc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 Would it be implied that this cancer is in the connective or soft tissue though?</text:p>
          </table:table-cell>
          <table:table-cell table:style-name="ce58" table:number-columns-repeated="16"/>
          <table:table-cell table:number-columns-repeated="997"/>
        </table:table-row>
        <table:table-row table:style-name="ro14">
          <table:table-cell table:style-name="ce2" office:value-type="string" calcext:value-type="string">
            <text:p>icdom-89103</text:p>
          </table:table-cell>
          <table:table-cell table:style-name="ce58" office:value-type="string" calcext:value-type="string">
            <text:p>embryonal rhabdomyosarcoma, NOS</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8971</text:p>
          </table:table-cell>
          <table:table-cell table:style-name="ce58" office:value-type="string" calcext:value-type="string">
            <text:p>Embryonal rhabdomyosarc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9303</text:p>
          </table:table-cell>
          <table:table-cell table:style-name="ce58" office:value-type="string" calcext:value-type="string">
            <text:p>Endometrial stromal sarc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8973</text:p>
          </table:table-cell>
          <table:table-cell table:style-name="ce58" office:value-type="string" calcext:value-type="string">
            <text:p>Endometrioid Stromal Sarc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9361</text:p>
          </table:table-cell>
          <table:table-cell table:style-name="ce58" office:value-type="string" calcext:value-type="string">
            <text:p>Gastrointestinal stromal tumor, NOS</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3868</text:p>
          </table:table-cell>
          <table:table-cell table:style-name="ce58" office:value-type="string" calcext:value-type="string">
            <text:p>Gastrointestinal Stromal Tumor</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54000</text:p>
          </table:table-cell>
          <table:table-cell table:style-name="ce14" office:value-type="string" calcext:value-type="string">
            <text:p>Gastrointestinal Stromal Tumor of Uncertain Malignant Potential</text:p>
          </table:table-cell>
          <table:table-cell table:style-name="ce58" table:content-validation-name="val2" office:value-type="string" calcext:value-type="string">
            <text:p>too general</text:p>
          </table:table-cell>
          <table:table-cell table:style-name="ce58" office:value-type="string" calcext:value-type="string">
            <text:p>need new term request to capture stomach</text:p>
          </table:table-cell>
          <table:table-cell table:style-name="ce58" table:number-columns-repeated="16"/>
          <table:table-cell table:number-columns-repeated="997"/>
        </table:table-row>
        <table:table-row table:style-name="ro13">
          <table:table-cell table:style-name="ce2" office:value-type="string" calcext:value-type="string">
            <text:p>icdom-89363</text:p>
          </table:table-cell>
          <table:table-cell table:style-name="ce58" office:value-type="string" calcext:value-type="string">
            <text:p>Gastrointestinal stromal sarcoma</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53999</text:p>
          </table:table-cell>
          <table:table-cell table:style-name="ce58" office:value-type="string" calcext:value-type="string">
            <text:p>Malignant Gastrointestinal Stromal Tumor</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58" office:value-type="string" calcext:value-type="string">
            <text:p>ncit:C53999</text:p>
          </table:table-cell>
          <table:table-cell table:style-name="ce58" office:value-type="string" calcext:value-type="string">
            <text:p>Malignant Gastrointestinal Stromal Tumor</text:p>
          </table:table-cell>
          <table:table-cell table:style-name="ce58" table:content-validation-name="val2" office:value-type="string" calcext:value-type="string">
            <text:p>too general</text:p>
          </table:table-cell>
          <table:table-cell table:style-name="ce58" office:value-type="string" calcext:value-type="string">
            <text:p>need new term request to capture stomach</text:p>
          </table:table-cell>
          <table:table-cell table:style-name="ce58" table:number-columns-repeated="16"/>
          <table:table-cell table:number-columns-repeated="997"/>
        </table:table-row>
        <table:table-row table:style-name="ro13">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808</text:p>
          </table:table-cell>
          <table:table-cell table:style-name="ce58" office:value-type="string" calcext:value-type="string">
            <text:p>Rhabdoid Tumor</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8715</text:p>
          </table:table-cell>
          <table:table-cell table:style-name="ce58" office:value-type="string" calcext:value-type="string">
            <text:p>Rhabdoid tumor of the kidney</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808</text:p>
          </table:table-cell>
          <table:table-cell table:style-name="ce58" office:value-type="string" calcext:value-type="string">
            <text:p>Rhabdoid Tumor</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03</text:p>
          </table:table-cell>
          <table:table-cell table:style-name="ce58" office:value-type="string" calcext:value-type="string">
            <text:p>Carcinosarc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4448</text:p>
          </table:table-cell>
          <table:table-cell table:style-name="ce58" office:value-type="string" calcext:value-type="string">
            <text:p>Carcinosarc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803</text:p>
          </table:table-cell>
          <table:table-cell table:style-name="ce58" office:value-type="string" calcext:value-type="string">
            <text:p>Carcinosarc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4448</text:p>
          </table:table-cell>
          <table:table-cell table:style-name="ce58" office:value-type="string" calcext:value-type="string">
            <text:p>Carcinosarc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20</text:p>
          </table:table-cell>
          <table:table-cell table:style-name="ce58" office:value-type="string" calcext:value-type="string">
            <text:p>Myoepitheli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4199</text:p>
          </table:table-cell>
          <table:table-cell table:style-name="ce58" office:value-type="string" calcext:value-type="string">
            <text:p>Epithelial-Myoepithelial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823</text:p>
          </table:table-cell>
          <table:table-cell table:style-name="ce58" office:value-type="string" calcext:value-type="string">
            <text:p>Malignant myoepithelioma</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7596</text:p>
          </table:table-cell>
          <table:table-cell table:style-name="ce58" office:value-type="string" calcext:value-type="string">
            <text:p>Malignant Myoepitheli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23</text:p>
          </table:table-cell>
          <table:table-cell table:style-name="ce58" office:value-type="string" calcext:value-type="string">
            <text:p>Malignant myoepitheli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7596</text:p>
          </table:table-cell>
          <table:table-cell table:style-name="ce58" office:value-type="string" calcext:value-type="string">
            <text:p>Malignant Myoepithelioma</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913</text:p>
          </table:table-cell>
          <table:table-cell table:style-name="ce58" office:value-type="string" calcext:value-type="string">
            <text:p>Embryonal sarcoma</text:p>
          </table:table-cell>
          <table:table-cell table:style-name="ce2" office:value-type="string" calcext:value-type="string">
            <text:p>icdot-C22.0</text:p>
          </table:table-cell>
          <table:table-cell table:style-name="ce58" office:value-type="string" calcext:value-type="string">
            <text:p>Liver</text:p>
          </table:table-cell>
          <table:table-cell table:style-name="ce58" office:value-type="string" calcext:value-type="string">
            <text:p>ncit:C27096</text:p>
          </table:table-cell>
          <table:table-cell table:style-name="ce58" office:value-type="string" calcext:value-type="string">
            <text:p>Undifferentiated (Embryonal) Sarcoma</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201</text:p>
          </table:table-cell>
          <table:table-cell table:style-name="ce58" office:value-type="string" calcext:value-type="string">
            <text:p>Phyllodes tumor, borderline</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2977</text:p>
          </table:table-cell>
          <table:table-cell table:style-name="ce58" office:value-type="string" calcext:value-type="string">
            <text:p>Phyllodes Tumor</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0413</text:p>
          </table:table-cell>
          <table:table-cell table:style-name="ce58" office:value-type="string" calcext:value-type="string">
            <text:p>Synovial sarcoma, spindle cell</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6534</text:p>
          </table:table-cell>
          <table:table-cell table:style-name="ce58" office:value-type="string" calcext:value-type="string">
            <text:p>Monophasic synovial sarc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603</text:p>
          </table:table-cell>
          <table:table-cell table:style-name="ce58" office:value-type="string" calcext:value-type="string">
            <text:p>Dysgerm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2996</text:p>
          </table:table-cell>
          <table:table-cell table:style-name="ce58" office:value-type="string" calcext:value-type="string">
            <text:p>Dysgerm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613</text:p>
          </table:table-cell>
          <table:table-cell table:style-name="ce58" office:value-type="string" calcext:value-type="string">
            <text:p>Seminoma, NO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9309</text:p>
          </table:table-cell>
          <table:table-cell table:style-name="ce58" office:value-type="string" calcext:value-type="string">
            <text:p>Sem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13</text:p>
          </table:table-cell>
          <table:table-cell table:style-name="ce58" office:value-type="string" calcext:value-type="string">
            <text:p>Seminoma, NOS</text:p>
          </table:table-cell>
          <table:table-cell table:style-name="ce2" office:value-type="string" calcext:value-type="string">
            <text:p>icdot-C63.9</text:p>
          </table:table-cell>
          <table:table-cell table:style-name="ce58" office:value-type="string" calcext:value-type="string">
            <text:p>Epididymis, spermatic cord, male genital, NOS</text:p>
          </table:table-cell>
          <table:table-cell table:style-name="ce58" office:value-type="string" calcext:value-type="string">
            <text:p>ncit:C9309</text:p>
          </table:table-cell>
          <table:table-cell table:style-name="ce58" office:value-type="string" calcext:value-type="string">
            <text:p>Sem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43</text:p>
          </table:table-cell>
          <table:table-cell table:style-name="ce58" office:value-type="string" calcext:value-type="string">
            <text:p>Germin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708</text:p>
          </table:table-cell>
          <table:table-cell table:style-name="ce58" office:value-type="string" calcext:value-type="string">
            <text:p>Germ Cell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w term request for primary intracranial germ cell tumor</text:p>
          </table:table-cell>
          <table:table-cell table:style-name="ce58" table:number-columns-repeated="16"/>
          <table:table-cell table:number-columns-repeated="997"/>
        </table:table-row>
        <table:table-row table:style-name="ro14">
          <table:table-cell table:style-name="ce2" office:value-type="string" calcext:value-type="string">
            <text:p>icdom-90653</text:p>
          </table:table-cell>
          <table:table-cell table:style-name="ce58" office:value-type="string" calcext:value-type="string">
            <text:p>Germ cell tumor, nonseminomatou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8591</text:p>
          </table:table-cell>
          <table:table-cell table:style-name="ce58" office:value-type="string" calcext:value-type="string">
            <text:p>Testicular Germ Cell Tumor</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53</text:p>
          </table:table-cell>
          <table:table-cell table:style-name="ce58" office:value-type="string" calcext:value-type="string">
            <text:p>Germ cell tumor, nonseminomatous</text:p>
          </table:table-cell>
          <table:table-cell table:style-name="ce2" office:value-type="string" calcext:value-type="string">
            <text:p>icdot-C63.9</text:p>
          </table:table-cell>
          <table:table-cell table:style-name="ce58" office:value-type="string" calcext:value-type="string">
            <text:p>Epididymis, spermatic cord, male genital, NOS</text:p>
          </table:table-cell>
          <table:table-cell table:style-name="ce58" office:value-type="string" calcext:value-type="string">
            <text:p>ncit:C8591</text:p>
          </table:table-cell>
          <table:table-cell table:style-name="ce58" office:value-type="string" calcext:value-type="string">
            <text:p>Testicular Germ Cell Tumor</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703</text:p>
          </table:table-cell>
          <table:table-cell table:style-name="ce58" office:value-type="string" calcext:value-type="string">
            <text:p>Embryonal carcinoma, NOS</text:p>
          </table:table-cell>
          <table:table-cell table:style-name="ce2" office:value-type="string" calcext:value-type="string">
            <text:p>icdot-C34.9</text:p>
          </table:table-cell>
          <table:table-cell table:style-name="ce58" office:value-type="string" calcext:value-type="string">
            <text:p>Lung and bronchus</text:p>
          </table:table-cell>
          <table:table-cell table:style-name="ce58" office:value-type="string" calcext:value-type="string">
            <text:p>ncit:C3752</text:p>
          </table:table-cell>
          <table:table-cell table:style-name="ce58" office:value-type="string" calcext:value-type="string">
            <text:p>Embryonal Carcin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713</text:p>
          </table:table-cell>
          <table:table-cell table:style-name="ce58" office:value-type="string" calcext:value-type="string">
            <text:p>Yolk sac tumor</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3011</text:p>
          </table:table-cell>
          <table:table-cell table:style-name="ce58" office:value-type="string" calcext:value-type="string">
            <text:p>Yolk Sac Tumor</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9014</text:p>
          </table:table-cell>
          <table:table-cell table:style-name="ce58" office:value-type="string" calcext:value-type="string">
            <text:p>Cystic Terat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9015</text:p>
          </table:table-cell>
          <table:table-cell table:style-name="ce58" office:value-type="string" calcext:value-type="string">
            <text:p>Mature Terat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9014</text:p>
          </table:table-cell>
          <table:table-cell table:style-name="ce58" office:value-type="string" calcext:value-type="string">
            <text:p>Cystic Terat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4286</text:p>
          </table:table-cell>
          <table:table-cell table:style-name="ce58" office:value-type="string" calcext:value-type="string">
            <text:p>Immature Terat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286</text:p>
          </table:table-cell>
          <table:table-cell table:style-name="ce58" office:value-type="string" calcext:value-type="string">
            <text:p>Immature Terat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403</text:p>
          </table:table-cell>
          <table:table-cell table:style-name="ce58" office:value-type="string" calcext:value-type="string">
            <text:p>Terat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3">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3877</text:p>
          </table:table-cell>
          <table:table-cell table:style-name="ce58" office:value-type="string" calcext:value-type="string">
            <text:p>Testicular tera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58" office:value-type="string" calcext:value-type="string">
            <text:p>ncit:C3877</text:p>
          </table:table-cell>
          <table:table-cell table:style-name="ce58" office:value-type="string" calcext:value-type="string">
            <text:p>Testicular teratoma</text:p>
          </table:table-cell>
          <table:table-cell table:style-name="ce58" table:content-validation-name="val2" office:value-type="string" calcext:value-type="string">
            <text:p>ok</text:p>
          </table:table-cell>
          <table:table-cell table:style-name="ce58" office:value-type="string" calcext:value-type="string">
            <text:p>term for malignant testicular teratoma?</text:p>
          </table:table-cell>
          <table:table-cell table:style-name="ce58" table:number-columns-repeated="16"/>
          <table:table-cell table:number-columns-repeated="997"/>
        </table:table-row>
        <table:table-row table:style-name="ro14">
          <table:table-cell table:style-name="ce2" office:value-type="string" calcext:value-type="string">
            <text:p>icdom-90813</text:p>
          </table:table-cell>
          <table:table-cell table:style-name="ce58" office:value-type="string" calcext:value-type="string">
            <text:p>Terato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8814</text:p>
          </table:table-cell>
          <table:table-cell table:style-name="ce58" office:value-type="string" calcext:value-type="string">
            <text:p>Ovarian mixed germ cell tumor</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0813</text:p>
          </table:table-cell>
          <table:table-cell table:style-name="ce58" office:value-type="string" calcext:value-type="string">
            <text:p>Teratocarcinoma</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3756</text:p>
          </table:table-cell>
          <table:table-cell table:style-name="ce58" office:value-type="string" calcext:value-type="string">
            <text:p>Mixed Embryonal Carcinoma and Tera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853</text:p>
          </table:table-cell>
          <table:table-cell table:style-name="ce58" office:value-type="string" calcext:value-type="string">
            <text:p>Mixed germ cell tumor</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9010</text:p>
          </table:table-cell>
          <table:table-cell table:style-name="ce58" office:value-type="string" calcext:value-type="string">
            <text:p>Mixed Teratoma and Seminom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53</text:p>
          </table:table-cell>
          <table:table-cell table:style-name="ce58" office:value-type="string" calcext:value-type="string">
            <text:p>Mixed germ cell tumor</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9010</text:p>
          </table:table-cell>
          <table:table-cell table:style-name="ce58" office:value-type="string" calcext:value-type="string">
            <text:p>Mixed Teratoma and Seminoma</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4">
          <table:table-cell table:style-name="ce2" office:value-type="string" calcext:value-type="string">
            <text:p>icdom-91003</text:p>
          </table:table-cell>
          <table:table-cell table:style-name="ce58" office:value-type="string" calcext:value-type="string">
            <text:p>Choriocarcinoma, NOS</text:p>
          </table:table-cell>
          <table:table-cell table:style-name="ce2" office:value-type="string" calcext:value-type="string">
            <text:p>icdot-C76.9</text:p>
          </table:table-cell>
          <table:table-cell table:style-name="ce58" office:value-type="string" calcext:value-type="string">
            <text:p>Testes</text:p>
          </table:table-cell>
          <table:table-cell table:style-name="ce58" office:value-type="string" calcext:value-type="string">
            <text:p>ncit:C2948</text:p>
          </table:table-cell>
          <table:table-cell table:style-name="ce58" office:value-type="string" calcext:value-type="string">
            <text:p>Choriocarcinom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200</text:p>
          </table:table-cell>
          <table:table-cell table:style-name="ce58" office:value-type="string" calcext:value-type="string">
            <text:p>Hemangi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085</text:p>
          </table:table-cell>
          <table:table-cell table:style-name="ce58" office:value-type="string" calcext:value-type="string">
            <text:p>Hemangi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1200</text:p>
          </table:table-cell>
          <table:table-cell table:style-name="ce58" office:value-type="string" calcext:value-type="string">
            <text:p>Hemangioma, NOS</text:p>
          </table:table-cell>
          <table:table-cell table:style-name="ce2" office:value-type="string" calcext:value-type="string">
            <text:p>icdot-C69.0</text:p>
          </table:table-cell>
          <table:table-cell table:style-name="ce58" office:value-type="string" calcext:value-type="string">
            <text:p>Orbit and lacrimal gland, excl. Retina, eye, NOS</text:p>
          </table:table-cell>
          <table:table-cell table:style-name="ce58" office:value-type="string" calcext:value-type="string">
            <text:p>ncit:C3085</text:p>
          </table:table-cell>
          <table:table-cell table:style-name="ce58" office:value-type="string" calcext:value-type="string">
            <text:p>Hemangi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303</text:p>
          </table:table-cell>
          <table:table-cell table:style-name="ce58" office:value-type="string" calcext:value-type="string">
            <text:p>Hemangioendothelioma, malignant</text:p>
          </table:table-cell>
          <table:table-cell table:style-name="ce2" office:value-type="string" calcext:value-type="string">
            <text:p>icdot-C22.9</text:p>
          </table:table-cell>
          <table:table-cell table:style-name="ce58" office:value-type="string" calcext:value-type="string">
            <text:p>Liver</text:p>
          </table:table-cell>
          <table:table-cell table:style-name="ce58" office:value-type="string" calcext:value-type="string">
            <text:p>ncit:C3800</text:p>
          </table:table-cell>
          <table:table-cell table:style-name="ce58" office:value-type="string" calcext:value-type="string">
            <text:p>Epithelioid hemangioendotheliom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00</text:p>
          </table:table-cell>
          <table:table-cell table:style-name="ce58" office:value-type="string" calcext:value-type="string">
            <text:p>Angiofibroma, NOS</text:p>
          </table:table-cell>
          <table:table-cell table:style-name="ce2" office:value-type="string" calcext:value-type="string">
            <text:p>icdot-C11.9</text:p>
          </table:table-cell>
          <table:table-cell table:style-name="ce58" office:value-type="string" calcext:value-type="string">
            <text:p>Nasopharynx</text:p>
          </table:table-cell>
          <table:table-cell table:style-name="ce58" office:value-type="string" calcext:value-type="string">
            <text:p>ncit:C3799</text:p>
          </table:table-cell>
          <table:table-cell table:style-name="ce58" office:value-type="string" calcext:value-type="string">
            <text:p>Angiofibrom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600</text:p>
          </table:table-cell>
          <table:table-cell table:style-name="ce58" office:value-type="string" calcext:value-type="string">
            <text:p>Angiofibroma, NOS</text:p>
          </table:table-cell>
          <table:table-cell table:style-name="ce2" office:value-type="string" calcext:value-type="string">
            <text:p>icdot-C30.9</text:p>
          </table:table-cell>
          <table:table-cell table:style-name="ce58" office:value-type="string" calcext:value-type="string">
            <text:p>Nasal cavity including nasal cartilage</text:p>
          </table:table-cell>
          <table:table-cell table:style-name="ce58" office:value-type="string" calcext:value-type="string">
            <text:p>ncit:C3799</text:p>
          </table:table-cell>
          <table:table-cell table:style-name="ce58" office:value-type="string" calcext:value-type="string">
            <text:p>Angiofibrom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11</text:p>
          </table:table-cell>
          <table:table-cell table:style-name="ce58" office:value-type="string" calcext:value-type="string">
            <text:p>Hemangioblastoma</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3801</text:p>
          </table:table-cell>
          <table:table-cell table:style-name="ce58" office:value-type="string" calcext:value-type="string">
            <text:p>Hemangioblastom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11</text:p>
          </table:table-cell>
          <table:table-cell table:style-name="ce58" office:value-type="string" calcext:value-type="string">
            <text:p>Hemangioblastoma</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3801</text:p>
          </table:table-cell>
          <table:table-cell table:style-name="ce58" office:value-type="string" calcext:value-type="string">
            <text:p>Hemangioblastom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803</text:p>
          </table:table-cell>
          <table:table-cell table:style-name="ce58" office:value-type="string" calcext:value-type="string">
            <text:p>Osteosarc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9145</text:p>
          </table:table-cell>
          <table:table-cell table:style-name="ce58" office:value-type="string" calcext:value-type="string">
            <text:p>Osteosarcom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58" table:number-columns-repeated="2"/>
          <table:table-cell table:style-name="ce58" table:content-validation-name="val2"/>
          <table:table-cell table:style-name="ce58"/>
          <table:table-cell table:style-name="ce58" office:value-type="string" calcext:value-type="string">
            <text:p>better bones &amp; joints for all of those?</text:p>
          </table:table-cell>
          <table:table-cell table:style-name="ce58" table:number-columns-repeated="15"/>
          <table:table-cell table:number-columns-repeated="997"/>
        </table:table-row>
        <table:table-row table:style-name="ro16">
          <table:table-cell table:number-columns-repeated="1024"/>
        </table:table-row>
        <table:table-row table:style-name="ro14">
          <table:table-cell table:style-name="ce2" office:value-type="string" calcext:value-type="string">
            <text:p>icdom-91813</text:p>
          </table:table-cell>
          <table:table-cell table:style-name="ce58" office:value-type="string" calcext:value-type="string">
            <text:p>Chondroblastic osteosarc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021</text:p>
          </table:table-cell>
          <table:table-cell table:style-name="ce58" office:value-type="string" calcext:value-type="string">
            <text:p>Chondroblastic Osteosarcoma</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chondro..." shouldn't be bone</text:p>
          </table:table-cell>
          <table:table-cell table:style-name="ce58" table:number-columns-repeated="15"/>
          <table:table-cell table:number-columns-repeated="997"/>
        </table:table-row>
        <table:table-row table:style-name="ro14">
          <table:table-cell table:style-name="ce2" office:value-type="string" calcext:value-type="string">
            <text:p>icdom-91823</text:p>
          </table:table-cell>
          <table:table-cell table:style-name="ce58" office:value-type="string" calcext:value-type="string">
            <text:p>Fibroblastic oste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4020</text:p>
          </table:table-cell>
          <table:table-cell table:style-name="ce58" office:value-type="string" calcext:value-type="string">
            <text:p>Fibroblastic Osteosarcoma</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863</text:p>
          </table:table-cell>
          <table:table-cell table:style-name="ce58" office:value-type="string" calcext:value-type="string">
            <text:p>Central oste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5870</text:p>
          </table:table-cell>
          <table:table-cell table:style-name="ce58" office:value-type="string" calcext:value-type="string">
            <text:p>Conventional Osteosarcom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6" table:number-rows-repeated="2">
          <table:table-cell table:number-columns-repeated="1024"/>
        </table:table-row>
        <table:table-row table:style-name="ro14">
          <table:table-cell table:style-name="ce2" office:value-type="string" calcext:value-type="string">
            <text:p>icdom-92100</text:p>
          </table:table-cell>
          <table:table-cell table:style-name="ce58" office:value-type="string" calcext:value-type="string">
            <text:p>Osteochondr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295</text:p>
          </table:table-cell>
          <table:table-cell table:style-name="ce58" office:value-type="string" calcext:value-type="string">
            <text:p>Osteochondroma</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2200</text:p>
          </table:table-cell>
          <table:table-cell table:style-name="ce58" office:value-type="string" calcext:value-type="string">
            <text:p>Chondr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53459</text:p>
          </table:table-cell>
          <table:table-cell table:style-name="ce58" office:value-type="string" calcext:value-type="string">
            <text:p>Chondroma</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203</text:p>
          </table:table-cell>
          <table:table-cell table:style-name="ce58" office:value-type="string" calcext:value-type="string">
            <text:p>Chondrosarcoma, NOS</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2946</text:p>
          </table:table-cell>
          <table:table-cell table:style-name="ce58" office:value-type="string" calcext:value-type="string">
            <text:p>Chondrosarcom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300</text:p>
          </table:table-cell>
          <table:table-cell table:style-name="ce58" office:value-type="string" calcext:value-type="string">
            <text:p>Chondroblast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2945</text:p>
          </table:table-cell>
          <table:table-cell table:style-name="ce58" office:value-type="string" calcext:value-type="string">
            <text:p>Chondroblastom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410</text:p>
          </table:table-cell>
          <table:table-cell table:style-name="ce58" office:value-type="string" calcext:value-type="string">
            <text:p>Chondromyxoid fibr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830</text:p>
          </table:table-cell>
          <table:table-cell table:style-name="ce58" office:value-type="string" calcext:value-type="string">
            <text:p>Chondromyxoid Fibroma</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2501</text:p>
          </table:table-cell>
          <table:table-cell table:style-name="ce58" office:value-type="string" calcext:value-type="string">
            <text:p>Giant cell tumor of bone,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738</text:p>
          </table:table-cell>
          <table:table-cell table:style-name="ce58" office:value-type="string" calcext:value-type="string">
            <text:p>Osteoclastic Giant Cell-Rich Tumor of Bone</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603</text:p>
          </table:table-cell>
          <table:table-cell table:style-name="ce58" office:value-type="string" calcext:value-type="string">
            <text:p>Ewing 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4817</text:p>
          </table:table-cell>
          <table:table-cell table:style-name="ce58" office:value-type="string" calcext:value-type="string">
            <text:p>Ewing Sarcom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603</text:p>
          </table:table-cell>
          <table:table-cell table:style-name="ce58" office:value-type="string" calcext:value-type="string">
            <text:p>Ewing sarc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835</text:p>
          </table:table-cell>
          <table:table-cell table:style-name="ce58" office:value-type="string" calcext:value-type="string">
            <text:p>Ewing sarcom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703</text:p>
          </table:table-cell>
          <table:table-cell table:style-name="ce58" office:value-type="string" calcext:value-type="string">
            <text:p>Odontogenic tumor, malignant</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4812</text:p>
          </table:table-cell>
          <table:table-cell table:style-name="ce58" office:value-type="string" calcext:value-type="string">
            <text:p>Malignant Odontogenic Neoplasm</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623</text:p>
          </table:table-cell>
          <table:table-cell table:style-name="ce58" office:value-type="string" calcext:value-type="string">
            <text:p>Pineoblastoma</text:p>
          </table:table-cell>
          <table:table-cell table:style-name="ce2" office:value-type="string" calcext:value-type="string">
            <text:p>icdot-C75.3</text:p>
          </table:table-cell>
          <table:table-cell table:style-name="ce58" office:value-type="string" calcext:value-type="string">
            <text:p>Pineal gland</text:p>
          </table:table-cell>
          <table:table-cell table:style-name="ce58" office:value-type="string" calcext:value-type="string">
            <text:p>ncit:C6967</text:p>
          </table:table-cell>
          <table:table-cell table:style-name="ce58" office:value-type="string" calcext:value-type="string">
            <text:p>Pineal Parenchymal Tumor of Intermediate Differentiation</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643</text:p>
          </table:table-cell>
          <table:table-cell table:style-name="ce58" office:value-type="string" calcext:value-type="string">
            <text:p>Peripheral neuroectodermal tumor</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9341</text:p>
          </table:table-cell>
          <table:table-cell table:style-name="ce58" office:value-type="string" calcext:value-type="string">
            <text:p>Peripheral Primitive Neuroectodermal Tumor</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653</text:p>
          </table:table-cell>
          <table:table-cell table:style-name="ce58" office:value-type="string" calcext:value-type="string">
            <text:p>Askin tumor</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7542</text:p>
          </table:table-cell>
          <table:table-cell table:style-name="ce58" office:value-type="string" calcext:value-type="string">
            <text:p>Askin tumor</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703</text:p>
          </table:table-cell>
          <table:table-cell table:style-name="ce58" office:value-type="string" calcext:value-type="string">
            <text:p>Chord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2947</text:p>
          </table:table-cell>
          <table:table-cell table:style-name="ce58" office:value-type="string" calcext:value-type="string">
            <text:p>Chordom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803</text:p>
          </table:table-cell>
          <table:table-cell table:style-name="ce58" office:value-type="string" calcext:value-type="string">
            <text:p>Glioma, malignant</text:p>
          </table:table-cell>
          <table:table-cell table:style-name="ce2" office:value-type="string" calcext:value-type="string">
            <text:p>icdot-C71.5</text:p>
          </table:table-cell>
          <table:table-cell table:style-name="ce58" office:value-type="string" calcext:value-type="string">
            <text:p>Ventricle</text:p>
          </table:table-cell>
          <table:table-cell table:style-name="ce58" office:value-type="string" calcext:value-type="string">
            <text:p>ncit:C3059</text:p>
          </table:table-cell>
          <table:table-cell table:style-name="ce58" office:value-type="string" calcext:value-type="string">
            <text:p>Glioma</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803</text:p>
          </table:table-cell>
          <table:table-cell table:style-name="ce58" office:value-type="string" calcext:value-type="string">
            <text:p>Glioma, malignant</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3059</text:p>
          </table:table-cell>
          <table:table-cell table:style-name="ce58" office:value-type="string" calcext:value-type="string">
            <text:p>Gliom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3813</text:p>
          </table:table-cell>
          <table:table-cell table:style-name="ce58" office:value-type="string" calcext:value-type="string">
            <text:p>Gliomatosis cerebri</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4318</text:p>
          </table:table-cell>
          <table:table-cell table:style-name="ce58" office:value-type="string" calcext:value-type="string">
            <text:p>Gliomatosis Cerebri</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office:annotation draw:style-name="gr1" draw:text-style-name="P2" svg:width="338.09pt" svg:height="42.75pt" svg:x="1220pt" svg:y="3338.82pt" draw:caption-point-x="-11.54pt" draw:caption-point-y="-22.99pt">
              <dc:date>2020-03-26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58" table:number-columns-repeated="15"/>
          <table:table-cell table:number-columns-repeated="997"/>
        </table:table-row>
        <table:table-row table:style-name="ro14">
          <table:table-cell table:style-name="ce2" office:value-type="string" calcext:value-type="string">
            <text:p>icdom-93823</text:p>
          </table:table-cell>
          <table:table-cell table:style-name="ce58" office:value-type="string" calcext:value-type="string">
            <text:p>Mixed gli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4050</text:p>
          </table:table-cell>
          <table:table-cell table:style-name="ce58" office:value-type="string" calcext:value-type="string">
            <text:p>Oligoastrocytoma</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01</text:p>
          </table:table-cell>
          <table:table-cell table:style-name="ce58" office:value-type="string" calcext:value-type="string">
            <text:p>Atypical choroid plexus papilloma</text:p>
          </table:table-cell>
          <table:table-cell table:style-name="ce2" office:value-type="string" calcext:value-type="string">
            <text:p>icdot-C71.5</text:p>
          </table:table-cell>
          <table:table-cell table:style-name="ce58" office:value-type="string" calcext:value-type="string">
            <text:p>Ventricle</text:p>
          </table:table-cell>
          <table:table-cell table:style-name="ce58" office:value-type="string" calcext:value-type="string">
            <text:p>ncit:C53686</text:p>
          </table:table-cell>
          <table:table-cell table:style-name="ce58" office:value-type="string" calcext:value-type="string">
            <text:p>Atypical Choroid Plexus Papilloma</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03</text:p>
          </table:table-cell>
          <table:table-cell table:style-name="ce58" office:value-type="string" calcext:value-type="string">
            <text:p>Choroid plexus carcinoma</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4715</text:p>
          </table:table-cell>
          <table:table-cell table:style-name="ce58" office:value-type="string" calcext:value-type="string">
            <text:p>Choroid Plexus Carcinoma</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923</text:p>
          </table:table-cell>
          <table:table-cell table:style-name="ce58" office:value-type="string" calcext:value-type="string">
            <text:p>Ependymoma, anaplastic</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4915</text:p>
          </table:table-cell>
          <table:table-cell table:style-name="ce58" office:value-type="string" calcext:value-type="string">
            <text:p>Embryonal Tumor with Multilayered Rosettes, C19MC-Altered</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243</text:p>
          </table:table-cell>
          <table:table-cell table:style-name="ce58" office:value-type="string" calcext:value-type="string">
            <text:p>Pleomorphic xanthoastrocytoma</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4323</text:p>
          </table:table-cell>
          <table:table-cell table:style-name="ce58" office:value-type="string" calcext:value-type="string">
            <text:p>Pleomorphic Xanthoastrocyt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4403</text:p>
          </table:table-cell>
          <table:table-cell table:style-name="ce58" office:value-type="string" calcext:value-type="string">
            <text:p>Glioblas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3058</text:p>
          </table:table-cell>
          <table:table-cell table:style-name="ce58" office:value-type="string" calcext:value-type="string">
            <text:p>Glioblast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4733</text:p>
          </table:table-cell>
          <table:table-cell table:style-name="ce58" office:value-type="string" calcext:value-type="string">
            <text:p>Primitive neuroectodermal tumor,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5398</text:p>
          </table:table-cell>
          <table:table-cell table:style-name="ce58" office:value-type="string" calcext:value-type="string">
            <text:p>Central Nervous System Embryonal Tumor, Not Otherwise Specified</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review: Neuroblastomas should not be in CNS!?</text:p>
          </table:table-cell>
          <table:table-cell table:style-name="ce58" table:number-columns-repeated="14"/>
          <table:table-cell table:number-columns-repeated="997"/>
        </table:table-row>
        <table:table-row table:style-name="ro18">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review: Neuroblastomas should have a single standard location, if NOS?</text:p>
          </table:table-cell>
          <table:table-cell table:style-name="ce58" table:number-columns-repeated="14"/>
          <table:table-cell table:number-columns-repeated="997"/>
        </table:table-row>
        <table:table-row table:style-name="ro14">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6.9</text:p>
          </table:table-cell>
          <table:table-cell table:style-name="ce58" office:value-type="string" calcext:value-type="string">
            <text:p>Adrenal gland</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 locus</text:p>
          </table:table-cell>
          <table:table-cell table:style-name="ce58" table:number-columns-repeated="14"/>
          <table:table-cell table:number-columns-repeated="997"/>
        </table:table-row>
        <table:table-row table:style-name="ro14">
          <table:table-cell table:style-name="ce2" office:value-type="string" calcext:value-type="string">
            <text:p>icdom-95013</text:p>
          </table:table-cell>
          <table:table-cell table:style-name="ce58" office:value-type="string" calcext:value-type="string">
            <text:p>Medulloepitheli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4327</text:p>
          </table:table-cell>
          <table:table-cell table:style-name="ce58" office:value-type="string" calcext:value-type="string">
            <text:p>Medulloepithelioma</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33</text:p>
          </table:table-cell>
          <table:table-cell table:style-name="ce58" office:value-type="string" calcext:value-type="string">
            <text:p>Neuroepitheli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9341</text:p>
          </table:table-cell>
          <table:table-cell table:style-name="ce58" office:value-type="string" calcext:value-type="string">
            <text:p>Peripheral Primitive Neuroectodermal Tumor</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33</text:p>
          </table:table-cell>
          <table:table-cell table:style-name="ce58" office:value-type="string" calcext:value-type="string">
            <text:p>Neuroepitheli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121963</text:p>
          </table:table-cell>
          <table:table-cell table:style-name="ce58" office:value-type="string" calcext:value-type="string">
            <text:p>Cribriform Neuroepithelial Tumor</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051</text:p>
          </table:table-cell>
          <table:table-cell table:style-name="ce58" office:value-type="string" calcext:value-type="string">
            <text:p>Gangliogli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788</text:p>
          </table:table-cell>
          <table:table-cell table:style-name="ce58" office:value-type="string" calcext:value-type="string">
            <text:p>Gangliogli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061</text:p>
          </table:table-cell>
          <table:table-cell table:style-name="ce58" office:value-type="string" calcext:value-type="string">
            <text:p>Central neurocyt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6905</text:p>
          </table:table-cell>
          <table:table-cell table:style-name="ce58" office:value-type="string" calcext:value-type="string">
            <text:p>Cerebellar Liponeurocyt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4">
          <table:table-cell table:style-name="ce2" office:value-type="string" calcext:value-type="string">
            <text:p>icdom-95083</text:p>
          </table:table-cell>
          <table:table-cell table:style-name="ce58" office:value-type="string" calcext:value-type="string">
            <text:p>Atypical teratoid/rhabdoid tumor</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906</text:p>
          </table:table-cell>
          <table:table-cell table:style-name="ce58" office:value-type="string" calcext:value-type="string">
            <text:p>Atypical Teratoid/Rhabdoid Tumor</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300</text:p>
          </table:table-cell>
          <table:table-cell table:style-name="ce58" office:value-type="string" calcext:value-type="string">
            <text:p>Meningioma, NOS</text:p>
          </table:table-cell>
          <table:table-cell table:style-name="ce2" office:value-type="string" calcext:value-type="string">
            <text:p>icdot-C70.0</text:p>
          </table:table-cell>
          <table:table-cell table:style-name="ce58" office:value-type="string" calcext:value-type="string">
            <text:p>Meninges cerebral, spinal</text:p>
          </table:table-cell>
          <table:table-cell table:style-name="ce58" office:value-type="string" calcext:value-type="string">
            <text:p>ncit:C3230</text:p>
          </table:table-cell>
          <table:table-cell table:style-name="ce58" office:value-type="string" calcext:value-type="string">
            <text:p>Meningi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meninges or brain implied?</text:p>
          </table:table-cell>
          <table:table-cell table:style-name="ce58" table:number-columns-repeated="14"/>
          <table:table-cell table:number-columns-repeated="997"/>
        </table:table-row>
        <table:table-row table:style-name="ro13">
          <table:table-cell table:style-name="ce2" office:value-type="string" calcext:value-type="string">
            <text:p>icdom-95300</text:p>
          </table:table-cell>
          <table:table-cell table:style-name="ce58" office:value-type="string" calcext:value-type="string">
            <text:p>Meningi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230</text:p>
          </table:table-cell>
          <table:table-cell table:style-name="ce58" office:value-type="string" calcext:value-type="string">
            <text:p>Meningi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meninges or brain implied?</text:p>
          </table:table-cell>
          <table:table-cell table:style-name="ce58" table:number-columns-repeated="14"/>
          <table:table-cell table:number-columns-repeated="997"/>
        </table:table-row>
        <table:table-row table:style-name="ro14">
          <table:table-cell table:style-name="ce2" office:value-type="string" calcext:value-type="string">
            <text:p>icdom-95383</text:p>
          </table:table-cell>
          <table:table-cell table:style-name="ce58" office:value-type="string" calcext:value-type="string">
            <text:p>Papillary meningioma</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6909</text:p>
          </table:table-cell>
          <table:table-cell table:style-name="ce58" office:value-type="string" calcext:value-type="string">
            <text:p>Rhabdoid Meningioma</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400</text:p>
          </table:table-cell>
          <table:table-cell table:style-name="ce58" office:value-type="string" calcext:value-type="string">
            <text:p>Neurofibroma, NOS</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272</text:p>
          </table:table-cell>
          <table:table-cell table:style-name="ce58" office:value-type="string" calcext:value-type="string">
            <text:p>Neurofibr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400</text:p>
          </table:table-cell>
          <table:table-cell table:style-name="ce58" office:value-type="string" calcext:value-type="string">
            <text:p>Neurofibr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272</text:p>
          </table:table-cell>
          <table:table-cell table:style-name="ce58" office:value-type="string" calcext:value-type="string">
            <text:p>Neuro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600</text:p>
          </table:table-cell>
          <table:table-cell table:style-name="ce58" office:value-type="string" calcext:value-type="string">
            <text:p>Neurilemoma,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269</text:p>
          </table:table-cell>
          <table:table-cell table:style-name="ce58" office:value-type="string" calcext:value-type="string">
            <text:p>Schwann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600</text:p>
          </table:table-cell>
          <table:table-cell table:style-name="ce58" office:value-type="string" calcext:value-type="string">
            <text:p>Neurilemoma, NOS</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3269</text:p>
          </table:table-cell>
          <table:table-cell table:style-name="ce58" office:value-type="string" calcext:value-type="string">
            <text:p>Schwannoma</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800</text:p>
          </table:table-cell>
          <table:table-cell table:style-name="ce58" office:value-type="string" calcext:value-type="string">
            <text:p>Granular cell tumor,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474</text:p>
          </table:table-cell>
          <table:table-cell table:style-name="ce58" office:value-type="string" calcext:value-type="string">
            <text:p>Granular Cell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813</text:p>
          </table:table-cell>
          <table:table-cell table:style-name="ce58" office:value-type="string" calcext:value-type="string">
            <text:p>Alveolar soft part 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50</text:p>
          </table:table-cell>
          <table:table-cell table:style-name="ce58" office:value-type="string" calcext:value-type="string">
            <text:p>Alveolar Soft Part Sarc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903</text:p>
          </table:table-cell>
          <table:table-cell table:style-name="ce58" office:value-type="string" calcext:value-type="string">
            <text:p>Malignant lymphoma, NOS</text:p>
          </table:table-cell>
          <table:table-cell table:style-name="ce2" office:value-type="string" calcext:value-type="string">
            <text:p>icdot-C62.9</text:p>
          </table:table-cell>
          <table:table-cell table:style-name="ce58" office:value-type="string" calcext:value-type="string">
            <text:p>Testis, NOS</text:p>
          </table:table-cell>
          <table:table-cell table:style-name="ce58" office:value-type="string" calcext:value-type="string">
            <text:p>ncit:C3208</text:p>
          </table:table-cell>
          <table:table-cell table:style-name="ce58" office:value-type="string" calcext:value-type="string">
            <text:p>Lymphoma</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5903</text:p>
          </table:table-cell>
          <table:table-cell table:style-name="ce58" office:value-type="string" calcext:value-type="string">
            <text:p>Malignant lymph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208</text:p>
          </table:table-cell>
          <table:table-cell table:style-name="ce58" office:value-type="string" calcext:value-type="string">
            <text:p>Lymph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913</text:p>
          </table:table-cell>
          <table:table-cell table:style-name="ce58" office:value-type="string" calcext:value-type="string">
            <text:p>Malignant lymphoma, non-Hodgkin,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8936</text:p>
          </table:table-cell>
          <table:table-cell table:style-name="ce58" office:value-type="string" calcext:value-type="string">
            <text:p>B Lymphoblastic Leukemia/Lymph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5">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342</text:p>
          </table:table-cell>
          <table:table-cell table:style-name="ce58" office:value-type="string" calcext:value-type="string">
            <office:annotation draw:style-name="gr2" draw:text-style-name="P2" svg:width="305.6pt" svg:height="61.68pt" svg:x="605.65pt" svg:y="4087.08pt" draw:caption-point-x="-11.54pt" draw:caption-point-y="-21.4pt">
              <dc:date>2020-03-26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38.0</text:p>
          </table:table-cell>
          <table:table-cell table:style-name="ce58" office:value-type="string" calcext:value-type="string">
            <text:p>Heart</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43</text:p>
          </table:table-cell>
          <table:table-cell table:style-name="ce58" office:value-type="string" calcext:value-type="string">
            <text:p>Malignant lymphoma, large B-cell, diffuse, immunoblastic,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7224</text:p>
          </table:table-cell>
          <table:table-cell table:style-name="ce58" office:value-type="string" calcext:value-type="string">
            <text:p>Plasmablastic Lymph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6873</text:p>
          </table:table-cell>
          <table:table-cell table:style-name="ce58" office:value-type="string" calcext:value-type="string">
            <text:p>Burkitt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6917</text:p>
          </table:table-cell>
          <table:table-cell table:style-name="ce58" office:value-type="string" calcext:value-type="string">
            <text:p>Atypical Burkitt/Burkitt-Like Lymph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6873</text:p>
          </table:table-cell>
          <table:table-cell table:style-name="ce58" office:value-type="string" calcext:value-type="string">
            <text:p>Burkitt lymphoma, NOS</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6917</text:p>
          </table:table-cell>
          <table:table-cell table:style-name="ce58" office:value-type="string" calcext:value-type="string">
            <text:p>Atypical Burkitt/Burkitt-Like Lymph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6903</text:p>
          </table:table-cell>
          <table:table-cell table:style-name="ce58" office:value-type="string" calcext:value-type="string">
            <text:p>Follicular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209</text:p>
          </table:table-cell>
          <table:table-cell table:style-name="ce58" office:value-type="string" calcext:value-type="string">
            <text:p>Follicular Lymph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office:annotation draw:style-name="gr3" draw:text-style-name="P2" svg:width="320.6pt" svg:height="58.48pt" svg:x="1317.63pt" svg:y="4290.21pt" draw:caption-point-x="-11.54pt" draw:caption-point-y="-22.99pt">
              <dc:date>2020-03-26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58" table:number-columns-repeated="14"/>
          <table:table-cell table:number-columns-repeated="997"/>
        </table:table-row>
        <table:table-row table:style-name="ro15">
          <table:table-cell table:style-name="ce2" office:value-type="string" calcext:value-type="string">
            <text:p>icdom-96993</text:p>
          </table:table-cell>
          <table:table-cell table:style-name="ce58" office:value-type="string" calcext:value-type="string">
            <text:p>Marginal zone B-cell lymphoma, NOS</text:p>
          </table:table-cell>
          <table:table-cell table:style-name="ce2" office:value-type="string" calcext:value-type="string">
            <text:p>icdot-C69.0</text:p>
          </table:table-cell>
          <table:table-cell table:style-name="ce58" office:value-type="string" calcext:value-type="string">
            <text:p>Orbit and lacrimal gland, excl. Retina, eye, NOS</text:p>
          </table:table-cell>
          <table:table-cell table:style-name="ce58" office:value-type="string" calcext:value-type="string">
            <text:p>ncit:C7230</text:p>
          </table:table-cell>
          <table:table-cell table:style-name="ce58" office:value-type="string" calcext:value-type="string">
            <text:p>Primary Cutaneous Marginal Zone Lymphoma of Mucosa-Associated Lymphoid Tissue</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7023</text:p>
          </table:table-cell>
          <table:table-cell table:style-name="ce58" office:value-type="string" calcext:value-type="string">
            <text:p>Mature T-cell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204</text:p>
          </table:table-cell>
          <table:table-cell table:style-name="ce58" office:value-type="string" calcext:value-type="string">
            <text:p>T-Zone Variant Peripheral T-Cell Lymph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3">
          <table:table-cell table:style-name="ce2" office:value-type="string" calcext:value-type="string">
            <text:p>icdom-97023</text:p>
          </table:table-cell>
          <table:table-cell table:style-name="ce58" office:value-type="string" calcext:value-type="string">
            <text:p>Mature T-cell lymphoma, NOS</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7204</text:p>
          </table:table-cell>
          <table:table-cell table:style-name="ce58" office:value-type="string" calcext:value-type="string">
            <text:p>T-Zone Variant Peripheral T-Cell Lymph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3">
          <table:table-cell table:style-name="ce2" office:value-type="string" calcext:value-type="string">
            <text:p>icdom-97143</text:p>
          </table:table-cell>
          <table:table-cell table:style-name="ce58" office:value-type="string" calcext:value-type="string">
            <text:p>Anaplastic large cell lymphoma, T cell and Null cell type</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720</text:p>
          </table:table-cell>
          <table:table-cell table:style-name="ce58" office:value-type="string" calcext:value-type="string">
            <text:p>Anaplastic Large Cell Lymph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7163</text:p>
          </table:table-cell>
          <table:table-cell table:style-name="ce58" office:value-type="string" calcext:value-type="string">
            <text:p>Hepatosplenic T-cell lymphom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8459</text:p>
          </table:table-cell>
          <table:table-cell table:style-name="ce58" office:value-type="string" calcext:value-type="string">
            <text:p>Hepatosplenic T-Cell Lymph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7183</text:p>
          </table:table-cell>
          <table:table-cell table:style-name="ce58" office:value-type="string" calcext:value-type="string">
            <text:p>Anaplastic large cell lymphoma, cutaneous type</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721</text:p>
          </table:table-cell>
          <table:table-cell table:style-name="ce58" office:value-type="string" calcext:value-type="string">
            <text:p>Lymphomatoid Papulosis</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8273</text:p>
          </table:table-cell>
          <table:table-cell table:style-name="ce58" office:value-type="string" calcext:value-type="string">
            <text:p>Adult T-cell leukemia/lymphoma (HTLV-1 positive)</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468</text:p>
          </table:table-cell>
          <table:table-cell table:style-name="ce58" office:value-type="string" calcext:value-type="string">
            <text:p>Mature T-Cell and NK-Cell Non-Hodgkin Lymph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8373</text:p>
          </table:table-cell>
          <table:table-cell table:style-name="ce58" office:value-type="string" calcext:value-type="string">
            <text:p>Precursor T-cell lymphoblastic leukemi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953</text:p>
          </table:table-cell>
          <table:table-cell table:style-name="ce58" office:value-type="string" calcext:value-type="string">
            <text:p>Childhood T acute lymphoblastic leukemi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2">
          <table:table-cell table:style-name="ce2" office:value-type="string" calcext:value-type="string">
            <text:p>icdom-98603</text:p>
          </table:table-cell>
          <table:table-cell table:style-name="ce58" office:value-type="string" calcext:value-type="string">
            <text:p>Myeloid leukemi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161</text:p>
          </table:table-cell>
          <table:table-cell table:style-name="ce58" office:value-type="string" calcext:value-type="string">
            <text:p>Leukemi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58" table:number-columns-repeated="2"/>
          <table:table-cell table:style-name="ce58" table:content-validation-name="val2" office:value-type="string" calcext:value-type="string">
            <text:p>too general</text:p>
          </table:table-cell>
          <table:table-cell table:style-name="ce58" office:value-type="string" calcext:value-type="string">
            <text:p>new term request or already existing match? no "myeloid leukemia NOS" in core</text:p>
          </table:table-cell>
          <table:table-cell table:style-name="ce58" table:number-columns-repeated="16"/>
          <table:table-cell table:number-columns-repeated="997"/>
        </table:table-row>
        <table:table-row table:style-name="ro13">
          <table:table-cell table:style-name="ce2" office:value-type="string" calcext:value-type="string">
            <text:p>icdom-98723</text:p>
          </table:table-cell>
          <table:table-cell table:style-name="ce58" office:value-type="string" calcext:value-type="string">
            <text:p>Acute myeloid leukemia, minimal differentiation</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171</text:p>
          </table:table-cell>
          <table:table-cell table:style-name="ce58" office:value-type="string" calcext:value-type="string">
            <text:p>Acute Myeloid Leukemi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8913</text:p>
          </table:table-cell>
          <table:table-cell table:style-name="ce58" office:value-type="string" calcext:value-type="string">
            <text:p>Acute monocytic leukemi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171</text:p>
          </table:table-cell>
          <table:table-cell table:style-name="ce58" office:value-type="string" calcext:value-type="string">
            <text:p>Acute Monoblastic Leukemi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8913</text:p>
          </table:table-cell>
          <table:table-cell table:style-name="ce58" office:value-type="string" calcext:value-type="string">
            <text:p>acute monocytic leukemi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8263</text:p>
          </table:table-cell>
          <table:table-cell table:style-name="ce58" office:value-type="string" calcext:value-type="string">
            <text:p>Adult acute monocytic leukemi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locus? even with soft tissue manifestation =&gt; hem sys?!</text:p>
          </table:table-cell>
          <table:table-cell table:style-name="ce58" table:number-columns-repeated="14"/>
          <table:table-cell table:number-columns-repeated="997"/>
        </table:table-row>
        <table:table-row table:style-name="ro13">
          <table:table-cell table:style-name="ce2" office:value-type="string" calcext:value-type="string">
            <text:p>icdom-99833</text:p>
          </table:table-cell>
          <table:table-cell table:style-name="ce58" office:value-type="string" calcext:value-type="string">
            <text:p>Refractory anemia with excess blast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506</text:p>
          </table:table-cell>
          <table:table-cell table:style-name="ce58" office:value-type="string" calcext:value-type="string">
            <text:p>Myelodysplastic Syndrome with Excess Blasts</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6" table:number-rows-repeated="1048387">
          <table:table-cell table:number-columns-repeated="1024"/>
        </table:table-row>
        <table:table-row table:style-name="ro16">
          <table:table-cell table:number-columns-repeated="1024"/>
        </table:table-row>
      </table:table>
      <table:named-expressions/>
      <table:database-ranges>
        <table:database-range table:name="Table_1" table:target-range-address="'progenetix-icdo-to-ncit'.A1:'progenetix-icdo-to-ncit'.AA188" table:contains-header="false" table:orientation="column"/>
        <table:database-range table:name="Table_2" table:target-range-address="ICDOntologies.A1:ICDOntologies.N32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5:48:26.980610829">00:00:00</text:time></text:p>
        </style:region-right>
      </style:header>
      <style:header-left style:display="false"/>
      <style:footer>
        <text:p>Page <text:page-number>1</text:page-number><text:s/>/ <text:page-count>99</text:page-count></text:p>
      </style:footer>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2.6.2$MacOSX_X86_64 LibreOffice_project/684e730861356e74889dfe6dbddd3562aae2e6ad</meta:generator>
    <dc:date>2020-03-27T16:13:58.901195549</dc:date>
    <meta:editing-duration>PT31M41S</meta:editing-duration>
    <meta:editing-cycles>20</meta:editing-cycles>
    <meta:document-statistic meta:table-count="2" meta:cell-count="5154" meta:object-count="0"/>
  </office:meta>
</office:document-meta>
</file>